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text-properties fo:font-weight="bold" officeooo:paragraph-rsid="034b4241" style:font-weight-asian="bold" style:font-weight-complex="bold"/>
    </style:style>
    <style:style style:name="P23" style:family="paragraph" style:parent-style-name="Standard">
      <style:text-properties fo:font-weight="bold" officeooo:paragraph-rsid="0375b241" style:font-weight-asian="bold" style:font-weight-complex="bold"/>
    </style:style>
    <style:style style:name="P24" style:family="paragraph" style:parent-style-name="Standard">
      <style:text-properties fo:font-weight="bold" officeooo:paragraph-rsid="038b2388" style:font-weight-asian="bold" style:font-weight-complex="bold"/>
    </style:style>
    <style:style style:name="P25" style:family="paragraph" style:parent-style-name="Standard">
      <style:text-properties fo:font-weight="bold" officeooo:paragraph-rsid="03991574" style:font-weight-asian="bold" style:font-weight-complex="bold"/>
    </style:style>
    <style:style style:name="P26" style:family="paragraph" style:parent-style-name="Standard">
      <style:text-properties fo:font-weight="bold" officeooo:paragraph-rsid="03a0799a" style:font-weight-asian="bold" style:font-weight-complex="bold"/>
    </style:style>
    <style:style style:name="P27" style:family="paragraph" style:parent-style-name="Standard">
      <style:text-properties fo:font-weight="bold" officeooo:paragraph-rsid="03a22041" style:font-weight-asian="bold" style:font-weight-complex="bold"/>
    </style:style>
    <style:style style:name="P28" style:family="paragraph" style:parent-style-name="Standard">
      <style:text-properties fo:font-weight="bold" officeooo:paragraph-rsid="03b926b9" style:font-weight-asian="bold" style:font-weight-complex="bold"/>
    </style:style>
    <style:style style:name="P29" style:family="paragraph" style:parent-style-name="Standard">
      <style:text-properties fo:font-weight="bold" officeooo:paragraph-rsid="03c46ef4" style:font-weight-asian="bold" style:font-weight-complex="bold"/>
    </style:style>
    <style:style style:name="P30" style:family="paragraph" style:parent-style-name="Standard">
      <style:text-properties fo:font-weight="bold" officeooo:paragraph-rsid="03d95e4f" style:font-weight-asian="bold" style:font-weight-complex="bol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officeooo:paragraph-rsid="01465b56"/>
    </style:style>
    <style:style style:name="P33" style:family="paragraph" style:parent-style-name="Standard">
      <style:paragraph-properties fo:text-align="center" style:justify-single-word="false"/>
      <style:text-properties officeooo:paragraph-rsid="0149565a"/>
    </style:style>
    <style:style style:name="P34" style:family="paragraph" style:parent-style-name="Standard">
      <style:paragraph-properties fo:text-align="center" style:justify-single-word="false"/>
      <style:text-properties officeooo:paragraph-rsid="0164559d"/>
    </style:style>
    <style:style style:name="P35" style:family="paragraph" style:parent-style-name="Standard">
      <style:paragraph-properties fo:text-align="center" style:justify-single-word="false"/>
      <style:text-properties officeooo:paragraph-rsid="016bb559"/>
    </style:style>
    <style:style style:name="P36" style:family="paragraph" style:parent-style-name="Standard">
      <style:paragraph-properties fo:text-align="center" style:justify-single-word="false"/>
      <style:text-properties officeooo:paragraph-rsid="01bd0f67"/>
    </style:style>
    <style:style style:name="P37" style:family="paragraph" style:parent-style-name="Standard">
      <style:paragraph-properties fo:text-align="center" style:justify-single-word="false"/>
      <style:text-properties officeooo:paragraph-rsid="01c1d024"/>
    </style:style>
    <style:style style:name="P38" style:family="paragraph" style:parent-style-name="Standard">
      <style:paragraph-properties fo:text-align="center" style:justify-single-word="false"/>
      <style:text-properties officeooo:paragraph-rsid="01cb91a6"/>
    </style:style>
    <style:style style:name="P39" style:family="paragraph" style:parent-style-name="Standard">
      <style:paragraph-properties fo:text-align="center" style:justify-single-word="false"/>
      <style:text-properties officeooo:paragraph-rsid="01d4e3ac"/>
    </style:style>
    <style:style style:name="P40" style:family="paragraph" style:parent-style-name="Standard">
      <style:paragraph-properties fo:text-align="center" style:justify-single-word="false"/>
      <style:text-properties officeooo:paragraph-rsid="01dcf296"/>
    </style:style>
    <style:style style:name="P41" style:family="paragraph" style:parent-style-name="Standard">
      <style:paragraph-properties fo:text-align="center" style:justify-single-word="false"/>
      <style:text-properties officeooo:paragraph-rsid="02a8e881"/>
    </style:style>
    <style:style style:name="P42" style:family="paragraph" style:parent-style-name="Standard">
      <style:paragraph-properties fo:text-align="center" style:justify-single-word="false"/>
      <style:text-properties officeooo:paragraph-rsid="02ae637f"/>
    </style:style>
    <style:style style:name="P43" style:family="paragraph" style:parent-style-name="Standard">
      <style:paragraph-properties fo:text-align="center" style:justify-single-word="false"/>
      <style:text-properties officeooo:paragraph-rsid="02b7df84"/>
    </style:style>
    <style:style style:name="P44" style:family="paragraph" style:parent-style-name="Standard">
      <style:paragraph-properties fo:text-align="center" style:justify-single-word="false"/>
      <style:text-properties officeooo:paragraph-rsid="02b835c8"/>
    </style:style>
    <style:style style:name="P45" style:family="paragraph" style:parent-style-name="Standard">
      <style:paragraph-properties fo:text-align="center" style:justify-single-word="false"/>
      <style:text-properties officeooo:paragraph-rsid="02d19655"/>
    </style:style>
    <style:style style:name="P46" style:family="paragraph" style:parent-style-name="Standard">
      <style:paragraph-properties fo:text-align="center" style:justify-single-word="false"/>
      <style:text-properties officeooo:paragraph-rsid="0346697a"/>
    </style:style>
    <style:style style:name="P47" style:family="paragraph" style:parent-style-name="Standard">
      <style:paragraph-properties fo:text-align="center" style:justify-single-word="false"/>
      <style:text-properties officeooo:paragraph-rsid="034b4241"/>
    </style:style>
    <style:style style:name="P48" style:family="paragraph" style:parent-style-name="Standard">
      <style:paragraph-properties fo:text-align="center" style:justify-single-word="false"/>
      <style:text-properties officeooo:paragraph-rsid="0368b3a9"/>
    </style:style>
    <style:style style:name="P49" style:family="paragraph" style:parent-style-name="Standard">
      <style:paragraph-properties fo:text-align="center" style:justify-single-word="false"/>
      <style:text-properties officeooo:paragraph-rsid="03ae1542"/>
    </style:style>
    <style:style style:name="P50" style:family="paragraph" style:parent-style-name="Standard">
      <style:paragraph-properties fo:text-align="center" style:justify-single-word="false"/>
      <style:text-properties officeooo:paragraph-rsid="03b07332"/>
    </style:style>
    <style:style style:name="P51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52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53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54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55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56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9" style:family="paragraph" style:parent-style-name="Standard">
      <style:paragraph-properties fo:text-align="end" style:justify-single-word="false"/>
    </style:style>
    <style:style style:name="P60" style:family="paragraph" style:parent-style-name="Standard">
      <style:paragraph-properties fo:text-align="end" style:justify-single-word="false"/>
      <style:text-properties officeooo:paragraph-rsid="01d027d3"/>
    </style:style>
    <style:style style:name="P61" style:family="paragraph" style:parent-style-name="Standard">
      <style:paragraph-properties fo:text-align="end" style:justify-single-word="false"/>
      <style:text-properties officeooo:paragraph-rsid="01d4e3ac"/>
    </style:style>
    <style:style style:name="P62" style:family="paragraph" style:parent-style-name="Standard">
      <style:paragraph-properties fo:text-align="end" style:justify-single-word="false"/>
      <style:text-properties officeooo:paragraph-rsid="01dcf296"/>
    </style:style>
    <style:style style:name="P63" style:family="paragraph" style:parent-style-name="Standard">
      <style:paragraph-properties fo:text-align="end" style:justify-single-word="false"/>
      <style:text-properties officeooo:paragraph-rsid="01465b56"/>
    </style:style>
    <style:style style:name="P64" style:family="paragraph" style:parent-style-name="Standard">
      <style:paragraph-properties fo:text-align="end" style:justify-single-word="false"/>
      <style:text-properties officeooo:paragraph-rsid="0149565a"/>
    </style:style>
    <style:style style:name="P65" style:family="paragraph" style:parent-style-name="Standard">
      <style:paragraph-properties fo:text-align="end" style:justify-single-word="false"/>
      <style:text-properties officeooo:paragraph-rsid="0157a40b"/>
    </style:style>
    <style:style style:name="P66" style:family="paragraph" style:parent-style-name="Standard">
      <style:paragraph-properties fo:text-align="end" style:justify-single-word="false"/>
      <style:text-properties officeooo:paragraph-rsid="0164559d"/>
    </style:style>
    <style:style style:name="P67" style:family="paragraph" style:parent-style-name="Standard">
      <style:paragraph-properties fo:text-align="end" style:justify-single-word="false"/>
      <style:text-properties officeooo:paragraph-rsid="016bb559"/>
    </style:style>
    <style:style style:name="P68" style:family="paragraph" style:parent-style-name="Standard">
      <style:paragraph-properties fo:text-align="end" style:justify-single-word="false"/>
      <style:text-properties officeooo:paragraph-rsid="0175a044"/>
    </style:style>
    <style:style style:name="P69" style:family="paragraph" style:parent-style-name="Standard">
      <style:paragraph-properties fo:text-align="end" style:justify-single-word="false"/>
      <style:text-properties officeooo:paragraph-rsid="017c7f61"/>
    </style:style>
    <style:style style:name="P70" style:family="paragraph" style:parent-style-name="Standard">
      <style:paragraph-properties fo:text-align="end" style:justify-single-word="false"/>
      <style:text-properties officeooo:paragraph-rsid="01f9159a"/>
    </style:style>
    <style:style style:name="P71" style:family="paragraph" style:parent-style-name="Standard">
      <style:paragraph-properties fo:text-align="end" style:justify-single-word="false"/>
      <style:text-properties officeooo:paragraph-rsid="02a8e881"/>
    </style:style>
    <style:style style:name="P72" style:family="paragraph" style:parent-style-name="Standard">
      <style:paragraph-properties fo:text-align="end" style:justify-single-word="false"/>
      <style:text-properties officeooo:paragraph-rsid="02da971e"/>
    </style:style>
    <style:style style:name="P73" style:family="paragraph" style:parent-style-name="Standard">
      <style:paragraph-properties fo:text-align="end" style:justify-single-word="false"/>
      <style:text-properties officeooo:paragraph-rsid="034b4241"/>
    </style:style>
    <style:style style:name="P74" style:family="paragraph" style:parent-style-name="Standard">
      <style:text-properties officeooo:paragraph-rsid="01451aa0"/>
    </style:style>
    <style:style style:name="P75" style:family="paragraph" style:parent-style-name="Standard">
      <style:text-properties officeooo:paragraph-rsid="0145ca26"/>
    </style:style>
    <style:style style:name="P76" style:family="paragraph" style:parent-style-name="Standard">
      <style:text-properties officeooo:paragraph-rsid="01465b56"/>
    </style:style>
    <style:style style:name="P77" style:family="paragraph" style:parent-style-name="Standard">
      <style:text-properties officeooo:paragraph-rsid="0148972c"/>
    </style:style>
    <style:style style:name="P78" style:family="paragraph" style:parent-style-name="Standard">
      <style:text-properties officeooo:paragraph-rsid="0149565a"/>
    </style:style>
    <style:style style:name="P79" style:family="paragraph" style:parent-style-name="Standard">
      <style:text-properties officeooo:paragraph-rsid="0157a40b"/>
    </style:style>
    <style:style style:name="P80" style:family="paragraph" style:parent-style-name="Standard">
      <style:text-properties officeooo:rsid="015a209f" officeooo:paragraph-rsid="0164559d"/>
    </style:style>
    <style:style style:name="P81" style:family="paragraph" style:parent-style-name="Standard">
      <style:text-properties officeooo:rsid="015a209f" officeooo:paragraph-rsid="016bb559"/>
    </style:style>
    <style:style style:name="P82" style:family="paragraph" style:parent-style-name="Standard">
      <style:text-properties officeooo:rsid="015a209f" officeooo:paragraph-rsid="0175a044"/>
    </style:style>
    <style:style style:name="P83" style:family="paragraph" style:parent-style-name="Standard">
      <style:text-properties officeooo:rsid="015a209f" officeooo:paragraph-rsid="017c7f61"/>
    </style:style>
    <style:style style:name="P84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85" style:family="paragraph" style:parent-style-name="Standard">
      <style:text-properties officeooo:rsid="015a209f" officeooo:paragraph-rsid="01f9159a"/>
    </style:style>
    <style:style style:name="P86" style:family="paragraph" style:parent-style-name="Standard">
      <style:text-properties officeooo:rsid="015a209f" officeooo:paragraph-rsid="02a8e881"/>
    </style:style>
    <style:style style:name="P87" style:family="paragraph" style:parent-style-name="Standard">
      <style:text-properties officeooo:paragraph-rsid="015ff9c9"/>
    </style:style>
    <style:style style:name="P88" style:family="paragraph" style:parent-style-name="Standard">
      <style:text-properties officeooo:paragraph-rsid="0164559d"/>
    </style:style>
    <style:style style:name="P89" style:family="paragraph" style:parent-style-name="Standard">
      <style:text-properties officeooo:paragraph-rsid="016bb559"/>
    </style:style>
    <style:style style:name="P90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91" style:family="paragraph" style:parent-style-name="Standard">
      <style:text-properties officeooo:paragraph-rsid="0172b0f7"/>
    </style:style>
    <style:style style:name="P92" style:family="paragraph" style:parent-style-name="Standard">
      <style:text-properties officeooo:paragraph-rsid="01610df2"/>
    </style:style>
    <style:style style:name="P93" style:family="paragraph" style:parent-style-name="Standard">
      <style:text-properties officeooo:paragraph-rsid="0175a044"/>
    </style:style>
    <style:style style:name="P94" style:family="paragraph" style:parent-style-name="Standard">
      <style:text-properties officeooo:paragraph-rsid="01785620"/>
    </style:style>
    <style:style style:name="P95" style:family="paragraph" style:parent-style-name="Standard">
      <style:text-properties officeooo:paragraph-rsid="017c7f61"/>
    </style:style>
    <style:style style:name="P96" style:family="paragraph" style:parent-style-name="Standard">
      <style:text-properties officeooo:paragraph-rsid="01853232"/>
    </style:style>
    <style:style style:name="P97" style:family="paragraph" style:parent-style-name="Standard">
      <style:text-properties officeooo:paragraph-rsid="0188b1cd"/>
    </style:style>
    <style:style style:name="P98" style:family="paragraph" style:parent-style-name="Standard">
      <style:text-properties officeooo:paragraph-rsid="0199cb7e"/>
    </style:style>
    <style:style style:name="P99" style:family="paragraph" style:parent-style-name="Standard">
      <style:text-properties officeooo:paragraph-rsid="019cea50"/>
    </style:style>
    <style:style style:name="P100" style:family="paragraph" style:parent-style-name="Standard">
      <style:text-properties officeooo:paragraph-rsid="01a1e1c5"/>
    </style:style>
    <style:style style:name="P101" style:family="paragraph" style:parent-style-name="Standard">
      <style:text-properties officeooo:paragraph-rsid="01a2819f"/>
    </style:style>
    <style:style style:name="P102" style:family="paragraph" style:parent-style-name="Standard">
      <style:text-properties officeooo:paragraph-rsid="01a44d6e"/>
    </style:style>
    <style:style style:name="P103" style:family="paragraph" style:parent-style-name="Standard">
      <style:text-properties officeooo:paragraph-rsid="01a84616"/>
    </style:style>
    <style:style style:name="P104" style:family="paragraph" style:parent-style-name="Standard">
      <style:text-properties officeooo:paragraph-rsid="01bd0f67"/>
    </style:style>
    <style:style style:name="P105" style:family="paragraph" style:parent-style-name="Standard">
      <style:text-properties officeooo:paragraph-rsid="01c1d024"/>
    </style:style>
    <style:style style:name="P106" style:family="paragraph" style:parent-style-name="Standard">
      <style:text-properties officeooo:paragraph-rsid="01cb91a6"/>
    </style:style>
    <style:style style:name="P107" style:family="paragraph" style:parent-style-name="Standard">
      <style:text-properties officeooo:paragraph-rsid="01d4e3ac"/>
    </style:style>
    <style:style style:name="P108" style:family="paragraph" style:parent-style-name="Standard">
      <style:text-properties officeooo:paragraph-rsid="01dcf296"/>
    </style:style>
    <style:style style:name="P109" style:family="paragraph" style:parent-style-name="Standard">
      <style:text-properties officeooo:paragraph-rsid="01f9159a"/>
    </style:style>
    <style:style style:name="P110" style:family="paragraph" style:parent-style-name="Standard">
      <style:text-properties officeooo:paragraph-rsid="0206ee81"/>
    </style:style>
    <style:style style:name="P111" style:family="paragraph" style:parent-style-name="Standard">
      <style:text-properties officeooo:paragraph-rsid="02174862"/>
    </style:style>
    <style:style style:name="P112" style:family="paragraph" style:parent-style-name="Standard">
      <style:text-properties officeooo:rsid="02174862" officeooo:paragraph-rsid="02174862"/>
    </style:style>
    <style:style style:name="P113" style:family="paragraph" style:parent-style-name="Standard">
      <style:text-properties officeooo:rsid="02174862" officeooo:paragraph-rsid="0263e4cc"/>
    </style:style>
    <style:style style:name="P114" style:family="paragraph" style:parent-style-name="Standard">
      <style:text-properties officeooo:rsid="02174862" officeooo:paragraph-rsid="02d4eb54"/>
    </style:style>
    <style:style style:name="P115" style:family="paragraph" style:parent-style-name="Standard">
      <style:text-properties officeooo:rsid="02174862" officeooo:paragraph-rsid="032a3257"/>
    </style:style>
    <style:style style:name="P116" style:family="paragraph" style:parent-style-name="Standard">
      <style:text-properties officeooo:rsid="02174862" officeooo:paragraph-rsid="032c12c9"/>
    </style:style>
    <style:style style:name="P117" style:family="paragraph" style:parent-style-name="Standard">
      <style:text-properties officeooo:rsid="02174862" officeooo:paragraph-rsid="032f0167"/>
    </style:style>
    <style:style style:name="P118" style:family="paragraph" style:parent-style-name="Standard">
      <style:text-properties officeooo:paragraph-rsid="02656083"/>
    </style:style>
    <style:style style:name="P119" style:family="paragraph" style:parent-style-name="Standard">
      <style:text-properties officeooo:paragraph-rsid="02a8e881"/>
    </style:style>
    <style:style style:name="P120" style:family="paragraph" style:parent-style-name="Standard">
      <style:paragraph-properties fo:text-align="justify" style:justify-single-word="false"/>
    </style:style>
    <style:style style:name="P121" style:family="paragraph" style:parent-style-name="Standard">
      <style:paragraph-properties fo:text-align="justify" style:justify-single-word="false"/>
      <style:text-properties officeooo:paragraph-rsid="02a8e881"/>
    </style:style>
    <style:style style:name="P122" style:family="paragraph" style:parent-style-name="Standard">
      <style:paragraph-properties fo:text-align="justify" style:justify-single-word="false"/>
      <style:text-properties officeooo:paragraph-rsid="0319f2f7"/>
    </style:style>
    <style:style style:name="P123" style:family="paragraph" style:parent-style-name="Standard">
      <style:paragraph-properties fo:text-align="justify" style:justify-single-word="false"/>
      <style:text-properties officeooo:paragraph-rsid="0320f68f"/>
    </style:style>
    <style:style style:name="P124" style:family="paragraph" style:parent-style-name="Standard">
      <style:paragraph-properties fo:text-align="justify" style:justify-single-word="false"/>
      <style:text-properties officeooo:paragraph-rsid="033d2130"/>
    </style:style>
    <style:style style:name="P125" style:family="paragraph" style:parent-style-name="Standard">
      <style:text-properties officeooo:paragraph-rsid="02b7df84"/>
    </style:style>
    <style:style style:name="P126" style:family="paragraph" style:parent-style-name="Standard">
      <style:text-properties officeooo:paragraph-rsid="02b835c8"/>
    </style:style>
    <style:style style:name="P127" style:family="paragraph" style:parent-style-name="Standard">
      <style:text-properties officeooo:paragraph-rsid="02bd8dac"/>
    </style:style>
    <style:style style:name="P128" style:family="paragraph" style:parent-style-name="Standard">
      <style:text-properties officeooo:paragraph-rsid="02d4eb54"/>
    </style:style>
    <style:style style:name="P129" style:family="paragraph" style:parent-style-name="Standard">
      <style:text-properties officeooo:rsid="02d4eb54" officeooo:paragraph-rsid="02d4eb54"/>
    </style:style>
    <style:style style:name="P130" style:family="paragraph" style:parent-style-name="Standard">
      <style:paragraph-properties fo:text-align="justify" style:justify-single-word="false"/>
      <style:text-properties officeooo:rsid="02d4eb54" officeooo:paragraph-rsid="033630cd"/>
    </style:style>
    <style:style style:name="P131" style:family="paragraph" style:parent-style-name="Standard">
      <style:text-properties officeooo:paragraph-rsid="0171a4b1"/>
    </style:style>
    <style:style style:name="P132" style:family="paragraph" style:parent-style-name="Standard">
      <style:text-properties officeooo:paragraph-rsid="02ba6a6d"/>
    </style:style>
    <style:style style:name="P133" style:family="paragraph" style:parent-style-name="Standard">
      <style:text-properties officeooo:paragraph-rsid="02da971e"/>
    </style:style>
    <style:style style:name="P134" style:family="paragraph" style:parent-style-name="Standard">
      <style:text-properties officeooo:paragraph-rsid="02de2855"/>
    </style:style>
    <style:style style:name="P135" style:family="paragraph" style:parent-style-name="Standard">
      <style:text-properties officeooo:paragraph-rsid="02df9268"/>
    </style:style>
    <style:style style:name="P136" style:family="paragraph" style:parent-style-name="Standard">
      <style:text-properties officeooo:paragraph-rsid="02e20076"/>
    </style:style>
    <style:style style:name="P137" style:family="paragraph" style:parent-style-name="Standard">
      <style:text-properties officeooo:paragraph-rsid="02ea827e"/>
    </style:style>
    <style:style style:name="P138" style:family="paragraph" style:parent-style-name="Standard">
      <style:text-properties officeooo:paragraph-rsid="03116600"/>
    </style:style>
    <style:style style:name="P139" style:family="paragraph" style:parent-style-name="Standard">
      <style:text-properties officeooo:paragraph-rsid="0319f2f7"/>
    </style:style>
    <style:style style:name="P140" style:family="paragraph" style:parent-style-name="Standard">
      <style:text-properties officeooo:paragraph-rsid="031eb083"/>
    </style:style>
    <style:style style:name="P141" style:family="paragraph" style:parent-style-name="Standard">
      <style:text-properties officeooo:paragraph-rsid="0320ed2a"/>
    </style:style>
    <style:style style:name="P142" style:family="paragraph" style:parent-style-name="Standard">
      <style:text-properties officeooo:rsid="0334319f" officeooo:paragraph-rsid="0334319f"/>
    </style:style>
    <style:style style:name="P143" style:family="paragraph" style:parent-style-name="Standard">
      <style:text-properties officeooo:paragraph-rsid="033837e4"/>
    </style:style>
    <style:style style:name="P144" style:family="paragraph" style:parent-style-name="Standard">
      <style:text-properties officeooo:paragraph-rsid="02eb58a6"/>
    </style:style>
    <style:style style:name="P145" style:family="paragraph" style:parent-style-name="Standard">
      <style:text-properties officeooo:paragraph-rsid="0346697a"/>
    </style:style>
    <style:style style:name="P146" style:family="paragraph" style:parent-style-name="Standard">
      <style:text-properties officeooo:paragraph-rsid="034b4241"/>
    </style:style>
    <style:style style:name="P147" style:family="paragraph" style:parent-style-name="Standard">
      <style:text-properties officeooo:paragraph-rsid="0364409b"/>
    </style:style>
    <style:style style:name="P148" style:family="paragraph" style:parent-style-name="Standard">
      <style:text-properties officeooo:paragraph-rsid="0365bc4b"/>
    </style:style>
    <style:style style:name="P149" style:family="paragraph" style:parent-style-name="Standard">
      <style:text-properties officeooo:paragraph-rsid="025dcb8d"/>
    </style:style>
    <style:style style:name="P150" style:family="paragraph" style:parent-style-name="Standard">
      <style:text-properties officeooo:paragraph-rsid="0368b3a9"/>
    </style:style>
    <style:style style:name="P151" style:family="paragraph" style:parent-style-name="Standard">
      <style:text-properties officeooo:paragraph-rsid="036f9006"/>
    </style:style>
    <style:style style:name="P152" style:family="paragraph" style:parent-style-name="Standard">
      <style:text-properties officeooo:paragraph-rsid="036f9414"/>
    </style:style>
    <style:style style:name="P153" style:family="paragraph" style:parent-style-name="Standard">
      <style:text-properties officeooo:paragraph-rsid="0374cdb5"/>
    </style:style>
    <style:style style:name="P154" style:family="paragraph" style:parent-style-name="Standard">
      <style:text-properties officeooo:rsid="037a0f7c" officeooo:paragraph-rsid="0375b241"/>
    </style:style>
    <style:style style:name="P155" style:family="paragraph" style:parent-style-name="Standard">
      <style:text-properties officeooo:rsid="037a0f7c" officeooo:paragraph-rsid="038b2388"/>
    </style:style>
    <style:style style:name="P156" style:family="paragraph" style:parent-style-name="Standard">
      <style:text-properties officeooo:rsid="037a0f7c" officeooo:paragraph-rsid="03991574"/>
    </style:style>
    <style:style style:name="P157" style:family="paragraph" style:parent-style-name="Standard">
      <style:text-properties officeooo:rsid="037a0f7c" officeooo:paragraph-rsid="03a0799a"/>
    </style:style>
    <style:style style:name="P158" style:family="paragraph" style:parent-style-name="Standard">
      <style:text-properties officeooo:rsid="037a0f7c" officeooo:paragraph-rsid="03a22041"/>
    </style:style>
    <style:style style:name="P159" style:family="paragraph" style:parent-style-name="Standard">
      <style:text-properties officeooo:paragraph-rsid="037cfc3c"/>
    </style:style>
    <style:style style:name="P160" style:family="paragraph" style:parent-style-name="Standard">
      <style:text-properties officeooo:paragraph-rsid="038b2388"/>
    </style:style>
    <style:style style:name="P161" style:family="paragraph" style:parent-style-name="Standard">
      <style:text-properties officeooo:paragraph-rsid="03991574"/>
    </style:style>
    <style:style style:name="P162" style:family="paragraph" style:parent-style-name="Standard">
      <style:text-properties officeooo:paragraph-rsid="03a0799a"/>
    </style:style>
    <style:style style:name="P163" style:family="paragraph" style:parent-style-name="Standard">
      <style:text-properties officeooo:paragraph-rsid="03a22041"/>
    </style:style>
    <style:style style:name="P164" style:family="paragraph" style:parent-style-name="Standard">
      <style:text-properties officeooo:paragraph-rsid="03ac704e"/>
    </style:style>
    <style:style style:name="P165" style:family="paragraph" style:parent-style-name="Standard">
      <style:paragraph-properties fo:text-align="start" style:justify-single-word="false"/>
      <style:text-properties officeooo:paragraph-rsid="03ae1542"/>
    </style:style>
    <style:style style:name="P166" style:family="paragraph" style:parent-style-name="Standard">
      <style:paragraph-properties fo:text-align="start" style:justify-single-word="false"/>
      <style:text-properties officeooo:paragraph-rsid="03c0b19f"/>
    </style:style>
    <style:style style:name="P167" style:family="paragraph" style:parent-style-name="Standard">
      <style:paragraph-properties fo:text-align="start" style:justify-single-word="false"/>
      <style:text-properties officeooo:paragraph-rsid="03c0e777"/>
    </style:style>
    <style:style style:name="P168" style:family="paragraph" style:parent-style-name="Standard">
      <style:paragraph-properties fo:text-align="start" style:justify-single-word="false"/>
      <style:text-properties officeooo:paragraph-rsid="03fdbcac"/>
    </style:style>
    <style:style style:name="P169" style:family="paragraph" style:parent-style-name="Standard">
      <style:text-properties officeooo:rsid="01ac723b" officeooo:paragraph-rsid="01ac723b"/>
    </style:style>
    <style:style style:name="P170" style:family="paragraph" style:parent-style-name="Standard">
      <style:text-properties officeooo:paragraph-rsid="03b1e937"/>
    </style:style>
    <style:style style:name="P171" style:family="paragraph" style:parent-style-name="Standard">
      <style:text-properties officeooo:paragraph-rsid="03b37fa2"/>
    </style:style>
    <style:style style:name="P172" style:family="paragraph" style:parent-style-name="Standard">
      <style:text-properties officeooo:paragraph-rsid="03b8c2de"/>
    </style:style>
    <style:style style:name="P173" style:family="paragraph" style:parent-style-name="Standard">
      <style:text-properties officeooo:paragraph-rsid="03b926b9"/>
    </style:style>
    <style:style style:name="P174" style:family="paragraph" style:parent-style-name="Standard">
      <style:text-properties officeooo:paragraph-rsid="03bac138"/>
    </style:style>
    <style:style style:name="P175" style:family="paragraph" style:parent-style-name="Standard">
      <style:text-properties officeooo:paragraph-rsid="03be0fa6"/>
    </style:style>
    <style:style style:name="P176" style:family="paragraph" style:parent-style-name="Standard">
      <style:text-properties officeooo:paragraph-rsid="03bee130"/>
    </style:style>
    <style:style style:name="P177" style:family="paragraph" style:parent-style-name="Standard">
      <style:text-properties officeooo:paragraph-rsid="03c46ef4"/>
    </style:style>
    <style:style style:name="P178" style:family="paragraph" style:parent-style-name="Standard">
      <style:text-properties officeooo:paragraph-rsid="03d95e4f"/>
    </style:style>
    <style:style style:name="P179" style:family="paragraph" style:parent-style-name="Standard">
      <style:text-properties officeooo:paragraph-rsid="03dc913a"/>
    </style:style>
    <style:style style:name="P180" style:family="paragraph" style:parent-style-name="Standard">
      <style:text-properties officeooo:paragraph-rsid="03e005fc"/>
    </style:style>
    <style:style style:name="P181" style:family="paragraph" style:parent-style-name="Standard">
      <style:text-properties officeooo:paragraph-rsid="03ee7baf"/>
    </style:style>
    <style:style style:name="P182" style:family="paragraph" style:parent-style-name="Standard">
      <style:text-properties officeooo:paragraph-rsid="03fdbcac"/>
    </style:style>
    <style:style style:name="P183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184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185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186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187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188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189" style:family="paragraph" style:parent-style-name="Standard">
      <style:paragraph-properties fo:break-before="page"/>
    </style:style>
    <style:style style:name="P190" style:family="paragraph" style:parent-style-name="Standard">
      <style:paragraph-properties fo:text-align="center" style:justify-single-word="false" fo:break-before="page"/>
    </style:style>
    <style:style style:name="P191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192" style:family="paragraph" style:parent-style-name="Standard">
      <style:paragraph-properties fo:break-before="page"/>
      <style:text-properties officeooo:paragraph-rsid="01465b56"/>
    </style:style>
    <style:style style:name="P193" style:family="paragraph" style:parent-style-name="Standard">
      <style:paragraph-properties fo:break-before="page"/>
      <style:text-properties officeooo:paragraph-rsid="0149565a"/>
    </style:style>
    <style:style style:name="P194" style:family="paragraph" style:parent-style-name="Standard">
      <style:paragraph-properties fo:break-before="page"/>
      <style:text-properties officeooo:paragraph-rsid="01bd0f67"/>
    </style:style>
    <style:style style:name="P195" style:family="paragraph" style:parent-style-name="Standard">
      <style:paragraph-properties fo:break-before="page"/>
      <style:text-properties officeooo:paragraph-rsid="02b835c8"/>
    </style:style>
    <style:style style:name="P196" style:family="paragraph" style:parent-style-name="Standard">
      <style:paragraph-properties fo:break-before="page"/>
      <style:text-properties officeooo:paragraph-rsid="02fa06d0"/>
    </style:style>
    <style:style style:name="P197" style:family="paragraph" style:parent-style-name="Standard">
      <style:paragraph-properties fo:break-before="page"/>
      <style:text-properties officeooo:paragraph-rsid="034b4241"/>
    </style:style>
    <style:style style:name="P198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199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20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20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20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20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20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20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20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20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20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20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21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21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21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21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21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21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21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21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21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21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22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221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222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223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34b4241"/>
    </style:style>
    <style:style style:name="P22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22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22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22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22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4b4241"/>
    </style:style>
    <style:style style:name="P22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23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59ab5"/>
    </style:style>
    <style:style style:name="P23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6050b"/>
    </style:style>
    <style:style style:name="P23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0af7"/>
    </style:style>
    <style:style style:name="P23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ac50"/>
    </style:style>
    <style:style style:name="P23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2fd32"/>
    </style:style>
    <style:style style:name="P23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7e204"/>
    </style:style>
    <style:style style:name="P23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bd24b"/>
    </style:style>
    <style:style style:name="P23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e4118"/>
    </style:style>
    <style:style style:name="P23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f1012"/>
    </style:style>
    <style:style style:name="P23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60422a"/>
    </style:style>
    <style:style style:name="P24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5b241"/>
    </style:style>
    <style:style style:name="P24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cfc3c"/>
    </style:style>
    <style:style style:name="P24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8b2388"/>
    </style:style>
    <style:style style:name="P24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991574"/>
    </style:style>
    <style:style style:name="P24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0799a"/>
    </style:style>
    <style:style style:name="P24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22041"/>
    </style:style>
    <style:style style:name="P24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926b9"/>
    </style:style>
    <style:style style:name="P24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ac138"/>
    </style:style>
    <style:style style:name="P24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46ef4"/>
    </style:style>
    <style:style style:name="P24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7274a"/>
    </style:style>
    <style:style style:name="P25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95e4f"/>
    </style:style>
    <style:style style:name="P25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a3f93"/>
    </style:style>
    <style:style style:name="P25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c913a"/>
    </style:style>
    <style:style style:name="P25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695ea"/>
    </style:style>
    <style:style style:name="P25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25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7c15f"/>
    </style:style>
    <style:style style:name="P25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829d6"/>
    </style:style>
    <style:style style:name="P2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b385a"/>
    </style:style>
    <style:style style:name="P2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e0fa6"/>
    </style:style>
    <style:style style:name="P2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664ca"/>
    </style:style>
    <style:style style:name="P2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8e63e"/>
    </style:style>
    <style:style style:name="P2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1709c"/>
    </style:style>
    <style:style style:name="P2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af2a2"/>
    </style:style>
    <style:style style:name="P2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af5e0"/>
    </style:style>
    <style:style style:name="P2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005fc"/>
    </style:style>
    <style:style style:name="P2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76820"/>
    </style:style>
    <style:style style:name="P26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b2f8f"/>
    </style:style>
    <style:style style:name="P26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32f9"/>
    </style:style>
    <style:style style:name="P26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d14c"/>
    </style:style>
    <style:style style:name="P26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d99e"/>
    </style:style>
    <style:style style:name="P27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d50a4"/>
    </style:style>
    <style:style style:name="P27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efd41"/>
    </style:style>
    <style:style style:name="P27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27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3544af9" officeooo:paragraph-rsid="03544af9"/>
    </style:style>
    <style:style style:name="P2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35d1c8c"/>
    </style:style>
    <style:style style:name="P27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27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27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27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27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2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2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2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2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2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2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2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2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2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2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2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2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2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29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2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2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2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2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2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2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3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3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3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3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3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3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23d51"/>
    </style:style>
    <style:style style:name="P3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3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3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3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3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3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3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3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3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3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3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3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31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319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320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321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322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34b4241"/>
    </style:style>
    <style:style style:name="P32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32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32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32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4241"/>
    </style:style>
    <style:style style:name="P32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9662"/>
    </style:style>
    <style:style style:name="P32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d4023"/>
    </style:style>
    <style:style style:name="P32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fc8a8"/>
    </style:style>
    <style:style style:name="P33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2fd32"/>
    </style:style>
    <style:style style:name="P33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7e204"/>
    </style:style>
    <style:style style:name="P33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83849"/>
    </style:style>
    <style:style style:name="P33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bd24b"/>
    </style:style>
    <style:style style:name="P3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e4118"/>
    </style:style>
    <style:style style:name="P33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a0c7a"/>
    </style:style>
    <style:style style:name="P33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b5f39"/>
    </style:style>
    <style:style style:name="P33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5b241"/>
    </style:style>
    <style:style style:name="P338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75b241"/>
    </style:style>
    <style:style style:name="P339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991574"/>
    </style:style>
    <style:style style:name="P340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a22041"/>
    </style:style>
    <style:style style:name="P341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b926b9"/>
    </style:style>
    <style:style style:name="P342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c46ef4"/>
    </style:style>
    <style:style style:name="P343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d95e4f"/>
    </style:style>
    <style:style style:name="P344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75b241"/>
    </style:style>
    <style:style style:name="P345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8b2388"/>
    </style:style>
    <style:style style:name="P346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991574"/>
    </style:style>
    <style:style style:name="P347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0799a"/>
    </style:style>
    <style:style style:name="P348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22041"/>
    </style:style>
    <style:style style:name="P349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b926b9"/>
    </style:style>
    <style:style style:name="P350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c46ef4"/>
    </style:style>
    <style:style style:name="P351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d95e4f"/>
    </style:style>
    <style:style style:name="P35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6cf9a"/>
    </style:style>
    <style:style style:name="P35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7d77f"/>
    </style:style>
    <style:style style:name="P35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cfc3c"/>
    </style:style>
    <style:style style:name="P35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25dbe"/>
    </style:style>
    <style:style style:name="P35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4da27"/>
    </style:style>
    <style:style style:name="P35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b2388"/>
    </style:style>
    <style:style style:name="P35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f3ed0"/>
    </style:style>
    <style:style style:name="P35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092df"/>
    </style:style>
    <style:style style:name="P36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1f465"/>
    </style:style>
    <style:style style:name="P36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91574"/>
    </style:style>
    <style:style style:name="P36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c4701"/>
    </style:style>
    <style:style style:name="P36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0799a"/>
    </style:style>
    <style:style style:name="P36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18b6d"/>
    </style:style>
    <style:style style:name="P36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22041"/>
    </style:style>
    <style:style style:name="P36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417e5"/>
    </style:style>
    <style:style style:name="P36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926b9"/>
    </style:style>
    <style:style style:name="P36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ac138"/>
    </style:style>
    <style:style style:name="P36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e0fa6"/>
    </style:style>
    <style:style style:name="P37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e8451"/>
    </style:style>
    <style:style style:name="P37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234df"/>
    </style:style>
    <style:style style:name="P37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46ef4"/>
    </style:style>
    <style:style style:name="P37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4f2ec"/>
    </style:style>
    <style:style style:name="P37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e8475"/>
    </style:style>
    <style:style style:name="P37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f0f2d"/>
    </style:style>
    <style:style style:name="P37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36d1f"/>
    </style:style>
    <style:style style:name="P37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c913a"/>
    </style:style>
    <style:style style:name="P37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d9bb4"/>
    </style:style>
    <style:style style:name="P37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005fc"/>
    </style:style>
    <style:style style:name="P3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1debd"/>
    </style:style>
    <style:style style:name="P3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5e737"/>
    </style:style>
    <style:style style:name="P3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77c5f"/>
    </style:style>
    <style:style style:name="P3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97c5a"/>
    </style:style>
    <style:style style:name="P3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b2f8f"/>
    </style:style>
    <style:style style:name="P3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efd41"/>
    </style:style>
    <style:style style:name="P3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f8f48"/>
    </style:style>
    <style:style style:name="P3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0b704"/>
    </style:style>
    <style:style style:name="P3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2c5d1"/>
    </style:style>
    <style:style style:name="P3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2eb1b"/>
    </style:style>
    <style:style style:name="P3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3c651"/>
    </style:style>
    <style:style style:name="P3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4f4f9"/>
    </style:style>
    <style:style style:name="P3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52fd32"/>
    </style:style>
    <style:style style:name="P39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e97c5a"/>
    </style:style>
    <style:style style:name="P3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825dbe" style:font-weight-asian="normal" style:font-weight-complex="normal"/>
    </style:style>
    <style:style style:name="P3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9092df" style:font-weight-asian="normal" style:font-weight-complex="normal"/>
    </style:style>
    <style:style style:name="P396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8b2388" fo:background-color="#ffaa95"/>
    </style:style>
    <style:style style:name="P397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a0799a" fo:background-color="#ffaa95"/>
    </style:style>
    <style:style style:name="P398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399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400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401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402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403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404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405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406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407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408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409" style:family="paragraph" style:parent-style-name="Standard" style:master-page-name="">
      <style:paragraph-properties style:page-number="auto" fo:break-before="page"/>
      <style:text-properties officeooo:paragraph-rsid="0375b241"/>
    </style:style>
    <style:style style:name="P410" style:family="paragraph" style:parent-style-name="Standard" style:master-page-name="">
      <style:paragraph-properties style:page-number="auto" fo:break-before="page"/>
      <style:text-properties officeooo:paragraph-rsid="038b2388"/>
    </style:style>
    <style:style style:name="P411" style:family="paragraph" style:parent-style-name="Standard" style:master-page-name="">
      <style:paragraph-properties style:page-number="auto" fo:break-before="page"/>
      <style:text-properties officeooo:paragraph-rsid="03991574"/>
    </style:style>
    <style:style style:name="P412" style:family="paragraph" style:parent-style-name="Standard" style:master-page-name="">
      <style:paragraph-properties style:page-number="auto" fo:break-before="page"/>
      <style:text-properties officeooo:paragraph-rsid="03a0799a"/>
    </style:style>
    <style:style style:name="P413" style:family="paragraph" style:parent-style-name="Standard" style:master-page-name="">
      <style:paragraph-properties style:page-number="auto" fo:break-before="page"/>
      <style:text-properties officeooo:paragraph-rsid="03a22041"/>
    </style:style>
    <style:style style:name="P414" style:family="paragraph" style:parent-style-name="Standard" style:master-page-name="">
      <style:paragraph-properties style:page-number="auto" fo:break-before="page"/>
      <style:text-properties officeooo:paragraph-rsid="03b926b9"/>
    </style:style>
    <style:style style:name="P415" style:family="paragraph" style:parent-style-name="Standard" style:master-page-name="">
      <style:paragraph-properties style:page-number="auto" fo:break-before="page"/>
      <style:text-properties officeooo:paragraph-rsid="03d95e4f"/>
    </style:style>
    <style:style style:name="P416" style:family="paragraph" style:parent-style-name="Standard" style:master-page-name="">
      <style:paragraph-properties style:page-number="auto"/>
      <style:text-properties officeooo:paragraph-rsid="0214b6b2"/>
    </style:style>
    <style:style style:name="P417" style:family="paragraph" style:parent-style-name="Standard" style:master-page-name="">
      <style:paragraph-properties style:page-number="auto"/>
      <style:text-properties officeooo:paragraph-rsid="02085c57"/>
    </style:style>
    <style:style style:name="P418" style:family="paragraph" style:parent-style-name="Standard" style:master-page-name="">
      <style:paragraph-properties style:page-number="auto"/>
      <style:text-properties officeooo:paragraph-rsid="020ce33f"/>
    </style:style>
    <style:style style:name="P419" style:family="paragraph" style:parent-style-name="Standard" style:master-page-name="">
      <style:paragraph-properties style:page-number="auto"/>
      <style:text-properties officeooo:paragraph-rsid="02111036"/>
    </style:style>
    <style:style style:name="P420" style:family="paragraph" style:parent-style-name="Standard" style:master-page-name="">
      <style:paragraph-properties style:page-number="auto"/>
      <style:text-properties officeooo:paragraph-rsid="02223d51"/>
    </style:style>
    <style:style style:name="P421" style:family="paragraph" style:parent-style-name="Standard" style:master-page-name="">
      <style:paragraph-properties style:page-number="auto"/>
      <style:text-properties officeooo:paragraph-rsid="022dac16"/>
    </style:style>
    <style:style style:name="P422" style:family="paragraph" style:parent-style-name="Standard" style:master-page-name="">
      <style:paragraph-properties style:page-number="auto"/>
      <style:text-properties officeooo:paragraph-rsid="023179eb"/>
    </style:style>
    <style:style style:name="P423" style:family="paragraph" style:parent-style-name="Standard" style:master-page-name="">
      <style:paragraph-properties style:page-number="auto"/>
      <style:text-properties officeooo:paragraph-rsid="02352daa"/>
    </style:style>
    <style:style style:name="P424" style:family="paragraph" style:parent-style-name="Standard" style:master-page-name="">
      <style:paragraph-properties style:page-number="auto"/>
      <style:text-properties officeooo:paragraph-rsid="02365318"/>
    </style:style>
    <style:style style:name="P425" style:family="paragraph" style:parent-style-name="Standard" style:master-page-name="">
      <style:paragraph-properties style:page-number="auto"/>
      <style:text-properties officeooo:paragraph-rsid="023b4625"/>
    </style:style>
    <style:style style:name="P426" style:family="paragraph" style:parent-style-name="Standard" style:master-page-name="">
      <style:paragraph-properties style:page-number="auto"/>
      <style:text-properties officeooo:paragraph-rsid="023c6679"/>
    </style:style>
    <style:style style:name="P427" style:family="paragraph" style:parent-style-name="Standard" style:master-page-name="">
      <style:paragraph-properties style:page-number="auto"/>
      <style:text-properties officeooo:paragraph-rsid="02448428"/>
    </style:style>
    <style:style style:name="P428" style:family="paragraph" style:parent-style-name="Standard" style:master-page-name="">
      <style:paragraph-properties style:page-number="auto"/>
      <style:text-properties officeooo:paragraph-rsid="024a5fe1"/>
    </style:style>
    <style:style style:name="P429" style:family="paragraph" style:parent-style-name="Standard" style:master-page-name="">
      <style:paragraph-properties style:page-number="auto"/>
      <style:text-properties officeooo:paragraph-rsid="024be149"/>
    </style:style>
    <style:style style:name="P430" style:family="paragraph" style:parent-style-name="Standard" style:master-page-name="">
      <style:paragraph-properties style:page-number="auto"/>
      <style:text-properties officeooo:paragraph-rsid="024d4d90"/>
    </style:style>
    <style:style style:name="P431" style:family="paragraph" style:parent-style-name="Standard" style:master-page-name="">
      <style:paragraph-properties style:page-number="auto"/>
      <style:text-properties officeooo:paragraph-rsid="027e8e33"/>
    </style:style>
    <style:style style:name="P432" style:family="paragraph" style:parent-style-name="Standard" style:master-page-name="">
      <style:paragraph-properties style:page-number="auto"/>
      <style:text-properties officeooo:paragraph-rsid="02a8e881"/>
    </style:style>
    <style:style style:name="P433" style:family="paragraph" style:parent-style-name="Standard" style:master-page-name="">
      <style:paragraph-properties style:page-number="auto"/>
      <style:text-properties officeooo:paragraph-rsid="02b835c8"/>
    </style:style>
    <style:style style:name="P434" style:family="paragraph" style:parent-style-name="Standard" style:master-page-name="">
      <style:paragraph-properties style:page-number="auto"/>
      <style:text-properties officeooo:paragraph-rsid="02df9268"/>
    </style:style>
    <style:style style:name="P435" style:family="paragraph" style:parent-style-name="Standard" style:master-page-name="">
      <style:paragraph-properties style:page-number="auto"/>
      <style:text-properties officeooo:paragraph-rsid="034b4241"/>
    </style:style>
    <style:style style:name="P436" style:family="paragraph" style:parent-style-name="Standard" style:master-page-name="">
      <style:paragraph-properties style:page-number="auto"/>
      <style:text-properties officeooo:paragraph-rsid="0375b241"/>
    </style:style>
    <style:style style:name="P437" style:family="paragraph" style:parent-style-name="Standard" style:master-page-name="">
      <style:paragraph-properties style:page-number="auto"/>
      <style:text-properties officeooo:paragraph-rsid="038b2388"/>
    </style:style>
    <style:style style:name="P438" style:family="paragraph" style:parent-style-name="Standard" style:master-page-name="">
      <style:paragraph-properties style:page-number="auto"/>
      <style:text-properties officeooo:paragraph-rsid="03991574"/>
    </style:style>
    <style:style style:name="P439" style:family="paragraph" style:parent-style-name="Standard" style:master-page-name="">
      <style:paragraph-properties style:page-number="auto"/>
      <style:text-properties officeooo:paragraph-rsid="03a0799a"/>
    </style:style>
    <style:style style:name="P440" style:family="paragraph" style:parent-style-name="Standard" style:master-page-name="">
      <style:paragraph-properties style:page-number="auto"/>
      <style:text-properties officeooo:paragraph-rsid="03a22041"/>
    </style:style>
    <style:style style:name="P441" style:family="paragraph" style:parent-style-name="Standard" style:master-page-name="">
      <style:paragraph-properties style:page-number="auto"/>
      <style:text-properties officeooo:paragraph-rsid="03dc913a"/>
    </style:style>
    <style:style style:name="P442" style:family="paragraph" style:parent-style-name="Standard" style:master-page-name="">
      <style:paragraph-properties style:page-number="auto"/>
      <style:text-properties officeooo:paragraph-rsid="03b926b9"/>
    </style:style>
    <style:style style:name="P443" style:family="paragraph" style:parent-style-name="Standard" style:master-page-name="">
      <style:paragraph-properties style:page-number="auto"/>
      <style:text-properties officeooo:paragraph-rsid="03c46ef4"/>
    </style:style>
    <style:style style:name="P44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44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44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44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44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35d1c8c"/>
    </style:style>
    <style:style style:name="P44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450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45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45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fbbe88"/>
    </style:style>
    <style:style style:name="P45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08931"/>
    </style:style>
    <style:style style:name="P45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13450"/>
    </style:style>
    <style:style style:name="P45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2f0167"/>
    </style:style>
    <style:style style:name="P45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45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45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4b4241"/>
    </style:style>
    <style:style style:name="P45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2fd32"/>
    </style:style>
    <style:style style:name="P46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59ab5"/>
    </style:style>
    <style:style style:name="P46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6050b"/>
    </style:style>
    <style:style style:name="P46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7e204"/>
    </style:style>
    <style:style style:name="P46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83849"/>
    </style:style>
    <style:style style:name="P46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a2373"/>
    </style:style>
    <style:style style:name="P46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0af7"/>
    </style:style>
    <style:style style:name="P46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ac50"/>
    </style:style>
    <style:style style:name="P46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83ff"/>
    </style:style>
    <style:style style:name="P46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cf9a"/>
    </style:style>
    <style:style style:name="P46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4da27"/>
    </style:style>
    <style:style style:name="P47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b2388"/>
    </style:style>
    <style:style style:name="P47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f3ed0"/>
    </style:style>
    <style:style style:name="P47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092df"/>
    </style:style>
    <style:style style:name="P47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91574"/>
    </style:style>
    <style:style style:name="P47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0799a"/>
    </style:style>
    <style:style style:name="P47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22041"/>
    </style:style>
    <style:style style:name="P47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b926b9"/>
    </style:style>
    <style:style style:name="P47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c46ef4"/>
    </style:style>
    <style:style style:name="P47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dc913a"/>
    </style:style>
    <style:style style:name="P47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be0fa6"/>
    </style:style>
    <style:style style:name="P48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e005fc"/>
    </style:style>
    <style:style style:name="P48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2fd32" officeooo:paragraph-rsid="0352fd32"/>
    </style:style>
    <style:style style:name="P48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44af9" officeooo:paragraph-rsid="03544af9"/>
    </style:style>
    <style:style style:name="P483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officeooo:paragraph-rsid="03d95e4f"/>
    </style:style>
    <style:style style:name="P484" style:family="paragraph" style:parent-style-name="Footnote">
      <style:text-properties officeooo:rsid="0304062d" officeooo:paragraph-rsid="0304062d"/>
    </style:style>
    <style:style style:name="P485" style:family="paragraph" style:parent-style-name="Standard">
      <style:paragraph-properties fo:text-align="start" style:justify-single-word="false" style:writing-mode="lr-tb"/>
      <style:text-properties officeooo:paragraph-rsid="03fdbcac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officeooo:rsid="03116600" style:font-style-asian="italic" style:font-style-complex="italic"/>
    </style:style>
    <style:style style:name="T6" style:family="text">
      <style:text-properties fo:font-style="italic" officeooo:rsid="0314781c" style:font-style-asian="italic" style:font-style-complex="italic"/>
    </style:style>
    <style:style style:name="T7" style:family="text">
      <style:text-properties fo:font-style="italic" officeooo:rsid="03182752" style:font-style-asian="italic" style:font-style-complex="italic"/>
    </style:style>
    <style:style style:name="T8" style:family="text">
      <style:text-properties fo:font-style="italic" officeooo:rsid="0319f2f7" style:font-style-asian="italic" style:font-style-complex="italic"/>
    </style:style>
    <style:style style:name="T9" style:family="text">
      <style:text-properties fo:font-style="italic" officeooo:rsid="033837e4" style:font-style-asian="italic" style:font-style-complex="italic"/>
    </style:style>
    <style:style style:name="T10" style:family="text">
      <style:text-properties fo:font-style="italic" officeooo:rsid="0339428c" style:font-style-asian="italic" style:font-style-complex="italic"/>
    </style:style>
    <style:style style:name="T11" style:family="text">
      <style:text-properties fo:font-style="italic" officeooo:rsid="03b29083" style:font-style-asian="italic" style:font-style-complex="italic"/>
    </style:style>
    <style:style style:name="T12" style:family="text">
      <style:text-properties fo:font-style="italic" officeooo:rsid="03fdbcac" style:font-style-asian="italic" style:font-style-complex="italic"/>
    </style:style>
    <style:style style:name="T13" style:family="text">
      <style:text-properties fo:font-style="italic" officeooo:rsid="03c0e777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italic" style:text-underline-style="none" officeooo:rsid="00315a9b" style:font-style-asian="italic" style:font-style-complex="italic"/>
    </style:style>
    <style:style style:name="T16" style:family="text">
      <style:text-properties fo:font-style="italic" style:text-underline-style="none" officeooo:rsid="00d17671" style:font-style-asian="normal" style:font-style-complex="normal"/>
    </style:style>
    <style:style style:name="T17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20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21" style:family="text">
      <style:text-properties fo:font-style="italic" style:text-underline-style="none" officeooo:rsid="031eb083" style:font-size-asian="10pt" style:font-style-asian="italic" style:font-size-complex="10pt" style:font-style-complex="italic"/>
    </style:style>
    <style:style style:name="T22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font-size-asian="10pt" style:font-style-asian="italic" style:font-size-complex="10pt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38cb749" style:font-weight-asian="bold" style:font-weight-complex="bold"/>
    </style:style>
    <style:style style:name="T31" style:family="text">
      <style:text-properties fo:font-style="italic" fo:font-weight="bold" officeooo:rsid="00d17671" style:font-weight-asian="bold" style:font-weight-complex="bold"/>
    </style:style>
    <style:style style:name="T32" style:family="text">
      <style:text-properties fo:font-style="italic" fo:font-weight="bold" officeooo:rsid="0399ef91" style:font-weight-asian="bold" style:font-weight-complex="bold"/>
    </style:style>
    <style:style style:name="T33" style:family="text">
      <style:text-properties fo:font-style="italic" fo:font-weight="bold" officeooo:rsid="03a0799a" style:font-weight-asian="bold" style:font-weight-complex="bold"/>
    </style:style>
    <style:style style:name="T34" style:family="text">
      <style:text-properties fo:font-style="italic" officeooo:rsid="01bf2aed"/>
    </style:style>
    <style:style style:name="T35" style:family="text">
      <style:text-properties fo:font-style="italic" officeooo:rsid="01cdc30e"/>
    </style:style>
    <style:style style:name="T36" style:family="text">
      <style:text-properties fo:font-style="italic" officeooo:rsid="00d17671"/>
    </style:style>
    <style:style style:name="T37" style:family="text">
      <style:text-properties fo:font-style="italic" officeooo:rsid="01de6d40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84b174" style:font-style-asian="normal" style:font-style-complex="normal"/>
    </style:style>
    <style:style style:name="T40" style:family="text">
      <style:text-properties fo:font-style="normal" officeooo:rsid="01cdc30e" style:font-style-asian="normal" style:font-style-complex="normal"/>
    </style:style>
    <style:style style:name="T41" style:family="text">
      <style:text-properties fo:font-style="normal" officeooo:rsid="03116600" style:font-style-asian="normal" style:font-style-complex="normal"/>
    </style:style>
    <style:style style:name="T42" style:family="text">
      <style:text-properties fo:font-style="normal" officeooo:rsid="0319f2f7" style:font-style-asian="normal" style:font-style-complex="normal"/>
    </style:style>
    <style:style style:name="T43" style:family="text">
      <style:text-properties fo:font-style="normal" officeooo:rsid="031b9b10" style:font-style-asian="normal" style:font-style-complex="normal"/>
    </style:style>
    <style:style style:name="T44" style:family="text">
      <style:text-properties fo:font-style="normal" officeooo:rsid="031d4932" style:font-style-asian="normal" style:font-style-complex="normal"/>
    </style:style>
    <style:style style:name="T45" style:family="text">
      <style:text-properties fo:font-style="normal" officeooo:rsid="033837e4" style:font-style-asian="normal" style:font-style-complex="normal"/>
    </style:style>
    <style:style style:name="T46" style:family="text">
      <style:text-properties fo:font-style="normal" officeooo:rsid="0339428c" style:font-style-asian="normal" style:font-style-complex="normal"/>
    </style:style>
    <style:style style:name="T47" style:family="text">
      <style:text-properties fo:font-style="normal" officeooo:rsid="033d6498" style:font-style-asian="normal" style:font-style-complex="normal"/>
    </style:style>
    <style:style style:name="T48" style:family="text">
      <style:text-properties fo:font-style="normal" officeooo:rsid="00d17671" style:font-style-asian="normal" style:font-style-complex="normal"/>
    </style:style>
    <style:style style:name="T49" style:family="text">
      <style:text-properties fo:font-style="normal" officeooo:rsid="03b29083" style:font-style-asian="normal" style:font-style-complex="normal"/>
    </style:style>
    <style:style style:name="T50" style:family="text">
      <style:text-properties fo:font-style="normal" officeooo:rsid="03c0b19f" style:font-style-asian="normal" style:font-style-complex="normal"/>
    </style:style>
    <style:style style:name="T51" style:family="text">
      <style:text-properties fo:font-style="normal" officeooo:rsid="01c580a7" style:font-style-asian="normal" style:font-style-complex="normal"/>
    </style:style>
    <style:style style:name="T52" style:family="text">
      <style:text-properties fo:font-style="normal" officeooo:rsid="03e5e737" style:font-style-asian="normal" style:font-style-complex="normal"/>
    </style:style>
    <style:style style:name="T53" style:family="text">
      <style:text-properties fo:font-style="normal" officeooo:rsid="03e77c5f" style:font-style-asian="normal" style:font-style-complex="normal"/>
    </style:style>
    <style:style style:name="T54" style:family="text">
      <style:text-properties fo:font-style="normal" officeooo:rsid="03b29083" style:font-style-asian="normal" style:font-weight-asian="bold" style:font-style-complex="normal" style:font-weight-complex="bold"/>
    </style:style>
    <style:style style:name="T55" style:family="text">
      <style:text-properties fo:font-style="normal" officeooo:rsid="03bee130" style:font-style-asian="normal" style:font-weight-asian="bold" style:font-style-complex="normal" style:font-weight-complex="bold"/>
    </style:style>
    <style:style style:name="T56" style:family="text">
      <style:text-properties fo:font-style="normal" officeooo:rsid="03c0e777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style:font-style-asian="normal" style:font-style-complex="normal"/>
    </style:style>
    <style:style style:name="T58" style:family="text">
      <style:text-properties fo:font-style="normal" style:text-underline-style="none" officeooo:rsid="002c318e" style:font-style-asian="normal" style:font-style-complex="normal"/>
    </style:style>
    <style:style style:name="T59" style:family="text">
      <style:text-properties fo:font-style="normal" style:text-underline-style="none" officeooo:rsid="002d35b4" style:font-style-asian="normal" style:font-style-complex="normal"/>
    </style:style>
    <style:style style:name="T60" style:family="text">
      <style:text-properties fo:font-style="normal" style:text-underline-style="none" officeooo:rsid="00315a9b" style:font-style-asian="normal" style:font-style-complex="normal"/>
    </style:style>
    <style:style style:name="T61" style:family="text">
      <style:text-properties fo:font-style="normal" style:text-underline-style="none" officeooo:rsid="00633e66" style:font-style-asian="normal" style:font-style-complex="normal"/>
    </style:style>
    <style:style style:name="T62" style:family="text">
      <style:text-properties fo:font-style="normal" style:text-underline-style="none" officeooo:rsid="006f728c" style:font-style-asian="normal" style:font-style-complex="normal"/>
    </style:style>
    <style:style style:name="T63" style:family="text">
      <style:text-properties fo:font-style="normal" style:text-underline-style="none" officeooo:rsid="00cfe32a" style:font-style-asian="normal" style:font-style-complex="normal"/>
    </style:style>
    <style:style style:name="T64" style:family="text">
      <style:text-properties fo:font-style="normal" style:text-underline-style="none" officeooo:rsid="00e9172d" style:font-style-asian="normal" style:font-style-complex="normal"/>
    </style:style>
    <style:style style:name="T65" style:family="text">
      <style:text-properties fo:font-style="normal" style:text-underline-style="none" officeooo:rsid="00ebe9ed" style:font-style-asian="normal" style:font-style-complex="normal"/>
    </style:style>
    <style:style style:name="T66" style:family="text">
      <style:text-properties fo:font-style="normal" style:text-underline-style="none" officeooo:rsid="00d17671" style:font-style-asian="normal" style:font-style-complex="normal"/>
    </style:style>
    <style:style style:name="T67" style:family="text">
      <style:text-properties fo:font-style="normal" style:text-underline-style="none" officeooo:rsid="00ed5b01" style:font-style-asian="normal" style:font-style-complex="normal"/>
    </style:style>
    <style:style style:name="T68" style:family="text">
      <style:text-properties fo:font-style="normal" style:text-underline-style="none" officeooo:rsid="00d20a1b" style:font-style-asian="normal" style:font-style-complex="normal"/>
    </style:style>
    <style:style style:name="T69" style:family="text">
      <style:text-properties fo:font-style="normal" style:text-underline-style="none" officeooo:rsid="00eda7a8" style:font-style-asian="normal" style:font-style-complex="normal"/>
    </style:style>
    <style:style style:name="T70" style:family="text">
      <style:text-properties fo:font-style="normal" style:text-underline-style="none" officeooo:rsid="00d3b6e5" style:font-style-asian="normal" style:font-style-complex="normal"/>
    </style:style>
    <style:style style:name="T71" style:family="text">
      <style:text-properties fo:font-style="normal" style:text-underline-style="none" officeooo:rsid="00d5b58b" style:font-style-asian="normal" style:font-style-complex="normal"/>
    </style:style>
    <style:style style:name="T72" style:family="text">
      <style:text-properties fo:font-style="normal" style:text-underline-style="none" officeooo:rsid="00eec105" style:font-style-asian="normal" style:font-style-complex="normal"/>
    </style:style>
    <style:style style:name="T73" style:family="text">
      <style:text-properties fo:font-style="normal" style:text-underline-style="none" officeooo:rsid="00f958e4" style:font-style-asian="normal" style:font-style-complex="normal"/>
    </style:style>
    <style:style style:name="T74" style:family="text">
      <style:text-properties fo:font-style="normal" style:text-underline-style="none" officeooo:rsid="0103769a" style:font-style-asian="normal" style:font-style-complex="normal"/>
    </style:style>
    <style:style style:name="T75" style:family="text">
      <style:text-properties fo:font-style="normal" style:text-underline-style="none" officeooo:rsid="010b52be" style:font-style-asian="normal" style:font-style-complex="normal"/>
    </style:style>
    <style:style style:name="T76" style:family="text">
      <style:text-properties fo:font-style="normal" style:text-underline-style="none" officeooo:rsid="010c9a97" style:font-style-asian="normal" style:font-style-complex="normal"/>
    </style:style>
    <style:style style:name="T77" style:family="text">
      <style:text-properties fo:font-style="normal" style:text-underline-style="none" officeooo:rsid="01105376" style:font-style-asian="normal" style:font-style-complex="normal"/>
    </style:style>
    <style:style style:name="T78" style:family="text">
      <style:text-properties fo:font-style="normal" style:text-underline-style="none" officeooo:rsid="01148304" style:font-style-asian="normal" style:font-style-complex="normal"/>
    </style:style>
    <style:style style:name="T79" style:family="text">
      <style:text-properties fo:font-style="normal" style:text-underline-style="none" officeooo:rsid="011ce3e5" style:font-style-asian="normal" style:font-style-complex="normal"/>
    </style:style>
    <style:style style:name="T80" style:family="text">
      <style:text-properties fo:font-style="normal" style:text-underline-style="none" officeooo:rsid="011dd8eb" style:font-style-asian="normal" style:font-style-complex="normal"/>
    </style:style>
    <style:style style:name="T81" style:family="text">
      <style:text-properties fo:font-style="normal" style:text-underline-style="none" officeooo:rsid="014b46e5" style:font-style-asian="normal" style:font-style-complex="normal"/>
    </style:style>
    <style:style style:name="T82" style:family="text">
      <style:text-properties fo:font-style="normal" style:text-underline-style="none" officeooo:rsid="01541640" style:font-style-asian="normal" style:font-style-complex="normal"/>
    </style:style>
    <style:style style:name="T83" style:family="text">
      <style:text-properties fo:font-style="normal" style:text-underline-style="none" officeooo:rsid="0155b3a7" style:font-style-asian="normal" style:font-style-complex="normal"/>
    </style:style>
    <style:style style:name="T84" style:family="text">
      <style:text-properties fo:font-style="normal" style:text-underline-style="none" officeooo:rsid="0174bd2c" style:font-style-asian="normal" style:font-style-complex="normal"/>
    </style:style>
    <style:style style:name="T85" style:family="text">
      <style:text-properties fo:font-style="normal" style:text-underline-style="none" officeooo:rsid="0176ca3c" style:font-style-asian="normal" style:font-style-complex="normal"/>
    </style:style>
    <style:style style:name="T86" style:family="text">
      <style:text-properties fo:font-style="normal" style:text-underline-style="none" officeooo:rsid="019cea50" style:font-style-asian="normal" style:font-style-complex="normal"/>
    </style:style>
    <style:style style:name="T87" style:family="text">
      <style:text-properties fo:font-style="normal" style:text-underline-style="none" officeooo:rsid="028785fc" style:font-style-asian="normal" style:font-style-complex="normal"/>
    </style:style>
    <style:style style:name="T88" style:family="text">
      <style:text-properties fo:font-style="normal" style:text-underline-style="none" officeooo:rsid="02c0f8e2" style:font-style-asian="normal" style:font-style-complex="normal"/>
    </style:style>
    <style:style style:name="T89" style:family="text">
      <style:text-properties fo:font-style="normal" style:text-underline-style="none" officeooo:rsid="02db57fb" style:font-style-asian="normal" style:font-style-complex="normal"/>
    </style:style>
    <style:style style:name="T90" style:family="text">
      <style:text-properties fo:font-style="normal" style:text-underline-style="none" officeooo:rsid="02e396f5" style:font-style-asian="normal" style:font-style-complex="normal"/>
    </style:style>
    <style:style style:name="T91" style:family="text">
      <style:text-properties fo:font-style="normal" style:text-underline-style="none" officeooo:rsid="034d4023" style:font-style-asian="normal" style:font-style-complex="normal"/>
    </style:style>
    <style:style style:name="T92" style:family="text">
      <style:text-properties fo:font-style="normal" style:text-underline-style="none" officeooo:rsid="0375b241" style:font-style-asian="normal" style:font-style-complex="normal"/>
    </style:style>
    <style:style style:name="T93" style:family="text">
      <style:text-properties fo:font-style="normal" style:text-underline-style="none" officeooo:rsid="038b2388" style:font-style-asian="normal" style:font-style-complex="normal"/>
    </style:style>
    <style:style style:name="T94" style:family="text">
      <style:text-properties fo:font-style="normal" style:text-underline-style="none" officeooo:rsid="03a22041" style:font-style-asian="normal" style:font-style-complex="normal"/>
    </style:style>
    <style:style style:name="T95" style:family="text">
      <style:text-properties fo:font-style="normal" style:text-underline-style="none" officeooo:rsid="03bac138" style:font-style-asian="normal" style:font-style-complex="normal"/>
    </style:style>
    <style:style style:name="T96" style:family="text">
      <style:text-properties fo:font-style="normal" style:text-underline-style="none" officeooo:rsid="03c46ef4" style:font-style-asian="normal" style:font-style-complex="normal"/>
    </style:style>
    <style:style style:name="T97" style:family="text">
      <style:text-properties fo:font-style="normal" style:text-underline-style="none" officeooo:rsid="03c7274a" style:font-style-asian="normal" style:font-style-complex="normal"/>
    </style:style>
    <style:style style:name="T98" style:family="text">
      <style:text-properties fo:font-style="normal" style:text-underline-style="none" officeooo:rsid="03e97c5a" style:font-style-asian="normal" style:font-style-complex="normal"/>
    </style:style>
    <style:style style:name="T99" style:family="text">
      <style:text-properties fo:font-style="normal" style:text-underline-style="none" officeooo:rsid="03ecd14c" style:font-style-asian="normal" style:font-style-complex="normal"/>
    </style:style>
    <style:style style:name="T10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d5b58b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d17671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1aee3cb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3b6b98c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3c46ef4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3c7274a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fo:font-style="normal" style:text-underline-style="none" fo:font-weight="normal" officeooo:rsid="032a3257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tyle="normal" style:text-underline-style="none" fo:font-weight="normal" officeooo:rsid="0346697a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style="normal" style:text-underline-style="none" fo:font-weight="normal" officeooo:rsid="0347278c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font-style="normal" style:text-underline-style="none" fo:font-weight="normal" officeooo:rsid="034b4241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style="normal" style:text-underline-style="none" fo:font-weight="normal" officeooo:rsid="0368b3a9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font-style="normal" style:text-underline-style="none" fo:font-weight="normal" officeooo:rsid="03727039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font-style="normal" style:text-underline-style="none" fo:font-weight="normal" officeooo:rsid="03a0799a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font-style="normal" style:text-underline-style="none" fo:font-weight="normal" officeooo:rsid="03a18b6d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font-style="normal" style:text-underline-style="none" fo:font-weight="normal" officeooo:rsid="03a22041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font-style="normal" style:text-underline-style="none" fo:font-weight="normal" officeooo:rsid="03b1e937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font-style="normal" style:text-underline-style="none" fo:font-weight="normal" officeooo:rsid="03b240dd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font-style="normal" style:text-underline-style="none" fo:font-weight="normal" officeooo:rsid="03b6b98c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font-style="normal" style:text-underline-style="none" fo:font-weight="normal" officeooo:rsid="03b8c2de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font-style="normal" style:text-underline-style="none" fo:font-weight="normal" officeooo:rsid="03be8451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font-style="normal" style:text-underline-style="none" fo:font-weight="normal" officeooo:rsid="03c664ca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141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142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143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144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145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146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147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148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149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150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151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152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153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154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155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156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157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158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159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160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161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62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63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64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65" style:family="text">
      <style:text-properties fo:font-style="normal" style:text-underline-style="none" officeooo:rsid="02f88f45" style:font-size-asian="10pt" style:font-style-asian="normal" style:font-size-complex="10pt" style:font-style-complex="normal"/>
    </style:style>
    <style:style style:name="T166" style:family="text">
      <style:text-properties fo:font-style="normal" style:text-underline-style="none" officeooo:rsid="02fa06d0" style:font-size-asian="10pt" style:font-style-asian="normal" style:font-size-complex="10pt" style:font-style-complex="normal"/>
    </style:style>
    <style:style style:name="T167" style:family="text">
      <style:text-properties fo:font-style="normal" style:text-underline-style="none" officeooo:rsid="031eb083" style:font-size-asian="10pt" style:font-style-asian="normal" style:font-size-complex="10pt" style:font-style-complex="normal"/>
    </style:style>
    <style:style style:name="T168" style:family="text">
      <style:text-properties fo:font-style="normal" style:text-underline-style="none" officeooo:rsid="0320ed2a" style:font-size-asian="10pt" style:font-style-asian="normal" style:font-size-complex="10pt" style:font-style-complex="normal"/>
    </style:style>
    <style:style style:name="T169" style:family="text">
      <style:text-properties fo:font-style="normal" style:text-underline-style="none" officeooo:rsid="032f0167" style:font-size-asian="10pt" style:font-style-asian="normal" style:font-size-complex="10pt" style:font-style-complex="normal"/>
    </style:style>
    <style:style style:name="T170" style:family="text">
      <style:text-properties fo:font-style="normal" style:text-underline-style="none" officeooo:rsid="034fca55" style:font-size-asian="10pt" style:font-style-asian="normal" style:font-size-complex="10pt" style:font-style-complex="normal"/>
    </style:style>
    <style:style style:name="T171" style:family="text">
      <style:text-properties fo:font-style="normal" style:text-underline-style="none" officeooo:rsid="0364409b" style:font-size-asian="10pt" style:font-style-asian="normal" style:font-size-complex="10pt" style:font-style-complex="normal"/>
    </style:style>
    <style:style style:name="T172" style:family="text">
      <style:text-properties fo:font-style="normal" style:text-underline-style="none" officeooo:rsid="0365bc4b" style:font-size-asian="10pt" style:font-style-asian="normal" style:font-size-complex="10pt" style:font-style-complex="normal"/>
    </style:style>
    <style:style style:name="T173" style:family="text">
      <style:text-properties fo:font-style="normal" style:text-underline-style="none" officeooo:rsid="0368b3a9" style:font-size-asian="10pt" style:font-style-asian="normal" style:font-size-complex="10pt" style:font-style-complex="normal"/>
    </style:style>
    <style:style style:name="T174" style:family="text">
      <style:text-properties fo:font-style="normal" style:text-underline-style="none" officeooo:rsid="0384da27" style:font-size-asian="10pt" style:font-style-asian="normal" style:font-size-complex="10pt" style:font-style-complex="normal"/>
    </style:style>
    <style:style style:name="T175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76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177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178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179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180" style:family="text">
      <style:text-properties fo:font-style="normal" style:text-underline-style="none" fo:font-weight="bold" officeooo:rsid="01ac723b" style:font-style-asian="normal" style:font-weight-asian="bold" style:font-style-complex="normal" style:font-weight-complex="bold"/>
    </style:style>
    <style:style style:name="T181" style:family="text">
      <style:text-properties fo:font-style="normal" style:text-underline-style="none" fo:font-weight="bold" officeooo:rsid="02b7df84" style:font-size-asian="10pt" style:font-style-asian="normal" style:font-weight-asian="bold" style:font-size-complex="10pt" style:font-style-complex="normal" style:font-weight-complex="bold"/>
    </style:style>
    <style:style style:name="T182" style:family="text">
      <style:text-properties fo:font-style="normal" style:text-underline-style="none" fo:font-weight="bold" officeooo:rsid="01ac723b" style:font-size-asian="10pt" style:font-style-asian="normal" style:font-weight-asian="bold" style:font-size-complex="10pt" style:font-style-complex="normal" style:font-weight-complex="bold"/>
    </style:style>
    <style:style style:name="T183" style:family="text">
      <style:text-properties fo:font-style="normal" fo:font-weight="bold" officeooo:rsid="03b29083" style:font-style-asian="normal" style:font-weight-asian="bold" style:font-style-complex="normal" style:font-weight-complex="bold"/>
    </style:style>
    <style:style style:name="T184" style:family="text">
      <style:text-properties style:text-underline-style="none" style:font-style-asian="normal" style:font-style-complex="normal"/>
    </style:style>
    <style:style style:name="T185" style:family="text">
      <style:text-properties style:text-underline-style="none" officeooo:rsid="002d35b4" style:font-style-asian="normal" style:font-style-complex="normal"/>
    </style:style>
    <style:style style:name="T186" style:family="text">
      <style:text-properties style:text-underline-style="none" officeooo:rsid="002c318e" style:font-style-asian="normal" style:font-style-complex="normal"/>
    </style:style>
    <style:style style:name="T187" style:family="text">
      <style:text-properties style:text-underline-style="none" officeooo:rsid="00cc18fe" style:font-style-asian="normal" style:font-style-complex="normal"/>
    </style:style>
    <style:style style:name="T188" style:family="text">
      <style:text-properties style:text-underline-style="none" officeooo:rsid="00eec105" style:font-style-asian="normal" style:font-style-complex="normal"/>
    </style:style>
    <style:style style:name="T189" style:family="text">
      <style:text-properties style:text-underline-style="none" officeooo:rsid="00d5b58b" style:font-style-asian="normal" style:font-style-complex="normal"/>
    </style:style>
    <style:style style:name="T190" style:family="text">
      <style:text-properties style:text-underline-style="none" officeooo:rsid="0103769a" style:font-style-asian="normal" style:font-style-complex="normal"/>
    </style:style>
    <style:style style:name="T191" style:family="text">
      <style:text-properties style:text-underline-style="none" officeooo:rsid="0085fd01" style:font-style-asian="normal" style:font-style-complex="normal"/>
    </style:style>
    <style:style style:name="T192" style:family="text">
      <style:text-properties style:text-underline-style="none" officeooo:rsid="011150ba" style:font-style-asian="normal" style:font-style-complex="normal"/>
    </style:style>
    <style:style style:name="T193" style:family="text">
      <style:text-properties style:text-underline-style="none" officeooo:rsid="011ce3e5" style:font-style-asian="normal" style:font-style-complex="normal"/>
    </style:style>
    <style:style style:name="T194" style:family="text">
      <style:text-properties style:text-underline-style="none" officeooo:rsid="01430567" style:font-style-asian="normal" style:font-style-complex="normal"/>
    </style:style>
    <style:style style:name="T195" style:family="text">
      <style:text-properties style:text-underline-style="none" officeooo:rsid="01434dce" style:font-style-asian="normal" style:font-style-complex="normal"/>
    </style:style>
    <style:style style:name="T196" style:family="text">
      <style:text-properties style:text-underline-style="none" officeooo:rsid="014b46e5" style:font-style-asian="normal" style:font-style-complex="normal"/>
    </style:style>
    <style:style style:name="T197" style:family="text">
      <style:text-properties style:text-underline-style="none" officeooo:rsid="0155b3a7" style:font-style-asian="normal" style:font-style-complex="normal"/>
    </style:style>
    <style:style style:name="T198" style:family="text">
      <style:text-properties style:text-underline-style="none" officeooo:rsid="01e9f32c" style:font-style-asian="normal" style:font-style-complex="normal"/>
    </style:style>
    <style:style style:name="T199" style:family="text">
      <style:text-properties style:text-underline-style="none" officeooo:rsid="02e396f5" style:font-style-asian="normal" style:font-style-complex="normal"/>
    </style:style>
    <style:style style:name="T200" style:family="text">
      <style:text-properties style:text-underline-style="none" officeooo:rsid="02e4637c" style:font-style-asian="normal" style:font-style-complex="normal"/>
    </style:style>
    <style:style style:name="T201" style:family="text">
      <style:text-properties style:text-underline-style="none" officeooo:rsid="034d4023" style:font-style-asian="normal" style:font-style-complex="normal"/>
    </style:style>
    <style:style style:name="T202" style:family="text">
      <style:text-properties style:text-underline-style="none" officeooo:rsid="03bac138" style:font-style-asian="normal" style:font-style-complex="normal"/>
    </style:style>
    <style:style style:name="T203" style:family="text">
      <style:text-properties style:text-underline-style="none" officeooo:rsid="03bc1798" style:font-style-asian="normal" style:font-style-complex="normal"/>
    </style:style>
    <style:style style:name="T204" style:family="text">
      <style:text-properties style:text-underline-style="none" officeooo:rsid="03be8451" style:font-style-asian="normal" style:font-style-complex="normal"/>
    </style:style>
    <style:style style:name="T205" style:family="text">
      <style:text-properties style:text-underline-style="none" officeooo:rsid="03c664ca" style:font-style-asian="normal" style:font-style-complex="normal"/>
    </style:style>
    <style:style style:name="T206" style:family="text">
      <style:text-properties style:text-underline-style="none" officeooo:rsid="03ce8475" style:font-style-asian="normal" style:font-style-complex="normal"/>
    </style:style>
    <style:style style:name="T207" style:family="text">
      <style:text-properties style:text-underline-style="none" officeooo:rsid="03dd9bb4" style:font-style-asian="normal" style:font-style-complex="normal"/>
    </style:style>
    <style:style style:name="T208" style:family="text">
      <style:text-properties style:text-underline-style="none" officeooo:rsid="03e97c5a" style:font-style-asian="normal" style:font-style-complex="normal"/>
    </style:style>
    <style:style style:name="T209" style:family="text">
      <style:text-properties style:text-underline-style="none" officeooo:rsid="03ea3f93" style:font-style-asian="normal" style:font-style-complex="normal"/>
    </style:style>
    <style:style style:name="T210" style:family="text">
      <style:text-properties style:text-underline-style="none" officeooo:rsid="03eb2f8f" style:font-style-asian="normal" style:font-style-complex="normal"/>
    </style:style>
    <style:style style:name="T211" style:family="text">
      <style:text-properties style:text-underline-style="none" officeooo:rsid="03ec32f9" style:font-style-asian="normal" style:font-style-complex="normal"/>
    </style:style>
    <style:style style:name="T212" style:family="text">
      <style:text-properties style:text-underline-style="none" officeooo:rsid="03ecd14c" style:font-style-asian="normal" style:font-style-complex="normal"/>
    </style:style>
    <style:style style:name="T213" style:family="text">
      <style:text-properties style:text-underline-style="none" officeooo:rsid="03ecd99e" style:font-style-asian="normal" style:font-style-complex="normal"/>
    </style:style>
    <style:style style:name="T214" style:family="text">
      <style:text-properties style:text-underline-style="none" officeooo:rsid="03ed50a4" style:font-style-asian="normal" style:font-style-complex="normal"/>
    </style:style>
    <style:style style:name="T215" style:family="text">
      <style:text-properties style:text-underline-style="none" officeooo:rsid="03eefd41" style:font-style-asian="normal" style:font-style-complex="normal"/>
    </style:style>
    <style:style style:name="T216" style:family="text">
      <style:text-properties style:text-underline-style="none" officeooo:rsid="02c761f3" style:font-style-asian="normal" style:font-style-complex="normal"/>
    </style:style>
    <style:style style:name="T217" style:family="text">
      <style:text-properties style:text-underline-style="none" officeooo:rsid="03f695ea" style:font-style-asian="normal" style:font-style-complex="normal"/>
    </style:style>
    <style:style style:name="T218" style:family="text">
      <style:text-properties style:text-underline-style="none" officeooo:rsid="03fb385a" style:font-style-asian="normal" style:font-style-complex="normal"/>
    </style:style>
    <style:style style:name="T219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220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221" style:family="text">
      <style:text-properties style:text-underline-style="none" fo:font-weight="bold" officeooo:rsid="03be8451" style:font-style-asian="normal" style:font-weight-asian="bold" style:font-style-complex="normal" style:font-weight-complex="bold"/>
    </style:style>
    <style:style style:name="T222" style:family="text">
      <style:text-properties style:text-underline-style="none" fo:font-weight="bold" officeooo:rsid="00d17671" style:font-style-asian="normal" style:font-weight-asian="bold" style:font-style-complex="normal" style:font-weight-complex="bold"/>
    </style:style>
    <style:style style:name="T223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224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225" style:family="text">
      <style:text-properties officeooo:rsid="001178ae"/>
    </style:style>
    <style:style style:name="T226" style:family="text">
      <style:text-properties officeooo:rsid="0015290e"/>
    </style:style>
    <style:style style:name="T227" style:family="text">
      <style:text-properties officeooo:rsid="001b2b27"/>
    </style:style>
    <style:style style:name="T228" style:family="text">
      <style:text-properties officeooo:rsid="0034832a"/>
    </style:style>
    <style:style style:name="T229" style:family="text">
      <style:text-properties style:font-size-asian="10pt" style:font-size-complex="10pt"/>
    </style:style>
    <style:style style:name="T230" style:family="text">
      <style:text-properties officeooo:rsid="000f7979" style:font-size-asian="10pt" style:font-size-complex="10pt"/>
    </style:style>
    <style:style style:name="T231" style:family="text">
      <style:text-properties officeooo:rsid="0015ad56" style:font-size-asian="10pt" style:font-size-complex="10pt"/>
    </style:style>
    <style:style style:name="T232" style:family="text">
      <style:text-properties officeooo:rsid="0016e0aa" style:font-size-asian="10pt" style:font-size-complex="10pt"/>
    </style:style>
    <style:style style:name="T233" style:family="text">
      <style:text-properties officeooo:rsid="0017fe57" style:font-size-asian="10pt" style:font-size-complex="10pt"/>
    </style:style>
    <style:style style:name="T234" style:family="text">
      <style:text-properties officeooo:rsid="007b25e6" style:font-size-asian="10pt" style:font-size-complex="10pt"/>
    </style:style>
    <style:style style:name="T235" style:family="text">
      <style:text-properties officeooo:rsid="00a3692c" style:font-size-asian="10pt" style:font-size-complex="10pt"/>
    </style:style>
    <style:style style:name="T236" style:family="text">
      <style:text-properties officeooo:rsid="02544efc" style:font-size-asian="10pt" style:font-size-complex="10pt"/>
    </style:style>
    <style:style style:name="T237" style:family="text">
      <style:text-properties officeooo:rsid="00848c87"/>
    </style:style>
    <style:style style:name="T238" style:family="text">
      <style:text-properties officeooo:rsid="0084b174"/>
    </style:style>
    <style:style style:name="T239" style:family="text">
      <style:text-properties officeooo:rsid="0085fd01"/>
    </style:style>
    <style:style style:name="T240" style:family="text">
      <style:text-properties officeooo:rsid="00963f2a"/>
    </style:style>
    <style:style style:name="T241" style:family="text">
      <style:text-properties officeooo:rsid="00989675"/>
    </style:style>
    <style:style style:name="T242" style:family="text">
      <style:text-properties fo:font-weight="normal" style:font-weight-asian="normal" style:font-weight-complex="normal"/>
    </style:style>
    <style:style style:name="T243" style:family="text">
      <style:text-properties fo:font-weight="normal" officeooo:rsid="00989675" style:font-weight-asian="normal" style:font-weight-complex="normal"/>
    </style:style>
    <style:style style:name="T244" style:family="text">
      <style:text-properties fo:font-weight="normal" officeooo:rsid="01aee3cb" style:font-weight-asian="normal" style:font-weight-complex="normal"/>
    </style:style>
    <style:style style:name="T245" style:family="text">
      <style:text-properties fo:font-weight="normal" officeooo:rsid="02b7df84" style:font-weight-asian="normal" style:font-weight-complex="normal"/>
    </style:style>
    <style:style style:name="T246" style:family="text">
      <style:text-properties fo:font-weight="normal" officeooo:rsid="02d6fad2" style:font-weight-asian="normal" style:font-weight-complex="normal"/>
    </style:style>
    <style:style style:name="T247" style:family="text">
      <style:text-properties fo:font-weight="normal" officeooo:rsid="0376cf9a" style:font-weight-asian="normal" style:font-weight-complex="normal"/>
    </style:style>
    <style:style style:name="T248" style:family="text">
      <style:text-properties fo:font-weight="normal" officeooo:rsid="037683ff" style:font-weight-asian="normal" style:font-weight-complex="normal"/>
    </style:style>
    <style:style style:name="T249" style:family="text">
      <style:text-properties fo:font-weight="normal" officeooo:rsid="00d17671" style:font-weight-asian="normal" style:font-weight-complex="normal"/>
    </style:style>
    <style:style style:name="T250" style:family="text">
      <style:text-properties fo:font-weight="normal" officeooo:rsid="00f06cbd" style:font-weight-asian="normal" style:font-weight-complex="normal"/>
    </style:style>
    <style:style style:name="T251" style:family="text">
      <style:text-properties fo:font-weight="normal" officeooo:rsid="037f4d09" style:font-weight-asian="normal" style:font-weight-complex="normal"/>
    </style:style>
    <style:style style:name="T252" style:family="text">
      <style:text-properties fo:font-weight="normal" officeooo:rsid="0390a5db" style:font-weight-asian="normal" style:font-weight-complex="normal"/>
    </style:style>
    <style:style style:name="T253" style:family="text">
      <style:text-properties fo:font-weight="normal" officeooo:rsid="0394a79f" style:font-weight-asian="normal" style:font-weight-complex="normal"/>
    </style:style>
    <style:style style:name="T254" style:family="text">
      <style:text-properties fo:font-weight="normal" officeooo:rsid="039582b6" style:font-weight-asian="normal" style:font-weight-complex="normal"/>
    </style:style>
    <style:style style:name="T255" style:family="text">
      <style:text-properties fo:font-weight="normal" officeooo:rsid="0399ef91" style:font-weight-asian="normal" style:font-weight-complex="normal"/>
    </style:style>
    <style:style style:name="T256" style:family="text">
      <style:text-properties fo:font-weight="normal" officeooo:rsid="03a22041" style:font-weight-asian="normal" style:font-weight-complex="normal"/>
    </style:style>
    <style:style style:name="T257" style:family="text">
      <style:text-properties fo:font-weight="normal" officeooo:rsid="03a417e5" style:font-weight-asian="normal" style:font-weight-complex="normal"/>
    </style:style>
    <style:style style:name="T258" style:family="text">
      <style:text-properties fo:font-weight="normal" officeooo:rsid="0377d77f" style:font-weight-asian="normal" style:font-weight-complex="normal"/>
    </style:style>
    <style:style style:name="T259" style:family="text">
      <style:text-properties fo:font-weight="normal" officeooo:rsid="03f2c5d1" style:font-weight-asian="normal" style:font-weight-complex="normal"/>
    </style:style>
    <style:style style:name="T260" style:family="text">
      <style:text-properties fo:font-weight="normal" officeooo:rsid="03f4f4f9" style:font-weight-asian="normal" style:font-weight-complex="normal"/>
    </style:style>
    <style:style style:name="T261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262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263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264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265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266" style:family="text">
      <style:text-properties officeooo:rsid="0099f758"/>
    </style:style>
    <style:style style:name="T267" style:family="text">
      <style:text-properties officeooo:rsid="009fb0b9"/>
    </style:style>
    <style:style style:name="T268" style:family="text">
      <style:text-properties officeooo:rsid="00a68766"/>
    </style:style>
    <style:style style:name="T269" style:family="text">
      <style:text-properties officeooo:rsid="00a7197b"/>
    </style:style>
    <style:style style:name="T270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271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272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273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274" style:family="text">
      <style:text-properties officeooo:rsid="00be4500"/>
    </style:style>
    <style:style style:name="T275" style:family="text">
      <style:text-properties style:font-name="Liberation Serif1" officeooo:rsid="00c4fcfb" style:font-name-asian="Liberation Serif1" style:font-name-complex="Liberation Serif1"/>
    </style:style>
    <style:style style:name="T276" style:family="text">
      <style:text-properties style:font-name="Liberation Serif1" officeooo:rsid="00dec184" style:font-name-asian="Liberation Serif1" style:font-name-complex="Liberation Serif1"/>
    </style:style>
    <style:style style:name="T277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278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279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280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281" style:family="text">
      <style:text-properties style:font-name="Liberation Serif1" fo:font-style="normal" style:text-underline-style="none" fo:font-weight="bold" officeooo:rsid="03b07332" style:font-name-asian="Liberation Serif1" style:font-style-asian="normal" style:font-weight-asian="bold" style:font-name-complex="Liberation Serif1" style:font-style-complex="normal" style:font-weight-complex="bold"/>
    </style:style>
    <style:style style:name="T282" style:family="text">
      <style:text-properties style:font-name="Liberation Serif1" fo:font-style="normal" style:text-underline-style="none" fo:font-weight="bold" officeooo:rsid="03b1e937" style:font-name-asian="Liberation Serif1" style:font-style-asian="normal" style:font-weight-asian="bold" style:font-name-complex="Liberation Serif1" style:font-style-complex="normal" style:font-weight-complex="bold"/>
    </style:style>
    <style:style style:name="T283" style:family="text">
      <style:text-properties style:font-name="Liberation Serif1" fo:font-style="normal" style:text-underline-style="none" fo:font-weight="bold" officeooo:rsid="02ae637f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284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85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86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87" style:family="text">
      <style:text-properties style:font-name="Liberation Serif1" fo:font-style="normal" style:text-underline-style="none" fo:font-weight="normal" officeooo:rsid="00dec18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88" style:family="text">
      <style:text-properties style:font-name="Liberation Serif1" fo:font-style="normal" style:text-underline-style="none" fo:font-weight="normal" officeooo:rsid="00d5b58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89" style:family="text">
      <style:text-properties style:font-name="Liberation Serif1" fo:font-style="normal" style:text-underline-style="none" fo:font-weight="normal" officeooo:rsid="0103769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90" style:family="text">
      <style:text-properties style:font-name="Liberation Serif1" fo:font-style="normal" style:text-underline-style="none" fo:font-weight="normal" officeooo:rsid="00dec184" style:font-name-asian="Liberation Serif1" style:font-style-asian="normal" style:font-weight-asian="normal" style:font-name-complex="Liberation Serif1" style:font-style-complex="normal" style:font-weight-complex="normal"/>
    </style:style>
    <style:style style:name="T291" style:family="text">
      <style:text-properties style:font-name="Liberation Serif1" fo:font-style="normal" style:text-underline-style="none" fo:font-weight="normal" officeooo:rsid="037f4d09" style:font-name-asian="Liberation Serif1" style:font-style-asian="normal" style:font-weight-asian="normal" style:font-name-complex="Liberation Serif1" style:font-style-complex="normal" style:font-weight-complex="normal"/>
    </style:style>
    <style:style style:name="T292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293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294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295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296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297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298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299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300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301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302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303" style:family="text">
      <style:text-properties style:font-name="Liberation Serif1" style:text-underline-style="none" officeooo:rsid="034d4023" style:font-name-asian="Liberation Serif1" style:font-style-asian="normal" style:font-name-complex="Liberation Serif1" style:font-style-complex="normal"/>
    </style:style>
    <style:style style:name="T304" style:family="text">
      <style:text-properties style:font-name="Liberation Serif1" style:text-underline-style="none" officeooo:rsid="03c46ef4" style:font-name-asian="Liberation Serif1" style:font-style-asian="normal" style:font-name-complex="Liberation Serif1" style:font-style-complex="normal"/>
    </style:style>
    <style:style style:name="T305" style:family="text">
      <style:text-properties style:font-name="Liberation Serif1" style:text-underline-style="none" officeooo:rsid="03c664ca" style:font-name-asian="Liberation Serif1" style:font-style-asian="normal" style:font-name-complex="Liberation Serif1" style:font-style-complex="normal"/>
    </style:style>
    <style:style style:name="T306" style:family="text">
      <style:text-properties style:font-name="Liberation Serif1" style:text-underline-style="none" officeooo:rsid="03cae4a2" style:font-name-asian="Liberation Serif1" style:font-style-asian="normal" style:font-name-complex="Liberation Serif1" style:font-style-complex="normal"/>
    </style:style>
    <style:style style:name="T307" style:family="text">
      <style:text-properties style:font-name="Liberation Serif1" style:text-underline-style="none" officeooo:rsid="03cd20f2" style:font-name-asian="Liberation Serif1" style:font-style-asian="normal" style:font-name-complex="Liberation Serif1" style:font-style-complex="normal"/>
    </style:style>
    <style:style style:name="T308" style:family="text">
      <style:text-properties style:font-name="Liberation Serif1" style:text-underline-style="none" officeooo:rsid="03eb2f8f" style:font-name-asian="Liberation Serif1" style:font-style-asian="normal" style:font-name-complex="Liberation Serif1" style:font-style-complex="normal"/>
    </style:style>
    <style:style style:name="T309" style:family="text">
      <style:text-properties style:font-name="Liberation Serif1" style:text-underline-style="none" officeooo:rsid="03ecd14c" style:font-name-asian="Liberation Serif1" style:font-style-asian="normal" style:font-name-complex="Liberation Serif1" style:font-style-complex="normal"/>
    </style:style>
    <style:style style:name="T310" style:family="text">
      <style:text-properties style:font-name="Liberation Serif1" style:text-underline-style="none" officeooo:rsid="03ecd99e" style:font-name-asian="Liberation Serif1" style:font-style-asian="normal" style:font-name-complex="Liberation Serif1" style:font-style-complex="normal"/>
    </style:style>
    <style:style style:name="T311" style:family="text">
      <style:text-properties style:font-name="Liberation Serif1" style:text-underline-style="none" officeooo:rsid="03f695ea" style:font-name-asian="Liberation Serif1" style:font-style-asian="normal" style:font-name-complex="Liberation Serif1" style:font-style-complex="normal"/>
    </style:style>
    <style:style style:name="T312" style:family="text">
      <style:text-properties style:font-name="Liberation Serif1" style:text-underline-style="none" officeooo:rsid="03f7c15f" style:font-name-asian="Liberation Serif1" style:font-style-asian="normal" style:font-name-complex="Liberation Serif1" style:font-style-complex="normal"/>
    </style:style>
    <style:style style:name="T313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314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315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316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7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8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9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0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1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2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3" style:family="text">
      <style:text-properties style:font-name="Liberation Serif1" style:text-underline-style="none" fo:font-weight="normal" officeooo:rsid="02ffc8e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4" style:family="text">
      <style:text-properties style:font-name="Liberation Serif1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5" style:family="text">
      <style:text-properties style:font-name="Liberation Serif1" style:text-underline-style="none" fo:font-weight="normal" officeooo:rsid="00dec18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6" style:family="text">
      <style:text-properties style:font-name="Liberation Serif1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7" style:family="text">
      <style:text-properties style:font-name="Liberation Serif1" style:text-underline-style="none" fo:font-weight="normal" officeooo:rsid="037f4d0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8" style:family="text">
      <style:text-properties style:font-name="Liberation Serif1" style:text-underline-style="none" fo:font-weight="normal" officeooo:rsid="03e1deb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9" style:family="text">
      <style:text-properties style:font-name="Liberation Serif1" style:text-underline-style="none" fo:font-weight="normal" officeooo:rsid="03f7c15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0" style:family="text">
      <style:text-properties style:font-name="Liberation Serif1" fo:font-style="italic" officeooo:rsid="00dec184" style:font-name-asian="Liberation Serif1" style:font-name-complex="Liberation Serif1"/>
    </style:style>
    <style:style style:name="T331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332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3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334" style:family="text">
      <style:text-properties style:font-name="Liberation Serif1" fo:font-style="italic" fo:font-weight="bold" officeooo:rsid="00dec184" style:font-name-asian="Liberation Serif1" style:font-weight-asian="bold" style:font-name-complex="Liberation Serif1" style:font-weight-complex="bold"/>
    </style:style>
    <style:style style:name="T335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336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37" style:family="text">
      <style:text-properties style:font-name="Liberation Serif1" fo:font-weight="normal" officeooo:rsid="00dec184" style:font-name-asian="Liberation Serif1" style:font-weight-asian="normal" style:font-name-complex="Liberation Serif1" style:font-weight-complex="normal"/>
    </style:style>
    <style:style style:name="T338" style:family="text">
      <style:text-properties officeooo:rsid="00d17671"/>
    </style:style>
    <style:style style:name="T339" style:family="text">
      <style:text-properties officeooo:rsid="00d20a1b"/>
    </style:style>
    <style:style style:name="T340" style:family="text">
      <style:text-properties officeooo:rsid="00d30059"/>
    </style:style>
    <style:style style:name="T341" style:family="text">
      <style:text-properties officeooo:rsid="00d3b6e5"/>
    </style:style>
    <style:style style:name="T342" style:family="text">
      <style:text-properties officeooo:rsid="00d4e75b"/>
    </style:style>
    <style:style style:name="T343" style:family="text">
      <style:text-properties officeooo:rsid="00b13985" style:font-weight-asian="bold" style:font-weight-complex="bold"/>
    </style:style>
    <style:style style:name="T344" style:family="text">
      <style:text-properties officeooo:rsid="009d9841" style:font-weight-asian="bold" style:font-weight-complex="bold"/>
    </style:style>
    <style:style style:name="T345" style:family="text">
      <style:text-properties officeooo:rsid="000f7979" style:font-weight-asian="bold" style:font-weight-complex="bold"/>
    </style:style>
    <style:style style:name="T346" style:family="text">
      <style:text-properties officeooo:rsid="009f4c9b" style:font-weight-asian="bold" style:font-weight-complex="bold"/>
    </style:style>
    <style:style style:name="T347" style:family="text">
      <style:text-properties officeooo:rsid="03b1e14f" style:font-weight-asian="bold" style:font-weight-complex="bold"/>
    </style:style>
    <style:style style:name="T348" style:family="text">
      <style:text-properties officeooo:rsid="03b29083" style:font-weight-asian="bold" style:font-weight-complex="bold"/>
    </style:style>
    <style:style style:name="T349" style:family="text">
      <style:text-properties officeooo:rsid="00ebb47d"/>
    </style:style>
    <style:style style:name="T350" style:family="text">
      <style:text-properties officeooo:rsid="00ed5b01"/>
    </style:style>
    <style:style style:name="T351" style:family="text">
      <style:text-properties fo:color="#784b04" fo:font-style="italic" style:text-underline-style="none" officeooo:rsid="00ed5b01" style:font-style-asian="normal" style:font-style-complex="normal"/>
    </style:style>
    <style:style style:name="T352" style:family="text">
      <style:text-properties fo:color="#784b04" fo:font-style="italic" style:text-underline-style="none" officeooo:rsid="00eda7a8" style:font-style-asian="normal" style:font-style-complex="normal"/>
    </style:style>
    <style:style style:name="T353" style:family="text">
      <style:text-properties fo:color="#784b04" fo:font-style="italic" style:text-underline-style="none" officeooo:rsid="00eec105" style:font-style-asian="normal" style:font-style-complex="normal"/>
    </style:style>
    <style:style style:name="T354" style:family="text">
      <style:text-properties fo:color="#784b04" fo:font-style="italic" style:text-underline-style="none" officeooo:rsid="0100a3d6" style:font-style-asian="normal" style:font-style-complex="normal"/>
    </style:style>
    <style:style style:name="T355" style:family="text">
      <style:text-properties fo:color="#784b04" fo:font-style="italic" style:text-underline-style="none" officeooo:rsid="01148304" style:font-style-asian="normal" style:font-style-complex="normal"/>
    </style:style>
    <style:style style:name="T356" style:family="text">
      <style:text-properties fo:color="#784b04" fo:font-style="italic" style:text-underline-style="none" officeooo:rsid="011dd8eb" style:font-style-asian="normal" style:font-style-complex="normal"/>
    </style:style>
    <style:style style:name="T357" style:family="text">
      <style:text-properties fo:color="#784b04" fo:font-style="italic" style:text-underline-style="none" officeooo:rsid="0123f608" style:font-style-asian="normal" style:font-style-complex="normal"/>
    </style:style>
    <style:style style:name="T358" style:family="text">
      <style:text-properties fo:color="#784b04" fo:font-style="italic" style:text-underline-style="none" officeooo:rsid="01465b56" style:font-style-asian="normal" style:font-style-complex="normal"/>
    </style:style>
    <style:style style:name="T359" style:family="text">
      <style:text-properties fo:color="#784b04" fo:font-style="italic" style:text-underline-style="none" officeooo:rsid="014b46e5" style:font-style-asian="normal" style:font-style-complex="normal"/>
    </style:style>
    <style:style style:name="T360" style:family="text">
      <style:text-properties fo:color="#784b04" fo:font-style="italic" style:text-underline-style="none" officeooo:rsid="01585f1f" style:font-style-asian="normal" style:font-style-complex="normal"/>
    </style:style>
    <style:style style:name="T361" style:family="text">
      <style:text-properties fo:color="#784b04" fo:font-style="italic" style:text-underline-style="none" officeooo:rsid="015a7278" style:font-style-asian="normal" style:font-style-complex="normal"/>
    </style:style>
    <style:style style:name="T362" style:family="text">
      <style:text-properties fo:color="#784b04" fo:font-style="italic" style:text-underline-style="none" officeooo:rsid="0164559d" style:font-style-asian="normal" style:font-style-complex="normal"/>
    </style:style>
    <style:style style:name="T363" style:family="text">
      <style:text-properties fo:color="#784b04" fo:font-style="italic" style:text-underline-style="none" officeooo:rsid="0167a8cc" style:font-style-asian="normal" style:font-style-complex="normal"/>
    </style:style>
    <style:style style:name="T364" style:family="text">
      <style:text-properties fo:color="#784b04" fo:font-style="italic" style:text-underline-style="none" officeooo:rsid="01696599" style:font-style-asian="normal" style:font-style-complex="normal"/>
    </style:style>
    <style:style style:name="T365" style:family="text">
      <style:text-properties fo:color="#784b04" fo:font-style="italic" style:text-underline-style="none" officeooo:rsid="016c63da" style:font-style-asian="normal" style:font-style-complex="normal"/>
    </style:style>
    <style:style style:name="T366" style:family="text">
      <style:text-properties fo:color="#784b04" fo:font-style="italic" style:text-underline-style="none" officeooo:rsid="016e4551" style:font-style-asian="normal" style:font-style-complex="normal"/>
    </style:style>
    <style:style style:name="T367" style:family="text">
      <style:text-properties fo:color="#784b04" fo:font-style="italic" style:text-underline-style="none" officeooo:rsid="0176ca3c" style:font-style-asian="normal" style:font-style-complex="normal"/>
    </style:style>
    <style:style style:name="T368" style:family="text">
      <style:text-properties fo:color="#784b04" fo:font-style="italic" style:text-underline-style="none" officeooo:rsid="017c7f61" style:font-style-asian="normal" style:font-style-complex="normal"/>
    </style:style>
    <style:style style:name="T369" style:family="text">
      <style:text-properties fo:color="#784b04" fo:font-style="italic" style:text-underline-style="none" officeooo:rsid="017e7557" style:font-style-asian="normal" style:font-style-complex="normal"/>
    </style:style>
    <style:style style:name="T370" style:family="text">
      <style:text-properties fo:color="#784b04" fo:font-style="italic" style:text-underline-style="none" officeooo:rsid="0188b1cd" style:font-style-asian="normal" style:font-style-complex="normal"/>
    </style:style>
    <style:style style:name="T371" style:family="text">
      <style:text-properties fo:color="#784b04" fo:font-style="italic" style:text-underline-style="none" officeooo:rsid="01e72cd1" style:font-style-asian="normal" style:font-style-complex="normal"/>
    </style:style>
    <style:style style:name="T372" style:family="text">
      <style:text-properties fo:color="#784b04" fo:font-style="italic" style:text-underline-style="none" officeooo:rsid="01f9159a" style:font-style-asian="normal" style:font-style-complex="normal"/>
    </style:style>
    <style:style style:name="T373" style:family="text">
      <style:text-properties fo:color="#784b04" fo:font-style="italic" style:text-underline-style="none" officeooo:rsid="01f93752" style:font-style-asian="normal" style:font-style-complex="normal"/>
    </style:style>
    <style:style style:name="T374" style:family="text">
      <style:text-properties fo:color="#784b04" fo:font-style="italic" style:text-underline-style="none" officeooo:rsid="02287e20" style:font-style-asian="normal" style:font-style-complex="normal"/>
    </style:style>
    <style:style style:name="T375" style:family="text">
      <style:text-properties fo:color="#784b04" fo:font-style="italic" style:text-underline-style="none" officeooo:rsid="023179eb" style:font-style-asian="normal" style:font-style-complex="normal"/>
    </style:style>
    <style:style style:name="T376" style:family="text">
      <style:text-properties fo:color="#784b04" fo:font-style="italic" style:text-underline-style="none" officeooo:rsid="02352daa" style:font-style-asian="normal" style:font-style-complex="normal"/>
    </style:style>
    <style:style style:name="T377" style:family="text">
      <style:text-properties fo:color="#784b04" fo:font-style="italic" style:text-underline-style="none" officeooo:rsid="02365318" style:font-style-asian="normal" style:font-style-complex="normal"/>
    </style:style>
    <style:style style:name="T378" style:family="text">
      <style:text-properties fo:color="#784b04" fo:font-style="italic" style:text-underline-style="none" officeooo:rsid="023b4625" style:font-style-asian="normal" style:font-style-complex="normal"/>
    </style:style>
    <style:style style:name="T379" style:family="text">
      <style:text-properties fo:color="#784b04" fo:font-style="italic" style:text-underline-style="none" officeooo:rsid="023dc202" style:font-style-asian="normal" style:font-style-complex="normal"/>
    </style:style>
    <style:style style:name="T380" style:family="text">
      <style:text-properties fo:color="#784b04" fo:font-style="italic" style:text-underline-style="none" officeooo:rsid="02448428" style:font-style-asian="normal" style:font-style-complex="normal"/>
    </style:style>
    <style:style style:name="T381" style:family="text">
      <style:text-properties fo:color="#784b04" fo:font-style="italic" style:text-underline-style="none" officeooo:rsid="024be18d" style:font-style-asian="normal" style:font-style-complex="normal"/>
    </style:style>
    <style:style style:name="T382" style:family="text">
      <style:text-properties fo:color="#784b04" fo:font-style="italic" style:text-underline-style="none" officeooo:rsid="02c0f8e2" style:font-style-asian="normal" style:font-style-complex="normal"/>
    </style:style>
    <style:style style:name="T383" style:family="text">
      <style:text-properties fo:color="#784b04" fo:font-style="italic" style:text-underline-style="none" officeooo:rsid="02c4a04e" style:font-style-asian="normal" style:font-style-complex="normal"/>
    </style:style>
    <style:style style:name="T384" style:family="text">
      <style:text-properties fo:color="#784b04" fo:font-style="italic" style:text-underline-style="none" officeooo:rsid="02c761f3" style:font-style-asian="normal" style:font-style-complex="normal"/>
    </style:style>
    <style:style style:name="T385" style:family="text">
      <style:text-properties fo:color="#784b04" fo:font-style="italic" style:text-underline-style="none" officeooo:rsid="02db57fb" style:font-style-asian="normal" style:font-style-complex="normal"/>
    </style:style>
    <style:style style:name="T386" style:family="text">
      <style:text-properties fo:color="#784b04" fo:font-style="italic" style:text-underline-style="none" officeooo:rsid="02dec53f" style:font-style-asian="normal" style:font-style-complex="normal"/>
    </style:style>
    <style:style style:name="T387" style:family="text">
      <style:text-properties fo:color="#784b04" fo:font-style="italic" style:text-underline-style="none" officeooo:rsid="02e396f5" style:font-style-asian="normal" style:font-style-complex="normal"/>
    </style:style>
    <style:style style:name="T388" style:family="text">
      <style:text-properties fo:color="#784b04" fo:font-style="italic" style:text-underline-style="none" officeooo:rsid="034b9662" style:font-style-asian="normal" style:font-style-complex="normal"/>
    </style:style>
    <style:style style:name="T389" style:family="text">
      <style:text-properties fo:color="#784b04" fo:font-style="italic" style:text-underline-style="none" officeooo:rsid="034d4023" style:font-style-asian="normal" style:font-style-complex="normal"/>
    </style:style>
    <style:style style:name="T390" style:family="text">
      <style:text-properties fo:color="#784b04" fo:font-style="italic" style:text-underline-style="none" officeooo:rsid="034fc8a8" style:font-style-asian="normal" style:font-style-complex="normal"/>
    </style:style>
    <style:style style:name="T391" style:family="text">
      <style:text-properties fo:color="#784b04" fo:font-style="italic" style:text-underline-style="none" officeooo:rsid="036b5f39" style:font-style-asian="normal" style:font-style-complex="normal"/>
    </style:style>
    <style:style style:name="T392" style:family="text">
      <style:text-properties fo:color="#784b04" fo:font-style="italic" style:text-underline-style="none" officeooo:rsid="0375b241" style:font-style-asian="normal" style:font-style-complex="normal"/>
    </style:style>
    <style:style style:name="T393" style:family="text">
      <style:text-properties fo:color="#784b04" fo:font-style="italic" style:text-underline-style="none" officeooo:rsid="038b2388" style:font-style-asian="normal" style:font-style-complex="normal"/>
    </style:style>
    <style:style style:name="T394" style:family="text">
      <style:text-properties fo:color="#784b04" fo:font-style="italic" style:text-underline-style="none" officeooo:rsid="0399ef91" style:font-style-asian="normal" style:font-style-complex="normal"/>
    </style:style>
    <style:style style:name="T395" style:family="text">
      <style:text-properties fo:color="#784b04" fo:font-style="italic" style:text-underline-style="none" officeooo:rsid="03a0799a" style:font-style-asian="normal" style:font-style-complex="normal"/>
    </style:style>
    <style:style style:name="T396" style:family="text">
      <style:text-properties fo:color="#784b04" fo:font-style="italic" style:text-underline-style="none" officeooo:rsid="03a22041" style:font-style-asian="normal" style:font-style-complex="normal"/>
    </style:style>
    <style:style style:name="T397" style:family="text">
      <style:text-properties fo:color="#784b04" fo:font-style="italic" style:text-underline-style="none" officeooo:rsid="03a417e5" style:font-style-asian="normal" style:font-style-complex="normal"/>
    </style:style>
    <style:style style:name="T398" style:family="text">
      <style:text-properties fo:color="#784b04" fo:font-style="italic" style:text-underline-style="none" officeooo:rsid="03b926b9" style:font-style-asian="normal" style:font-style-complex="normal"/>
    </style:style>
    <style:style style:name="T399" style:family="text">
      <style:text-properties fo:color="#784b04" fo:font-style="italic" style:text-underline-style="none" officeooo:rsid="03c46ef4" style:font-style-asian="normal" style:font-style-complex="normal"/>
    </style:style>
    <style:style style:name="T400" style:family="text">
      <style:text-properties fo:color="#784b04" fo:font-style="italic" style:text-underline-style="none" officeooo:rsid="03c7274a" style:font-style-asian="normal" style:font-style-complex="normal"/>
    </style:style>
    <style:style style:name="T401" style:family="text">
      <style:text-properties fo:color="#784b04" fo:font-style="italic" style:text-underline-style="none" officeooo:rsid="03c8e63e" style:font-style-asian="normal" style:font-style-complex="normal"/>
    </style:style>
    <style:style style:name="T402" style:family="text">
      <style:text-properties fo:color="#784b04" fo:font-style="italic" style:text-underline-style="none" officeooo:rsid="03c4f2ec" style:font-style-asian="normal" style:font-style-complex="normal"/>
    </style:style>
    <style:style style:name="T403" style:family="text">
      <style:text-properties fo:color="#784b04" fo:font-style="italic" style:text-underline-style="none" officeooo:rsid="03d95e4f" style:font-style-asian="normal" style:font-style-complex="normal"/>
    </style:style>
    <style:style style:name="T404" style:family="text">
      <style:text-properties fo:color="#784b04" fo:font-style="italic" style:text-underline-style="none" officeooo:rsid="03daf2a2" style:font-style-asian="normal" style:font-style-complex="normal"/>
    </style:style>
    <style:style style:name="T405" style:family="text">
      <style:text-properties fo:color="#784b04" fo:font-style="italic" style:text-underline-style="none" officeooo:rsid="03daf5e0" style:font-style-asian="normal" style:font-style-complex="normal"/>
    </style:style>
    <style:style style:name="T406" style:family="text">
      <style:text-properties fo:color="#784b04" fo:font-style="italic" style:text-underline-style="none" officeooo:rsid="03cae4a2" style:font-style-asian="normal" style:font-style-complex="normal"/>
    </style:style>
    <style:style style:name="T407" style:family="text">
      <style:text-properties fo:color="#784b04" fo:font-style="italic" style:text-underline-style="none" officeooo:rsid="03c9f13a" style:font-style-asian="normal" style:font-style-complex="normal"/>
    </style:style>
    <style:style style:name="T408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409" style:family="text">
      <style:text-properties fo:color="#784b04" fo:font-style="italic" officeooo:rsid="01853232"/>
    </style:style>
    <style:style style:name="T410" style:family="text">
      <style:text-properties fo:color="#784b04" fo:font-style="italic" officeooo:rsid="01be3fd8"/>
    </style:style>
    <style:style style:name="T411" style:family="text">
      <style:text-properties fo:color="#784b04" fo:font-style="italic" officeooo:rsid="01bf2aed"/>
    </style:style>
    <style:style style:name="T412" style:family="text">
      <style:text-properties fo:color="#784b04" fo:font-style="italic" officeooo:rsid="01c1d024"/>
    </style:style>
    <style:style style:name="T413" style:family="text">
      <style:text-properties fo:color="#784b04" fo:font-style="italic" officeooo:rsid="01c3c55b"/>
    </style:style>
    <style:style style:name="T414" style:family="text">
      <style:text-properties fo:color="#784b04" fo:font-style="italic" officeooo:rsid="01c580a7"/>
    </style:style>
    <style:style style:name="T415" style:family="text">
      <style:text-properties fo:color="#784b04" fo:font-style="italic" officeooo:rsid="01cb91a6"/>
    </style:style>
    <style:style style:name="T416" style:family="text">
      <style:text-properties fo:color="#784b04" fo:font-style="italic" officeooo:rsid="01cdc30e"/>
    </style:style>
    <style:style style:name="T417" style:family="text">
      <style:text-properties fo:color="#784b04" fo:font-style="italic" officeooo:rsid="01d7aff7"/>
    </style:style>
    <style:style style:name="T418" style:family="text">
      <style:text-properties fo:color="#784b04" fo:font-style="italic" officeooo:rsid="01d8e967"/>
    </style:style>
    <style:style style:name="T419" style:family="text">
      <style:text-properties fo:color="#784b04" fo:font-style="italic" officeooo:rsid="01d97a9f"/>
    </style:style>
    <style:style style:name="T420" style:family="text">
      <style:text-properties fo:color="#784b04" fo:font-style="italic" officeooo:rsid="01dae95f"/>
    </style:style>
    <style:style style:name="T421" style:family="text">
      <style:text-properties fo:color="#784b04" fo:font-style="italic" officeooo:rsid="01de6d40"/>
    </style:style>
    <style:style style:name="T422" style:family="text">
      <style:text-properties fo:color="#784b04" fo:font-style="italic" officeooo:rsid="01df5add"/>
    </style:style>
    <style:style style:name="T423" style:family="text">
      <style:text-properties fo:color="#784b04" fo:font-style="italic" officeooo:rsid="01e0f466"/>
    </style:style>
    <style:style style:name="T424" style:family="text">
      <style:text-properties fo:color="#784b04" fo:font-style="italic" officeooo:rsid="01e9f32c"/>
    </style:style>
    <style:style style:name="T425" style:family="text">
      <style:text-properties fo:color="#784b04" fo:font-style="italic" officeooo:rsid="01f93752"/>
    </style:style>
    <style:style style:name="T426" style:family="text">
      <style:text-properties fo:color="#784b04" fo:font-style="italic" officeooo:rsid="02085c57"/>
    </style:style>
    <style:style style:name="T427" style:family="text">
      <style:text-properties fo:color="#784b04" fo:font-style="italic" officeooo:rsid="020eaa53"/>
    </style:style>
    <style:style style:name="T428" style:family="text">
      <style:text-properties fo:color="#784b04" fo:font-style="italic" officeooo:rsid="02111036"/>
    </style:style>
    <style:style style:name="T429" style:family="text">
      <style:text-properties fo:color="#784b04" fo:font-style="italic" officeooo:rsid="0213cb51"/>
    </style:style>
    <style:style style:name="T430" style:family="text">
      <style:text-properties fo:color="#784b04" fo:font-style="italic" officeooo:rsid="0214b6b2"/>
    </style:style>
    <style:style style:name="T431" style:family="text">
      <style:text-properties fo:color="#784b04" fo:font-style="italic" officeooo:rsid="02223d51"/>
    </style:style>
    <style:style style:name="T432" style:family="text">
      <style:text-properties fo:color="#784b04" fo:font-style="italic" officeooo:rsid="02287e20"/>
    </style:style>
    <style:style style:name="T433" style:family="text">
      <style:text-properties fo:color="#784b04" fo:font-style="italic" officeooo:rsid="022dac16"/>
    </style:style>
    <style:style style:name="T434" style:family="text">
      <style:text-properties fo:color="#784b04" fo:font-style="italic" officeooo:rsid="023179eb"/>
    </style:style>
    <style:style style:name="T435" style:family="text">
      <style:text-properties fo:color="#784b04" fo:font-style="italic" officeooo:rsid="023b4625"/>
    </style:style>
    <style:style style:name="T436" style:family="text">
      <style:text-properties fo:color="#784b04" fo:font-style="italic" officeooo:rsid="023c6679"/>
    </style:style>
    <style:style style:name="T437" style:family="text">
      <style:text-properties fo:color="#784b04" fo:font-style="italic" officeooo:rsid="024be149"/>
    </style:style>
    <style:style style:name="T438" style:family="text">
      <style:text-properties fo:color="#784b04" fo:font-style="italic" officeooo:rsid="024be18d"/>
    </style:style>
    <style:style style:name="T439" style:family="text">
      <style:text-properties fo:color="#784b04" fo:font-style="italic" officeooo:rsid="024d4d90"/>
    </style:style>
    <style:style style:name="T440" style:family="text">
      <style:text-properties fo:color="#784b04" fo:font-style="italic" officeooo:rsid="00d17671"/>
    </style:style>
    <style:style style:name="T441" style:family="text">
      <style:text-properties fo:color="#784b04" fo:font-style="italic" officeooo:rsid="0272fdab"/>
    </style:style>
    <style:style style:name="T442" style:family="text">
      <style:text-properties fo:color="#784b04" fo:font-style="italic" officeooo:rsid="0276c68c"/>
    </style:style>
    <style:style style:name="T443" style:family="text">
      <style:text-properties fo:color="#784b04" fo:font-style="italic" officeooo:rsid="0278ec4e"/>
    </style:style>
    <style:style style:name="T444" style:family="text">
      <style:text-properties fo:color="#784b04" fo:font-style="italic" officeooo:rsid="027b85fa"/>
    </style:style>
    <style:style style:name="T445" style:family="text">
      <style:text-properties fo:color="#784b04" fo:font-style="italic" officeooo:rsid="02c4a04e"/>
    </style:style>
    <style:style style:name="T446" style:family="text">
      <style:text-properties fo:color="#784b04" fo:font-style="italic" officeooo:rsid="02c761f3"/>
    </style:style>
    <style:style style:name="T447" style:family="text">
      <style:text-properties fo:color="#784b04" fo:font-style="italic" officeooo:rsid="036a0c7a"/>
    </style:style>
    <style:style style:name="T448" style:family="text">
      <style:text-properties fo:color="#784b04" fo:font-style="italic" fo:font-weight="normal" officeooo:rsid="03874114" style:font-weight-asian="normal" style:font-weight-complex="normal"/>
    </style:style>
    <style:style style:name="T449" style:family="text">
      <style:text-properties fo:color="#784b04" fo:font-style="italic" fo:font-weight="normal" officeooo:rsid="038cb749" style:font-weight-asian="normal" style:font-weight-complex="normal"/>
    </style:style>
    <style:style style:name="T450" style:family="text">
      <style:text-properties fo:color="#784b04" fo:font-style="italic" fo:font-weight="normal" officeooo:rsid="038e8106" style:font-weight-asian="normal" style:font-weight-complex="normal"/>
    </style:style>
    <style:style style:name="T451" style:family="text">
      <style:text-properties fo:color="#784b04" fo:font-style="italic" fo:font-weight="normal" officeooo:rsid="0391f465" style:font-weight-asian="normal" style:font-weight-complex="normal"/>
    </style:style>
    <style:style style:name="T452" style:family="text">
      <style:text-properties fo:color="#784b04" fo:font-style="italic" fo:font-weight="normal" officeooo:rsid="0399ef91" style:font-weight-asian="normal" style:font-weight-complex="normal"/>
    </style:style>
    <style:style style:name="T453" style:family="text">
      <style:text-properties fo:color="#784b04" fo:font-style="italic" fo:font-weight="normal" officeooo:rsid="039c4701" style:font-weight-asian="normal" style:font-weight-complex="normal"/>
    </style:style>
    <style:style style:name="T454" style:family="text">
      <style:text-properties fo:color="#784b04" fo:font-style="italic" fo:font-weight="normal" officeooo:rsid="03a0799a" style:font-weight-asian="normal" style:font-weight-complex="normal"/>
    </style:style>
    <style:style style:name="T455" style:family="text">
      <style:text-properties fo:color="#784b04" fo:font-style="italic" fo:font-weight="normal" officeooo:rsid="03a18b6d" style:font-weight-asian="normal" style:font-weight-complex="normal"/>
    </style:style>
    <style:style style:name="T456" style:family="text">
      <style:text-properties fo:color="#784b04" fo:font-style="italic" fo:font-weight="normal" officeooo:rsid="03a22041" style:font-weight-asian="normal" style:font-weight-complex="normal"/>
    </style:style>
    <style:style style:name="T457" style:family="text">
      <style:text-properties fo:color="#784b04" fo:font-style="italic" fo:font-weight="normal" officeooo:rsid="03a417e5" style:font-weight-asian="normal" style:font-weight-complex="normal"/>
    </style:style>
    <style:style style:name="T458" style:family="text">
      <style:text-properties fo:color="#784b04" fo:font-style="italic" fo:font-weight="normal" officeooo:rsid="03be0fa6" style:font-weight-asian="normal" style:font-weight-complex="normal"/>
    </style:style>
    <style:style style:name="T459" style:family="text">
      <style:text-properties fo:color="#784b04" fo:font-style="italic" fo:font-weight="normal" officeooo:rsid="03dc913a" style:font-weight-asian="normal" style:font-weight-complex="normal"/>
    </style:style>
    <style:style style:name="T460" style:family="text">
      <style:text-properties fo:color="#784b04" fo:font-style="italic" fo:font-weight="normal" officeooo:rsid="03e005fc" style:font-weight-asian="normal" style:font-weight-complex="normal"/>
    </style:style>
    <style:style style:name="T461" style:family="text">
      <style:text-properties fo:color="#784b04" fo:font-style="italic" fo:font-weight="normal" officeooo:rsid="03e1debd" style:font-weight-asian="normal" style:font-weight-complex="normal"/>
    </style:style>
    <style:style style:name="T462" style:family="text">
      <style:text-properties fo:color="#784b04" fo:font-style="italic" fo:font-weight="bold" officeooo:rsid="037f4d09" style:font-weight-asian="bold" style:font-weight-complex="bold"/>
    </style:style>
    <style:style style:name="T463" style:family="text">
      <style:text-properties fo:color="#784b04" fo:font-style="italic" fo:font-weight="bold" officeooo:rsid="03c4f2ec" style:font-weight-asian="bold" style:font-weight-complex="bold"/>
    </style:style>
    <style:style style:name="T464" style:family="text">
      <style:text-properties fo:color="#784b04" fo:font-style="italic" officeooo:rsid="038cb749"/>
    </style:style>
    <style:style style:name="T465" style:family="text">
      <style:text-properties fo:color="#784b04" fo:font-style="italic" officeooo:rsid="03a417e5"/>
    </style:style>
    <style:style style:name="T466" style:family="text">
      <style:text-properties fo:color="#784b04" fo:font-style="italic" officeooo:rsid="03b926b9"/>
    </style:style>
    <style:style style:name="T467" style:family="text">
      <style:text-properties fo:color="#784b04" fo:font-style="italic" officeooo:rsid="03c4f2ec"/>
    </style:style>
    <style:style style:name="T468" style:family="text">
      <style:text-properties fo:color="#784b04" fo:font-style="italic" officeooo:rsid="03c9f13a"/>
    </style:style>
    <style:style style:name="T469" style:family="text">
      <style:text-properties fo:color="#784b04" fo:font-style="italic" officeooo:rsid="03cae4a2"/>
    </style:style>
    <style:style style:name="T470" style:family="text">
      <style:text-properties fo:color="#784b04" fo:font-style="italic" officeooo:rsid="03e5e737"/>
    </style:style>
    <style:style style:name="T471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472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473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474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475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476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477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478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479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480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481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482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483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484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485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486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487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488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489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490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491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492" style:family="text">
      <style:text-properties fo:color="#784b04" style:font-name="Liberation Serif1" fo:font-style="italic" style:text-underline-style="none" officeooo:rsid="034d4023" style:font-name-asian="Liberation Serif1" style:font-style-asian="normal" style:font-name-complex="Liberation Serif1" style:font-style-complex="normal"/>
    </style:style>
    <style:style style:name="T493" style:family="text">
      <style:text-properties fo:color="#784b04" style:font-name="Liberation Serif1" fo:font-style="italic" style:text-underline-style="none" officeooo:rsid="034fc8a8" style:font-name-asian="Liberation Serif1" style:font-style-asian="normal" style:font-name-complex="Liberation Serif1" style:font-style-complex="normal"/>
    </style:style>
    <style:style style:name="T494" style:family="text">
      <style:text-properties fo:color="#784b04" style:font-name="Liberation Serif1" fo:font-style="italic" style:text-underline-style="none" officeooo:rsid="03bac138" style:font-name-asian="Liberation Serif1" style:font-style-asian="normal" style:font-name-complex="Liberation Serif1" style:font-style-complex="normal"/>
    </style:style>
    <style:style style:name="T495" style:family="text">
      <style:text-properties fo:color="#784b04" style:font-name="Liberation Serif1" fo:font-style="italic" style:text-underline-style="none" officeooo:rsid="03bc1798" style:font-name-asian="Liberation Serif1" style:font-style-asian="normal" style:font-name-complex="Liberation Serif1" style:font-style-complex="normal"/>
    </style:style>
    <style:style style:name="T496" style:family="text">
      <style:text-properties fo:color="#784b04" style:font-name="Liberation Serif1" fo:font-style="italic" style:text-underline-style="none" officeooo:rsid="03c664ca" style:font-name-asian="Liberation Serif1" style:font-style-asian="normal" style:font-name-complex="Liberation Serif1" style:font-style-complex="normal"/>
    </style:style>
    <style:style style:name="T497" style:family="text">
      <style:text-properties fo:color="#784b04" style:font-name="Liberation Serif1" fo:font-style="italic" style:text-underline-style="none" officeooo:rsid="03c4f2ec" style:font-name-asian="Liberation Serif1" style:font-style-asian="normal" style:font-name-complex="Liberation Serif1" style:font-style-complex="normal"/>
    </style:style>
    <style:style style:name="T498" style:family="text">
      <style:text-properties fo:color="#784b04" style:font-name="Liberation Serif1" fo:font-style="italic" style:text-underline-style="none" officeooo:rsid="03cae4a2" style:font-name-asian="Liberation Serif1" style:font-style-asian="normal" style:font-name-complex="Liberation Serif1" style:font-style-complex="normal"/>
    </style:style>
    <style:style style:name="T499" style:family="text">
      <style:text-properties fo:color="#784b04" style:font-name="Liberation Serif1" fo:font-style="italic" style:text-underline-style="none" officeooo:rsid="03dd9bb4" style:font-name-asian="Liberation Serif1" style:font-style-asian="normal" style:font-name-complex="Liberation Serif1" style:font-style-complex="normal"/>
    </style:style>
    <style:style style:name="T500" style:family="text">
      <style:text-properties fo:color="#784b04" style:font-name="Liberation Serif1" fo:font-style="italic" style:text-underline-style="none" officeooo:rsid="03ecd14c" style:font-name-asian="Liberation Serif1" style:font-style-asian="normal" style:font-name-complex="Liberation Serif1" style:font-style-complex="normal"/>
    </style:style>
    <style:style style:name="T501" style:family="text">
      <style:text-properties fo:color="#784b04" style:font-name="Liberation Serif1" fo:font-style="italic" style:text-underline-style="none" officeooo:rsid="03ecd99e" style:font-name-asian="Liberation Serif1" style:font-style-asian="normal" style:font-name-complex="Liberation Serif1" style:font-style-complex="normal"/>
    </style:style>
    <style:style style:name="T502" style:family="text">
      <style:text-properties fo:color="#784b04" style:font-name="Liberation Serif1" fo:font-style="italic" style:text-underline-style="none" officeooo:rsid="03f695ea" style:font-name-asian="Liberation Serif1" style:font-style-asian="normal" style:font-name-complex="Liberation Serif1" style:font-style-complex="normal"/>
    </style:style>
    <style:style style:name="T503" style:family="text">
      <style:text-properties fo:color="#784b04" style:font-name="Liberation Serif1" fo:font-style="italic" style:text-underline-style="none" officeooo:rsid="03f7c15f" style:font-name-asian="Liberation Serif1" style:font-style-asian="normal" style:font-name-complex="Liberation Serif1" style:font-style-complex="normal"/>
    </style:style>
    <style:style style:name="T504" style:family="text">
      <style:text-properties fo:color="#784b04" style:font-name="Liberation Serif1" fo:font-style="italic" style:text-underline-style="none" officeooo:rsid="03f829d6" style:font-name-asian="Liberation Serif1" style:font-style-asian="normal" style:font-name-complex="Liberation Serif1" style:font-style-complex="normal"/>
    </style:style>
    <style:style style:name="T505" style:family="text">
      <style:text-properties fo:color="#784b04" style:font-name="Liberation Serif1" fo:font-style="italic" style:text-underline-style="none" officeooo:rsid="03fb385a" style:font-name-asian="Liberation Serif1" style:font-style-asian="normal" style:font-name-complex="Liberation Serif1" style:font-style-complex="normal"/>
    </style:style>
    <style:style style:name="T506" style:family="text">
      <style:text-properties fo:color="#784b04" style:font-name="Liberation Serif1" fo:font-style="italic" style:text-underline-style="none" officeooo:rsid="03fc015e" style:font-name-asian="Liberation Serif1" style:font-style-asian="normal" style:font-name-complex="Liberation Serif1" style:font-style-complex="normal"/>
    </style:style>
    <style:style style:name="T507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508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09" style:family="text">
      <style:text-properties fo:color="#784b04" style:font-name="Liberation Serif1" fo:font-style="italic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10" style:family="text">
      <style:text-properties fo:color="#784b04" style:font-name="Liberation Serif1" fo:font-style="italic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11" style:family="text">
      <style:text-properties fo:color="#784b04" style:font-name="Liberation Serif1" fo:font-style="italic" style:text-underline-style="none" fo:font-weight="normal" officeooo:rsid="03e005f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12" style:family="text">
      <style:text-properties fo:color="#784b04" style:font-name="Liberation Serif1" fo:font-style="italic" style:text-underline-style="none" fo:font-weight="normal" officeooo:rsid="03f7c15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13" style:family="text">
      <style:text-properties fo:color="#784b04" style:font-name="Liberation Serif1" fo:font-style="italic" style:text-underline-style="none" fo:font-weight="normal" officeooo:rsid="03be0fa6" style:font-name-asian="Liberation Serif1" style:font-style-asian="normal" style:font-weight-asian="normal" style:font-name-complex="Liberation Serif1" style:font-style-complex="normal" style:font-weight-complex="normal"/>
    </style:style>
    <style:style style:name="T514" style:family="text">
      <style:text-properties fo:color="#784b04" style:font-name="Liberation Serif1" fo:font-style="italic" style:text-underline-style="none" fo:font-weight="normal" officeooo:rsid="03dc913a" style:font-name-asian="Liberation Serif1" style:font-style-asian="normal" style:font-weight-asian="normal" style:font-name-complex="Liberation Serif1" style:font-style-complex="normal" style:font-weight-complex="normal"/>
    </style:style>
    <style:style style:name="T515" style:family="text">
      <style:text-properties fo:color="#784b04" style:font-name="Liberation Serif1" fo:font-style="italic" fo:font-weight="normal" officeooo:rsid="03dc913a" style:font-name-asian="Liberation Serif1" style:font-weight-asian="normal" style:font-name-complex="Liberation Serif1" style:font-weight-complex="normal"/>
    </style:style>
    <style:style style:name="T516" style:family="text">
      <style:text-properties fo:color="#784b04" fo:font-style="normal" style:text-underline-style="none" officeooo:rsid="00d5b58b" style:font-style-asian="normal" style:font-style-complex="normal"/>
    </style:style>
    <style:style style:name="T517" style:family="text">
      <style:text-properties officeooo:rsid="00f06cbd"/>
    </style:style>
    <style:style style:name="T518" style:family="text">
      <style:text-properties officeooo:rsid="00f24be5"/>
    </style:style>
    <style:style style:name="T519" style:family="text">
      <style:text-properties officeooo:rsid="011150ba"/>
    </style:style>
    <style:style style:name="T520" style:family="text">
      <style:text-properties officeooo:rsid="01148304"/>
    </style:style>
    <style:style style:name="T521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522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523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524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525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526" style:family="text">
      <style:text-properties fo:font-size="16pt" officeooo:rsid="01bd0f67" fo:background-color="#ffaa95" loext:char-shading-value="0"/>
    </style:style>
    <style:style style:name="T527" style:family="text">
      <style:text-properties fo:font-size="16pt" officeooo:rsid="01c1d024" fo:background-color="#ffaa95" loext:char-shading-value="0"/>
    </style:style>
    <style:style style:name="T528" style:family="text">
      <style:text-properties fo:font-size="16pt" officeooo:rsid="01cb91a6" fo:background-color="#ffaa95" loext:char-shading-value="0"/>
    </style:style>
    <style:style style:name="T529" style:family="text">
      <style:text-properties fo:font-size="16pt" officeooo:rsid="01d4e3ac" fo:background-color="#ffaa95" loext:char-shading-value="0"/>
    </style:style>
    <style:style style:name="T530" style:family="text">
      <style:text-properties fo:font-size="16pt" officeooo:rsid="01dcf296" fo:background-color="#ffaa95" loext:char-shading-value="0"/>
    </style:style>
    <style:style style:name="T531" style:family="text">
      <style:text-properties fo:font-size="16pt" officeooo:rsid="03991574" fo:background-color="#ffaa95" loext:char-shading-value="0"/>
    </style:style>
    <style:style style:name="T532" style:family="text">
      <style:text-properties fo:font-size="16pt" officeooo:rsid="03a22041" fo:background-color="#ffaa95" loext:char-shading-value="0"/>
    </style:style>
    <style:style style:name="T533" style:family="text">
      <style:text-properties fo:font-size="16pt" officeooo:rsid="03a417e5" fo:background-color="#ffaa95" loext:char-shading-value="0"/>
    </style:style>
    <style:style style:name="T534" style:family="text">
      <style:text-properties fo:font-size="16pt" fo:font-weight="normal" officeooo:rsid="034b4241" fo:background-color="#ffaa95" loext:char-shading-value="0" style:font-weight-asian="normal" style:font-weight-complex="normal"/>
    </style:style>
    <style:style style:name="T535" style:family="text">
      <style:text-properties officeooo:rsid="011dd8eb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officeooo:rsid="008ff5f8" style:font-weight-asian="bold" style:font-weight-complex="bold"/>
    </style:style>
    <style:style style:name="T538" style:family="text">
      <style:text-properties fo:font-weight="bold" officeooo:rsid="012c9dc2" style:font-weight-asian="bold" style:font-weight-complex="bold"/>
    </style:style>
    <style:style style:name="T539" style:family="text">
      <style:text-properties fo:font-weight="bold" officeooo:rsid="012e0cec" style:font-weight-asian="bold" style:font-weight-complex="bold"/>
    </style:style>
    <style:style style:name="T540" style:family="text">
      <style:text-properties fo:font-weight="bold" officeooo:rsid="013181a4" style:font-weight-asian="bold" style:font-weight-complex="bold"/>
    </style:style>
    <style:style style:name="T541" style:family="text">
      <style:text-properties fo:font-weight="bold" officeooo:rsid="0133eab2" style:font-weight-asian="bold" style:font-weight-complex="bold"/>
    </style:style>
    <style:style style:name="T542" style:family="text">
      <style:text-properties fo:font-weight="bold" officeooo:rsid="00d4e75b" style:font-weight-asian="bold" style:font-weight-complex="bold"/>
    </style:style>
    <style:style style:name="T543" style:family="text">
      <style:text-properties fo:font-weight="bold" officeooo:rsid="01853232" style:font-weight-asian="bold" style:font-weight-complex="bold"/>
    </style:style>
    <style:style style:name="T544" style:family="text">
      <style:text-properties fo:font-weight="bold" officeooo:rsid="0206ee81" style:font-weight-asian="bold" style:font-weight-complex="bold"/>
    </style:style>
    <style:style style:name="T545" style:family="text">
      <style:text-properties fo:font-weight="bold" officeooo:rsid="00d17671" style:font-weight-asian="bold" style:font-weight-complex="bold"/>
    </style:style>
    <style:style style:name="T546" style:family="text">
      <style:text-properties fo:font-weight="bold" officeooo:rsid="01ac723b" style:font-weight-asian="bold" style:font-weight-complex="bold"/>
    </style:style>
    <style:style style:name="T547" style:family="text">
      <style:text-properties fo:font-weight="bold" officeooo:rsid="02b7df84" style:font-weight-asian="bold" style:font-weight-complex="bold"/>
    </style:style>
    <style:style style:name="T548" style:family="text">
      <style:text-properties fo:font-weight="bold" officeooo:rsid="037683ff" style:font-weight-asian="bold" style:font-weight-complex="bold"/>
    </style:style>
    <style:style style:name="T549" style:family="text">
      <style:text-properties fo:font-weight="bold" officeooo:rsid="037f4d09" style:font-weight-asian="bold" style:font-weight-complex="bold"/>
    </style:style>
    <style:style style:name="T550" style:family="text">
      <style:text-properties fo:font-weight="bold" officeooo:rsid="0384da27" style:font-weight-asian="bold" style:font-weight-complex="bold"/>
    </style:style>
    <style:style style:name="T551" style:family="text">
      <style:text-properties fo:font-weight="bold" officeooo:rsid="038f3ed0" style:font-weight-asian="bold" style:font-weight-complex="bold"/>
    </style:style>
    <style:style style:name="T552" style:family="text">
      <style:text-properties fo:font-weight="bold" officeooo:rsid="03a22041" style:font-weight-asian="bold" style:font-weight-complex="bold"/>
    </style:style>
    <style:style style:name="T553" style:family="text">
      <style:text-properties fo:font-weight="bold" officeooo:rsid="0394a79f" style:font-weight-asian="bold" style:font-weight-complex="bold"/>
    </style:style>
    <style:style style:name="T554" style:family="text">
      <style:text-properties fo:font-weight="bold" officeooo:rsid="03e1debd" style:font-weight-asian="bold" style:font-weight-complex="bold"/>
    </style:style>
    <style:style style:name="T555" style:family="text">
      <style:text-properties fo:color="#f10d0c" fo:font-style="normal" style:text-underline-style="none" officeooo:rsid="01541640" style:font-style-asian="normal" style:font-style-complex="normal"/>
    </style:style>
    <style:style style:name="T556" style:family="text">
      <style:text-properties fo:color="#f10d0c" fo:font-style="normal" style:text-underline-style="none" officeooo:rsid="015ff9c9" style:font-style-asian="normal" style:font-style-complex="normal"/>
    </style:style>
    <style:style style:name="T557" style:family="text">
      <style:text-properties fo:color="#f10d0c" fo:font-style="normal" style:text-underline-style="none" officeooo:rsid="00cfe32a" style:font-style-asian="normal" style:font-style-complex="normal"/>
    </style:style>
    <style:style style:name="T558" style:family="text">
      <style:text-properties fo:color="#f10d0c" fo:font-style="normal" style:text-underline-style="none" officeooo:rsid="0174bd2c" style:font-style-asian="normal" style:font-style-complex="normal"/>
    </style:style>
    <style:style style:name="T559" style:family="text">
      <style:text-properties fo:color="#f10d0c" officeooo:rsid="017915bb"/>
    </style:style>
    <style:style style:name="T560" style:family="text">
      <style:text-properties officeooo:rsid="01465b56"/>
    </style:style>
    <style:style style:name="T561" style:family="text">
      <style:text-properties officeooo:rsid="01541640"/>
    </style:style>
    <style:style style:name="T562" style:family="text">
      <style:text-properties officeooo:rsid="0157a40b"/>
    </style:style>
    <style:style style:name="T563" style:family="text">
      <style:text-properties style:use-window-font-color="true" fo:font-size="14pt" fo:font-weight="bold" officeooo:rsid="02174862" loext:padding="0.049cm" loext:border="0.06pt solid #000000"/>
    </style:style>
    <style:style style:name="T564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565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566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567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568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569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570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571" style:family="text">
      <style:text-properties style:use-window-font-color="true" fo:font-size="14pt" fo:font-style="normal" style:text-underline-style="none" fo:font-weight="bold" officeooo:rsid="02fa4549" style:font-size-asian="10pt" style:font-style-asian="normal" style:font-size-complex="10pt" style:font-style-complex="normal" loext:padding="0.049cm" loext:border="0.06pt solid #000000"/>
    </style:style>
    <style:style style:name="T572" style:family="text">
      <style:text-properties style:use-window-font-color="true" fo:font-size="14pt" fo:font-style="normal" style:text-underline-style="none" fo:font-weight="bold" officeooo:rsid="0306af89" style:font-size-asian="10pt" style:font-style-asian="normal" style:font-size-complex="10pt" style:font-style-complex="normal" loext:padding="0.049cm" loext:border="0.06pt solid #000000"/>
    </style:style>
    <style:style style:name="T573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574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575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576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577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78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579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580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581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582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583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584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585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586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587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588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589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590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591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592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593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594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595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596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597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598" style:family="text">
      <style:text-properties style:use-window-font-color="true" fo:font-style="normal" style:text-underline-style="none" officeooo:rsid="034b9662" style:font-style-asian="normal" style:font-style-complex="normal"/>
    </style:style>
    <style:style style:name="T599" style:family="text">
      <style:text-properties style:use-window-font-color="true" fo:font-style="normal" style:text-underline-style="none" officeooo:rsid="034d4023" style:font-style-asian="normal" style:font-style-complex="normal"/>
    </style:style>
    <style:style style:name="T600" style:family="text">
      <style:text-properties style:use-window-font-color="true" fo:font-style="normal" style:text-underline-style="none" officeooo:rsid="0375b241" style:font-style-asian="normal" style:font-style-complex="normal"/>
    </style:style>
    <style:style style:name="T601" style:family="text">
      <style:text-properties style:use-window-font-color="true" fo:font-style="normal" style:text-underline-style="none" officeooo:rsid="038b2388" style:font-style-asian="normal" style:font-style-complex="normal"/>
    </style:style>
    <style:style style:name="T602" style:family="text">
      <style:text-properties style:use-window-font-color="true" fo:font-style="normal" style:text-underline-style="none" officeooo:rsid="0399ef91" style:font-style-asian="normal" style:font-style-complex="normal"/>
    </style:style>
    <style:style style:name="T603" style:family="text">
      <style:text-properties style:use-window-font-color="true" fo:font-style="normal" style:text-underline-style="none" officeooo:rsid="03a0799a" style:font-style-asian="normal" style:font-style-complex="normal"/>
    </style:style>
    <style:style style:name="T604" style:family="text">
      <style:text-properties style:use-window-font-color="true" fo:font-style="normal" style:text-underline-style="none" officeooo:rsid="03b926b9" style:font-style-asian="normal" style:font-style-complex="normal"/>
    </style:style>
    <style:style style:name="T605" style:family="text">
      <style:text-properties style:use-window-font-color="true" fo:font-style="normal" style:text-underline-style="none" officeooo:rsid="03bc1798" style:font-style-asian="normal" style:font-style-complex="normal"/>
    </style:style>
    <style:style style:name="T606" style:family="text">
      <style:text-properties style:use-window-font-color="true" fo:font-style="normal" style:text-underline-style="none" officeooo:rsid="03c46ef4" style:font-style-asian="normal" style:font-style-complex="normal"/>
    </style:style>
    <style:style style:name="T607" style:family="text">
      <style:text-properties style:use-window-font-color="true" fo:font-style="normal" style:text-underline-style="none" officeooo:rsid="03c664ca" style:font-style-asian="normal" style:font-style-complex="normal"/>
    </style:style>
    <style:style style:name="T608" style:family="text">
      <style:text-properties style:use-window-font-color="true" fo:font-style="normal" style:text-underline-style="none" officeooo:rsid="03c7274a" style:font-style-asian="normal" style:font-style-complex="normal"/>
    </style:style>
    <style:style style:name="T609" style:family="text">
      <style:text-properties style:use-window-font-color="true" fo:font-style="normal" style:text-underline-style="none" officeooo:rsid="03c8e63e" style:font-style-asian="normal" style:font-style-complex="normal"/>
    </style:style>
    <style:style style:name="T610" style:family="text">
      <style:text-properties style:use-window-font-color="true" fo:font-style="normal" style:text-underline-style="none" officeooo:rsid="03ce8475" style:font-style-asian="normal" style:font-style-complex="normal"/>
    </style:style>
    <style:style style:name="T611" style:family="text">
      <style:text-properties style:use-window-font-color="true" fo:font-style="normal" style:text-underline-style="none" officeooo:rsid="03d1709c" style:font-style-asian="normal" style:font-style-complex="normal"/>
    </style:style>
    <style:style style:name="T612" style:family="text">
      <style:text-properties style:use-window-font-color="true" fo:font-style="normal" style:text-underline-style="none" officeooo:rsid="03d95e4f" style:font-style-asian="normal" style:font-style-complex="normal"/>
    </style:style>
    <style:style style:name="T613" style:family="text">
      <style:text-properties style:use-window-font-color="true" fo:font-style="normal" style:text-underline-style="none" officeooo:rsid="03daf5e0" style:font-style-asian="normal" style:font-style-complex="normal"/>
    </style:style>
    <style:style style:name="T614" style:family="text">
      <style:text-properties style:use-window-font-color="true" fo:font-style="normal" style:text-underline-style="none" officeooo:rsid="03dbb098" style:font-style-asian="normal" style:font-style-complex="normal"/>
    </style:style>
    <style:style style:name="T615" style:family="text">
      <style:text-properties style:use-window-font-color="true" fo:font-style="normal" style:text-underline-style="none" officeooo:rsid="03ea3f93" style:font-style-asian="normal" style:font-style-complex="normal"/>
    </style:style>
    <style:style style:name="T616" style:family="text">
      <style:text-properties style:use-window-font-color="true" fo:font-style="normal" style:text-underline-style="none" officeooo:rsid="03eb2f8f" style:font-style-asian="normal" style:font-style-complex="normal"/>
    </style:style>
    <style:style style:name="T617" style:family="text">
      <style:text-properties style:use-window-font-color="true" fo:font-style="normal" style:text-underline-style="none" officeooo:rsid="03ec32f9" style:font-style-asian="normal" style:font-style-complex="normal"/>
    </style:style>
    <style:style style:name="T618" style:family="text">
      <style:text-properties style:use-window-font-color="true" fo:font-style="normal" style:text-underline-style="none" officeooo:rsid="03ecd99e" style:font-style-asian="normal" style:font-style-complex="normal"/>
    </style:style>
    <style:style style:name="T619" style:family="text">
      <style:text-properties style:use-window-font-color="true" fo:font-style="normal" style:text-underline-style="none" officeooo:rsid="03ed50a4" style:font-style-asian="normal" style:font-style-complex="normal"/>
    </style:style>
    <style:style style:name="T620" style:family="text">
      <style:text-properties style:use-window-font-color="true" fo:font-style="normal" style:text-underline-style="none" officeooo:rsid="03eefd41" style:font-style-asian="normal" style:font-style-complex="normal"/>
    </style:style>
    <style:style style:name="T621" style:family="text">
      <style:text-properties style:use-window-font-color="true" fo:font-style="normal" style:text-underline-style="none" officeooo:rsid="03f695ea" style:font-style-asian="normal" style:font-style-complex="normal"/>
    </style:style>
    <style:style style:name="T622" style:family="text">
      <style:text-properties style:use-window-font-color="true" fo:font-style="normal" style:text-underline-style="none" officeooo:rsid="03fb385a" style:font-style-asian="normal" style:font-style-complex="normal"/>
    </style:style>
    <style:style style:name="T623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624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625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626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627" style:family="text">
      <style:text-properties style:use-window-font-color="true"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628" style:family="text">
      <style:text-properties style:use-window-font-color="true"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629" style:family="text">
      <style:text-properties style:use-window-font-color="true" fo:font-style="normal" style:text-underline-style="none" fo:font-weight="normal" officeooo:rsid="03712340" style:font-size-asian="10pt" style:font-style-asian="normal" style:font-weight-asian="normal" style:font-size-complex="10pt" style:font-style-complex="normal" style:font-weight-complex="normal"/>
    </style:style>
    <style:style style:name="T630" style:family="text">
      <style:text-properties style:use-window-font-color="true" fo:font-style="normal" style:text-underline-style="none" fo:font-weight="normal" officeooo:rsid="03b1e937" style:font-size-asian="10pt" style:font-style-asian="normal" style:font-weight-asian="normal" style:font-size-complex="10pt" style:font-style-complex="normal" style:font-weight-complex="normal"/>
    </style:style>
    <style:style style:name="T631" style:family="text">
      <style:text-properties style:use-window-font-color="true" fo:font-style="normal" style:text-underline-style="none" fo:font-weight="normal" officeooo:rsid="03b240dd" style:font-size-asian="10pt" style:font-style-asian="normal" style:font-weight-asian="normal" style:font-size-complex="10pt" style:font-style-complex="normal" style:font-weight-complex="normal"/>
    </style:style>
    <style:style style:name="T632" style:family="text">
      <style:text-properties style:use-window-font-color="true" fo:font-style="normal" style:text-underline-style="none" fo:font-weight="normal" officeooo:rsid="03b8c2de" style:font-size-asian="10pt" style:font-style-asian="normal" style:font-weight-asian="normal" style:font-size-complex="10pt" style:font-style-complex="normal" style:font-weight-complex="normal"/>
    </style:style>
    <style:style style:name="T633" style:family="text">
      <style:text-properties style:use-window-font-color="true"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634" style:family="text">
      <style:text-properties style:use-window-font-color="true"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635" style:family="text">
      <style:text-properties style:use-window-font-color="true"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636" style:family="text">
      <style:text-properties style:use-window-font-color="true"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637" style:family="text">
      <style:text-properties style:use-window-font-color="true"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638" style:family="text">
      <style:text-properties style:use-window-font-color="true"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639" style:family="text">
      <style:text-properties style:use-window-font-color="true" fo:font-style="normal" style:text-underline-style="none" fo:font-weight="normal" officeooo:rsid="03c664ca" style:font-size-asian="10pt" style:font-style-asian="normal" style:font-weight-asian="normal" style:font-size-complex="10pt" style:font-style-complex="normal" style:font-weight-complex="normal"/>
    </style:style>
    <style:style style:name="T640" style:family="text">
      <style:text-properties style:use-window-font-color="true" fo:font-style="normal" style:text-underline-style="none" fo:font-weight="normal" officeooo:rsid="03ced2c7" style:font-size-asian="10pt" style:font-style-asian="normal" style:font-weight-asian="normal" style:font-size-complex="10pt" style:font-style-complex="normal" style:font-weight-complex="normal"/>
    </style:style>
    <style:style style:name="T641" style:family="text">
      <style:text-properties style:use-window-font-color="true" fo:font-style="normal" style:text-underline-style="none" fo:font-weight="normal" officeooo:rsid="03b1e937" style:font-style-asian="normal" style:font-weight-asian="normal" style:font-style-complex="normal" style:font-weight-complex="normal"/>
    </style:style>
    <style:style style:name="T642" style:family="text">
      <style:text-properties style:use-window-font-color="true" fo:font-style="normal" style:text-underline-style="none" fo:font-weight="normal" officeooo:rsid="03d95e4f" style:font-style-asian="normal" style:font-weight-asian="normal" style:font-style-complex="normal" style:font-weight-complex="normal"/>
    </style:style>
    <style:style style:name="T643" style:family="text">
      <style:text-properties style:use-window-font-color="true" fo:font-style="normal" style:text-underline-style="none" fo:font-weight="bold" officeooo:rsid="0346697a" style:font-size-asian="10pt" style:font-style-asian="normal" style:font-weight-asian="bold" style:font-size-complex="10pt" style:font-style-complex="normal" style:font-weight-complex="bold"/>
    </style:style>
    <style:style style:name="T644" style:family="text">
      <style:text-properties style:use-window-font-color="true" fo:font-style="normal" style:text-underline-style="none" fo:font-weight="bold" officeooo:rsid="0368b3a9" style:font-style-asian="normal" style:font-weight-asian="bold" style:font-style-complex="normal" style:font-weight-complex="bold"/>
    </style:style>
    <style:style style:name="T645" style:family="text">
      <style:text-properties style:use-window-font-color="true" fo:font-style="normal" officeooo:rsid="03e76820" style:font-style-asian="normal" style:font-style-complex="normal"/>
    </style:style>
    <style:style style:name="T646" style:family="text">
      <style:text-properties style:use-window-font-color="true" officeooo:rsid="01be3fd8"/>
    </style:style>
    <style:style style:name="T647" style:family="text">
      <style:text-properties style:use-window-font-color="true" officeooo:rsid="01c2a93c"/>
    </style:style>
    <style:style style:name="T648" style:family="text">
      <style:text-properties style:use-window-font-color="true" officeooo:rsid="01cb91a6"/>
    </style:style>
    <style:style style:name="T649" style:family="text">
      <style:text-properties style:use-window-font-color="true" officeooo:rsid="01cbbcc4"/>
    </style:style>
    <style:style style:name="T650" style:family="text">
      <style:text-properties style:use-window-font-color="true" officeooo:rsid="01d7ffe2"/>
    </style:style>
    <style:style style:name="T651" style:family="text">
      <style:text-properties style:use-window-font-color="true" officeooo:rsid="01de6d40"/>
    </style:style>
    <style:style style:name="T652" style:family="text">
      <style:text-properties style:use-window-font-color="true" officeooo:rsid="01df5add"/>
    </style:style>
    <style:style style:name="T653" style:family="text">
      <style:text-properties style:use-window-font-color="true" officeooo:rsid="00d17671"/>
    </style:style>
    <style:style style:name="T654" style:family="text">
      <style:text-properties style:use-window-font-color="true" officeooo:rsid="01e72cd1"/>
    </style:style>
    <style:style style:name="T655" style:family="text">
      <style:text-properties style:use-window-font-color="true" officeooo:rsid="01e8367b"/>
    </style:style>
    <style:style style:name="T656" style:family="text">
      <style:text-properties style:use-window-font-color="true" officeooo:rsid="01f9159a"/>
    </style:style>
    <style:style style:name="T657" style:family="text">
      <style:text-properties style:use-window-font-color="true" officeooo:rsid="0206ee81"/>
    </style:style>
    <style:style style:name="T658" style:family="text">
      <style:text-properties style:use-window-font-color="true" officeooo:rsid="020ce33f"/>
    </style:style>
    <style:style style:name="T659" style:family="text">
      <style:text-properties style:use-window-font-color="true" fo:font-style="italic" officeooo:rsid="0206ee81"/>
    </style:style>
    <style:style style:name="T660" style:family="text">
      <style:text-properties style:use-window-font-color="true" fo:font-style="italic" officeooo:rsid="00d17671"/>
    </style:style>
    <style:style style:name="T661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662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663" style:family="text">
      <style:text-properties style:use-window-font-color="true" officeooo:rsid="02111036"/>
    </style:style>
    <style:style style:name="T664" style:family="text">
      <style:text-properties style:use-window-font-color="true" officeooo:rsid="0272fdab"/>
    </style:style>
    <style:style style:name="T665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666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667" style:family="text">
      <style:text-properties style:use-window-font-color="true" style:font-name="Liberation Serif1" fo:font-style="normal" style:text-underline-style="none" officeooo:rsid="03c46ef4" style:font-name-asian="Liberation Serif1" style:font-style-asian="normal" style:font-name-complex="Liberation Serif1" style:font-style-complex="normal"/>
    </style:style>
    <style:style style:name="T668" style:family="text">
      <style:text-properties style:use-window-font-color="true" style:font-name="Liberation Serif1" fo:font-style="normal" style:text-underline-style="none" officeooo:rsid="03eb2f8f" style:font-name-asian="Liberation Serif1" style:font-style-asian="normal" style:font-name-complex="Liberation Serif1" style:font-style-complex="normal"/>
    </style:style>
    <style:style style:name="T669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0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1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2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3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4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5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6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7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8" style:family="text">
      <style:text-properties style:use-window-font-color="true" style:font-name="Liberation Serif1" fo:font-style="normal" style:text-underline-style="none" fo:font-weight="normal" officeooo:rsid="0320f6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79" style:family="text">
      <style:text-properties style:use-window-font-color="true" style:font-name="Liberation Serif1" fo:font-style="normal" style:text-underline-style="none" fo:font-weight="normal" officeooo:rsid="03b37e7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0" style:family="text">
      <style:text-properties style:use-window-font-color="true" style:font-name="Liberation Serif1" fo:font-style="normal" style:text-underline-style="none" fo:font-weight="normal" officeooo:rsid="03c0e77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1" style:family="text">
      <style:text-properties style:use-window-font-color="true" style:font-name="Liberation Serif1" fo:font-style="normal" style:text-underline-style="none" fo:font-weight="normal" officeooo:rsid="02568b1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2" style:family="text">
      <style:text-properties style:use-window-font-color="true" style:font-name="Liberation Serif1" fo:font-style="normal" style:text-underline-style="none" fo:font-weight="normal" officeooo:rsid="03b1e93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3" style:family="text">
      <style:text-properties style:use-window-font-color="true" style:font-name="Liberation Serif1" fo:font-style="normal" style:text-underline-style="none" fo:font-weight="normal" officeooo:rsid="019e866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4" style:family="text">
      <style:text-properties style:use-window-font-color="true" style:font-name="Liberation Serif1" fo:font-style="normal" style:text-underline-style="none" fo:font-weight="normal" officeooo:rsid="01aee3c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5" style:family="text">
      <style:text-properties style:use-window-font-color="true" style:font-name="Liberation Serif1" fo:font-style="normal" style:text-underline-style="none" fo:font-weight="normal" officeooo:rsid="03b926b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6" style:family="text">
      <style:text-properties style:use-window-font-color="true" style:font-name="Liberation Serif1" fo:font-style="normal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7" style:family="text">
      <style:text-properties style:use-window-font-color="true" style:font-name="Liberation Serif1" fo:font-style="normal" style:text-underline-style="none" fo:font-weight="normal" officeooo:rsid="03e1deb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88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689" style:family="text">
      <style:text-properties style:use-window-font-color="true" style:font-name="Liberation Serif1" fo:font-style="normal" style:text-underline-style="none" fo:font-weight="bold" officeooo:rsid="03b07332" style:font-name-asian="Liberation Serif1" style:font-style-asian="normal" style:font-weight-asian="bold" style:font-name-complex="Liberation Serif1" style:font-style-complex="normal" style:font-weight-complex="bold"/>
    </style:style>
    <style:style style:name="T690" style:family="text">
      <style:text-properties style:use-window-font-color="true" style:font-name="Liberation Serif1" fo:font-style="normal" style:text-underline-style="none" fo:font-weight="bold" officeooo:rsid="03c46ef4" style:font-name-asian="Liberation Serif1" style:font-style-asian="normal" style:font-weight-asian="bold" style:font-name-complex="Liberation Serif1" style:font-style-complex="normal" style:font-weight-complex="bold"/>
    </style:style>
    <style:style style:name="T691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2" style:family="text">
      <style:text-properties style:use-window-font-color="true" style:font-name="Liberation Serif1" style:text-underline-style="none" fo:font-weight="bold" officeooo:rsid="03008931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693" style:family="text">
      <style:text-properties style:use-window-font-color="true" style:font-name="Liberation Serif1" style:text-underline-style="none" fo:font-weight="bold" officeooo:rsid="0301345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694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695" style:family="text">
      <style:text-properties style:use-window-font-color="true" style:font-name="Liberation Serif1" fo:font-style="italic" style:text-underline-style="none" fo:font-weight="normal" officeooo:rsid="0320f68f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696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97" style:family="text">
      <style:text-properties style:use-window-font-color="true" officeooo:rsid="02b835c8"/>
    </style:style>
    <style:style style:name="T698" style:family="text">
      <style:text-properties style:use-window-font-color="true" officeooo:rsid="02c0f8e2"/>
    </style:style>
    <style:style style:name="T699" style:family="text">
      <style:text-properties style:use-window-font-color="true" officeooo:rsid="02fdb9f7"/>
    </style:style>
    <style:style style:name="T700" style:family="text">
      <style:text-properties style:use-window-font-color="true" officeooo:rsid="036a0c7a"/>
    </style:style>
    <style:style style:name="T701" style:family="text">
      <style:text-properties style:use-window-font-color="true" style:text-underline-style="none" officeooo:rsid="036b5f39" style:font-style-asian="normal" style:font-style-complex="normal"/>
    </style:style>
    <style:style style:name="T702" style:family="text">
      <style:text-properties style:use-window-font-color="true" style:text-underline-style="none" officeooo:rsid="03f0b704" style:font-style-asian="normal" style:font-style-complex="normal"/>
    </style:style>
    <style:style style:name="T703" style:family="text">
      <style:text-properties style:use-window-font-color="true" fo:font-weight="normal" officeooo:rsid="0376cf9a" style:font-weight-asian="normal" style:font-weight-complex="normal"/>
    </style:style>
    <style:style style:name="T704" style:family="text">
      <style:text-properties style:use-window-font-color="true" fo:font-weight="normal" officeooo:rsid="0377d77f" style:font-weight-asian="normal" style:font-weight-complex="normal"/>
    </style:style>
    <style:style style:name="T705" style:family="text">
      <style:text-properties style:use-window-font-color="true" fo:font-weight="normal" officeooo:rsid="03874114" style:font-weight-asian="normal" style:font-weight-complex="normal"/>
    </style:style>
    <style:style style:name="T706" style:family="text">
      <style:text-properties style:use-window-font-color="true" fo:font-weight="normal" officeooo:rsid="0390a5db" style:font-weight-asian="normal" style:font-weight-complex="normal"/>
    </style:style>
    <style:style style:name="T707" style:family="text">
      <style:text-properties style:use-window-font-color="true" fo:font-weight="normal" officeooo:rsid="039c4701" style:font-weight-asian="normal" style:font-weight-complex="normal"/>
    </style:style>
    <style:style style:name="T708" style:family="text">
      <style:text-properties style:use-window-font-color="true" fo:font-weight="normal" officeooo:rsid="03d36d1f" style:font-weight-asian="normal" style:font-weight-complex="normal"/>
    </style:style>
    <style:style style:name="T709" style:family="text">
      <style:text-properties style:use-window-font-color="true" fo:font-weight="normal" officeooo:rsid="03f2c5d1" style:font-weight-asian="normal" style:font-weight-complex="normal"/>
    </style:style>
    <style:style style:name="T710" style:family="text">
      <style:text-properties style:use-window-font-color="true" fo:font-weight="normal" officeooo:rsid="03f4f4f9" style:font-weight-asian="normal" style:font-weight-complex="normal"/>
    </style:style>
    <style:style style:name="T711" style:family="text">
      <style:text-properties style:use-window-font-color="true" officeooo:rsid="037cfc3c"/>
    </style:style>
    <style:style style:name="T712" style:family="text">
      <style:text-properties style:use-window-font-color="true" fo:font-weight="bold" officeooo:rsid="03874114" style:font-weight-asian="bold" style:font-weight-complex="bold"/>
    </style:style>
    <style:style style:name="T713" style:family="text">
      <style:text-properties style:use-window-font-color="true" fo:font-weight="bold" officeooo:rsid="0390a5db" style:font-weight-asian="bold" style:font-weight-complex="bold"/>
    </style:style>
    <style:style style:name="T714" style:family="text">
      <style:text-properties style:use-window-font-color="true" fo:font-weight="bold" officeooo:rsid="03a22041" style:font-weight-asian="bold" style:font-weight-complex="bold"/>
    </style:style>
    <style:style style:name="T715" style:family="text">
      <style:text-properties style:use-window-font-color="true" officeooo:rsid="03b29083"/>
    </style:style>
    <style:style style:name="T716" style:family="text">
      <style:text-properties style:use-window-font-color="true" officeooo:rsid="03b926b9"/>
    </style:style>
    <style:style style:name="T717" style:family="text">
      <style:text-properties style:use-window-font-color="true" officeooo:rsid="03d36d1f"/>
    </style:style>
    <style:style style:name="T718" style:family="text">
      <style:text-properties style:use-window-font-color="true" officeooo:rsid="03e1debd"/>
    </style:style>
    <style:style style:name="T719" style:family="text">
      <style:text-properties style:use-window-font-color="true" officeooo:rsid="03e46b65"/>
    </style:style>
    <style:style style:name="T720" style:family="text">
      <style:text-properties style:use-window-font-color="true" officeooo:rsid="03e97c5a"/>
    </style:style>
    <style:style style:name="T721" style:family="text">
      <style:text-properties officeooo:rsid="015a209f"/>
    </style:style>
    <style:style style:name="T722" style:family="text">
      <style:text-properties officeooo:rsid="015a7278"/>
    </style:style>
    <style:style style:name="T723" style:family="text">
      <style:text-properties officeooo:rsid="016e4551"/>
    </style:style>
    <style:style style:name="T724" style:family="text">
      <style:text-properties officeooo:rsid="0176ca3c"/>
    </style:style>
    <style:style style:name="T725" style:family="text">
      <style:text-properties officeooo:rsid="01785620"/>
    </style:style>
    <style:style style:name="T726" style:family="text">
      <style:text-properties officeooo:rsid="017c7f61"/>
    </style:style>
    <style:style style:name="T727" style:family="text">
      <style:text-properties officeooo:rsid="017e7557"/>
    </style:style>
    <style:style style:name="T728" style:family="text">
      <style:text-properties officeooo:rsid="017f7ad9"/>
    </style:style>
    <style:style style:name="T729" style:family="text">
      <style:text-properties officeooo:rsid="018a641a"/>
    </style:style>
    <style:style style:name="T730" style:family="text">
      <style:text-properties officeooo:rsid="018c8cf2"/>
    </style:style>
    <style:style style:name="T731" style:family="text">
      <style:text-properties officeooo:rsid="01b31985"/>
    </style:style>
    <style:style style:name="T732" style:family="text">
      <style:text-properties officeooo:rsid="01c3c55b"/>
    </style:style>
    <style:style style:name="T733" style:family="text">
      <style:text-properties officeooo:rsid="01cb91a6"/>
    </style:style>
    <style:style style:name="T734" style:family="text">
      <style:text-properties officeooo:rsid="01cbbcc4"/>
    </style:style>
    <style:style style:name="T735" style:family="text">
      <style:text-properties officeooo:rsid="01cdc30e"/>
    </style:style>
    <style:style style:name="T736" style:family="text">
      <style:text-properties officeooo:rsid="01d97a9f"/>
    </style:style>
    <style:style style:name="T737" style:family="text">
      <style:text-properties officeooo:rsid="01de6d40"/>
    </style:style>
    <style:style style:name="T738" style:family="text">
      <style:text-properties officeooo:rsid="01df5add"/>
    </style:style>
    <style:style style:name="T739" style:family="text">
      <style:text-properties officeooo:rsid="01e62dc7"/>
    </style:style>
    <style:style style:name="T740" style:family="text">
      <style:text-properties officeooo:rsid="01f9159a"/>
    </style:style>
    <style:style style:name="T741" style:family="text">
      <style:text-properties officeooo:rsid="0206ee81"/>
    </style:style>
    <style:style style:name="T742" style:family="text">
      <style:text-properties officeooo:rsid="02085c57"/>
    </style:style>
    <style:style style:name="T743" style:family="text">
      <style:text-properties officeooo:rsid="020ce33f"/>
    </style:style>
    <style:style style:name="T744" style:family="text">
      <style:text-properties officeooo:rsid="0214b6b2"/>
    </style:style>
    <style:style style:name="T745" style:family="text">
      <style:text-properties officeooo:rsid="02174862"/>
    </style:style>
    <style:style style:name="T746" style:family="text">
      <style:text-properties officeooo:rsid="02187502"/>
    </style:style>
    <style:style style:name="T747" style:family="text">
      <style:text-properties officeooo:rsid="023f4217"/>
    </style:style>
    <style:style style:name="T748" style:family="text">
      <style:text-properties officeooo:rsid="02544efc"/>
    </style:style>
    <style:style style:name="T749" style:family="text">
      <style:text-properties officeooo:rsid="02a8e881"/>
    </style:style>
    <style:style style:name="T750" style:family="text">
      <style:text-properties officeooo:rsid="02a9f81c"/>
    </style:style>
    <style:style style:name="T751" style:family="text">
      <style:text-properties fo:font-size="6pt" style:font-size-asian="6pt" style:font-size-complex="6pt"/>
    </style:style>
    <style:style style:name="T752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753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754" style:family="text">
      <style:text-properties officeooo:rsid="02b835c8"/>
    </style:style>
    <style:style style:name="T755" style:family="text">
      <style:text-properties officeooo:rsid="02b925b2"/>
    </style:style>
    <style:style style:name="T756" style:family="text">
      <style:text-properties officeooo:rsid="02ba6a6d"/>
    </style:style>
    <style:style style:name="T757" style:family="text">
      <style:text-properties officeooo:rsid="02bb0727"/>
    </style:style>
    <style:style style:name="T758" style:family="text">
      <style:text-properties officeooo:rsid="02bd8dac"/>
    </style:style>
    <style:style style:name="T759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760" style:family="text">
      <style:text-properties fo:color="#000000" fo:font-style="normal" officeooo:rsid="03116600" fo:background-color="#ffd428" loext:char-shading-value="0"/>
    </style:style>
    <style:style style:name="T761" style:family="text">
      <style:text-properties fo:color="#000000" fo:font-style="normal" officeooo:rsid="0319f2f7" fo:background-color="#ffd428" loext:char-shading-value="0" style:font-style-asian="italic" style:font-style-complex="italic"/>
    </style:style>
    <style:style style:name="T762" style:family="text">
      <style:text-properties fo:color="#000000" fo:font-style="normal" officeooo:rsid="033837e4" fo:background-color="#ffd428" loext:char-shading-value="0" style:font-style-asian="italic" style:font-style-complex="italic"/>
    </style:style>
    <style:style style:name="T763" style:family="text">
      <style:text-properties fo:color="#000000" fo:font-style="normal" officeooo:rsid="033c6f4a" fo:background-color="#ffd428" loext:char-shading-value="0" style:font-style-asian="normal" style:font-style-complex="normal"/>
    </style:style>
    <style:style style:name="T764" style:family="text">
      <style:text-properties fo:color="#000000" fo:font-style="normal" officeooo:rsid="033d2130" fo:background-color="#ffd428" loext:char-shading-value="0" style:font-style-asian="normal" style:font-style-complex="normal"/>
    </style:style>
    <style:style style:name="T765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66" style:family="text">
      <style:text-properties officeooo:rsid="02d4eb54"/>
    </style:style>
    <style:style style:name="T767" style:family="text">
      <style:text-properties officeooo:rsid="0171a4b1"/>
    </style:style>
    <style:style style:name="T768" style:family="text">
      <style:text-properties officeooo:rsid="02da971e"/>
    </style:style>
    <style:style style:name="T769" style:family="text">
      <style:text-properties officeooo:rsid="02dced96"/>
    </style:style>
    <style:style style:name="T770" style:family="text">
      <style:text-properties officeooo:rsid="02de2855"/>
    </style:style>
    <style:style style:name="T771" style:family="text">
      <style:text-properties officeooo:rsid="02df9268"/>
    </style:style>
    <style:style style:name="T772" style:family="text">
      <style:text-properties officeooo:rsid="02fbbe88"/>
    </style:style>
    <style:style style:name="T773" style:family="text">
      <style:text-properties officeooo:rsid="02fdb9f7"/>
    </style:style>
    <style:style style:name="T774" style:family="text">
      <style:text-properties officeooo:rsid="02fdd20f"/>
    </style:style>
    <style:style style:name="T775" style:family="text">
      <style:text-properties officeooo:rsid="0304062d"/>
    </style:style>
    <style:style style:name="T776" style:family="text">
      <style:text-properties officeooo:rsid="0307d217"/>
    </style:style>
    <style:style style:name="T777" style:family="text">
      <style:text-properties officeooo:rsid="0309f074"/>
    </style:style>
    <style:style style:name="T778" style:family="text">
      <style:text-properties officeooo:rsid="03116600"/>
    </style:style>
    <style:style style:name="T779" style:family="text">
      <style:text-properties officeooo:rsid="0314781c"/>
    </style:style>
    <style:style style:name="T780" style:family="text">
      <style:text-properties officeooo:rsid="03155b5e"/>
    </style:style>
    <style:style style:name="T781" style:family="text">
      <style:text-properties officeooo:rsid="033c6f4a" style:font-style-asian="normal" style:font-style-complex="normal"/>
    </style:style>
    <style:style style:name="T782" style:family="text">
      <style:text-properties officeooo:rsid="033d6498" style:font-style-asian="normal" style:font-style-complex="normal"/>
    </style:style>
    <style:style style:name="T783" style:family="text">
      <style:text-properties officeooo:rsid="03e76820" style:font-style-asian="normal" style:font-style-complex="normal"/>
    </style:style>
    <style:style style:name="T784" style:family="text">
      <style:text-properties officeooo:rsid="03e77c5f" style:font-style-asian="normal" style:font-style-complex="normal"/>
    </style:style>
    <style:style style:name="T785" style:family="text">
      <style:text-properties officeooo:rsid="03e97c5a" style:font-style-asian="normal" style:font-style-complex="normal"/>
    </style:style>
    <style:style style:name="T786" style:family="text">
      <style:text-properties officeooo:rsid="03c0e777" style:font-style-asian="normal" style:font-weight-asian="bold" style:font-style-complex="normal" style:font-weight-complex="bold"/>
    </style:style>
    <style:style style:name="T787" style:family="text">
      <style:text-properties officeooo:rsid="0319f2f7" style:font-style-asian="italic" style:font-style-complex="italic"/>
    </style:style>
    <style:style style:name="T788" style:family="text">
      <style:text-properties officeooo:rsid="00be4500" style:font-style-asian="italic" style:font-style-complex="italic"/>
    </style:style>
    <style:style style:name="T789" style:family="text">
      <style:text-properties officeooo:rsid="033837e4" style:font-style-asian="italic" style:font-style-complex="italic"/>
    </style:style>
    <style:style style:name="T790" style:family="text">
      <style:text-properties officeooo:rsid="033b0838" style:font-style-asian="italic" style:font-style-complex="italic"/>
    </style:style>
    <style:style style:name="T791" style:family="text">
      <style:text-properties officeooo:rsid="033d2130" style:font-style-asian="italic" style:font-style-complex="italic"/>
    </style:style>
    <style:style style:name="T792" style:family="text">
      <style:text-properties officeooo:rsid="0334319f"/>
    </style:style>
    <style:style style:name="T793" style:family="text">
      <style:text-properties officeooo:rsid="034b4241"/>
    </style:style>
    <style:style style:name="T794" style:family="text">
      <style:text-properties officeooo:rsid="034e4625"/>
    </style:style>
    <style:style style:name="T795" style:family="text">
      <style:text-properties officeooo:rsid="034fca55"/>
    </style:style>
    <style:style style:name="T796" style:family="text">
      <style:text-properties officeooo:rsid="0365bc4b"/>
    </style:style>
    <style:style style:name="T797" style:family="text">
      <style:text-properties officeooo:rsid="0368b3a9"/>
    </style:style>
    <style:style style:name="T798" style:family="text">
      <style:text-properties officeooo:rsid="036a0c7a"/>
    </style:style>
    <style:style style:name="T799" style:family="text">
      <style:text-properties officeooo:rsid="037683ff"/>
    </style:style>
    <style:style style:name="T800" style:family="text">
      <style:text-properties officeooo:rsid="0377d77f"/>
    </style:style>
    <style:style style:name="T801" style:family="text">
      <style:text-properties officeooo:rsid="037f4d09"/>
    </style:style>
    <style:style style:name="T802" style:family="text">
      <style:text-properties officeooo:rsid="038b2388"/>
    </style:style>
    <style:style style:name="T803" style:family="text">
      <style:text-properties officeooo:rsid="038f3ed0"/>
    </style:style>
    <style:style style:name="T804" style:family="text">
      <style:text-properties officeooo:rsid="039092df"/>
    </style:style>
    <style:style style:name="T805" style:family="text">
      <style:text-properties officeooo:rsid="0391f465"/>
    </style:style>
    <style:style style:name="T806" style:family="text">
      <style:text-properties officeooo:rsid="03a0799a"/>
    </style:style>
    <style:style style:name="T807" style:family="text">
      <style:text-properties officeooo:rsid="03a22041"/>
    </style:style>
    <style:style style:name="T808" style:family="text">
      <style:text-properties officeooo:rsid="03a417e5"/>
    </style:style>
    <style:style style:name="T809" style:family="text">
      <style:text-properties officeooo:rsid="03b1e14f"/>
    </style:style>
    <style:style style:name="T810" style:family="text">
      <style:text-properties officeooo:rsid="03b29083"/>
    </style:style>
    <style:style style:name="T811" style:family="text">
      <style:text-properties officeooo:rsid="03b01a48"/>
    </style:style>
    <style:style style:name="T812" style:family="text">
      <style:text-properties officeooo:rsid="03b926b9"/>
    </style:style>
    <style:style style:name="T813" style:family="text">
      <style:text-properties officeooo:rsid="03bee130"/>
    </style:style>
    <style:style style:name="T814" style:family="text">
      <style:text-properties officeooo:rsid="03c234df"/>
    </style:style>
    <style:style style:name="T815" style:family="text">
      <style:text-properties officeooo:rsid="03c46ef4"/>
    </style:style>
    <style:style style:name="T816" style:family="text">
      <style:text-properties officeooo:rsid="03c4f2ec"/>
    </style:style>
    <style:style style:name="T817" style:family="text">
      <style:text-properties officeooo:rsid="03d95e4f"/>
    </style:style>
    <style:style style:name="T818" style:family="text">
      <style:text-properties officeooo:rsid="03e1debd"/>
    </style:style>
    <style:style style:name="T819" style:family="text">
      <style:text-properties officeooo:rsid="03e5e737"/>
    </style:style>
    <style:style style:name="T820" style:family="text">
      <style:text-properties officeooo:rsid="0352fd32"/>
    </style:style>
    <style:style style:name="T821" style:family="text">
      <style:text-properties officeooo:rsid="03ee7baf"/>
    </style:style>
    <style:style style:name="T822" style:family="text">
      <style:text-properties officeooo:rsid="03ef8f48"/>
    </style:style>
    <style:style style:name="T823" style:family="text">
      <style:text-properties officeooo:rsid="03f2c5d1"/>
    </style:style>
    <style:style style:name="T824" style:family="text">
      <style:text-properties officeooo:rsid="03f2eb1b"/>
    </style:style>
    <style:style style:name="T825" style:family="text">
      <style:text-properties officeooo:rsid="03f3c651"/>
    </style:style>
    <style:style style:name="T826" style:family="text">
      <style:text-properties officeooo:rsid="03fdbcac"/>
    </style:style>
    <style:style style:name="T827" style:family="text">
      <style:text-properties officeooo:rsid="04059a7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Liste Xerxès</text:p>
      <text:p text:style-name="P5"/>
      <text:p text:style-name="P58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<text:span text:style-name="texte_20_par_20_défaut"><text:span text:style-name="T240">d’après la </text:span></text:span><text:span text:style-name="texte_20_par_20_défaut"><text:span text:style-name="T3">Terminologie Grammaticale</text:span></text:span><text:span text:style-name="texte_20_par_20_défaut"><text:span text:style-name="T240"> </text:span></text:span><text:span text:style-name="texte_20_par_20_défaut"><text:span text:style-name="T266">(édition de </text:span></text:span><text:span text:style-name="texte_20_par_20_défaut"><text:span text:style-name="T241">juin</text:span></text:span><text:span text:style-name="texte_20_par_20_défaut"><text:span text:style-name="T240"> 202</text:span></text:span><text:span text:style-name="texte_20_par_20_défaut"><text:span text:style-name="T241">1</text:span></text:span><text:span text:style-name="texte_20_par_20_défaut"><text:span text:style-name="T266">)</text:span></text:span></text:p>
      <text:p text:style-name="P31"><text:span text:style-name="T243">( </text:span><text:a xlink:type="simple" xlink:href="https://eduscol.education.fr/document/1872/download" text:style-name="Internet_20_link" text:visited-style-name="Visited_20_Internet_20_Link"><text:span text:style-name="T243">https://eduscol.education.fr/document/1872/download</text:span></text:a><text:span text:style-name="T243"> </text:span><text:span text:style-name="T242">)</text:span></text:p>
      <text:p text:style-name="P31"/>
      <text:p text:style-name="P31"><text:span text:style-name="référence"><text:span text:style-name="T262">e</text:span></text:span><text:span text:style-name="référence"><text:span text:style-name="T263">x : </text:span></text:span><text:span text:style-name="référence"><text:span text:style-name="T261">TG(</text:span></text:span><text:span text:style-name="référence"><text:span text:style-name="T265">I.</text:span></text:span><text:span text:style-name="référence"><text:span text:style-name="T261">3.2.2, pp. 36-) </text:span></text:span><text:span text:style-name="référence"><text:span text:style-name="T262">renvoie aux pages 36 et suivantes de la </text:span></text:span><text:span text:style-name="référence"><text:span text:style-name="T23">Terminologie Grammaticale, </text:span></text:span><text:span text:style-name="référence"><text:span text:style-name="T25">niveau I, section 3.</text:span></text:span><text:span text:style-name="référence"><text:span text:style-name="T26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<text:span text:style-name="texte_20_par_20_défaut"><text:span text:style-name="T242">avec des analyses de</text:span></text:span><text:span text:style-name="texte_20_par_20_défaut"><text:span text:style-name="T27"> La Grande Grammaire du Français</text:span></text:span><text:span text:style-name="texte_20_par_20_défaut"><text:span text:style-name="T242"> (première édition)</text:span></text:span></text:p>
      <text:p text:style-name="P31"><text:span text:style-name="T242">( </text:span><text:span text:style-name="Internet_20_link"><text:span text:style-name="T242">https://www.grandegrammairedufrançais.com</text:span></text:span><text:span text:style-name="T242"> )</text:span></text:p>
      <text:p text:style-name="P31"/>
      <text:p text:style-name="P31"><text:span text:style-name="référence"><text:span text:style-name="T262">e</text:span></text:span><text:span text:style-name="référence"><text:span text:style-name="T263">x : </text:span></text:span><text:span text:style-name="référence"><text:span text:style-name="T270">GGF.1.133</text:span></text:span><text:span text:style-name="référence"><text:span text:style-name="T261"> </text:span></text:span><text:span text:style-name="référence"><text:span text:style-name="T262">renvoie </text:span></text:span><text:span text:style-name="référence"><text:span text:style-name="T264">au premier tome, page 133 de </text:span></text:span><text:span text:style-name="référence"><text:span text:style-name="T24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1"><text:span text:style-name="T767">&gt; Contribuez à ce document : écrivez à </text:span><text:a xlink:type="simple" xlink:href="mailto:xavier.faure@ac.reims.fr" text:style-name="Internet_20_link" text:visited-style-name="Visited_20_Internet_20_Link"><text:span text:style-name="T767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767">ac.reims.fr</text:span></text:a><text:span text:style-name="T767"> </text:span></text:p>
      <text:p text:style-name="Standard"/>
      <text:p text:style-name="P59">version <text:span text:style-name="T811">2</text:span><text:span text:style-name="T827">2</text:span> / <text:date style:data-style-name="N37" text:date-value="2022-11-06T15:32:30.737569620">06/11/22</text:date><text:s/><text:time style:data-style-name="N41" text:time-value="2022-11-06T15:32:30.737702264">15:31:17</text:time></text:p>
      <text:p text:style-name="P191"><text:span text:style-name="titre_20_principal"><text:span text:style-name="T344">[A] </text:span></text:span><text:span text:style-name="titre_20_principal"><text:span text:style-name="T345">Points de </text:span></text:span><text:span text:style-name="titre_20_principal"><text:span text:style-name="T344">grammaire</text:span></text:span><text:span text:style-name="titre_20_principal"><text:span text:style-name="T345"> </text:span></text:span><text:span text:style-name="titre_20_principal"><text:span text:style-name="T344">à </text:span></text:span><text:span text:style-name="titre_20_principal"><text:span text:style-name="T346">préciser</text:span></text:span></text:p>
      <text:p text:style-name="Standard"/>
      <text:p text:style-name="Standard"><text:span text:style-name="texte_20_par_20_défaut">A.01<text:tab/>le conditionnel présent(/passé) est un temps de l’indicatif</text:span></text:p>
      <text:p text:style-name="Standard"><text:span text:style-name="texte_20_par_20_défaut">A.02 <text:tab/>les natures de mots<text:tab/><text:tab/><text:tab/></text:span></text:p>
      <text:p text:style-name="Standard"><text:span text:style-name="texte_20_par_20_défaut">A.03 <text:tab/>reconnaître un COD(/COI)</text:span></text:p>
      <text:p text:style-name="Standard"><text:span text:style-name="texte_20_par_20_défaut">A.04 <text:tab/>Pour identifier le sujet d’un verbe, ne pas poser la question « qui fait l’action ? »</text:span></text:p>
      <text:p text:style-name="Standard"><text:span text:style-name="texte_20_par_20_défaut"><text:span text:style-name="T777">A</text:span></text:span><text:span text:style-name="texte_20_par_20_défaut">.05 <text:tab/>le prédicat est une notion qui peut être enseignée</text:span></text:p>
      <text:p text:style-name="Standard"><text:span text:style-name="texte_20_par_20_défaut">A.06 <text:tab/>« donc » est un adverbe</text:span></text:p>
      <text:p text:style-name="Standard"><text:span text:style-name="texte_20_par_20_défaut">A.07 <text:tab/>participe passé ou adjectif ?</text:span></text:p>
      <text:p text:style-name="Standard"><text:span text:style-name="texte_20_par_20_défaut">A.08 <text:tab/>les types de phrases et les formes de phrase</text:span></text:p>
      <text:p text:style-name="Standard"><text:span text:style-name="texte_20_par_20_défaut">A.09 <text:tab/>« Alice » est un groupe nominal, « il » n’en est pas un, « grand » n’en est pas un</text:span></text:p>
      <text:p text:style-name="Standard"><text:span text:style-name="texte_20_par_20_défaut">A.10 <text:tab/>PSR, proposition principale et proposition indépendante</text:span></text:p>
      <text:p text:style-name="Standard"><text:span text:style-name="texte_20_par_20_défaut">A.11 <text:tab/>proposition infinitive ou groupe infinitif de fonction COD</text:span></text:p>
      <text:p text:style-name="Standard"><text:span text:style-name="texte_20_par_20_défaut">A.12 <text:tab/>une phrase simple n’est pas composée de plusieurs propositions coordonnées ou juxtaposées</text:span></text:p>
      <text:p text:style-name="P164"><text:span text:style-name="texte_20_par_20_défaut">A.1</text:span><text:span text:style-name="texte_20_par_20_défaut"><text:span text:style-name="T809">3</text:span></text:span><text:span text:style-name="texte_20_par_20_défaut"> <text:tab/></text:span><text:span text:style-name="texte_20_par_20_défaut"><text:span text:style-name="T809">préférer </text:span></text:span><text:span text:style-name="texte_20_par_20_défaut"><text:span text:style-name="T715">le terme d’</text:span></text:span><text:span text:style-name="texte_20_par_20_défaut"><text:span text:style-name="T809">« adjectif » à cel</text:span></text:span><text:span text:style-name="texte_20_par_20_défaut"><text:span text:style-name="T810">ui</text:span></text:span><text:span text:style-name="texte_20_par_20_défaut"><text:span text:style-name="T809"> d’« adjectif qualificatif »</text:span></text:span></text:p>
      <text:p text:style-name="P176"><text:span text:style-name="texte_20_par_20_défaut">A.1</text:span><text:span text:style-name="texte_20_par_20_défaut"><text:span text:style-name="T813">4<text:tab/>« La pharmacienne de mon quartier » est un groupe nominal</text:span></text:span></text:p>
      <text:p text:style-name="P181"><text:span text:style-name="texte_20_par_20_défaut"><text:span text:style-name="T821">A.15<text:tab/>Le complément du verbe « être » peut être un COI</text:span></text:span></text:p>
      <text:p text:style-name="P181"><text:span text:style-name="référence"><text:span text:style-name="T113"/></text:span></text:p>
      <text:p text:style-name="Standard"/>
      <text:p text:style-name="P189"><text:span text:style-name="titre_20_avec_20_numéro">(</text:span><text:span text:style-name="titre_20_avec_20_numéro"><text:span text:style-name="T267">A.</text:span></text:span><text:span text:style-name="titre_20_avec_20_numéro">01) le conditionnel 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225"><text:tab/><text:tab/> <text:s text:c="5"/></text:span><text:span text:style-name="référence"><text:span text:style-name="T230">TG(I.3.2.2, pp. 36-)</text:span></text:span></text:p>
      <text:p text:style-name="Standard"/>
      <text:p text:style-name="P74"><text:span text:style-name="GGF"><text:span text:style-name="T274">[ </text:span></text:span><text:span text:style-name="GGF">GGF.1.133 ; GGF.1.1228 </text:span><text:span text:style-name="GGF"><text:span text:style-name="T274">]</text:span></text:span><text:span text:style-name="GGF"> </text:span></text:p>
      <text:p text:style-name="P74"><text:span text:style-name="GGF"><text:span text:style-name="T274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267">A.</text:span></text:span><text:span text:style-name="titre_20_avec_20_numéro">02) les natures de mots</text:span><text:span text:style-name="T226"><text:tab/><text:tab/><text:tab/><text:tab/><text:tab/><text:tab/><text:tab/> <text:s text:c="7"/></text:span><text:span text:style-name="référence"><text:span text:style-name="T230">TG(I.3.</text:span></text:span><text:span text:style-name="référence"><text:span text:style-name="T231">1</text:span></text:span><text:span text:style-name="référence"><text:span text:style-name="T230">, pp. </text:span></text:span><text:span text:style-name="référence"><text:span text:style-name="T231">28-)</text:span></text:span><text:span text:style-name="référence"><text:span text:style-name="T230"> </text:span></text:span></text:p>
      <text:p text:style-name="Standard"><text:span text:style-name="texte_20_par_20_défaut">nom</text:span><text:span text:style-name="T226"><text:tab/><text:tab/><text:tab/><text:tab/><text:tab/><text:tab/><text:tab/><text:tab/><text:tab/><text:tab/><text:tab/> <text:s text:c="8"/></text:span><text:span text:style-name="référence"><text:span text:style-name="T230">TG(I</text:span></text:span><text:span text:style-name="référence"><text:span text:style-name="T236">I</text:span></text:span><text:span text:style-name="référence"><text:span text:style-name="T230">.3.</text:span></text:span><text:span text:style-name="référence"><text:span text:style-name="T231">1</text:span></text:span><text:span text:style-name="référence"><text:span text:style-name="T230">, p. </text:span></text:span><text:span text:style-name="référence"><text:span text:style-name="T232">102)</text:span></text:span></text:p>
      <text:p text:style-name="Standard"><text:span text:style-name="T226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226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226"><text:tab/><text:tab/><text:tab/><text:tab/><text:tab/><text:tab/><text:tab/><text:tab/><text:tab/><text:tab/> <text:s text:c="5"/></text:span><text:span text:style-name="référence"><text:span text:style-name="T230">TG(I</text:span></text:span><text:span text:style-name="référence"><text:span text:style-name="T236">I</text:span></text:span><text:span text:style-name="référence"><text:span text:style-name="T230">.3.</text:span></text:span><text:span text:style-name="référence"><text:span text:style-name="T233">2</text:span></text:span><text:span text:style-name="référence"><text:span text:style-name="T230">, pp. </text:span></text:span><text:span text:style-name="référence"><text:span text:style-name="T232">10</text:span></text:span><text:span text:style-name="référence"><text:span text:style-name="T233">4-</text:span></text:span><text:span text:style-name="référence"><text:span text:style-name="T232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 <text:s text:c="5"/></text:span><text:span text:style-name="référence">TG(</text:span><text:span text:style-name="référence"><text:span text:style-name="T748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275">›</text:span></text:span><text:span text:style-name="texte_20_par_20_défaut"><text:span text:style-name="T227">forme agglutinée </text:span></text:span><text:span text:style-name="texte_20_par_20_défaut"><text:span text:style-name="T228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/></text:p>
      <text:p text:style-name="Standard"><text:soft-page-break/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>(</text:span><text:span text:style-name="titre_20_avec_20_numéro"><text:span text:style-name="T267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538">(a) </text:span></text:span><text:span text:style-name="texte_20_par_20_défaut"><text:span text:style-name="T536">Ne pas utiliser la question </text:span></text:span><text:span text:style-name="texte_20_par_20_défaut"><text:span text:style-name="T543">(à/de) </text:span></text:span><text:span text:style-name="texte_20_par_20_défaut"><text:span text:style-name="T536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102"><text:tab/></text:span><text:span text:style-name="texte_20_par_20_défaut"><text:span text:style-name="T101">(✓)</text:span></text:span><text:span text:style-name="T101"> </text:span><text:span text:style-name="exemple">Il donne du pain à son frère.</text:span></text:p>
      <text:p text:style-name="Standard"><text:span text:style-name="T101"><text:tab/></text:span><text:span text:style-name="texte_20_par_20_défaut"><text:span text:style-name="T101">(!)</text:span></text:span><text:span text:style-name="T101"> </text:span><text:span text:style-name="exemple">Il est beau.</text:span></text:p>
      <text:p text:style-name="P96"><text:span text:style-name="exemple"><text:span text:style-name="T101"><text:tab/></text:span></text:span><text:span text:style-name="texte_20_par_20_défaut"><text:span text:style-name="T101">(!)</text:span></text:span><text:span text:style-name="exemple"><text:span text:style-name="T101"> </text:span></text:span><text:span text:style-name="exemple">Il </text:span><text:span text:style-name="exemple"><text:span text:style-name="T409">va chez sa mère.</text:span></text:span></text:p>
      <text:p text:style-name="Standard"/>
      <text:p text:style-name="Standard"><text:span text:style-name="texte_20_par_20_défaut"><text:span text:style-name="T538">(b) </text:span></text:span><text:span text:style-name="texte_20_par_20_défaut"><text:span text:style-name="T536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57"><text:tab/></text:span><text:span text:style-name="texte_20_par_20_défaut"><text:span text:style-name="T59">(✓)</text:span></text:span><text:span text:style-name="T59"> </text:span><text:span text:style-name="exemple"><text:span text:style-name="T185">Il donne l’eau à son frère.</text:span></text:span></text:p>
      <text:p text:style-name="Standard"><text:span text:style-name="T59"><text:tab/></text:span><text:span text:style-name="texte_20_par_20_défaut"><text:span text:style-name="T59">(✓)</text:span></text:span><text:span text:style-name="T59"> </text:span><text:span text:style-name="exemple"><text:span text:style-name="T185">Je me souviens de mes parents.</text:span></text:span></text:p>
      <text:p text:style-name="Standard"><text:soft-page-break/><text:span text:style-name="T59"><text:tab/></text:span><text:span text:style-name="texte_20_par_20_défaut"><text:span text:style-name="T59">(!)</text:span></text:span><text:span text:style-name="T59"> </text:span><text:span text:style-name="exemple"><text:span text:style-name="T185">Il de donne de l’eau à son frère.</text:span></text:span></text:p>
      <text:p text:style-name="Standard"><text:span text:style-name="T59"><text:tab/></text:span><text:span text:style-name="texte_20_par_20_défaut"><text:span text:style-name="T59">(!)</text:span></text:span><text:span text:style-name="T59"> </text:span><text:span text:style-name="exemple"><text:span text:style-name="T185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538">(c) </text:span></text:span><text:span text:style-name="texte_20_par_20_défaut"><text:span text:style-name="T537">L</text:span></text:span><text:span text:style-name="texte_20_par_20_défaut"><text:span text:style-name="T536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539">(d) </text:span></text:span><text:span text:style-name="texte_20_par_20_défaut"><text:span text:style-name="T29">Je vais à Paris</text:span></text:span><text:span text:style-name="texte_20_par_20_défaut"><text:span text:style-name="T536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 <text:s text:c="10"/><text:span text:style-name="référence"><text:span text:style-name="T230">TG(I.</text:span></text:span><text:span text:style-name="référence"><text:span text:style-name="T235">1</text:span></text:span><text:span text:style-name="référence"><text:span text:style-name="T234">.</text:span></text:span><text:span text:style-name="référence"><text:span text:style-name="T235">3</text:span></text:span><text:span text:style-name="référence"><text:span text:style-name="T230">, p. </text:span></text:span><text:span text:style-name="référence"><text:span text:style-name="T235">15</text:span></text:span><text:span text:style-name="référence"><text:span text:style-name="T232">)</text:span></text:span></text:p>
      <text:p text:style-name="Standard"><text:span text:style-name="texte_20_par_20_défaut">un CC de lieu.</text:span></text:p>
      <text:p text:style-name="Standard"/>
      <text:p text:style-name="P198"><text:bookmark text:name="char-node"/><text:span text:style-name="texte_20_par_20_défaut"><text:span text:style-name="T540">➱ </text:span></text:span><text:span text:style-name="texte_20_par_20_défaut"><text:span text:style-name="T536">Comment distinguer CC / attribut du sujet / COD / COI ?</text:span></text:span><text:tab/><text:tab/><text:tab/> <text:s text:c="5"/><text:span text:style-name="référence"><text:span text:style-name="T141">TG(</text:span></text:span><text:span text:style-name="référence"><text:span text:style-name="T157">I</text:span></text:span><text:span text:style-name="référence"><text:span text:style-name="T141">I.</text:span></text:span><text:span text:style-name="référence"><text:span text:style-name="T142">2</text:span></text:span><text:span text:style-name="référence"><text:span text:style-name="T143">.</text:span></text:span><text:span text:style-name="référence"><text:span text:style-name="T142">3</text:span></text:span><text:span text:style-name="référence"><text:span text:style-name="T143">.1</text:span></text:span><text:span text:style-name="référence"><text:span text:style-name="T141">, p. </text:span></text:span><text:span text:style-name="référence"><text:span text:style-name="T142">84</text:span></text:span><text:span text:style-name="référence"><text:span text:style-name="T144">)</text:span></text:span></text:p>
      <text:p text:style-name="P198"/>
      <text:p text:style-name="P198"><text:span text:style-name="texte_20_par_20_défaut"><text:tab/>(1) est-ce un CC ?</text:span><text:tab/><text:tab/><text:tab/><text:tab/><text:tab/><text:tab/><text:tab/><text:tab/> <text:s/><text:span text:style-name="référence"><text:span text:style-name="T141">TG(</text:span></text:span><text:span text:style-name="référence"><text:span text:style-name="T157">I</text:span></text:span><text:span text:style-name="référence"><text:span text:style-name="T141">I.</text:span></text:span><text:span text:style-name="référence"><text:span text:style-name="T145">2.4</text:span></text:span><text:span text:style-name="référence"><text:span text:style-name="T141">, p</text:span></text:span><text:span text:style-name="référence"><text:span text:style-name="T146">p</text:span></text:span><text:span text:style-name="référence"><text:span text:style-name="T141">. </text:span></text:span><text:span text:style-name="référence"><text:span text:style-name="T146">92-93</text:span></text:span><text:span text:style-name="référence"><text:span text:style-name="T144">)</text:span></text:span></text:p>
      <text:p text:style-name="P198"><text:span text:style-name="texte_20_par_20_défaut"><text:tab/>(2) est-ce un attribut du sujet ?</text:span></text:p>
      <text:p text:style-name="P198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38">, </text:span></text:span><text:span text:style-name="texte_20_par_20_défaut"><text:span text:style-name="T2">la</text:span></text:span><text:span text:style-name="texte_20_par_20_défaut"><text:span text:style-name="T38">,</text:span></text:span><text:span text:style-name="texte_20_par_20_défaut"><text:span text:style-name="T2"> les</text:span></text:span><text:span text:style-name="texte_20_par_20_défaut"><text:span text:style-name="T38"> ? → COD</text:span></text:span></text:p>
      <text:p text:style-name="P198"><text:span text:style-name="texte_20_par_20_défaut"><text:span text:style-name="T38"><text:tab/>(4) peut-on pronominaliser par </text:span></text:span><text:span text:style-name="texte_20_par_20_défaut"><text:span text:style-name="T2">lui, leur </text:span></text:span><text:span text:style-name="texte_20_par_20_défaut"><text:span text:style-name="T38">?→ COI</text:span></text:span></text:p>
      <text:p text:style-name="P198"><text:span text:style-name="texte_20_par_20_défaut"><text:span text:style-name="T38"><text:tab/>(5) peut-on pronominaliser par </text:span></text:span><text:span text:style-name="texte_20_par_20_défaut"><text:span text:style-name="T2">y</text:span></text:span><text:span text:style-name="texte_20_par_20_défaut"><text:span text:style-name="T38"> </text:span></text:span><text:span text:style-name="texte_20_par_20_défaut"><text:span text:style-name="T57">? → COI</text:span></text:span></text:p>
      <text:p text:style-name="P198"><text:span text:style-name="texte_20_par_20_défaut"><text:span text:style-name="T57"><text:tab/>(6) peut-on pronominaliser par </text:span></text:span><text:span text:style-name="texte_20_par_20_défaut"><text:span text:style-name="T14">en</text:span></text:span><text:span text:style-name="texte_20_par_20_défaut"><text:span text:style-name="T57"> ? → COD ou COI</text:span></text:span></text:p>
      <text:p text:style-name="Standard"/>
      <text:p text:style-name="P120"><text:span text:style-name="titre_20_avec_20_numéro">(</text:span><text:span text:style-name="titre_20_avec_20_numéro"><text:span text:style-name="T267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58"><text:tab/></text:span><text:span text:style-name="texte_20_par_20_défaut"><text:span text:style-name="T58">(</text:span></text:span><text:span text:style-name="texte_20_par_20_défaut"><text:span text:style-name="T100">✓</text:span></text:span><text:span text:style-name="texte_20_par_20_défaut"><text:span text:style-name="T58">)</text:span></text:span><text:span text:style-name="T58"> </text:span><text:span text:style-name="exemple"><text:span text:style-name="T186">Jean coupe du bois.</text:span></text:span></text:p>
      <text:p text:style-name="P97"><text:span text:style-name="exemple"><text:span text:style-name="T58"><text:tab/></text:span></text:span><text:span text:style-name="texte_20_par_20_défaut"><text:span text:style-name="T58">(!)</text:span></text:span><text:span text:style-name="exemple"><text:span text:style-name="T58"> </text:span></text:span><text:span text:style-name="exemple"><text:span text:style-name="T370">Viens </text:span></text:span><text:span text:style-name="exemple"><text:span text:style-name="T186">!</text:span></text:span></text:p>
      <text:p text:style-name="Standard"><text:span text:style-name="T57"><text:tab/></text:span><text:span text:style-name="texte_20_par_20_défaut"><text:span text:style-name="T57">(!)</text:span></text:span><text:span text:style-name="T57"> </text:span><text:span text:style-name="exemple"><text:span text:style-name="T184">Il pleut.</text:span></text:span></text:p>
      <text:p text:style-name="Standard"><text:span text:style-name="T57"><text:tab/></text:span><text:span text:style-name="texte_20_par_20_défaut"><text:span text:style-name="T57">(!)</text:span></text:span><text:span text:style-name="T57"> </text:span><text:span text:style-name="exemple"><text:span text:style-name="T184">Le bois est coupé par Jean.</text:span></text:span></text:p>
      <text:p text:style-name="Standard"/>
      <text:p text:style-name="P199"><text:bookmark text:name="char-node1"/><text:span text:style-name="texte_20_par_20_défaut"><text:span text:style-name="T540">➱ </text:span></text:span><text:span text:style-name="texte_20_par_20_défaut"><text:span text:style-name="T536">Comment </text:span></text:span><text:span text:style-name="texte_20_par_20_défaut"><text:span text:style-name="T541">identifier le sujet d’un verbe ?</text:span></text:span></text:p>
      <text:p text:style-name="P199"><text:span text:style-name="texte_20_par_20_défaut"><text:span text:style-name="T177"><text:tab/></text:span></text:span><text:span text:style-name="texte_20_par_20_défaut"><text:span text:style-name="T59">- </text:span></text:span><text:span text:style-name="texte_20_par_20_défaut"><text:span text:style-name="T62">l’accord de la personne grammaticale (1S, 2S, 3S, 1P, 2P, 3P) entre le verbe et son sujet</text:span></text:span></text:p>
      <text:p text:style-name="P199"><text:span text:style-name="texte_20_par_20_défaut"><text:span text:style-name="T59"><text:tab/>- </text:span></text:span><text:span text:style-name="texte_20_par_20_défaut"><text:span text:style-name="T62">la pince « c’est... qui... »</text:span></text:span></text:p>
      <text:p text:style-name="P90"/>
      <text:p text:style-name="Standard"><text:span text:style-name="titre_20_avec_20_numéro">(</text:span><text:span text:style-name="titre_20_avec_20_numéro"><text:span text:style-name="T267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57">Cette notion </text:span></text:span><text:span text:style-name="texte_20_par_20_défaut"><text:span text:style-name="T60">apparaît dans la </text:span></text:span><text:span text:style-name="texte_20_par_20_défaut"><text:span text:style-name="T15">Terminologie Grammaticale</text:span></text:span><text:span text:style-name="texte_20_par_20_défaut"><text:span text:style-name="T60">.</text:span></text:span><text:span text:style-name="T60"><text:tab/><text:tab/><text:tab/><text:tab/> <text:s text:c="4"/></text:span><text:span text:style-name="référence"><text:span text:style-name="T141">TG(</text:span></text:span><text:span text:style-name="référence"><text:span text:style-name="T157">I</text:span></text:span><text:span text:style-name="référence"><text:span text:style-name="T141">I.</text:span></text:span><text:span text:style-name="référence"><text:span text:style-name="T140">1.9.1</text:span></text:span><text:span text:style-name="référence"><text:span text:style-name="T141">, pp. </text:span></text:span><text:span text:style-name="référence"><text:span text:style-name="T140">80</text:span></text:span><text:span text:style-name="référence"><text:span text:style-name="T147">-</text:span></text:span><text:span text:style-name="référence"><text:span text:style-name="T144">)</text:span></text:span></text:p>
      <text:p text:style-name="Standard"/>
      <text:p text:style-name="P147"><text:span text:style-name="texte_20_par_20_défaut">Le pr</text:span><text:span text:style-name="texte_20_par_20_défaut"><text:span text:style-name="T795">édicat ne se confond pas avec le groupe verbal ; le prédicat est une fonction, <text:s text:c="6"/></text:span></text:span><text:span text:style-name="référence"><text:span text:style-name="T141">TG(</text:span></text:span><text:span text:style-name="référence"><text:span text:style-name="T157">I</text:span></text:span><text:span text:style-name="référence"><text:span text:style-name="T141">I.</text:span></text:span><text:span text:style-name="référence"><text:span text:style-name="T170">1.</text:span></text:span><text:span text:style-name="référence"><text:span text:style-name="T171">1</text:span></text:span><text:span text:style-name="référence"><text:span text:style-name="T141">, pp. </text:span></text:span><text:span text:style-name="référence"><text:span text:style-name="T171">12-</text:span></text:span><text:span text:style-name="référence"><text:span text:style-name="T144">)</text:span></text:span></text:p>
      <text:p text:style-name="P147"><text:span text:style-name="texte_20_par_20_défaut"><text:span text:style-name="T795">le groupe verbal est l’un des éléments de la phrase avec le groupe sujet et le groupe circonstanciel.</text:span></text:span></text:p>
      <text:p text:style-name="P148"><text:span text:style-name="texte_20_par_20_défaut"><text:span text:style-name="T796">Dans la phrase </text:span></text:span><text:span text:style-name="exemple"><text:span text:style-name="T796">Excellent ce rôti</text:span></text:span><text:span text:style-name="texte_20_par_20_défaut"><text:span text:style-name="T796">, le prédicat est </text:span></text:span><text:span text:style-name="exemple"><text:span text:style-name="T796">Excellent</text:span></text:span><text:span text:style-name="texte_20_par_20_défaut"><text:span text:style-name="T796"> et le sujet </text:span></text:span><text:span text:style-name="exemple"><text:span text:style-name="T796">ce rôti</text:span></text:span><text:span text:style-name="texte_20_par_20_défaut"><text:span text:style-name="T796"> mais <text:s/><text:tab/> <text:s text:c="4"/></text:span></text:span><text:span text:style-name="référence"><text:span text:style-name="T141">TG(</text:span></text:span><text:span text:style-name="référence"><text:span text:style-name="T157">I</text:span></text:span><text:span text:style-name="référence"><text:span text:style-name="T141">I.</text:span></text:span><text:span text:style-name="référence"><text:span text:style-name="T172">1.9.1</text:span></text:span><text:span text:style-name="référence"><text:span text:style-name="T141">, pp. </text:span></text:span><text:span text:style-name="référence"><text:span text:style-name="T172">80</text:span></text:span><text:span text:style-name="référence"><text:span text:style-name="T147">-</text:span></text:span><text:span text:style-name="référence"><text:span text:style-name="T144">)</text:span></text:span></text:p>
      <text:p text:style-name="P148"><text:soft-page-break/><text:span text:style-name="texte_20_par_20_défaut"><text:span text:style-name="T796">il n’y a pas ici de groupe verbal.</text:span></text:span></text:p>
      <text:p text:style-name="P148"><text:span text:style-name="texte_20_par_20_défaut"/></text:p>
      <text:p text:style-name="Standard"><text:span text:style-name="titre_20_avec_20_numéro">(</text:span><text:span text:style-name="titre_20_avec_20_numéro"><text:span text:style-name="T267">A.</text:span></text:span><text:span text:style-name="titre_20_avec_20_numéro">06) « </text:span><text:span text:style-name="titre_20_avec_20_numéro"><text:span text:style-name="T38">donc</text:span></text:span><text:span text:style-name="titre_20_avec_20_numéro"><text:span text:style-name="T2"> »</text:span></text:span><text:span text:style-name="titre_20_avec_20_numéro"> est un adverbe</text:span></text:p>
      <text:p text:style-name="P138"><text:span text:style-name="texte_20_par_20_défaut"><text:span text:style-name="T61"/></text:span></text:p>
      <text:p text:style-name="P138"><text:span text:style-name="texte_20_par_20_défaut"><text:span text:style-name="T61">Le mot </text:span></text:span><text:span text:style-name="exemple"><text:span text:style-name="T187">donc</text:span></text:span><text:span text:style-name="texte_20_par_20_défaut"><text:span text:style-name="T61"> ne fait pas partie des conjonctions de coordination.</text:span></text:span><text:span text:style-name="T61"><text:tab/></text:span><text:span text:style-name="T60"><text:tab/><text:tab/> <text:s text:c="5"/></text:span><text:span text:style-name="référence"><text:span text:style-name="T141">TG(</text:span></text:span><text:span text:style-name="référence"><text:span text:style-name="T157">I</text:span></text:span><text:span text:style-name="référence"><text:span text:style-name="T141">I.</text:span></text:span><text:span text:style-name="référence"><text:span text:style-name="T148">3</text:span></text:span><text:span text:style-name="référence"><text:span text:style-name="T140">.</text:span></text:span><text:span text:style-name="référence"><text:span text:style-name="T148">7</text:span></text:span><text:span text:style-name="référence"><text:span text:style-name="T140">.1</text:span></text:span><text:span text:style-name="référence"><text:span text:style-name="T141">, p. </text:span></text:span><text:span text:style-name="référence"><text:span text:style-name="T149">131</text:span></text:span><text:span text:style-name="référence"><text:span text:style-name="T144">)</text:span></text:span></text:p>
      <text:p text:style-name="P140"><text:span text:style-name="texte_20_par_20_défaut"><text:span text:style-name="T167">La TG cite les conjonctions de coordination suivantes : </text:span></text:span><text:span text:style-name="texte_20_par_20_défaut"><text:span text:style-name="T21">mais, ou, et, or, ni, car</text:span></text:span><text:span text:style-name="texte_20_par_20_défaut"><text:span text:style-name="T167">. La liste semble exhaustive.</text:span></text:span></text:p>
      <text:p text:style-name="P138"><text:span text:style-name="GGF"/></text:p>
      <text:p text:style-name="P138"><text:span text:style-name="GGF"><text:span text:style-name="T274">[ </text:span></text:span><text:span text:style-name="GGF">GGF.1.</text:span><text:span text:style-name="GGF"><text:span text:style-name="T778">869-</text:span></text:span><text:span text:style-name="GGF"><text:span text:style-name="T760">870</text:span></text:span><text:span text:style-name="GGF"> </text:span><text:span text:style-name="GGF"><text:span text:style-name="T274">]</text:span></text:span></text:p>
      <text:p text:style-name="P138"><text:span text:style-name="GGF"><text:tab/></text:span><text:span text:style-name="GGF"><text:span text:style-name="T779">Même classification dans </text:span></text:span><text:span text:style-name="GGF"><text:span text:style-name="T6">La Grande Grammaire du Français :</text:span></text:span></text:p>
      <text:p text:style-name="P138"><text:span text:style-name="GGF"><text:span text:style-name="T274"><text:tab/>« </text:span></text:span><text:span text:style-name="GGF"><text:span text:style-name="T778">[l’</text:span></text:span><text:span text:style-name="GGF"><text:span text:style-name="T780">adverbe </text:span></text:span><text:span text:style-name="GGF"><text:span text:style-name="T5">donc</text:span></text:span><text:span text:style-name="GGF"><text:span text:style-name="T778">]</text:span></text:span><text:span text:style-name="GGF"><text:span text:style-name="T274"> </text:span></text:span><text:span text:style-name="GGF"><text:span text:style-name="T778">a la même mobilité que d’autres adverbes connecteurs comme </text:span></text:span><text:span text:style-name="GGF"><text:span text:style-name="T5">pourtant </text:span></text:span><text:span text:style-name="GGF"><text:span text:style-name="T41">»</text:span></text:span></text:p>
      <text:p text:style-name="P138"><text:span text:style-name="GGF"><text:span text:style-name="T5"><text:tab/></text:span></text:span><text:span text:style-name="GGF"><text:span text:style-name="T7"><text:tab/>Paul est content, donc il ira voir Marie.</text:span></text:span></text:p>
      <text:p text:style-name="P138"><text:span text:style-name="GGF"><text:span text:style-name="T7"><text:tab/><text:tab/>Il ira donc voir Marie.</text:span></text:span></text:p>
      <text:p text:style-name="P138"><text:span text:style-name="GGF"><text:span text:style-name="T7"><text:tab/><text:tab/>Il ira voir Marie, donc.</text:span></text:span></text:p>
      <text:p text:style-name="P138"><text:span text:style-name="GGF"><text:span text:style-name="T7"/></text:span></text:p>
      <text:p text:style-name="P139"><text:span text:style-name="GGF"><text:span text:style-name="T788">[ </text:span></text:span><text:span text:style-name="GGF"><text:span text:style-name="T787">GGF.2.</text:span></text:span><text:span text:style-name="GGF"><text:span text:style-name="T761">1985</text:span></text:span><text:span text:style-name="GGF"><text:span text:style-name="T787"> </text:span></text:span><text:span text:style-name="GGF"><text:span text:style-name="T788">]</text:span></text:span></text:p>
      <text:p text:style-name="P122"><text:span text:style-name="GGF"><text:span text:style-name="T788"><text:tab/></text:span></text:span><text:span text:style-name="GGF"><text:span text:style-name="T787">La liste des conjonctions de coordination reconnues par le GGF est bien plus étendue que celle donnée dans la TG : </text:span></text:span><text:span text:style-name="GGF"><text:span text:style-name="T8">car, et, mais, ni, ou, or, puis, soit… soit…</text:span></text:span><text:span text:style-name="GGF"><text:span text:style-name="T787"> (formes simples) et comme </text:span></text:span><text:span text:style-name="GGF"><text:span text:style-name="T8">c’est-à-dire, et puis, ou bien</text:span></text:span><text:span text:style-name="GGF"><text:span text:style-name="T42"> (formes complexes). </text:span></text:span><text:span text:style-name="GGF"><text:span text:style-name="T43">Ces listes semblent exhaustives </text:span></text:span><text:span text:style-name="GGF"><text:span text:style-name="T44">(pas de « etc. » à fin de ces deux listes).</text:span></text:span></text:p>
      <text:p text:style-name="P138"><text:span text:style-name="référence"><text:span text:style-name="T165"/></text:span></text:p>
      <text:p text:style-name="Standard"><text:span text:style-name="titre_20_avec_20_numéro">(</text:span><text:span text:style-name="titre_20_avec_20_numéro"><text:span text:style-name="T267">A.</text:span></text:span><text:span text:style-name="titre_20_avec_20_numéro">0</text:span><text:span text:style-name="titre_20_avec_20_numéro"><text:span text:style-name="T237">7</text:span></text:span><text:span text:style-name="titre_20_avec_20_numéro">) </text:span><text:span text:style-name="titre_20_avec_20_numéro"><text:span text:style-name="T238">p</text:span></text:span><text:span text:style-name="titre_20_avec_20_numéro"><text:span text:style-name="T39">articipe passé ou adjectif ?</text:span></text:span></text:p>
      <text:p text:style-name="P141"><text:span text:style-name="texte_20_par_20_défaut"><text:span text:style-name="T168">La </text:span></text:span><text:span text:style-name="texte_20_par_20_défaut"><text:span text:style-name="T19">Terminologie Grammaticale</text:span></text:span><text:span text:style-name="texte_20_par_20_défaut"><text:span text:style-name="T239"> ne donne quasiment aucune information mais analyse</text:span></text:span><text:span text:style-name="T239"> </text:span><text:span text:style-name="exemple"><text:span text:style-name="T239">étonnée</text:span></text:span><text:span text:style-name="T239"> </text:span><text:span text:style-name="texte_20_par_20_défaut"><text:span text:style-name="T239">dans</text:span></text:span></text:p>
      <text:p text:style-name="Standard"><text:tab/><text:span text:style-name="exemple"><text:span text:style-name="T239">Elle est étonnée par cette réaction.</text:span></text:span><text:span text:style-name="T239"><text:tab/><text:tab/><text:tab/><text:tab/><text:tab/><text:tab/> <text:s text:c="3"/></text:span><text:span text:style-name="référence"><text:span text:style-name="T141">TG(</text:span></text:span><text:span text:style-name="référence"><text:span text:style-name="T157">I</text:span></text:span><text:span text:style-name="référence"><text:span text:style-name="T141">I.</text:span></text:span><text:span text:style-name="référence"><text:span text:style-name="T148">3</text:span></text:span><text:span text:style-name="référence"><text:span text:style-name="T143">.</text:span></text:span><text:span text:style-name="référence"><text:span text:style-name="T150">9</text:span></text:span><text:span text:style-name="référence"><text:span text:style-name="T148">.</text:span></text:span><text:span text:style-name="référence"><text:span text:style-name="T150">5.2</text:span></text:span><text:span text:style-name="référence"><text:span text:style-name="T141">, p. </text:span></text:span><text:span text:style-name="référence"><text:span text:style-name="T149">1</text:span></text:span><text:span text:style-name="référence"><text:span text:style-name="T150">57</text:span></text:span><text:span text:style-name="référence"><text:span text:style-name="T144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34"><text:span text:style-name="GGF">GGF.1.1</text:span><text:span text:style-name="GGF"><text:span text:style-name="T769">29 ; GGF.1.212 ; </text:span></text:span><text:span text:style-name="GGF"><text:span text:style-name="T770">GGF.1.649 </text:span></text:span><text:span text:style-name="GGF"><text:span text:style-name="T769">: </text:span></text:span><text:span text:style-name="GGF"><text:span text:style-name="T729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267">A.</text:span></text:span><text:span text:style-name="titre_20_avec_20_numéro">0</text:span><text:span text:style-name="titre_20_avec_20_numéro"><text:span text:style-name="T268">8</text:span></text:span><text:span text:style-name="titre_20_avec_20_numéro">) </text:span><text:span text:style-name="titre_20_avec_20_numéro"><text:span text:style-name="T268">les types de phrase</text:span></text:span><text:span text:style-name="titre_20_avec_20_numéro"><text:span text:style-name="T730">s</text:span></text:span><text:span text:style-name="titre_20_avec_20_numéro"><text:span text:style-name="T268"> </text:span></text:span><text:span text:style-name="titre_20_avec_20_numéro"><text:span text:style-name="T730">et les formes de phrase</text:span></text:span></text:p>
      <text:p text:style-name="Standard"><text:span text:style-name="texte_20_par_20_défaut"><text:span text:style-name="T268">Une phrase est de type déclaratif, interrogatif ou impératif</text:span></text:span><text:span text:style-name="T268"><text:tab/><text:tab/><text:tab/><text:tab/> <text:s text:c="5"/></text:span><text:span text:style-name="référence"><text:span text:style-name="T141">TG(I.</text:span></text:span><text:span text:style-name="référence"><text:span text:style-name="T151">2.4</text:span></text:span><text:span text:style-name="référence"><text:span text:style-name="T141">, p</text:span></text:span><text:span text:style-name="référence"><text:span text:style-name="T151">p. 25-26</text:span></text:span><text:span text:style-name="référence"><text:span text:style-name="T144">)</text:span></text:span><text:span text:style-name="T268"> </text:span></text:p>
      <text:p text:style-name="Standard"><text:span text:style-name="texte_20_par_20_défaut"><text:span text:style-name="T268">(un seul type de phrase pour une phrase donnée). Une phrase peut n’avoir pas</text:span></text:span><text:span text:style-name="T268"><text:tab/> <text:s text:c="5"/></text:span><text:span text:style-name="référence"><text:span text:style-name="T141">TG(I.</text:span></text:span><text:span text:style-name="référence"><text:span text:style-name="T151">2.5</text:span></text:span><text:span text:style-name="référence"><text:span text:style-name="T141">, p</text:span></text:span><text:span text:style-name="référence"><text:span text:style-name="T151">p. 2</text:span></text:span><text:span text:style-name="référence"><text:span text:style-name="T152">6</text:span></text:span><text:span text:style-name="référence"><text:span text:style-name="T151">-2</text:span></text:span><text:span text:style-name="référence"><text:span text:style-name="T152">7</text:span></text:span><text:span text:style-name="référence"><text:span text:style-name="T144">)</text:span></text:span></text:p>
      <text:p text:style-name="Standard"><text:span text:style-name="texte_20_par_20_défaut"><text:span text:style-name="T268">de forme particulière ou être de forme </text:span></text:span><text:span text:style-name="texte_20_par_20_défaut"><text:span text:style-name="T518">négative, </text:span></text:span><text:span text:style-name="texte_20_par_20_défaut"><text:span text:style-name="T268">passive, exclamative,</text:span></text:span><text:span text:style-name="T268"> </text:span></text:p>
      <text:p text:style-name="Standard"><text:span text:style-name="texte_20_par_20_défaut"><text:span text:style-name="T268">emphatique ou impersonnelle (=une phrase peut posséder </text:span></text:span><text:span text:style-name="texte_20_par_20_défaut"><text:span text:style-name="T269">0, 1 ou plusieurs</text:span></text:span><text:span text:style-name="texte_20_par_20_défaut"><text:span text:style-name="T268"> formes).</text:span></text:span></text:p>
      <text:p text:style-name="Standard"/>
      <text:p text:style-name="P111"><text:span text:style-name="titre_20_avec_20_numéro">(</text:span><text:span text:style-name="titre_20_avec_20_numéro"><text:span text:style-name="T267">A.</text:span></text:span><text:span text:style-name="titre_20_avec_20_numéro">0</text:span><text:span text:style-name="titre_20_avec_20_numéro"><text:span text:style-name="T745">9</text:span></text:span><text:span text:style-name="titre_20_avec_20_numéro">) « </text:span><text:span text:style-name="titre_20_avec_20_numéro"><text:span text:style-name="T564">Alice »</text:span></text:span><text:span text:style-name="titre_20_avec_20_numéro"><text:span text:style-name="T563"> est un groupe nominal, « </text:span></text:span><text:span text:style-name="titre_20_avec_20_numéro"><text:span text:style-name="T564">il »</text:span></text:span><text:span text:style-name="titre_20_avec_20_numéro"><text:span text:style-name="T566"> n’en est pas un, « </text:span></text:span><text:span text:style-name="titre_20_avec_20_numéro"><text:span text:style-name="T565">grand »</text:span></text:span><text:span text:style-name="titre_20_avec_20_numéro"><text:span text:style-name="T567"> n’en est pas un</text:span></text:span></text:p>
      <text:p text:style-name="P112"><text:span text:style-name="T746">Un groupe nominal peut être réduit à un nom propre ou à un nom commun.</text:span><text:tab/> <text:s text:c="4"/><text:span text:style-name="référence"><text:span text:style-name="T141">TG(</text:span></text:span><text:span text:style-name="référence"><text:span text:style-name="T140">Annexes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40">185</text:span></text:span><text:span text:style-name="référence"><text:span text:style-name="T144">)</text:span></text:span></text:p>
      <text:p text:style-name="P113"><text:span text:style-name="texte_20_par_20_défaut"><text:span text:style-name="T155">D’après la page 185 de la </text:span></text:span><text:span text:style-name="texte_20_par_20_défaut"><text:span text:style-name="T19">Terminologie Grammaticale</text:span></text:span><text:span text:style-name="texte_20_par_20_défaut"><text:span text:style-name="T155">, un sujet peut être ou</text:span></text:span></text:p>
      <text:p text:style-name="P113"><text:span text:style-name="texte_20_par_20_défaut"><text:span text:style-name="T155"><text:s/>un groupe nominal ou un pronom, ou un infinitif ou une proposition </text:span></text:span></text:p>
      <text:p text:style-name="P113"><text:span text:style-name="texte_20_par_20_défaut"><text:span text:style-name="T155">subordonnée. Par conséquent un groupe nominal ne peut être un pronom. </text:span></text:span></text:p>
      <text:p text:style-name="P113"><text:span text:style-name="texte_20_par_20_défaut"><text:span text:style-name="T156">Même analyse p. 14. (1.2).<text:tab/><text:tab/><text:tab/><text:tab/><text:tab/><text:tab/><text:tab/><text:tab/> <text:s text:c="10"/></text:span></text:span><text:span text:style-name="référence"><text:span text:style-name="T141">TG(I.</text:span></text:span><text:span text:style-name="référence"><text:span text:style-name="T161">1</text:span></text:span><text:span text:style-name="référence"><text:span text:style-name="T151">.</text:span></text:span><text:span text:style-name="référence"><text:span text:style-name="T161">2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61">14</text:span></text:span><text:span text:style-name="référence"><text:span text:style-name="T144">)</text:span></text:span></text:p>
      <text:p text:style-name="P149"><text:soft-page-break/><text:span text:style-name="texte_20_par_20_défaut"><text:span text:style-name="T159">La page 16 de la </text:span></text:span><text:span text:style-name="texte_20_par_20_défaut"><text:span text:style-name="T20">Terminologie Grammaticale</text:span></text:span><text:span text:style-name="texte_20_par_20_défaut"><text:span text:style-name="T159"> contient un passage qui exclut <text:tab/> <text:s text:c="10"/></text:span></text:span><text:span text:style-name="référence"><text:span text:style-name="T141">TG(I.</text:span></text:span><text:span text:style-name="référence"><text:span text:style-name="T160">1</text:span></text:span><text:span text:style-name="référence"><text:span text:style-name="T151">.</text:span></text:span><text:span text:style-name="référence"><text:span text:style-name="T160">3</text:span></text:span><text:span text:style-name="référence"><text:span text:style-name="T141">, p</text:span></text:span><text:span text:style-name="référence"><text:span text:style-name="T151">. </text:span></text:span><text:span text:style-name="référence"><text:span text:style-name="T271">16</text:span></text:span><text:span text:style-name="référence"><text:span text:style-name="T144">)</text:span></text:span></text:p>
      <text:p text:style-name="P118"><text:span text:style-name="texte_20_par_20_défaut"><text:span text:style-name="T159">qu’un adjectif puisse à lui seul être un groupe nominal : ainsi </text:span></text:span><text:span text:style-name="exemple">grand</text:span><text:span text:style-name="texte_20_par_20_défaut"><text:span text:style-name="T159"> ne peut être</text:span></text:span></text:p>
      <text:p text:style-name="P118"><text:span text:style-name="texte_20_par_20_défaut"><text:span text:style-name="T159">considéré comme un groupe nominal.</text:span></text:span></text:p>
      <text:p text:style-name="P118"/>
      <text:p text:style-name="P128"><text:span text:style-name="titre_20_avec_20_numéro">(</text:span><text:span text:style-name="titre_20_avec_20_numéro"><text:span text:style-name="T267">A.</text:span></text:span><text:span text:style-name="titre_20_avec_20_numéro"><text:span text:style-name="T766">10</text:span></text:span><text:span text:style-name="titre_20_avec_20_numéro">) </text:span><text:span text:style-name="titre_20_avec_20_numéro"><text:span text:style-name="T568">PSR, proposition principale </text:span></text:span><text:span text:style-name="titre_20_avec_20_numéro"><text:span text:style-name="T569">et proposition indépendante</text:span></text:span></text:p>
      <text:p text:style-name="P128"><text:span text:style-name="T766">Dans une phrase complexe comme<text:tab/><text:tab/><text:tab/><text:tab/><text:tab/><text:tab/><text:tab/> </text:span><text:span text:style-name="référence"><text:span text:style-name="T141">TG(I.</text:span></text:span><text:span text:style-name="référence"><text:span text:style-name="T160">1</text:span></text:span><text:span text:style-name="référence"><text:span text:style-name="T151">.</text:span></text:span><text:span text:style-name="référence"><text:span text:style-name="T162">1 note 14</text:span></text:span><text:span text:style-name="référence"><text:span text:style-name="T141">, p</text:span></text:span><text:span text:style-name="référence"><text:span text:style-name="T151">. </text:span></text:span><text:span text:style-name="référence"><text:span text:style-name="T162">5</text:span></text:span><text:span text:style-name="référence"><text:span text:style-name="T272">2</text:span></text:span><text:span text:style-name="référence"><text:span text:style-name="T144">)</text:span></text:span></text:p>
      <text:p text:style-name="P129"><text:tab/><text:span text:style-name="exemple">Un sportif qui est fatigué doit se reposer.</text:span></text:p>
      <text:p text:style-name="P129">la PSR <text:span text:style-name="exemple">qui est fatigué</text:span> <text:span text:style-name="T38">dépend</text:span> de la proposition <text:span text:style-name="T536">principale </text:span><text:span text:style-name="exemple"><text:span text:style-name="T242">Un sportif doit se reposer.</text:span></text:span></text:p>
      <text:p text:style-name="P129"><text:span text:style-name="texte_20_par_20_défaut"><text:span text:style-name="T242"/></text:span></text:p>
      <text:p text:style-name="P130"><text:span text:style-name="texte_20_par_20_défaut"><text:span text:style-name="T246">Cette phrase ne peut être analysée comme une proposition indépendante. En effet, <text:s text:c="9"/></text:span></text:span><text:span text:style-name="référence"><text:span text:style-name="T109">TG(I.</text:span></text:span><text:span text:style-name="référence"><text:span text:style-name="T118">2</text:span></text:span><text:span text:style-name="référence"><text:span text:style-name="T110">.</text:span></text:span><text:span text:style-name="référence"><text:span text:style-name="T118">3</text:span></text:span><text:span text:style-name="référence"><text:span text:style-name="T109">, p</text:span></text:span><text:span text:style-name="référence"><text:span text:style-name="T110">. </text:span></text:span><text:span text:style-name="référence"><text:span text:style-name="T118">24</text:span></text:span><text:span text:style-name="référence"><text:span text:style-name="T113">)</text:span></text:span></text:p>
      <text:p text:style-name="P130"><text:span text:style-name="texte_20_par_20_défaut"><text:span text:style-name="T246">il ne peut y avoir de proposition indépendante par subordination : la notion de proposition indépendante n’existe que pour des propositions reliées par coordination et par juxtaposition.</text:span></text:span></text:p>
      <text:p text:style-name="P114"><text:span text:style-name="référence"><text:span text:style-name="T113"/></text:span></text:p>
      <text:p text:style-name="P142">D’après la <text:span text:style-name="T2">Terminologie Grammaticale</text:span><text:span text:style-name="T38">, dans la tradition grammaticale française,<text:tab/> <text:s text:c="10"/></text:span><text:span text:style-name="référence"><text:span text:style-name="T109">TG(I.</text:span></text:span><text:span text:style-name="référence"><text:span text:style-name="T118">2</text:span></text:span><text:span text:style-name="référence"><text:span text:style-name="T110">.</text:span></text:span><text:span text:style-name="référence"><text:span text:style-name="T123">2</text:span></text:span><text:span text:style-name="référence"><text:span text:style-name="T109">, p</text:span></text:span><text:span text:style-name="référence"><text:span text:style-name="T110">. </text:span></text:span><text:span text:style-name="référence"><text:span text:style-name="T118">2</text:span></text:span><text:span text:style-name="référence"><text:span text:style-name="T123">3</text:span></text:span><text:span text:style-name="référence"><text:span text:style-name="T113">)</text:span></text:span></text:p>
      <text:p text:style-name="P115">l’expression « proposit<text:span text:style-name="T792">ion </text:span>subordonnée » est utilisée pour désigner une proposition incluse dans une </text:p>
      <text:p text:style-name="P116">« proposition principale ». Par exemple, <text:span text:style-name="exemple">quand le jour se lève</text:span> (dans <text:span text:style-name="exemple">Le facteur distribue le courrier quand le jour se lève</text:span>) est une proposition subordonnée incluse dans la proposition principale <text:span text:style-name="exemple">Le facteur distribue le courrier.</text:span></text:p>
      <text:p text:style-name="P116"><text:span text:style-name="exemple"/></text:p>
      <text:p text:style-name="P143"><text:span text:style-name="GGF"><text:span text:style-name="T788">[ </text:span></text:span><text:span text:style-name="GGF"><text:span text:style-name="T787">GGF.</text:span></text:span><text:span text:style-name="GGF"><text:span text:style-name="T762">1</text:span></text:span><text:span text:style-name="GGF"><text:span text:style-name="T787">.</text:span></text:span><text:span text:style-name="GGF"><text:span text:style-name="T762">46</text:span></text:span><text:span text:style-name="GGF"><text:span text:style-name="T787"> </text:span></text:span><text:span text:style-name="GGF"><text:span text:style-name="T788">]</text:span></text:span></text:p>
      <text:p text:style-name="P124"><text:span text:style-name="GGF"><text:span text:style-name="T788"><text:tab/></text:span></text:span><text:span text:style-name="GGF"><text:span text:style-name="T791">NB : D</text:span></text:span><text:span text:style-name="GGF"><text:span text:style-name="T789">ans la </text:span></text:span><text:span text:style-name="GGF"><text:span text:style-name="T9">Grande Grammaire du Français</text:span></text:span><text:span text:style-name="GGF"><text:span text:style-name="T46"> </text:span></text:span><text:span text:style-name="GGF"><text:span text:style-name="T763">le mot « proposition » est remplacé par </text:span></text:span><text:span text:style-name="GGF"><text:span text:style-name="T764">le <text:s/>mot</text:span></text:span><text:span text:style-name="GGF"><text:span text:style-name="T763"> « phrase », </text:span></text:span><text:span text:style-name="GGF"><text:span text:style-name="T764">mot que nous citons entre guillemets dans ce qui suit quand il désigne une « proposition ».</text:span></text:span></text:p>
      <text:p text:style-name="P124"><text:span text:style-name="GGF"><text:tab/></text:span><text:span text:style-name="GGF"><text:span text:style-name="T789">L</text:span></text:span><text:span text:style-name="GGF"><text:span text:style-name="T787">’</text:span></text:span><text:span text:style-name="GGF"><text:span text:style-name="T781">analyse </text:span></text:span><text:span text:style-name="GGF"><text:span text:style-name="T789">des propositions subordonnée</text:span></text:span><text:span text:style-name="GGF"><text:span text:style-name="T782">s </text:span></text:span><text:span text:style-name="GGF"><text:span text:style-name="T789">est tout</text:span></text:span><text:span text:style-name="GGF"><text:span text:style-name="T790">e</text:span></text:span><text:span text:style-name="GGF"><text:span text:style-name="T789"> autre dans la </text:span></text:span><text:span text:style-name="GGF"><text:span text:style-name="T9">Grande Grammaire du Français. </text:span></text:span><text:span text:style-name="GGF"><text:span text:style-name="T45">La phrase </text:span></text:span><text:span text:style-name="GGF"><text:span text:style-name="T9">Paul sait que Marie viendra</text:span></text:span><text:span text:style-name="GGF"><text:span text:style-name="T45"> est </text:span></text:span><text:span text:style-name="GGF"><text:span text:style-name="T47">ainsi </text:span></text:span><text:span text:style-name="GGF"><text:span text:style-name="T45">analysée comme une phrase indépendante </text:span></text:span><text:span text:style-name="GGF"><text:span text:style-name="T46">(car non « liée ») </text:span></text:span><text:span text:style-name="GGF"><text:span text:style-name="T45">f</text:span></text:span><text:span text:style-name="GGF"><text:span text:style-name="T46">ormée de la « phrase » subordonnée (=une proposition ayant une fonction) – </text:span></text:span><text:span text:style-name="GGF"><text:span text:style-name="T10">Marie viendra</text:span></text:span><text:span text:style-name="GGF"><text:span text:style-name="T46"> – liée à un verbe « de tête » ; </text:span></text:span><text:span text:style-name="GGF"><text:span text:style-name="T10">Paul sait</text:span></text:span><text:span text:style-name="GGF"><text:span text:style-name="T46"> n’est pas une « phrase principale » puisque que ces deux mots ne peuvent former une phrase complète.</text:span></text:span></text:p>
      <text:p text:style-name="P117"><text:span text:style-name="texte_20_par_20_défaut"><text:span text:style-name="T169"/></text:span></text:p>
      <text:p text:style-name="P137"><text:span text:style-name="titre_20_avec_20_numéro"><text:span text:style-name="T155">(</text:span></text:span><text:span text:style-name="titre_20_avec_20_numéro"><text:span text:style-name="T163">A.</text:span></text:span><text:span text:style-name="titre_20_avec_20_numéro"><text:span text:style-name="T162">1</text:span></text:span><text:span text:style-name="titre_20_avec_20_numéro"><text:span text:style-name="T164">1</text:span></text:span><text:span text:style-name="titre_20_avec_20_numéro"><text:span text:style-name="T155">) </text:span></text:span><text:span text:style-name="titre_20_avec_20_numéro"><text:span text:style-name="T570">proposition infinitive ou groupe infinitif de fonction COD</text:span></text:span></text:p>
      <text:p text:style-name="P451"><text:span text:style-name="texte_20_par_20_défaut"><text:span text:style-name="T677">Une proposition infinitive doit avoir un sujet différent de celui de sa principale.<text:tab/> <text:s text:c="10"/></text:span></text:span><text:span text:style-name="référence"><text:span text:style-name="T671">TG(I.</text:span></text:span><text:span text:style-name="référence"><text:span text:style-name="T675">5</text:span></text:span><text:span text:style-name="référence"><text:span text:style-name="T672">.</text:span></text:span><text:span text:style-name="référence"><text:span text:style-name="T673">1</text:span></text:span><text:span text:style-name="référence"><text:span text:style-name="T671">, p</text:span></text:span><text:span text:style-name="référence"><text:span text:style-name="T672">. </text:span></text:span><text:span text:style-name="référence"><text:span text:style-name="T675">6</text:span></text:span><text:span text:style-name="référence"><text:span text:style-name="T696">2</text:span></text:span><text:span text:style-name="référence"><text:span text:style-name="T674">)</text:span></text:span></text:p>
      <text:p text:style-name="P451"><text:span text:style-name="texte_20_par_20_défaut"><text:span text:style-name="T677"/></text:span></text:p>
      <text:p text:style-name="P451"><text:span text:style-name="texte_20_par_20_défaut"><text:span text:style-name="T677">C’est le cas dans :</text:span></text:span></text:p>
      <text:p text:style-name="P451"><text:span text:style-name="texte_20_par_20_défaut"><text:span text:style-name="T677"><text:tab/></text:span></text:span><text:span text:style-name="exemple"><text:span text:style-name="T322">J’entends </text:span></text:span><text:span text:style-name="exemple"><text:span text:style-name="T336">l’oiseau chanter</text:span></text:span><text:span text:style-name="exemple"><text:span text:style-name="T322">.<text:tab/><text:tab/></text:span></text:span><text:span text:style-name="texte_20_par_20_défaut"><text:span text:style-name="T315">proposition infinitive</text:span></text:span></text:p>
      <text:p text:style-name="P451"><text:span text:style-name="texte_20_par_20_défaut"><text:span text:style-name="T315"/></text:span></text:p>
      <text:p text:style-name="P451"><text:span text:style-name="texte_20_par_20_défaut"><text:span text:style-name="T677">Ce n’est pas le cas dans :</text:span></text:span></text:p>
      <text:p text:style-name="P451"><text:span text:style-name="texte_20_par_20_défaut"><text:span text:style-name="T677"><text:tab/></text:span></text:span><text:span text:style-name="exemple"><text:span text:style-name="T322">J’aimerais </text:span></text:span><text:span text:style-name="exemple"><text:span text:style-name="T336">partir en vacances</text:span></text:span><text:span text:style-name="exemple"><text:span text:style-name="T322">.<text:tab/> </text:span></text:span><text:span text:style-name="texte_20_par_20_défaut"><text:span text:style-name="T688">groupe infinitif de fonction COD</text:span></text:span></text:p>
      <text:p text:style-name="P451"><text:span text:style-name="texte_20_par_20_défaut"><text:span text:style-name="T688"/></text:span></text:p>
      <text:p text:style-name="P196"><text:span text:style-name="titre_20_avec_20_numéro"><text:span text:style-name="T155">(</text:span></text:span><text:span text:style-name="titre_20_avec_20_numéro"><text:span text:style-name="T163">A.</text:span></text:span><text:span text:style-name="titre_20_avec_20_numéro"><text:span text:style-name="T162">1</text:span></text:span><text:span text:style-name="titre_20_avec_20_numéro"><text:span text:style-name="T166">2</text:span></text:span><text:span text:style-name="titre_20_avec_20_numéro"><text:span text:style-name="T155">) </text:span></text:span><text:span text:style-name="titre_20_avec_20_numéro"><text:span text:style-name="T571">une phrase simple n</text:span></text:span><text:span text:style-name="titre_20_avec_20_numéro"><text:span text:style-name="T572">’est pas </text:span></text:span><text:span text:style-name="titre_20_avec_20_numéro"><text:span text:style-name="T571">composée de plusieurs propositions coordonnées ou juxtaposées</text:span></text:span></text:p>
      <text:p text:style-name="P452"/>
      <text:p text:style-name="P120"><text:span text:style-name="texte_20_par_20_défaut"><text:tab/>Cont</text:span><text:span text:style-name="texte_20_par_20_défaut"><text:span text:style-name="T772">rairement à ce qui </text:span></text:span><text:span text:style-name="texte_20_par_20_défaut"><text:span text:style-name="T775">a pu être </text:span></text:span><text:span text:style-name="texte_20_par_20_défaut"><text:span text:style-name="T772">enseigné – </text:span></text:span><text:span text:style-name="texte_20_par_20_défaut"><text:span text:style-name="T775">ou à ce que certains ont pu retenir de leurs cours</text:span></text:span><text:span text:style-name="texte_20_par_20_défaut"><text:span text:style-name="T775"><text:note text:id="ftn1" text:note-class="footnote"><text:note-citation>1</text:note-citation><text:note-body><text:p text:style-name="P484"><text:span text:style-name="T2">Confer</text:span> par exemple <text:a xlink:type="simple" xlink:href="https://www.neoprofs.org/t138621-distinction-phrases-simples-phrases-complexes" text:style-name="Internet_20_link" text:visited-style-name="Visited_20_Internet_20_Link">https://www.neoprofs.org/t138621-distinction-phrases-simples-phrases-complexes</text:a></text:p></text:note-body></text:note></text:span></text:span><text:span text:style-name="texte_20_par_20_défaut"><text:span text:style-name="T775"> -</text:span></text:span><text:span text:style-name="texte_20_par_20_défaut"><text:span text:style-name="T772"> </text:span></text:span><text:span text:style-name="texte_20_par_20_défaut"><text:span text:style-name="T773">une phrase simple ne peut contenir qu’une proposition. Le </text:span></text:span><text:span text:style-name="texte_20_par_20_défaut"><text:span text:style-name="T699">fait qu’une</text:span></text:span><text:span text:style-name="texte_20_par_20_défaut"><text:span text:style-name="T773"> phrase contienne plusieurs propositions sans aucune subordination ne change rien à l’affaire : cette phrase sera considérée comme </text:span></text:span><text:span text:style-name="texte_20_par_20_défaut"><text:span text:style-name="T774">complexe.</text:span></text:span></text:p>
      <text:p text:style-name="P123"><text:span text:style-name="texte_20_par_20_défaut"><text:tab/><text:tab/><text:tab/><text:tab/><text:tab/><text:tab/><text:tab/><text:tab/><text:tab/></text:span></text:p>
      <text:p text:style-name="P455"><text:span text:style-name="texte_20_par_20_défaut"><text:span text:style-name="T677"><text:tab/></text:span></text:span><text:span text:style-name="exemple"><text:span text:style-name="T323">Il m’entend.</text:span></text:span><text:span text:style-name="exemple"><text:span text:style-name="T322"><text:tab/><text:tab/><text:tab/></text:span></text:span><text:span text:style-name="exemple"><text:span text:style-name="T324"><text:tab/><text:tab/></text:span></text:span><text:span text:style-name="texte_20_par_20_défaut"><text:span text:style-name="T692">phrase simple <text:s text:c="8"/></text:span></text:span><text:span text:style-name="référence"><text:span text:style-name="T678">d’autres exemples </text:span></text:span><text:span text:style-name="référence"><text:span text:style-name="T695">in </text:span></text:span><text:span text:style-name="référence"><text:span text:style-name="T678">T</text:span></text:span><text:span text:style-name="référence"><text:span text:style-name="T671">G(I.</text:span></text:span><text:span text:style-name="référence"><text:span text:style-name="T678">2</text:span></text:span><text:span text:style-name="référence"><text:span text:style-name="T672">.</text:span></text:span><text:span text:style-name="référence"><text:span text:style-name="T673">1</text:span></text:span><text:span text:style-name="référence"><text:span text:style-name="T671">, p</text:span></text:span><text:span text:style-name="référence"><text:span text:style-name="T672">. </text:span></text:span><text:span text:style-name="référence"><text:span text:style-name="T678">23</text:span></text:span><text:span text:style-name="référence"><text:span text:style-name="T674">)</text:span></text:span></text:p>
      <text:p text:style-name="P453"><text:span text:style-name="texte_20_par_20_défaut"><text:span text:style-name="T677"><text:tab/></text:span></text:span><text:span text:style-name="exemple"><text:span text:style-name="T323">Il m’entend </text:span></text:span><text:span text:style-name="exemple"><text:span text:style-name="T324">mais je ne l’entends pas.</text:span></text:span><text:span text:style-name="exemple"><text:span text:style-name="T322"><text:tab/><text:tab/></text:span></text:span><text:span text:style-name="texte_20_par_20_défaut"><text:span text:style-name="T692">phrase complexe </text:span></text:span><text:span text:style-name="texte_20_par_20_défaut"><text:span text:style-name="T693">par coordination</text:span></text:span></text:p>
      <text:p text:style-name="P454"><text:span text:style-name="texte_20_par_20_défaut"><text:span text:style-name="T677"><text:tab/></text:span></text:span><text:span text:style-name="exemple"><text:span text:style-name="T323">Il m’entend ;</text:span></text:span><text:span text:style-name="exemple"><text:span text:style-name="T324"> je ne l’entends pas.</text:span></text:span><text:span text:style-name="exemple"><text:span text:style-name="T322"><text:tab/><text:tab/></text:span></text:span><text:span text:style-name="texte_20_par_20_défaut"><text:span text:style-name="T692">phrase complexe </text:span></text:span><text:span text:style-name="texte_20_par_20_défaut"><text:span text:style-name="T693">par juxtaposition</text:span></text:span></text:p>
      <text:p text:style-name="P453"><text:span text:style-name="texte_20_par_20_défaut"><text:span text:style-name="T677"><text:tab/></text:span></text:span><text:span text:style-name="exemple"><text:span text:style-name="T323">Il m’entend </text:span></text:span><text:span text:style-name="exemple"><text:span text:style-name="T509">parce que je crie</text:span></text:span><text:span text:style-name="exemple"><text:span text:style-name="T324">.<text:tab/></text:span></text:span><text:span text:style-name="exemple"><text:span text:style-name="T322"><text:tab/><text:tab/></text:span></text:span><text:span text:style-name="texte_20_par_20_défaut"><text:span text:style-name="T692">phrase complexe </text:span></text:span><text:span text:style-name="texte_20_par_20_défaut"><text:span text:style-name="T693">par subordination</text:span></text:span></text:p>
      <text:p text:style-name="P31"><text:span text:style-name="texte_20_par_20_défaut"><text:span text:style-name="T344"/></text:span></text:p>
      <text:p text:style-name="P165"><text:span text:style-name="titre_20_avec_20_numéro"><text:span text:style-name="T344">A.1</text:span></text:span><text:span text:style-name="titre_20_avec_20_numéro"><text:span text:style-name="T347">3</text:span></text:span><text:span text:style-name="titre_20_avec_20_numéro"><text:span text:style-name="T344"> <text:tab/></text:span></text:span><text:span text:style-name="titre_20_avec_20_numéro"><text:span text:style-name="T347">préférer </text:span></text:span><text:span text:style-name="titre_20_avec_20_numéro"><text:span text:style-name="T348">le terme d’</text:span></text:span><text:span text:style-name="titre_20_avec_20_numéro"><text:span text:style-name="T347">« adjectif » à cel</text:span></text:span><text:span text:style-name="titre_20_avec_20_numéro"><text:span text:style-name="T348">ui</text:span></text:span><text:span text:style-name="titre_20_avec_20_numéro"><text:span text:style-name="T347"> d’« adjectif qualificatif » </text:span></text:span></text:p>
      <text:p text:style-name="P49"/>
      <text:p text:style-name="P165"><text:span text:style-name="T810"><text:tab/>La </text:span><text:span text:style-name="T11">Terminologie Grammaticale</text:span><text:span text:style-name="T49"> demande explicit</text:span><text:span text:style-name="T50">e</text:span><text:span text:style-name="T49">ment d’utiliser <text:tab/><text:tab/> <text:s text:c="8"/></text:span><text:span text:style-name="référence"><text:span text:style-name="T678">T</text:span></text:span><text:span text:style-name="référence"><text:span text:style-name="T671">G(</text:span></text:span><text:span text:style-name="référence"><text:span text:style-name="T679">II</text:span></text:span><text:span text:style-name="référence"><text:span text:style-name="T671">.</text:span></text:span><text:span text:style-name="référence"><text:span text:style-name="T679">3</text:span></text:span><text:span text:style-name="référence"><text:span text:style-name="T672">.</text:span></text:span><text:span text:style-name="référence"><text:span text:style-name="T679">2</text:span></text:span><text:span text:style-name="référence"><text:span text:style-name="T671">, p</text:span></text:span><text:span text:style-name="référence"><text:span text:style-name="T672">. </text:span></text:span><text:span text:style-name="référence"><text:span text:style-name="T679">104</text:span></text:span><text:span text:style-name="référence"><text:span text:style-name="T674">)</text:span></text:span></text:p>
      <text:p text:style-name="P165"><text:span text:style-name="texte_20_par_20_défaut"><text:span text:style-name="T183">par défaut </text:span></text:span><text:span text:style-name="texte_20_par_20_défaut"><text:span text:style-name="T54">le terme d’« adjectif » en lieu et place d’« adjectif qualificatif », ce dernier ne servant qu’à opposer les adjectifs qualificatifs aux adjectifs relationnels.</text:span></text:span></text:p>
      <text:p text:style-name="P165"><text:span text:style-name="texte_20_par_20_défaut"><text:span text:style-name="T54"/></text:span></text:p>
      <text:p text:style-name="P166"><text:span text:style-name="titre_20_avec_20_numéro"><text:span text:style-name="T54">A.1</text:span></text:span><text:span text:style-name="titre_20_avec_20_numéro"><text:span text:style-name="T55">4<text:tab/>« La pharmacienne de mon quartier » est un groupe nominal</text:span></text:span></text:p>
      <text:p text:style-name="P166"><text:span text:style-name="texte_20_par_20_défaut"><text:span text:style-name="T55"/></text:span></text:p>
      <text:p text:style-name="P167"><text:span text:style-name="texte_20_par_20_défaut"><text:span text:style-name="T55"><text:tab/></text:span></text:span><text:span text:style-name="texte_20_par_20_défaut"><text:span text:style-name="T56">L’exemple est donné dans la </text:span></text:span><text:span text:style-name="texte_20_par_20_défaut"><text:span text:style-name="T13">Terminologie Grammaticale</text:span></text:span><text:span text:style-name="texte_20_par_20_défaut"><text:span text:style-name="T56"> qui analyse <text:tab/> <text:s text:c="10"/></text:span></text:span><text:span text:style-name="référence"><text:span text:style-name="T678">T</text:span></text:span><text:span text:style-name="référence"><text:span text:style-name="T671">G(</text:span></text:span><text:span text:style-name="référence"><text:span text:style-name="T679">I</text:span></text:span><text:span text:style-name="référence"><text:span text:style-name="T671">.</text:span></text:span><text:span text:style-name="référence"><text:span text:style-name="T680">1</text:span></text:span><text:span text:style-name="référence"><text:span text:style-name="T672">.</text:span></text:span><text:span text:style-name="référence"><text:span text:style-name="T680">5</text:span></text:span><text:span text:style-name="référence"><text:span text:style-name="T671">, p</text:span></text:span><text:span text:style-name="référence"><text:span text:style-name="T672">. </text:span></text:span><text:span text:style-name="référence"><text:span text:style-name="T679">1</text:span></text:span><text:span text:style-name="référence"><text:span text:style-name="T680">9</text:span></text:span><text:span text:style-name="référence"><text:span text:style-name="T674">)</text:span></text:span></text:p>
      <text:p text:style-name="P167"><text:span text:style-name="texte_20_par_20_défaut"><text:span text:style-name="T56">ce groupe nominal comme composé du noyeau </text:span></text:span><text:span text:style-name="exemple"><text:span text:style-name="T786">pharmacienne</text:span></text:span><text:span text:style-name="texte_20_par_20_défaut"><text:span text:style-name="T56"> précédé du déterminant </text:span></text:span><text:span text:style-name="exemple"><text:span text:style-name="T786">La</text:span></text:span><text:span text:style-name="texte_20_par_20_défaut"><text:span text:style-name="T56"> et</text:span></text:span></text:p>
      <text:p text:style-name="P167"><text:span text:style-name="texte_20_par_20_défaut"><text:span text:style-name="T56">suivi du groupe nominal prépositionnel </text:span></text:span><text:span text:style-name="exemple"><text:span text:style-name="T786">de mon quartier</text:span></text:span><text:span text:style-name="texte_20_par_20_défaut"><text:span text:style-name="T56">, de fonction complément du nom.</text:span></text:span></text:p>
      <text:p text:style-name="P167"><text:span text:style-name="texte_20_par_20_défaut"><text:span text:style-name="T56"/></text:span></text:p>
      <text:p text:style-name="P182"><text:span text:style-name="titre_20_avec_20_numéro"><text:span text:style-name="T821">A.15<text:tab/>Le complément du verbe « être » peut être un COI</text:span></text:span></text:p>
      <text:p text:style-name="P182"><text:span text:style-name="texte_20_par_20_défaut"/></text:p>
      <text:p text:style-name="P182"><text:span text:style-name="texte_20_par_20_défaut"><text:tab/></text:span><text:span text:style-name="texte_20_par_20_défaut"><text:span text:style-name="T826">Dans une phrase comme </text:span></text:span><text:span text:style-name="exemple"><text:span text:style-name="T826">Ce tableau est à Alice</text:span></text:span><text:span text:style-name="texte_20_par_20_défaut"><text:span text:style-name="T826"> la </text:span></text:span><text:span text:style-name="texte_20_par_20_défaut"><text:span text:style-name="T12">Terminologie</text:span></text:span><text:span text:style-name="texte_20_par_20_défaut"><text:span text:style-name="T826"> <text:tab/><text:tab/> <text:s text:c="5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10">2.</text:span></text:span><text:span text:style-name="référence"><text:span text:style-name="T111">3.</text:span></text:span><text:span text:style-name="référence"><text:span text:style-name="T112">2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12">87</text:span></text:span><text:span text:style-name="référence"><text:span text:style-name="T113">)</text:span></text:span></text:p>
      <text:p text:style-name="P182"><text:span text:style-name="texte_20_par_20_défaut"><text:span text:style-name="T12">Grammaticale</text:span></text:span><text:span text:style-name="texte_20_par_20_défaut"><text:span text:style-name="T826"> propose d’analyser </text:span></text:span><text:span text:style-name="exemple"><text:span text:style-name="T826">à Alice</text:span></text:span><text:span text:style-name="texte_20_par_20_défaut"><text:span text:style-name="T826"> non comme un attribut du sujet mais comme un groupe</text:span></text:span></text:p>
      <text:p text:style-name="P182"><text:span text:style-name="texte_20_par_20_défaut"><text:span text:style-name="T826">prépositionnel de fonction COI.</text:span></text:span></text:p>
      <text:p text:style-name="P182"><text:span text:style-name="texte_20_par_20_défaut"/></text:p>
      <text:p text:style-name="P485"><text:span text:style-name="texte_20_par_20_défaut"><text:tab/></text:span></text:p>
      <text:p text:style-name="P168"><text:span text:style-name="texte_20_par_20_défaut"><text:span text:style-name="T56"/></text:span></text:p>
      <text:p text:style-name="P190"><text:span text:style-name="titre_20_principal"><text:span text:style-name="T344">[</text:span></text:span><text:span text:style-name="titre_20_principal"><text:span text:style-name="T343">B</text:span></text:span><text:span text:style-name="titre_20_principal"><text:span text:style-name="T344">] </text:span></text:span><text:span text:style-name="titre_20_principal"><text:span text:style-name="T343">Liste de phrases analysées</text:span></text:span></text:p>
      <text:p text:style-name="Standard"/>
      <text:p text:style-name="P121"><text:span text:style-name="T749">Le symbole </text:span><text:span text:style-name="danger"><text:span text:style-name="T575">(!)</text:span></text:span><text:span text:style-name="texte_20_par_20_défaut"> </text:span><text:span text:style-name="texte_20_par_20_défaut"><text:span text:style-name="T776">signale </text:span></text:span><text:span text:style-name="T749">une difficulté pouvant poser problème aux élèves, </text:span><text:span text:style-name="T750">si ce n’est à leurs enseignants.</text:span></text:p>
      <text:p text:style-name="P121"><text:span text:style-name="texte_20_par_20_défaut"><text:span text:style-name="T751"/></text:span></text:p>
      <text:p text:style-name="P42"><text:span text:style-name="texte_20_par_20_défaut"><text:span text:style-name="T314">■</text:span></text:span><text:span text:style-name="texte_20_par_20_défaut"><text:span text:style-name="T220"> </text:span></text:span><text:span text:style-name="texte_20_par_20_défaut"><text:span text:style-name="T219">COD/COI </text:span></text:span><text:span text:style-name="texte_20_par_20_défaut"><text:span text:style-name="T17">v</text:span></text:span><text:span text:style-name="texte_20_par_20_défaut"><text:span text:style-name="T18">s </text:span></text:span><text:span text:style-name="texte_20_par_20_défaut"><text:span text:style-name="T179">CC </text:span></text:span><text:span text:style-name="texte_20_par_20_défaut"><text:span text:style-name="T280">■</text:span></text:span></text:p>
      <text:p text:style-name="P99"><text:span text:style-name="texte_20_par_20_défaut"><text:span text:style-name="T86">B.001<text:tab/><text:tab/>Le facteur travaille.<text:tab/><text:tab/><text:tab/><text:tab/><text:tab/><text:tab/><text:tab/> <text:s text:c="7"/></text:span></text:span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51">2.</text:span></text:span><text:span text:style-name="référence"><text:span text:style-name="T153">3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53">85</text:span></text:span><text:span text:style-name="référence"><text:span text:style-name="T144">)</text:span></text:span></text:p>
      <text:p text:style-name="P100"><text:span text:style-name="texte_20_par_20_défaut"><text:span text:style-name="T86">B.002<text:tab/><text:tab/>Le facteur </text:span></text:span><text:span text:style-name="texte_20_par_20_défaut"><text:span text:style-name="T578">distribue le courrier</text:span></text:span><text:span text:style-name="texte_20_par_20_défaut"><text:span text:style-name="T86">.<text:tab/><text:tab/><text:tab/><text:tab/><text:tab/> <text:s text:c="7"/></text:span></text:span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51">2.</text:span></text:span><text:span text:style-name="référence"><text:span text:style-name="T153">3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53">85</text:span></text:span><text:span text:style-name="référence"><text:span text:style-name="T144">)</text:span></text:span></text:p>
      <text:p text:style-name="P101"><text:span text:style-name="texte_20_par_20_défaut"><text:span text:style-name="T154">B.003<text:tab/><text:tab/>Le facteur </text:span></text:span><text:span text:style-name="texte_20_par_20_défaut"><text:span text:style-name="T623">parle à sa collègue</text:span></text:span><text:span text:style-name="texte_20_par_20_défaut"><text:span text:style-name="T154">.<text:tab/><text:tab/><text:tab/><text:tab/><text:tab/> <text:s text:c="7"/></text:span></text:span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51">2.</text:span></text:span><text:span text:style-name="référence"><text:span text:style-name="T153">3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53">85</text:span></text:span><text:span text:style-name="référence"><text:span text:style-name="T144">)</text:span></text:span></text:p>
      <text:p text:style-name="P102"><text:span text:style-name="texte_20_par_20_défaut"><text:span text:style-name="T154">B.004<text:tab/><text:tab/>Le facteur </text:span></text:span><text:span text:style-name="texte_20_par_20_défaut"><text:span text:style-name="T624">donne une lettre </text:span></text:span><text:span text:style-name="texte_20_par_20_défaut"><text:span text:style-name="T623">à sa </text:span></text:span><text:span text:style-name="texte_20_par_20_défaut"><text:span text:style-name="T624">voisine</text:span></text:span><text:span text:style-name="texte_20_par_20_défaut"><text:span text:style-name="T154">.<text:tab/><text:tab/><text:tab/><text:tab/> <text:s text:c="7"/></text:span></text:span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51">2.</text:span></text:span><text:span text:style-name="référence"><text:span text:style-name="T153">3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53">85</text:span></text:span><text:span text:style-name="référence"><text:span text:style-name="T144">)</text:span></text:span></text:p>
      <text:p text:style-name="P103"><text:span text:style-name="texte_20_par_20_défaut"><text:span text:style-name="T154">B.005<text:tab/><text:tab/>Le facteur </text:span></text:span><text:span text:style-name="texte_20_par_20_défaut"><text:span text:style-name="T625">parle de ses vacances à sa collègue</text:span></text:span><text:span text:style-name="texte_20_par_20_défaut"><text:span text:style-name="T154">.<text:tab/><text:tab/><text:tab/> <text:s text:c="7"/></text:span></text:span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51">2.</text:span></text:span><text:span text:style-name="référence"><text:span text:style-name="T153">3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53">85</text:span></text:span><text:span text:style-name="référence"><text:span text:style-name="T144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64">B.007<text:tab/><text:tab/></text:span></text:span><text:span text:style-name="texte_20_par_20_défaut"><text:span text:style-name="T65">Malheureusement i</text:span></text:span><text:span text:style-name="texte_20_par_20_défaut"><text:span text:style-name="T64">l ne leur propose plus le lundi.</text:span></text:span></text:p>
      <text:p text:style-name="P91"><text:span text:style-name="texte_20_par_20_défaut"><text:span text:style-name="T64">B.008</text:span></text:span><text:span text:style-name="texte_20_par_20_défaut"><text:span text:style-name="T77"> </text:span></text:span><text:span text:style-name="danger"><text:span text:style-name="T573">(!)</text:span></text:span><text:span text:style-name="texte_20_par_20_défaut"><text:span text:style-name="T64"><text:tab/></text:span></text:span><text:span text:style-name="texte_20_par_20_défaut"><text:span text:style-name="T77">Jean attend la nuit.</text:span></text:span><text:span text:style-name="T77"><text:tab/><text:tab/><text:tab/><text:tab/><text:tab/><text:tab/><text:tab/><text:tab/> <text:s text:c="4"/></text:span><text:span text:style-name="référence"><text:span text:style-name="T191">GGF.1.1</text:span></text:span><text:span text:style-name="référence"><text:span text:style-name="T192">51</text:span></text:span></text:p>
      <text:p text:style-name="Standard"><text:span text:style-name="texte_20_par_20_défaut"><text:span text:style-name="T64">B.009<text:tab/><text:tab/></text:span></text:span><text:span text:style-name="texte_20_par_20_défaut"><text:span text:style-name="T79">Paul tient un bâton</text:span></text:span><text:span text:style-name="texte_20_par_20_défaut"><text:span text:style-name="T77">.</text:span></text:span><text:span text:style-name="T77"><text:tab/><text:tab/><text:tab/><text:tab/><text:tab/><text:tab/><text:tab/><text:tab/> <text:s text:c="4"/></text:span><text:span text:style-name="référence"><text:span text:style-name="T191">GGF.1.1</text:span></text:span><text:span text:style-name="référence"><text:span text:style-name="T193">48</text:span></text:span></text:p>
      <text:p text:style-name="P75"><text:span text:style-name="texte_20_par_20_défaut"><text:span text:style-name="T64">B.010<text:tab/><text:tab/></text:span></text:span><text:span text:style-name="texte_20_par_20_défaut">Paul tient à ce projet</text:span><text:span text:style-name="texte_20_par_20_défaut"><text:span text:style-name="T77">.<text:tab/><text:tab/><text:tab/><text:tab/><text:tab/><text:tab/><text:tab/><text:tab/> <text:s text:c="4"/></text:span></text:span><text:span text:style-name="référence"><text:span text:style-name="T191">GGF.1.1</text:span></text:span><text:span text:style-name="référence"><text:span text:style-name="T193">48</text:span></text:span></text:p>
      <text:p text:style-name="P77"><text:span text:style-name="texte_20_par_20_défaut"><text:span text:style-name="T64">B.011<text:tab/><text:tab/></text:span></text:span><text:span text:style-name="texte_20_par_20_défaut">Paul tient cette information de son frère.<text:tab/></text:span><text:span text:style-name="texte_20_par_20_défaut"><text:span text:style-name="T77"><text:tab/><text:tab/><text:tab/><text:tab/> <text:s text:c="4"/></text:span></text:span><text:span text:style-name="référence"><text:span text:style-name="T191">GGF.1.1</text:span></text:span><text:span text:style-name="référence"><text:span text:style-name="T193">48</text:span></text:span></text:p>
      <text:p text:style-name="P98"><text:span text:style-name="texte_20_par_20_défaut"><text:span text:style-name="T64">B.012</text:span></text:span><text:span text:style-name="texte_20_par_20_défaut"><text:span text:style-name="T83"> </text:span></text:span><text:span text:style-name="danger"><text:span text:style-name="T573">(!)</text:span></text:span><text:span text:style-name="texte_20_par_20_défaut"><text:span text:style-name="T64"><text:tab/></text:span></text:span><text:span text:style-name="texte_20_par_20_défaut">Jean va à Paris.</text:span><text:span text:style-name="texte_20_par_20_défaut"><text:span text:style-name="T77"><text:tab/><text:tab/><text:tab/><text:tab/><text:tab/><text:tab/><text:tab/><text:tab/> <text:s text:c="4"/></text:span></text:span><text:span text:style-name="référence"><text:span text:style-name="T191">GGF.1.1</text:span></text:span><text:span text:style-name="référence"><text:span text:style-name="T197">51</text:span></text:span></text:p>
      <text:p text:style-name="P87"><text:span text:style-name="texte_20_par_20_défaut"><text:span text:style-name="T64">B.013<text:tab/><text:tab/></text:span></text:span><text:span text:style-name="texte_20_par_20_défaut">Jean parle à Marie de son anniversaire.</text:span><text:span text:style-name="texte_20_par_20_défaut"><text:span text:style-name="T556"><text:tab/></text:span></text:span><text:span text:style-name="texte_20_par_20_défaut"><text:span text:style-name="T77"><text:tab/><text:tab/><text:tab/><text:tab/> <text:s text:c="4"/></text:span></text:span><text:span text:style-name="référence"><text:span text:style-name="T191">GGF.1.1</text:span></text:span><text:span text:style-name="référence"><text:span text:style-name="T197">51</text:span></text:span></text:p>
      <text:p text:style-name="P92"><text:span text:style-name="texte_20_par_20_défaut"><text:span text:style-name="T64">B.014<text:tab/><text:tab/></text:span></text:span><text:span text:style-name="texte_20_par_20_défaut">Jean salue Marie de son balcon.</text:span><text:span text:style-name="texte_20_par_20_défaut"><text:span text:style-name="T556"><text:tab/><text:tab/></text:span></text:span><text:span text:style-name="texte_20_par_20_défaut"><text:span text:style-name="T77"><text:tab/><text:tab/><text:tab/><text:tab/> <text:s text:c="4"/></text:span></text:span><text:span text:style-name="référence"><text:span text:style-name="T191">GGF.1.1</text:span></text:span><text:span text:style-name="référence"><text:span text:style-name="T197">51</text:span></text:span></text:p>
      <text:p text:style-name="P92"><text:span text:style-name="référence"><text:span text:style-name="T752"/></text:span></text:p>
      <text:p text:style-name="P42"><text:span text:style-name="texte_20_par_20_défaut"><text:span text:style-name="T314">■ </text:span></text:span><text:span text:style-name="texte_20_par_20_défaut"><text:span text:style-name="T219">sujet </text:span></text:span><text:span text:style-name="texte_20_par_20_défaut"><text:span text:style-name="T314">■</text:span></text:span></text:p>
      <text:p text:style-name="P98"><text:span text:style-name="texte_20_par_20_défaut"><text:span text:style-name="T64">B.015</text:span></text:span><text:span text:style-name="texte_20_par_20_défaut"><text:span text:style-name="T84"> </text:span></text:span><text:span text:style-name="danger"><text:span text:style-name="T573">(!)</text:span></text:span><text:span text:style-name="texte_20_par_20_défaut"><text:span text:style-name="T64"><text:tab/></text:span></text:span><text:span text:style-name="texte_20_par_20_défaut">Viendra-t-il ?</text:span><text:span text:style-name="texte_20_par_20_défaut"><text:span text:style-name="T558"><text:tab/><text:tab/><text:tab/></text:span></text:span><text:span text:style-name="texte_20_par_20_défaut"><text:span text:style-name="T556"><text:tab/><text:tab/></text:span></text:span><text:span text:style-name="texte_20_par_20_défaut"><text:span text:style-name="T77"><text:tab/><text:tab/><text:tab/><text:tab/> <text:s text:c="3"/></text:span></text:span><text:span text:style-name="référence"><text:span text:style-name="T191">GGF.1.1017</text:span></text:span></text:p>
      <text:p text:style-name="P98"><text:span text:style-name="texte_20_par_20_défaut"><text:span text:style-name="T64">B.016</text:span></text:span><text:span text:style-name="texte_20_par_20_défaut"><text:span text:style-name="T84"> </text:span></text:span><text:span text:style-name="danger"><text:span text:style-name="T573">(!)</text:span></text:span><text:span text:style-name="texte_20_par_20_défaut"><text:span text:style-name="T64"><text:tab/></text:span></text:span><text:span text:style-name="texte_20_par_20_défaut">Paul viendra-t-il ?</text:span><text:span text:style-name="texte_20_par_20_défaut"><text:span text:style-name="T558"><text:tab/><text:tab/></text:span></text:span><text:span text:style-name="texte_20_par_20_défaut"><text:span text:style-name="T556"><text:tab/><text:tab/></text:span></text:span><text:span text:style-name="texte_20_par_20_défaut"><text:span text:style-name="T77"><text:tab/><text:tab/><text:tab/><text:tab/> <text:s text:c="3"/></text:span></text:span><text:span text:style-name="référence"><text:span text:style-name="T191">GGF.1.1017</text:span></text:span></text:p>
      <text:p text:style-name="P98"><text:span text:style-name="référence"><text:span text:style-name="T753"/></text:span></text:p>
      <text:p text:style-name="P42"><text:span text:style-name="texte_20_par_20_défaut"><text:span text:style-name="T314">■ </text:span></text:span><text:span text:style-name="T546">attribut du sujet </text:span><text:span text:style-name="texte_20_par_20_défaut"><text:span text:style-name="T314">■</text:span></text:span></text:p>
      <text:p text:style-name="P3">B.017<text:tab/><text:tab/>Alice est grande.<text:tab/><text:tab/><text:tab/><text:tab/><text:tab/><text:tab/><text:tab/> <text:s text:c="5"/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51">2.</text:span></text:span><text:span text:style-name="référence"><text:span text:style-name="T153">3.</text:span></text:span><text:span text:style-name="référence"><text:span text:style-name="T140">2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40">87</text:span></text:span><text:span text:style-name="référence"><text:span text:style-name="T144">)</text:span></text:span></text:p>
      <text:p text:style-name="P4">B.018 <text:span text:style-name="danger"><text:span text:style-name="T573">(!)</text:span></text:span><text:tab/><text:span text:style-name="T731">Ce tableau est à </text:span>Alice.<text:tab/><text:tab/><text:tab/><text:tab/><text:tab/><text:tab/> <text:s text:c="5"/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51">2.</text:span></text:span><text:span text:style-name="référence"><text:span text:style-name="T153">3.</text:span></text:span><text:span text:style-name="référence"><text:span text:style-name="T140">2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40">87</text:span></text:span><text:span text:style-name="référence"><text:span text:style-name="T144">)</text:span></text:span></text:p>
      <text:p text:style-name="P169"><text:span text:style-name="texte_20_par_20_défaut"><text:span text:style-name="T64">B.019<text:tab/><text:tab/></text:span></text:span><text:span text:style-name="texte_20_par_20_défaut"><text:span text:style-name="T73">Le lundi me semble le pire jour de la semaine.</text:span></text:span></text:p>
      <text:p text:style-name="P169"><text:span text:style-name="texte_20_par_20_défaut"><text:span text:style-name="T73"/></text:span></text:p>
      <text:p text:style-name="P50"><text:span text:style-name="texte_20_par_20_défaut"><text:span text:style-name="T280">■ </text:span></text:span><text:span text:style-name="texte_20_par_20_défaut"><text:span text:style-name="T282">l’</text:span></text:span><text:span text:style-name="texte_20_par_20_défaut"><text:span text:style-name="T281">e</text:span></text:span><text:span text:style-name="texte_20_par_20_défaut"><text:span text:style-name="T689">xpansion du nom </text:span></text:span><text:span text:style-name="texte_20_par_20_défaut"><text:span text:style-name="T280">■</text:span></text:span></text:p>
      <text:p text:style-name="P170"><text:span text:style-name="texte_20_par_20_défaut"><text:span text:style-name="T105">B.</text:span></text:span><text:span text:style-name="texte_20_par_20_défaut"><text:span text:style-name="T106">020</text:span></text:span><text:span text:style-name="texte_20_par_20_défaut"><text:span text:style-name="T105"><text:tab/><text:tab/></text:span></text:span><text:span text:style-name="texte_20_par_20_défaut"><text:span text:style-name="T641">Le château de ma mère n’est pas loin</text:span></text:span><text:span text:style-name="texte_20_par_20_défaut"><text:span text:style-name="T105">.<text:tab/><text:tab/><text:tab/><text:tab/> <text:s text:c="7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10">2.</text:span></text:span><text:span text:style-name="référence"><text:span text:style-name="T134">5</text:span></text:span><text:span text:style-name="référence"><text:span text:style-name="T111">.</text:span></text:span><text:span text:style-name="référence"><text:span text:style-name="T112">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34">94</text:span></text:span><text:span text:style-name="référence"><text:span text:style-name="T113">)</text:span></text:span></text:p>
      <text:p text:style-name="P170"><text:span text:style-name="texte_20_par_20_défaut"><text:span text:style-name="T112">B.</text:span></text:span><text:span text:style-name="texte_20_par_20_défaut"><text:span text:style-name="T136">021</text:span></text:span><text:span text:style-name="texte_20_par_20_défaut"><text:span text:style-name="T112"><text:tab/><text:tab/></text:span></text:span><text:span text:style-name="texte_20_par_20_défaut"><text:span text:style-name="T134">C’</text:span></text:span><text:span text:style-name="texte_20_par_20_défaut"><text:span text:style-name="T139">est un</text:span></text:span><text:span text:style-name="texte_20_par_20_défaut"><text:span text:style-name="T630"> livre </text:span></text:span><text:span text:style-name="texte_20_par_20_défaut"><text:span text:style-name="T639">à ne</text:span></text:span><text:span text:style-name="texte_20_par_20_défaut"><text:span text:style-name="T630"> </text:span></text:span><text:span text:style-name="texte_20_par_20_défaut"><text:span text:style-name="T639">pas </text:span></text:span><text:span text:style-name="texte_20_par_20_défaut"><text:span text:style-name="T630">mettre entre toutes les mains</text:span></text:span><text:span text:style-name="texte_20_par_20_défaut"><text:span text:style-name="T112">.<text:tab/> <text:s text:c="19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10">2.</text:span></text:span><text:span text:style-name="référence"><text:span text:style-name="T134">5</text:span></text:span><text:span text:style-name="référence"><text:span text:style-name="T111">.</text:span></text:span><text:span text:style-name="référence"><text:span text:style-name="T112">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34">94</text:span></text:span><text:span text:style-name="référence"><text:span text:style-name="T113">)</text:span></text:span></text:p>
      <text:p text:style-name="P170"><text:span text:style-name="texte_20_par_20_défaut"><text:span text:style-name="T112">B.</text:span></text:span><text:span text:style-name="texte_20_par_20_défaut"><text:span text:style-name="T136">022</text:span></text:span><text:span text:style-name="texte_20_par_20_défaut"><text:span text:style-name="T112"><text:tab/><text:tab/></text:span></text:span><text:span text:style-name="texte_20_par_20_défaut"><text:span text:style-name="T630">Le film d’hier ne m’a pas plu</text:span></text:span><text:span text:style-name="texte_20_par_20_défaut"><text:span text:style-name="T112">.<text:tab/><text:tab/><text:tab/><text:tab/><text:tab/> <text:s text:c="7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10">2.</text:span></text:span><text:span text:style-name="référence"><text:span text:style-name="T134">5</text:span></text:span><text:span text:style-name="référence"><text:span text:style-name="T111">.</text:span></text:span><text:span text:style-name="référence"><text:span text:style-name="T112">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34">94</text:span></text:span><text:span text:style-name="référence"><text:span text:style-name="T113">)</text:span></text:span></text:p>
      <text:p text:style-name="P170"><text:span text:style-name="texte_20_par_20_défaut"><text:span text:style-name="T112">B.</text:span></text:span><text:span text:style-name="texte_20_par_20_défaut"><text:span text:style-name="T136">023</text:span></text:span><text:span text:style-name="texte_20_par_20_défaut"><text:span text:style-name="T112"><text:tab/><text:tab/></text:span></text:span><text:span text:style-name="texte_20_par_20_défaut"><text:span text:style-name="T630">La crainte qu’elle parte m’envahit</text:span></text:span><text:span text:style-name="texte_20_par_20_défaut"><text:span text:style-name="T112">.<text:tab/><text:tab/><text:tab/><text:tab/><text:tab/> <text:s text:c="7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10">2.</text:span></text:span><text:span text:style-name="référence"><text:span text:style-name="T134">5</text:span></text:span><text:span text:style-name="référence"><text:span text:style-name="T111">.</text:span></text:span><text:span text:style-name="référence"><text:span text:style-name="T112">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34">94</text:span></text:span><text:span text:style-name="référence"><text:span text:style-name="T113">)</text:span></text:span></text:p>
      <text:p text:style-name="P171"><text:span text:style-name="texte_20_par_20_défaut"><text:span text:style-name="T112">B.</text:span></text:span><text:span text:style-name="texte_20_par_20_défaut"><text:span text:style-name="T136">024</text:span></text:span><text:span text:style-name="texte_20_par_20_défaut"><text:span text:style-name="T112"><text:tab/><text:tab/></text:span></text:span><text:span text:style-name="texte_20_par_20_défaut"><text:span text:style-name="T631">Je connais la gare de Strasbourg.</text:span></text:span><text:span text:style-name="texte_20_par_20_défaut"><text:span text:style-name="T112"><text:tab/><text:tab/><text:tab/><text:tab/><text:tab/> <text:s text:c="7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10">2.</text:span></text:span><text:span text:style-name="référence"><text:span text:style-name="T134">5</text:span></text:span><text:span text:style-name="référence"><text:span text:style-name="T111">.</text:span></text:span><text:span text:style-name="référence"><text:span text:style-name="T112">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34">9</text:span></text:span><text:span text:style-name="référence"><text:span text:style-name="T135">5</text:span></text:span><text:span text:style-name="référence"><text:span text:style-name="T113">)</text:span></text:span></text:p>
      <text:p text:style-name="P171"><text:span text:style-name="texte_20_par_20_défaut"><text:span text:style-name="T112">B.</text:span></text:span><text:span text:style-name="texte_20_par_20_défaut"><text:span text:style-name="T136">025</text:span></text:span><text:span text:style-name="texte_20_par_20_défaut"><text:span text:style-name="T135"> </text:span></text:span><text:span text:style-name="danger"><text:span text:style-name="T576">(!)</text:span></text:span><text:span text:style-name="texte_20_par_20_défaut"><text:span text:style-name="T112"><text:tab/></text:span></text:span><text:span text:style-name="texte_20_par_20_défaut"><text:span text:style-name="T631">Je connais la ville de Strasbourg.</text:span></text:span><text:span text:style-name="texte_20_par_20_défaut"><text:span text:style-name="T112"><text:tab/><text:tab/><text:tab/><text:tab/><text:tab/> <text:s text:c="7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10">2.</text:span></text:span><text:span text:style-name="référence"><text:span text:style-name="T134">5</text:span></text:span><text:span text:style-name="référence"><text:span text:style-name="T111">.</text:span></text:span><text:span text:style-name="référence"><text:span text:style-name="T112">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34">9</text:span></text:span><text:span text:style-name="référence"><text:span text:style-name="T135">5</text:span></text:span><text:span text:style-name="référence"><text:span text:style-name="T113">)</text:span></text:span></text:p>
      <text:p text:style-name="P172"><text:span text:style-name="texte_20_par_20_défaut"><text:span text:style-name="T112">B.</text:span></text:span><text:span text:style-name="texte_20_par_20_défaut"><text:span text:style-name="T136">02</text:span></text:span><text:span text:style-name="texte_20_par_20_défaut"><text:span text:style-name="T137">6</text:span></text:span><text:span text:style-name="texte_20_par_20_défaut"><text:span text:style-name="T135"> </text:span></text:span><text:span text:style-name="danger"><text:span text:style-name="T576">(!)</text:span></text:span><text:span text:style-name="texte_20_par_20_défaut"><text:span text:style-name="T112"><text:tab/></text:span></text:span><text:span text:style-name="texte_20_par_20_défaut"><text:span text:style-name="T632">L’amour de ses parents rend fort</text:span></text:span><text:span text:style-name="texte_20_par_20_défaut"><text:span text:style-name="T631">.<text:tab/></text:span></text:span><text:span text:style-name="texte_20_par_20_défaut"><text:span text:style-name="T112"><text:tab/><text:tab/><text:tab/><text:tab/> <text:s text:c="7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10">2.</text:span></text:span><text:span text:style-name="référence"><text:span text:style-name="T134">5</text:span></text:span><text:span text:style-name="référence"><text:span text:style-name="T111">.</text:span></text:span><text:span text:style-name="référence"><text:span text:style-name="T112">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34">9</text:span></text:span><text:span text:style-name="référence"><text:span text:style-name="T135">5</text:span></text:span><text:span text:style-name="référence"><text:span text:style-name="T113">)</text:span></text:span></text:p>
      <text:p text:style-name="P170"><text:span text:style-name="référence"><text:span text:style-name="T113"/></text:span></text:p>
      <text:p text:style-name="P48"><text:span text:style-name="texte_20_par_20_défaut"><text:span text:style-name="T280">■ </text:span></text:span><text:span text:style-name="texte_20_par_20_défaut"><text:span text:style-name="T644">la forme négative de la phrase</text:span></text:span><text:span text:style-name="texte_20_par_20_défaut"><text:span text:style-name="T180"> </text:span></text:span><text:span text:style-name="texte_20_par_20_défaut"><text:span text:style-name="T280">■</text:span></text:span></text:p>
      <text:p text:style-name="P150"><text:span text:style-name="texte_20_par_20_défaut">B.034</text:span><text:span text:style-name="texte_20_par_20_défaut"><text:span text:style-name="T797"><text:tab/><text:tab/>Elle n’aime pas le cinéma français.<text:tab/><text:tab/><text:tab/><text:tab/> <text:tab/> <text:s text:c="7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3</text:span></text:span><text:span text:style-name="référence"><text:span text:style-name="T113">)</text:span></text:span></text:p>
      <text:p text:style-name="P151"><text:span text:style-name="texte_20_par_20_défaut"><text:span text:style-name="T128">B.028</text:span></text:span><text:span text:style-name="texte_20_par_20_défaut"><text:span text:style-name="T127"><text:tab/><text:tab/></text:span></text:span><text:span text:style-name="texte_20_par_20_défaut"><text:span text:style-name="T627">Personne ne l’a écoutée.<text:tab/></text:span></text:span><text:span text:style-name="texte_20_par_20_défaut"><text:span text:style-name="T127"><text:tab/><text:tab/><text:tab/><text:tab/> <text:tab/> <text:s text:c="7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3</text:span></text:span><text:span text:style-name="référence"><text:span text:style-name="T113">)</text:span></text:span></text:p>
      <text:p text:style-name="P151"><text:span text:style-name="texte_20_par_20_défaut"><text:span text:style-name="T128">B.029</text:span></text:span><text:span text:style-name="texte_20_par_20_défaut"><text:span text:style-name="T127"><text:tab/><text:tab/></text:span></text:span><text:span text:style-name="texte_20_par_20_défaut"><text:span text:style-name="T627">Aucun détail ne lui échappe.<text:tab/></text:span></text:span><text:span text:style-name="texte_20_par_20_défaut"><text:span text:style-name="T127"><text:tab/><text:tab/><text:tab/><text:tab/> <text:tab/> <text:s text:c="7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3</text:span></text:span><text:span text:style-name="référence"><text:span text:style-name="T113">)</text:span></text:span></text:p>
      <text:p text:style-name="P152"><text:soft-page-break/><text:span text:style-name="texte_20_par_20_défaut"><text:span text:style-name="T128">B.030</text:span></text:span><text:span text:style-name="texte_20_par_20_défaut"><text:span text:style-name="T127"><text:tab/><text:tab/></text:span></text:span><text:span text:style-name="texte_20_par_20_défaut"><text:span text:style-name="T628">Elle ne travaille jamais</text:span></text:span><text:span text:style-name="texte_20_par_20_défaut"><text:span text:style-name="T627">.<text:tab/></text:span></text:span><text:span text:style-name="texte_20_par_20_défaut"><text:span text:style-name="T127"><text:tab/><text:tab/><text:tab/><text:tab/> <text:tab/> <text:s text:c="7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</text:span></text:span><text:span text:style-name="référence"><text:span text:style-name="T130">4</text:span></text:span><text:span text:style-name="référence"><text:span text:style-name="T113">)</text:span></text:span></text:p>
      <text:p text:style-name="P153"><text:span text:style-name="texte_20_par_20_défaut"><text:span text:style-name="T128">B.031</text:span></text:span><text:span text:style-name="texte_20_par_20_défaut"><text:span text:style-name="T129"> </text:span></text:span><text:span text:style-name="danger"><text:span text:style-name="T576">(!)</text:span></text:span><text:span text:style-name="texte_20_par_20_défaut"><text:span text:style-name="T127"><text:tab/></text:span></text:span><text:span text:style-name="texte_20_par_20_défaut"><text:span text:style-name="T629">Je n’aime que les films français</text:span></text:span><text:span text:style-name="texte_20_par_20_défaut"><text:span text:style-name="T627">.</text:span></text:span><text:span text:style-name="texte_20_par_20_défaut"><text:span text:style-name="T127"><text:tab/><text:tab/><text:tab/><text:tab/> <text:tab/> <text:s text:c="7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</text:span></text:span><text:span text:style-name="référence"><text:span text:style-name="T130">4</text:span></text:span><text:span text:style-name="référence"><text:span text:style-name="T113">)</text:span></text:span></text:p>
      <text:p text:style-name="P125"><text:span text:style-name="référence"><text:span text:style-name="T753"/></text:span></text:p>
      <text:p text:style-name="P43"><text:span text:style-name="texte_20_par_20_défaut"><text:span text:style-name="T314">■ </text:span></text:span><text:span text:style-name="T547">phrase complexe par subordination</text:span><text:span text:style-name="T546"> </text:span><text:span text:style-name="texte_20_par_20_défaut"><text:span text:style-name="T314">■</text:span></text:span></text:p>
      <text:p text:style-name="P132"><text:span text:style-name="texte_20_par_20_défaut"><text:span text:style-name="T244">B.032<text:tab/><text:tab/></text:span></text:span><text:span text:style-name="texte_20_par_20_défaut"><text:span text:style-name="T245">Le facteur distribue le courrier quand le jour se lève.</text:span></text:span><text:span text:style-name="texte_20_par_20_défaut"><text:span text:style-name="T244"><text:tab/><text:tab/> <text:s text:c="5"/></text:span></text:span><text:span text:style-name="référence"><text:span text:style-name="T113">TG(I.2.1, p</text:span></text:span><text:span text:style-name="référence"><text:span text:style-name="T115">p</text:span></text:span><text:span text:style-name="référence"><text:span text:style-name="T113">. 22-</text:span></text:span><text:span text:style-name="référence"><text:span text:style-name="T115">23</text:span></text:span><text:span text:style-name="référence"><text:span text:style-name="T113">)</text:span></text:span></text:p>
      <text:p text:style-name="P144"><text:span text:style-name="texte_20_par_20_défaut"><text:span text:style-name="T112">B.033</text:span></text:span><text:span text:style-name="texte_20_par_20_défaut"><text:span text:style-name="T119"> </text:span></text:span><text:span text:style-name="danger"><text:span text:style-name="T576">(!)</text:span></text:span><text:span text:style-name="texte_20_par_20_défaut"><text:span text:style-name="T112"><text:tab/></text:span></text:span><text:span text:style-name="texte_20_par_20_défaut"><text:span text:style-name="T626">Un sportif qui est fatigué doit se reposer.<text:tab/><text:tab/></text:span></text:span><text:span text:style-name="texte_20_par_20_défaut"><text:span text:style-name="T112"><text:tab/><text:tab/> </text:span></text:span><text:span text:style-name="référence"><text:span text:style-name="T109">TG(I.</text:span></text:span><text:span text:style-name="référence"><text:span text:style-name="T117">1</text:span></text:span><text:span text:style-name="référence"><text:span text:style-name="T110">.</text:span></text:span><text:span text:style-name="référence"><text:span text:style-name="T121">1 note 14</text:span></text:span><text:span text:style-name="référence"><text:span text:style-name="T109">, p</text:span></text:span><text:span text:style-name="référence"><text:span text:style-name="T110">. </text:span></text:span><text:span text:style-name="référence"><text:span text:style-name="T121">5</text:span></text:span><text:span text:style-name="référence"><text:span text:style-name="T273">2</text:span></text:span><text:span text:style-name="référence"><text:span text:style-name="T113">)</text:span></text:span></text:p>
      <text:p text:style-name="Standard"><text:span text:style-name="texte_20_par_20_défaut"><text:span text:style-name="T112"/></text:span></text:p>
      <text:p text:style-name="P46"><text:span text:style-name="texte_20_par_20_défaut"><text:span text:style-name="T283">■ </text:span></text:span><text:span text:style-name="texte_20_par_20_défaut"><text:span text:style-name="T181">phrase complexe par </text:span></text:span><text:span text:style-name="texte_20_par_20_défaut"><text:span text:style-name="T643">coordination</text:span></text:span><text:span text:style-name="texte_20_par_20_défaut"><text:span text:style-name="T182"> </text:span></text:span><text:span text:style-name="texte_20_par_20_défaut"><text:span text:style-name="T283">■</text:span></text:span></text:p>
      <text:p text:style-name="P145"><text:span text:style-name="texte_20_par_20_défaut"><text:span text:style-name="T112">B.034</text:span></text:span><text:span text:style-name="texte_20_par_20_défaut"><text:span text:style-name="T120"> </text:span></text:span><text:span text:style-name="texte_20_par_20_défaut"><text:span text:style-name="T112"><text:tab/><text:tab/></text:span></text:span><text:span text:style-name="texte_20_par_20_défaut"><text:span text:style-name="T124">Le facteur distribue le courrier et il aime son travail.</text:span></text:span><text:span text:style-name="texte_20_par_20_défaut"><text:span text:style-name="T112"><text:tab/> <text:s text:c="3"/><text:tab/> <text:s text:c="5"/></text:span></text:span><text:span text:style-name="référence"><text:span text:style-name="T109">TG(I.</text:span></text:span><text:span text:style-name="référence"><text:span text:style-name="T125">2</text:span></text:span><text:span text:style-name="référence"><text:span text:style-name="T110">.</text:span></text:span><text:span text:style-name="référence"><text:span text:style-name="T125">3</text:span></text:span><text:span text:style-name="référence"><text:span text:style-name="T109">, p</text:span></text:span><text:span text:style-name="référence"><text:span text:style-name="T126">p</text:span></text:span><text:span text:style-name="référence"><text:span text:style-name="T110">. </text:span></text:span><text:span text:style-name="référence"><text:span text:style-name="T124">24-</text:span></text:span><text:span text:style-name="référence"><text:span text:style-name="T126">25</text:span></text:span><text:span text:style-name="référence"><text:span text:style-name="T113">)</text:span></text:span></text:p>
      <text:p text:style-name="P194"><text:span text:style-name="titre_20_avec_20_numéro"><text:s/>B.001 </text:span></text:p>
      <text:p text:style-name="P60"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51">2.</text:span></text:span><text:span text:style-name="référence"><text:span text:style-name="T153">3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53">85</text:span></text:span><text:span text:style-name="référence"><text:span text:style-name="T144">)</text:span></text:span></text:p>
      <text:p text:style-name="P104"/>
      <text:p text:style-name="P36"><text:span text:style-name="phrase_20_analysée_20__28_gros_20_caractère_29_">Le </text:span><text:span text:style-name="phrase_20_analysée_20__28_gros_20_caractère_29_"><text:span text:style-name="T526">facteur travaille.</text:span></text:span></text:p>
      <text:p text:style-name="P104"/>
      <text:p text:style-name="P104"/>
      <text:p text:style-name="P104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mots</text:span></text:span></text:p>
      <text:p text:style-name="P211"><text:span text:style-name="texte_20_par_20_défaut"><text:span text:style-name="T276">•</text:span></text:span> <text:span text:style-name="exemple"><text:span text:style-name="T338">Le</text:span></text:span><text:span text:style-name="T338"> <text:tab/><text:tab/><text:tab/><text:tab/><text:tab/></text:span><text:span text:style-name="texte_20_par_20_défaut"><text:span text:style-name="T338">:<text:tab/>article défini</text:span></text:span></text:p>
      <text:p text:style-name="P289"><text:span text:style-name="texte_20_par_20_défaut"><text:span text:style-name="T276">•</text:span></text:span> <text:span text:style-name="exemple"><text:span text:style-name="T410">facteur</text:span></text:span><text:span text:style-name="T338"><text:tab/><text:tab/><text:tab/><text:tab/></text:span><text:span text:style-name="texte_20_par_20_défaut"><text:span text:style-name="T338">:<text:tab/>nom commun</text:span></text:span></text:p>
      <text:p text:style-name="P289"><text:span text:style-name="texte_20_par_20_défaut"><text:span text:style-name="T276">•</text:span></text:span> <text:span text:style-name="exemple"><text:span text:style-name="T410">travaille</text:span></text:span><text:span text:style-name="T339"><text:tab/><text:tab/><text:tab/><text:tab/></text:span><text:span text:style-name="texte_20_par_20_défaut"><text:span text:style-name="T339">:<text:tab/>verbe </text:span></text:span><text:span text:style-name="texte_20_par_20_défaut"><text:span text:style-name="T561">(</text:span></text:span><text:span text:style-name="texte_20_par_20_défaut"><text:span text:style-name="T646">travailler </text:span></text:span><text:span text:style-name="texte_20_par_20_défaut"><text:span text:style-name="T561">: indicatif.présent.3S)</text:span></text:span></text:p>
      <text:p text:style-name="P104"/>
      <text:p text:style-name="P110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229"><text:span text:style-name="texte_20_par_20_défaut"><text:span text:style-name="T276">•</text:span></text:span> <text:span text:style-name="exemple"><text:span text:style-name="T338">Le </text:span></text:span><text:span text:style-name="exemple"><text:span text:style-name="T741">facteur</text:span></text:span><text:span text:style-name="T338"><text:tab/><text:tab/><text:tab/><text:tab/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234"><text:span text:style-name="texte_20_par_20_défaut"><text:span text:style-name="T330">•</text:span></text:span><text:span text:style-name="exemple"><text:span text:style-name="T411"> </text:span></text:span><text:span text:style-name="exemple"><text:span text:style-name="T441">travaille</text:span></text:span><text:span text:style-name="exemple"><text:span text:style-name="T440"><text:tab/><text:tab/><text:tab/><text:tab/></text:span></text:span><text:span text:style-name="texte_20_par_20_défaut"><text:span text:style-name="T36">:<text:tab/></text:span></text:span><text:span text:style-name="texte_20_par_20_défaut"><text:span text:style-name="T664">groupe verbal</text:span></text:span></text:p>
      <text:p text:style-name="P300"><text:span text:style-name="texte_20_par_20_défaut"/></text:p>
      <text:p text:style-name="P104"><text:span text:style-name="texte_20_par_20_défaut"><text:span text:style-name="T536">Analyse des fonctions</text:span></text:span></text:p>
      <text:p text:style-name="P289"><text:span text:style-name="texte_20_par_20_défaut"><text:span text:style-name="T276">•</text:span></text:span> <text:span text:style-name="exemple"><text:span text:style-name="T411">Le facteur</text:span></text:span><text:tab/><text:tab/><text:tab/><text:tab/><text:span text:style-name="texte_20_par_20_défaut">:<text:tab/>sujet de </text:span><text:span text:style-name="exemple"><text:span text:style-name="T411">travaille</text:span></text:span></text:p>
      <text:p text:style-name="P381"><text:span text:style-name="texte_20_par_20_défaut"><text:span text:style-name="T330">•</text:span></text:span><text:span text:style-name="exemple"><text:span text:style-name="T411"> </text:span></text:span><text:span text:style-name="exemple"><text:span text:style-name="T470">travaille</text:span></text:span><text:span text:style-name="exemple"><text:span text:style-name="T411"><text:tab/><text:tab/><text:tab/><text:tab/></text:span></text:span><text:span text:style-name="texte_20_par_20_défaut"><text:span text:style-name="T34">:<text:tab/></text:span></text:span><text:span text:style-name="texte_20_par_20_défaut">prédicat </text:span><text:span text:style-name="texte_20_par_20_défaut"><text:span text:style-name="T819">du sujet </text:span></text:span><text:span text:style-name="exemple"><text:span text:style-name="T819">Le facteur</text:span></text:span></text:p>
      <text:p text:style-name="P184"/>
      <text:p text:style-name="P13"><text:span text:style-name="texte_20_par_20_défaut">Analyse des propositions</text:span></text:p>
      <text:p text:style-name="P211"><text:span text:style-name="texte_20_par_20_défaut">La phrase contient une seule proposition : il s’agit par conséquent d’une phrase simple.</text:span></text:p>
      <text:p text:style-name="P358"><text:span text:style-name="texte_20_par_20_défaut"><text:span text:style-name="T803">L’unique proposition est une proposition indépendante.</text:span></text:span></text:p>
      <text:p text:style-name="P104"/>
      <text:p text:style-name="P104"><text:span text:style-name="texte_20_par_20_défaut"><text:span text:style-name="T536">Analyse du type et de la forme de la phrase</text:span></text:span></text:p>
      <text:p text:style-name="P211"><text:span text:style-name="texte_20_par_20_défaut">La phrase est de type déclaratif et n’a pas de forme particulière.</text:span></text:p>
      <text:p text:style-name="P104"><text:span text:style-name="titre_20_avec_20_numéro"/></text:p>
      <text:p text:style-name="P404"><text:span text:style-name="titre_20_avec_20_numéro"><text:s/>B.002 </text:span></text:p>
      <text:p text:style-name="P60"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51">2.</text:span></text:span><text:span text:style-name="référence"><text:span text:style-name="T153">3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53">85</text:span></text:span><text:span text:style-name="référence"><text:span text:style-name="T144">)</text:span></text:span></text:p>
      <text:p text:style-name="P105"/>
      <text:p text:style-name="P37"><text:span text:style-name="phrase_20_analysée_20__28_gros_20_caractère_29_">Le </text:span><text:span text:style-name="phrase_20_analysée_20__28_gros_20_caractère_29_"><text:span text:style-name="T526">facteur </text:span></text:span><text:span text:style-name="phrase_20_analysée_20__28_gros_20_caractère_29_"><text:span text:style-name="T527">distribue le courrier</text:span></text:span><text:span text:style-name="phrase_20_analysée_20__28_gros_20_caractère_29_"><text:span text:style-name="T526">.</text:span></text:span></text:p>
      <text:p text:style-name="P105"/>
      <text:p text:style-name="P105"/>
      <text:p text:style-name="P105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mots</text:span></text:span></text:p>
      <text:p text:style-name="P212"><text:span text:style-name="texte_20_par_20_défaut"><text:span text:style-name="T276">•</text:span></text:span> <text:span text:style-name="exemple"><text:span text:style-name="T338">Le</text:span></text:span><text:span text:style-name="T338"> <text:tab/><text:tab/><text:tab/><text:tab/><text:tab/></text:span><text:span text:style-name="texte_20_par_20_défaut"><text:span text:style-name="T338">:<text:tab/>article défini</text:span></text:span></text:p>
      <text:p text:style-name="P290"><text:span text:style-name="texte_20_par_20_défaut"><text:span text:style-name="T276">•</text:span></text:span> <text:span text:style-name="exemple"><text:span text:style-name="T410">facteur</text:span></text:span><text:span text:style-name="T338"><text:tab/><text:tab/><text:tab/><text:tab/></text:span><text:span text:style-name="texte_20_par_20_défaut"><text:span text:style-name="T338">:<text:tab/>nom commun</text:span></text:span></text:p>
      <text:p text:style-name="P290"><text:span text:style-name="texte_20_par_20_défaut"><text:span text:style-name="T276">•</text:span></text:span> <text:span text:style-name="exemple"><text:span text:style-name="T412">distribue</text:span></text:span><text:span text:style-name="T339"><text:tab/><text:tab/><text:tab/><text:tab/></text:span><text:span text:style-name="texte_20_par_20_défaut"><text:span text:style-name="T339">:<text:tab/>verbe </text:span></text:span><text:span text:style-name="texte_20_par_20_défaut"><text:span text:style-name="T561">(</text:span></text:span><text:span text:style-name="texte_20_par_20_défaut"><text:span text:style-name="T647">distribuer</text:span></text:span><text:span text:style-name="texte_20_par_20_défaut"><text:span text:style-name="T646"> </text:span></text:span><text:span text:style-name="texte_20_par_20_défaut"><text:span text:style-name="T561">: indicatif.présent.3S)</text:span></text:span></text:p>
      <text:p text:style-name="P213"><text:span text:style-name="texte_20_par_20_défaut"><text:span text:style-name="T276">•</text:span></text:span> <text:span text:style-name="exemple"><text:span text:style-name="T732">le</text:span></text:span><text:span text:style-name="T338"> <text:tab/><text:tab/><text:tab/><text:tab/><text:tab/></text:span><text:span text:style-name="texte_20_par_20_défaut"><text:span text:style-name="T338">:<text:tab/>article défini</text:span></text:span></text:p>
      <text:p text:style-name="P291"><text:span text:style-name="texte_20_par_20_défaut"><text:span text:style-name="T276">•</text:span></text:span><text:span text:style-name="texte_20_par_20_défaut"> </text:span><text:span text:style-name="exemple"><text:span text:style-name="T413">courrier</text:span></text:span><text:span text:style-name="texte_20_par_20_défaut"><text:span text:style-name="T338"><text:tab/><text:tab/><text:tab/><text:tab/>:<text:tab/>nom commun</text:span></text:span></text:p>
      <text:p text:style-name="P105"/>
      <text:p text:style-name="P417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01"><text:span text:style-name="texte_20_par_20_défaut"><text:span text:style-name="T276">•</text:span></text:span> <text:span text:style-name="exemple"><text:span text:style-name="T338">Le </text:span></text:span><text:span text:style-name="exemple"><text:span text:style-name="T741">facteur</text:span></text:span><text:span text:style-name="T338"><text:tab/><text:tab/><text:tab/><text:tab/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301"><text:span text:style-name="texte_20_par_20_défaut"><text:span text:style-name="T276">•</text:span></text:span><text:span text:style-name="texte_20_par_20_défaut"><text:span text:style-name="T657"> </text:span></text:span><text:span text:style-name="exemple"><text:span text:style-name="T742">le</text:span></text:span><text:span text:style-name="exemple"><text:span text:style-name="T338"> </text:span></text:span><text:span text:style-name="exemple"><text:span text:style-name="T426">courrier</text:span></text:span><text:span text:style-name="texte_20_par_20_défaut"><text:span text:style-name="T653"><text:tab/><text:tab/><text:tab/><text:tab/></text:span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234"><text:span text:style-name="texte_20_par_20_défaut"><text:span text:style-name="T330">•</text:span></text:span><text:span text:style-name="exemple"><text:span text:style-name="T411"> </text:span></text:span><text:span text:style-name="exemple"><text:span text:style-name="T442">distribue le courrier</text:span></text:span><text:span text:style-name="exemple"><text:span text:style-name="T440"><text:tab/><text:tab/><text:tab/></text:span></text:span><text:span text:style-name="texte_20_par_20_défaut"><text:span text:style-name="T741">:<text:tab/>groupe verbal</text:span></text:span></text:p>
      <text:p text:style-name="P301"><text:span text:style-name="texte_20_par_20_défaut"><text:span text:style-name="T657"/></text:span></text:p>
      <text:p text:style-name="P105"><text:span text:style-name="texte_20_par_20_défaut"><text:span text:style-name="T536">Analyse des fonctions</text:span></text:span></text:p>
      <text:p text:style-name="P290"><text:span text:style-name="texte_20_par_20_défaut"><text:span text:style-name="T276">•</text:span></text:span> <text:span text:style-name="exemple"><text:span text:style-name="T411">Le facteur</text:span></text:span><text:tab/><text:tab/><text:tab/><text:tab/><text:span text:style-name="texte_20_par_20_défaut">:<text:tab/>sujet de </text:span><text:span text:style-name="exemple"><text:span text:style-name="T414">distribue</text:span></text:span></text:p>
      <text:p text:style-name="P381"><text:span text:style-name="texte_20_par_20_défaut"><text:span text:style-name="T330">•</text:span></text:span><text:span text:style-name="exemple"><text:span text:style-name="T411"> </text:span></text:span><text:span text:style-name="exemple"><text:span text:style-name="T470">distribue </text:span></text:span><text:span text:style-name="exemple"><text:span text:style-name="T414">le courrier</text:span></text:span><text:span text:style-name="exemple"><text:span text:style-name="T411"><text:tab/><text:tab/><text:tab/></text:span></text:span><text:span text:style-name="texte_20_par_20_défaut"><text:span text:style-name="T34">:<text:tab/></text:span></text:span><text:span text:style-name="texte_20_par_20_défaut"><text:span text:style-name="T51">prédicat </text:span></text:span><text:span text:style-name="texte_20_par_20_défaut"><text:span text:style-name="T52">du sujet </text:span></text:span><text:span text:style-name="exemple"><text:span text:style-name="T819">Le facteur</text:span></text:span></text:p>
      <text:p text:style-name="P292"><text:span text:style-name="texte_20_par_20_défaut"><text:span text:style-name="T330">•</text:span></text:span><text:span text:style-name="exemple"><text:span text:style-name="T411"> </text:span></text:span><text:span text:style-name="exemple"><text:span text:style-name="T414">le courrier</text:span></text:span><text:span text:style-name="exemple"><text:span text:style-name="T411"><text:tab/><text:tab/><text:tab/><text:tab/></text:span></text:span><text:span text:style-name="texte_20_par_20_défaut">:</text:span><text:span text:style-name="texte_20_par_20_défaut"><text:span text:style-name="T34"><text:tab/></text:span></text:span><text:span text:style-name="texte_20_par_20_défaut">COD de </text:span><text:span text:style-name="exemple"><text:span text:style-name="T414">distribue</text:span></text:span></text:p>
      <text:p text:style-name="P185"/>
      <text:p text:style-name="P14"><text:span text:style-name="texte_20_par_20_défaut">Analyse des propositions</text:span></text:p>
      <text:p text:style-name="P212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105"><text:span text:style-name="texte_20_par_20_défaut"><text:span text:style-name="T536">Analyse du type et de la forme de la phrase</text:span></text:span></text:p>
      <text:p text:style-name="P290"><text:span text:style-name="texte_20_par_20_défaut">La phrase est de type déclaratif et n’a pas de forme particulière.</text:span></text:p>
      <text:p text:style-name="P405"><text:span text:style-name="titre_20_avec_20_numéro"><text:s/>B.003 </text:span></text:p>
      <text:p text:style-name="P60"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51">2.</text:span></text:span><text:span text:style-name="référence"><text:span text:style-name="T153">3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53">85</text:span></text:span><text:span text:style-name="référence"><text:span text:style-name="T144">)</text:span></text:span></text:p>
      <text:p text:style-name="P106"/>
      <text:p text:style-name="P38"><text:span text:style-name="phrase_20_analysée_20__28_gros_20_caractère_29_">Le </text:span><text:span text:style-name="phrase_20_analysée_20__28_gros_20_caractère_29_"><text:span text:style-name="T526">facteur </text:span></text:span><text:span text:style-name="phrase_20_analysée_20__28_gros_20_caractère_29_"><text:span text:style-name="T528">parle à sa collègue.</text:span></text:span></text:p>
      <text:p text:style-name="P106"/>
      <text:p text:style-name="P106"/>
      <text:p text:style-name="P106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mots</text:span></text:span></text:p>
      <text:p text:style-name="P214"><text:span text:style-name="texte_20_par_20_défaut"><text:span text:style-name="T276">•</text:span></text:span> <text:span text:style-name="exemple"><text:span text:style-name="T338">Le</text:span></text:span><text:span text:style-name="T338"> <text:tab/><text:tab/><text:tab/><text:tab/><text:tab/></text:span><text:span text:style-name="texte_20_par_20_défaut"><text:span text:style-name="T338">:<text:tab/>article défini</text:span></text:span></text:p>
      <text:p text:style-name="P293"><text:span text:style-name="texte_20_par_20_défaut"><text:span text:style-name="T276">•</text:span></text:span> <text:span text:style-name="exemple"><text:span text:style-name="T410">facteur</text:span></text:span><text:span text:style-name="T338"><text:tab/><text:tab/><text:tab/><text:tab/></text:span><text:span text:style-name="texte_20_par_20_défaut"><text:span text:style-name="T338">:<text:tab/>nom commun</text:span></text:span></text:p>
      <text:p text:style-name="P293"><text:span text:style-name="texte_20_par_20_défaut"><text:span text:style-name="T276">•</text:span></text:span> <text:span text:style-name="exemple"><text:span text:style-name="T415">parle</text:span></text:span><text:span text:style-name="T339"><text:tab/><text:tab/><text:tab/><text:tab/><text:tab/></text:span><text:span text:style-name="texte_20_par_20_défaut"><text:span text:style-name="T339">:<text:tab/>verbe </text:span></text:span><text:span text:style-name="texte_20_par_20_défaut"><text:span text:style-name="T561">(</text:span></text:span><text:span text:style-name="texte_20_par_20_défaut"><text:span text:style-name="T648">parler</text:span></text:span><text:span text:style-name="texte_20_par_20_défaut"><text:span text:style-name="T646"> </text:span></text:span><text:span text:style-name="texte_20_par_20_défaut"><text:span text:style-name="T561">: indicatif.présent.3S)</text:span></text:span></text:p>
      <text:p text:style-name="P215"><text:span text:style-name="texte_20_par_20_défaut"><text:span text:style-name="T276">•</text:span></text:span><text:span text:style-name="texte_20_par_20_défaut"> </text:span><text:span text:style-name="exemple"><text:span text:style-name="T734">à</text:span></text:span><text:span text:style-name="texte_20_par_20_défaut"><text:span text:style-name="T338"> <text:tab/><text:tab/><text:tab/><text:tab/><text:tab/>:<text:tab/></text:span></text:span><text:span text:style-name="texte_20_par_20_défaut"><text:span text:style-name="T734">p</text:span></text:span><text:span text:style-name="texte_20_par_20_défaut"><text:span text:style-name="T649">réposition</text:span></text:span></text:p>
      <text:p text:style-name="P214"><text:span text:style-name="texte_20_par_20_défaut"><text:span text:style-name="T276">•</text:span></text:span> <text:span text:style-name="exemple"><text:span text:style-name="T733">sa</text:span></text:span><text:span text:style-name="T338"> <text:tab/><text:tab/><text:tab/><text:tab/><text:tab/></text:span><text:span text:style-name="texte_20_par_20_défaut"><text:span text:style-name="T338">:<text:tab/></text:span></text:span><text:span text:style-name="texte_20_par_20_défaut"><text:span text:style-name="T733">d</text:span></text:span><text:span text:style-name="texte_20_par_20_défaut"><text:span text:style-name="T648">éterminant possessif</text:span></text:span></text:p>
      <text:p text:style-name="P293"><text:span text:style-name="texte_20_par_20_défaut"><text:span text:style-name="T276">•</text:span></text:span><text:span text:style-name="texte_20_par_20_défaut"> </text:span><text:span text:style-name="exemple"><text:span text:style-name="T415">collègue</text:span></text:span><text:span text:style-name="texte_20_par_20_défaut"><text:span text:style-name="T338"><text:tab/><text:tab/><text:tab/><text:tab/>:<text:tab/>nom commun</text:span></text:span></text:p>
      <text:p text:style-name="P293"><text:span text:style-name="texte_20_par_20_défaut"/></text:p>
      <text:p text:style-name="P418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02"><text:span text:style-name="texte_20_par_20_défaut"><text:span text:style-name="T276">•</text:span></text:span> <text:span text:style-name="exemple"><text:span text:style-name="T338">Le </text:span></text:span><text:span text:style-name="exemple"><text:span text:style-name="T741">facteur</text:span></text:span><text:span text:style-name="T338"><text:tab/><text:tab/><text:tab/><text:tab/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265"><text:span text:style-name="texte_20_par_20_défaut"><text:span text:style-name="T330">•</text:span></text:span><text:span text:style-name="exemple"><text:span text:style-name="T411"> </text:span></text:span><text:span text:style-name="exemple"><text:span text:style-name="T443">parle à sa collègue</text:span></text:span><text:span text:style-name="exemple"><text:span text:style-name="T440"><text:tab/><text:tab/><text:tab/></text:span></text:span><text:span text:style-name="texte_20_par_20_défaut"><text:span text:style-name="T40">:</text:span></text:span><text:span text:style-name="texte_20_par_20_défaut"><text:span text:style-name="T35"><text:tab/></text:span></text:span><text:span text:style-name="texte_20_par_20_défaut"><text:span text:style-name="T40">groupe verbal</text:span></text:span></text:p>
      <text:p text:style-name="P302"><text:span text:style-name="texte_20_par_20_défaut"><text:span text:style-name="T276">•</text:span></text:span><text:span text:style-name="texte_20_par_20_défaut"><text:span text:style-name="T657"> </text:span></text:span><text:span text:style-name="exemple"><text:span text:style-name="T743">à sa collègue</text:span></text:span><text:span text:style-name="texte_20_par_20_défaut"><text:span text:style-name="T653"><text:tab/><text:tab/><text:tab/><text:tab/></text:span></text:span><text:span text:style-name="texte_20_par_20_défaut"><text:span text:style-name="T338">:<text:tab/></text:span></text:span><text:span text:style-name="texte_20_par_20_défaut"><text:span text:style-name="T657">groupe nominal </text:span></text:span><text:span text:style-name="texte_20_par_20_défaut"><text:span text:style-name="T658">prépositionnel</text:span></text:span></text:p>
      <text:p text:style-name="P106"/>
      <text:p text:style-name="P106"><text:span text:style-name="texte_20_par_20_défaut"><text:span text:style-name="T536">Analyse des fonctions</text:span></text:span></text:p>
      <text:p text:style-name="P293"><text:span text:style-name="texte_20_par_20_défaut"><text:span text:style-name="T276">•</text:span></text:span> <text:span text:style-name="exemple"><text:span text:style-name="T411">Le facteur</text:span></text:span><text:tab/><text:tab/><text:tab/><text:tab/><text:span text:style-name="texte_20_par_20_défaut">:<text:tab/>sujet de </text:span><text:span text:style-name="exemple"><text:span text:style-name="T416">parle</text:span></text:span></text:p>
      <text:p text:style-name="P381"><text:span text:style-name="texte_20_par_20_défaut"><text:span text:style-name="T330">•</text:span></text:span><text:span text:style-name="exemple"><text:span text:style-name="T411"> </text:span></text:span><text:span text:style-name="exemple"><text:span text:style-name="T470">parle </text:span></text:span><text:span text:style-name="exemple"><text:span text:style-name="T416">à sa collègue</text:span></text:span><text:span text:style-name="exemple"><text:span text:style-name="T411"><text:tab/><text:tab/><text:tab/></text:span></text:span><text:span text:style-name="texte_20_par_20_défaut">:</text:span><text:span text:style-name="texte_20_par_20_défaut"><text:span text:style-name="T34"><text:tab/></text:span></text:span><text:span text:style-name="texte_20_par_20_défaut"><text:span text:style-name="T51">prédicat </text:span></text:span><text:span text:style-name="texte_20_par_20_défaut"><text:span text:style-name="T52">du sujet </text:span></text:span><text:span text:style-name="exemple"><text:span text:style-name="T819">Le facteur</text:span></text:span></text:p>
      <text:p text:style-name="P186"/>
      <text:p text:style-name="P15"><text:span text:style-name="texte_20_par_20_défaut">Analyse des propositions</text:span></text:p>
      <text:p text:style-name="P214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106"><text:span text:style-name="texte_20_par_20_défaut"><text:span text:style-name="T536">Analyse du type et de la forme de la phrase</text:span></text:span></text:p>
      <text:p text:style-name="P293"><text:span text:style-name="texte_20_par_20_défaut">La phrase est de type déclaratif et n’a pas de forme particulière.</text:span></text:p>
      <text:p text:style-name="P406"><text:span text:style-name="titre_20_avec_20_numéro"><text:s/>B.004 </text:span></text:p>
      <text:p text:style-name="P61"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51">2.</text:span></text:span><text:span text:style-name="référence"><text:span text:style-name="T153">3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53">85</text:span></text:span><text:span text:style-name="référence"><text:span text:style-name="T144">)</text:span></text:span></text:p>
      <text:p text:style-name="P107"/>
      <text:p text:style-name="P39"><text:span text:style-name="phrase_20_analysée_20__28_gros_20_caractère_29_">Le </text:span><text:span text:style-name="phrase_20_analysée_20__28_gros_20_caractère_29_"><text:span text:style-name="T526">facteur </text:span></text:span><text:span text:style-name="phrase_20_analysée_20__28_gros_20_caractère_29_"><text:span text:style-name="T529">donne une lettre à sa voisine.</text:span></text:span></text:p>
      <text:p text:style-name="P107"/>
      <text:p text:style-name="P107"/>
      <text:p text:style-name="P107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mots</text:span></text:span></text:p>
      <text:p text:style-name="P216"><text:span text:style-name="texte_20_par_20_défaut"><text:span text:style-name="T276">•</text:span></text:span> <text:span text:style-name="exemple"><text:span text:style-name="T338">Le</text:span></text:span><text:span text:style-name="T338"> <text:tab/><text:tab/><text:tab/><text:tab/><text:tab/></text:span><text:span text:style-name="texte_20_par_20_défaut"><text:span text:style-name="T338">:<text:tab/>article défini</text:span></text:span></text:p>
      <text:p text:style-name="P294"><text:span text:style-name="texte_20_par_20_défaut"><text:span text:style-name="T276">•</text:span></text:span> <text:span text:style-name="exemple"><text:span text:style-name="T410">facteur</text:span></text:span><text:span text:style-name="T338"><text:tab/><text:tab/><text:tab/><text:tab/></text:span><text:span text:style-name="texte_20_par_20_défaut"><text:span text:style-name="T338">:<text:tab/>nom commun</text:span></text:span></text:p>
      <text:p text:style-name="P294"><text:span text:style-name="texte_20_par_20_défaut"><text:span text:style-name="T276">•</text:span></text:span> <text:span text:style-name="exemple"><text:span text:style-name="T417">donne</text:span></text:span><text:span text:style-name="T339"><text:tab/><text:tab/><text:tab/><text:tab/></text:span><text:span text:style-name="texte_20_par_20_défaut"><text:span text:style-name="T339">:<text:tab/>verbe </text:span></text:span><text:span text:style-name="texte_20_par_20_défaut"><text:span text:style-name="T561">(</text:span></text:span><text:span text:style-name="texte_20_par_20_défaut"><text:span text:style-name="T650">donner</text:span></text:span><text:span text:style-name="texte_20_par_20_défaut"><text:span text:style-name="T646"> </text:span></text:span><text:span text:style-name="texte_20_par_20_défaut"><text:span text:style-name="T561">: indicatif.présent.3S)</text:span></text:span></text:p>
      <text:p text:style-name="P217"><text:span text:style-name="texte_20_par_20_défaut"><text:span text:style-name="T276">•</text:span></text:span> <text:span text:style-name="exemple"><text:span text:style-name="T736">une</text:span></text:span><text:span text:style-name="T338"> <text:tab/><text:tab/><text:tab/><text:tab/><text:tab/></text:span><text:span text:style-name="texte_20_par_20_défaut"><text:span text:style-name="T338">:<text:tab/>article </text:span></text:span><text:span text:style-name="texte_20_par_20_défaut"><text:span text:style-name="T736">in</text:span></text:span><text:span text:style-name="texte_20_par_20_défaut"><text:span text:style-name="T338">défini</text:span></text:span></text:p>
      <text:p text:style-name="P295"><text:span text:style-name="texte_20_par_20_défaut"><text:span text:style-name="T276">•</text:span></text:span><text:span text:style-name="texte_20_par_20_défaut"> </text:span><text:span text:style-name="exemple"><text:span text:style-name="T419">lettre<text:tab/></text:span></text:span><text:span text:style-name="texte_20_par_20_défaut"><text:span text:style-name="T338"><text:tab/><text:tab/><text:tab/><text:tab/>:<text:tab/>nom commun</text:span></text:span></text:p>
      <text:p text:style-name="P216"><text:span text:style-name="texte_20_par_20_défaut"><text:span text:style-name="T276">•</text:span></text:span><text:span text:style-name="texte_20_par_20_défaut"> </text:span><text:span text:style-name="exemple"><text:span text:style-name="T734">à</text:span></text:span><text:span text:style-name="texte_20_par_20_défaut"><text:span text:style-name="T338"> <text:tab/><text:tab/><text:tab/><text:tab/><text:tab/>:<text:tab/></text:span></text:span><text:span text:style-name="texte_20_par_20_défaut"><text:span text:style-name="T734">p</text:span></text:span><text:span text:style-name="texte_20_par_20_défaut"><text:span text:style-name="T649">réposition</text:span></text:span></text:p>
      <text:p text:style-name="P216"><text:span text:style-name="texte_20_par_20_défaut"><text:span text:style-name="T276">•</text:span></text:span> <text:span text:style-name="exemple"><text:span text:style-name="T733">sa</text:span></text:span><text:span text:style-name="T338"> <text:tab/><text:tab/><text:tab/><text:tab/><text:tab/></text:span><text:span text:style-name="texte_20_par_20_défaut"><text:span text:style-name="T338">:<text:tab/></text:span></text:span><text:span text:style-name="texte_20_par_20_défaut"><text:span text:style-name="T733">d</text:span></text:span><text:span text:style-name="texte_20_par_20_défaut"><text:span text:style-name="T648">éterminant possessif</text:span></text:span></text:p>
      <text:p text:style-name="P294"><text:span text:style-name="texte_20_par_20_défaut"><text:span text:style-name="T276">•</text:span></text:span><text:span text:style-name="texte_20_par_20_défaut"> </text:span><text:span text:style-name="exemple"><text:span text:style-name="T418">voisine</text:span></text:span><text:span text:style-name="texte_20_par_20_défaut"><text:span text:style-name="T338"><text:tab/><text:tab/><text:tab/><text:tab/>:<text:tab/>nom commun</text:span></text:span></text:p>
      <text:p text:style-name="P294"><text:span text:style-name="texte_20_par_20_défaut"/></text:p>
      <text:p text:style-name="P431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16"><text:span text:style-name="texte_20_par_20_défaut"><text:span text:style-name="T276">•</text:span></text:span> <text:span text:style-name="exemple"><text:span text:style-name="T338">Le </text:span></text:span><text:span text:style-name="exemple"><text:span text:style-name="T741">facteur</text:span></text:span><text:span text:style-name="T338"><text:tab/><text:tab/><text:tab/><text:tab/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265"><text:span text:style-name="texte_20_par_20_défaut"><text:span text:style-name="T330">•</text:span></text:span><text:span text:style-name="exemple"><text:span text:style-name="T411"> </text:span></text:span><text:span text:style-name="exemple"><text:span text:style-name="T444">donne une lettre à sa voisine</text:span></text:span><text:span text:style-name="exemple"><text:span text:style-name="T440"><text:tab/></text:span></text:span><text:span text:style-name="texte_20_par_20_défaut"><text:span text:style-name="T40">:</text:span></text:span><text:span text:style-name="texte_20_par_20_défaut"><text:span text:style-name="T35"><text:tab/></text:span></text:span><text:span text:style-name="texte_20_par_20_défaut"><text:span text:style-name="T40">groupe verbal</text:span></text:span></text:p>
      <text:p text:style-name="P316"><text:span text:style-name="texte_20_par_20_défaut"><text:span text:style-name="T276">•</text:span></text:span><text:span text:style-name="texte_20_par_20_défaut"><text:span text:style-name="T657"> </text:span></text:span><text:span text:style-name="exemple"><text:span text:style-name="T427">une lettre</text:span></text:span><text:span text:style-name="texte_20_par_20_défaut"><text:span text:style-name="T653"><text:tab/><text:tab/><text:tab/><text:tab/></text:span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316"><text:span text:style-name="texte_20_par_20_défaut"><text:span text:style-name="T330">•</text:span></text:span><text:span text:style-name="texte_20_par_20_défaut"><text:span text:style-name="T659"> </text:span></text:span><text:span text:style-name="exemple"><text:span text:style-name="T743">à sa </text:span></text:span><text:span text:style-name="exemple"><text:span text:style-name="T427">voisine<text:tab/></text:span></text:span><text:span text:style-name="texte_20_par_20_défaut"><text:span text:style-name="T660"><text:tab/><text:tab/><text:tab/></text:span></text:span><text:span text:style-name="texte_20_par_20_défaut">:</text:span><text:span text:style-name="texte_20_par_20_défaut"><text:span text:style-name="T36"><text:tab/></text:span></text:span><text:span text:style-name="texte_20_par_20_défaut">groupe nominal prépositionnel</text:span></text:p>
      <text:p text:style-name="P107"/>
      <text:p text:style-name="P107"><text:span text:style-name="texte_20_par_20_défaut"><text:span text:style-name="T536">Analyse des fonctions</text:span></text:span></text:p>
      <text:p text:style-name="P294"><text:span text:style-name="texte_20_par_20_défaut"><text:span text:style-name="T276">•</text:span></text:span> <text:span text:style-name="exemple"><text:span text:style-name="T411">Le facteur</text:span></text:span><text:tab/><text:tab/><text:tab/><text:tab/><text:span text:style-name="texte_20_par_20_défaut">:<text:tab/>sujet de </text:span><text:span text:style-name="exemple"><text:span text:style-name="T418">donne</text:span></text:span></text:p>
      <text:p text:style-name="P265"><text:span text:style-name="texte_20_par_20_défaut"><text:span text:style-name="T330">•</text:span></text:span><text:span text:style-name="exemple"><text:span text:style-name="T411"> </text:span></text:span><text:span text:style-name="exemple"><text:span text:style-name="T444">donne une lettre à sa voisine</text:span></text:span><text:span text:style-name="exemple"><text:span text:style-name="T440"><text:tab/></text:span></text:span><text:span text:style-name="texte_20_par_20_défaut"><text:span text:style-name="T40">:</text:span></text:span><text:span text:style-name="texte_20_par_20_défaut"><text:span text:style-name="T35"><text:tab/></text:span></text:span><text:span text:style-name="texte_20_par_20_défaut"><text:span text:style-name="T645">prédicat ayant pour sujet </text:span></text:span><text:span text:style-name="exemple"><text:span text:style-name="T783">Le facteur</text:span></text:span></text:p>
      <text:p text:style-name="P296"><text:span text:style-name="texte_20_par_20_défaut"><text:span text:style-name="T330">•</text:span></text:span><text:span text:style-name="exemple"><text:span text:style-name="T411"> </text:span></text:span><text:span text:style-name="exemple"><text:span text:style-name="T420">une lettre</text:span></text:span><text:span text:style-name="exemple"><text:span text:style-name="T411"><text:tab/><text:tab/><text:tab/><text:tab/></text:span></text:span><text:span text:style-name="texte_20_par_20_défaut">:</text:span><text:span text:style-name="texte_20_par_20_défaut"><text:span text:style-name="T34"><text:tab/></text:span></text:span><text:span text:style-name="texte_20_par_20_défaut">COD de </text:span><text:span text:style-name="exemple"><text:span text:style-name="T418">donne</text:span></text:span></text:p>
      <text:p text:style-name="P294"><text:span text:style-name="texte_20_par_20_défaut"><text:span text:style-name="T330">•</text:span></text:span><text:span text:style-name="exemple"><text:span text:style-name="T411"> </text:span></text:span><text:span text:style-name="exemple"><text:span text:style-name="T416">à sa </text:span></text:span><text:span text:style-name="exemple"><text:span text:style-name="T418">voisine</text:span></text:span><text:span text:style-name="exemple"><text:span text:style-name="T411"><text:tab/><text:tab/><text:tab/><text:tab/></text:span></text:span><text:span text:style-name="texte_20_par_20_défaut">:</text:span><text:span text:style-name="texte_20_par_20_défaut"><text:span text:style-name="T34"><text:tab/></text:span></text:span><text:span text:style-name="texte_20_par_20_défaut">CO</text:span><text:span text:style-name="texte_20_par_20_défaut"><text:span text:style-name="T735">I</text:span></text:span><text:span text:style-name="texte_20_par_20_défaut"> de </text:span><text:span text:style-name="exemple"><text:span text:style-name="T418">donne</text:span></text:span></text:p>
      <text:p text:style-name="P187"/>
      <text:p text:style-name="P16"><text:span text:style-name="texte_20_par_20_défaut">Analyse des propositions</text:span></text:p>
      <text:p text:style-name="P216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107"><text:span text:style-name="texte_20_par_20_défaut"><text:span text:style-name="T536">Analyse du type et de la forme de la phrase</text:span></text:span></text:p>
      <text:p text:style-name="P294"><text:span text:style-name="texte_20_par_20_défaut">La phrase est de type déclaratif et n’a pas de forme particulière.</text:span></text:p>
      <text:p text:style-name="P407"><text:span text:style-name="titre_20_avec_20_numéro"><text:s/>B.005 </text:span></text:p>
      <text:p text:style-name="P62"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51">2.</text:span></text:span><text:span text:style-name="référence"><text:span text:style-name="T153">3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53">85</text:span></text:span><text:span text:style-name="référence"><text:span text:style-name="T144">)</text:span></text:span></text:p>
      <text:p text:style-name="P108"/>
      <text:p text:style-name="P40"><text:span text:style-name="phrase_20_analysée_20__28_gros_20_caractère_29_">Le </text:span><text:span text:style-name="phrase_20_analysée_20__28_gros_20_caractère_29_"><text:span text:style-name="T526">facteur </text:span></text:span><text:span text:style-name="phrase_20_analysée_20__28_gros_20_caractère_29_"><text:span text:style-name="T530">parle de ses vacances à sa collègue.</text:span></text:span></text:p>
      <text:p text:style-name="P108"/>
      <text:p text:style-name="P108"/>
      <text:p text:style-name="P108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mots</text:span></text:span></text:p>
      <text:p text:style-name="P209"><text:span text:style-name="texte_20_par_20_défaut"><text:span text:style-name="T276">•</text:span></text:span> <text:span text:style-name="exemple"><text:span text:style-name="T338">Le</text:span></text:span><text:span text:style-name="T338"> <text:tab/><text:tab/><text:tab/><text:tab/><text:tab/></text:span><text:span text:style-name="texte_20_par_20_défaut"><text:span text:style-name="T338">:<text:tab/>article défini</text:span></text:span></text:p>
      <text:p text:style-name="P297"><text:span text:style-name="texte_20_par_20_défaut"><text:span text:style-name="T276">•</text:span></text:span> <text:span text:style-name="exemple"><text:span text:style-name="T410">facteur</text:span></text:span><text:span text:style-name="T338"><text:tab/><text:tab/><text:tab/><text:tab/></text:span><text:span text:style-name="texte_20_par_20_défaut"><text:span text:style-name="T338">:<text:tab/>nom commun</text:span></text:span></text:p>
      <text:p text:style-name="P297"><text:span text:style-name="texte_20_par_20_défaut"><text:span text:style-name="T276">•</text:span></text:span> <text:span text:style-name="exemple"><text:span text:style-name="T421">parle<text:tab/></text:span></text:span><text:span text:style-name="T339"><text:tab/><text:tab/><text:tab/><text:tab/></text:span><text:span text:style-name="texte_20_par_20_défaut"><text:span text:style-name="T339">:<text:tab/>verbe </text:span></text:span><text:span text:style-name="texte_20_par_20_défaut"><text:span text:style-name="T561">(</text:span></text:span><text:span text:style-name="texte_20_par_20_défaut"><text:span text:style-name="T651">parler</text:span></text:span><text:span text:style-name="texte_20_par_20_défaut"><text:span text:style-name="T646"> </text:span></text:span><text:span text:style-name="texte_20_par_20_défaut"><text:span text:style-name="T561">: indicatif.présent.3S)</text:span></text:span></text:p>
      <text:p text:style-name="P209"><text:span text:style-name="texte_20_par_20_défaut"><text:span text:style-name="T276">•</text:span></text:span> <text:span text:style-name="exemple"><text:span text:style-name="T422">de</text:span></text:span><text:span text:style-name="T338"> <text:tab/><text:tab/><text:tab/><text:tab/><text:tab/></text:span><text:span text:style-name="texte_20_par_20_défaut"><text:span text:style-name="T338">:<text:tab/></text:span></text:span><text:span text:style-name="texte_20_par_20_défaut"><text:span text:style-name="T652">préposition</text:span></text:span></text:p>
      <text:p text:style-name="P218"><text:span text:style-name="texte_20_par_20_défaut"><text:span text:style-name="T276">•</text:span></text:span><text:span text:style-name="texte_20_par_20_défaut"><text:span text:style-name="T652"> </text:span></text:span><text:span text:style-name="exemple"><text:span text:style-name="T422">ses</text:span></text:span><text:span text:style-name="texte_20_par_20_défaut"><text:span text:style-name="T653"> <text:tab/><text:tab/><text:tab/><text:tab/><text:tab/></text:span></text:span><text:span text:style-name="texte_20_par_20_défaut"><text:span text:style-name="T338">:<text:tab/></text:span></text:span><text:span text:style-name="texte_20_par_20_défaut"><text:span text:style-name="T738">d</text:span></text:span><text:span text:style-name="texte_20_par_20_défaut"><text:span text:style-name="T652">éterminant possessif</text:span></text:span></text:p>
      <text:p text:style-name="P297"><text:span text:style-name="texte_20_par_20_défaut"><text:span text:style-name="T276">•</text:span></text:span><text:span text:style-name="texte_20_par_20_défaut"> </text:span><text:span text:style-name="exemple"><text:span text:style-name="T422">vacances</text:span></text:span><text:span text:style-name="texte_20_par_20_défaut"><text:span text:style-name="T338"><text:tab/><text:tab/><text:tab/><text:tab/>:<text:tab/>nom commun</text:span></text:span></text:p>
      <text:p text:style-name="P209"><text:span text:style-name="texte_20_par_20_défaut"><text:span text:style-name="T276">•</text:span></text:span><text:span text:style-name="texte_20_par_20_défaut"> </text:span><text:span text:style-name="exemple"><text:span text:style-name="T734">à</text:span></text:span><text:span text:style-name="texte_20_par_20_défaut"><text:span text:style-name="T338"> <text:tab/><text:tab/><text:tab/><text:tab/><text:tab/>:<text:tab/></text:span></text:span><text:span text:style-name="texte_20_par_20_défaut"><text:span text:style-name="T734">p</text:span></text:span><text:span text:style-name="texte_20_par_20_défaut"><text:span text:style-name="T649">réposition</text:span></text:span></text:p>
      <text:p text:style-name="P209"><text:span text:style-name="texte_20_par_20_défaut"><text:span text:style-name="T276">•</text:span></text:span> <text:span text:style-name="exemple"><text:span text:style-name="T733">sa</text:span></text:span><text:span text:style-name="T338"> <text:tab/><text:tab/><text:tab/><text:tab/><text:tab/></text:span><text:span text:style-name="texte_20_par_20_défaut"><text:span text:style-name="T338">:<text:tab/></text:span></text:span><text:span text:style-name="texte_20_par_20_défaut"><text:span text:style-name="T733">d</text:span></text:span><text:span text:style-name="texte_20_par_20_défaut"><text:span text:style-name="T648">éterminant possessif</text:span></text:span></text:p>
      <text:p text:style-name="P297"><text:span text:style-name="texte_20_par_20_défaut"><text:span text:style-name="T276">•</text:span></text:span><text:span text:style-name="texte_20_par_20_défaut"> </text:span><text:span text:style-name="exemple"><text:span text:style-name="T421">collègue</text:span></text:span><text:span text:style-name="texte_20_par_20_défaut"><text:span text:style-name="T338"><text:tab/><text:tab/><text:tab/><text:tab/>:<text:tab/>nom commun</text:span></text:span></text:p>
      <text:p text:style-name="P303"><text:span text:style-name="exemple"><text:span text:style-name="T418"/></text:span></text:p>
      <text:p text:style-name="P419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03"><text:span text:style-name="texte_20_par_20_défaut"><text:span text:style-name="T276">•</text:span></text:span> <text:span text:style-name="exemple"><text:span text:style-name="T338">Le </text:span></text:span><text:span text:style-name="exemple"><text:span text:style-name="T741">facteur</text:span></text:span><text:span text:style-name="T338"><text:tab/><text:tab/><text:tab/><text:tab/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303"><text:span text:style-name="texte_20_par_20_défaut"><text:span text:style-name="T276">•</text:span></text:span><text:span text:style-name="texte_20_par_20_défaut"><text:span text:style-name="T657"> </text:span></text:span><text:span text:style-name="exemple"><text:span text:style-name="T428">de ses vacances</text:span></text:span><text:span text:style-name="texte_20_par_20_défaut"><text:span text:style-name="T653"><text:tab/><text:tab/><text:tab/></text:span></text:span><text:span text:style-name="texte_20_par_20_défaut"><text:span text:style-name="T338">:<text:tab/></text:span></text:span><text:span text:style-name="texte_20_par_20_défaut"><text:span text:style-name="T657">groupe nominal </text:span></text:span><text:span text:style-name="texte_20_par_20_défaut"><text:span text:style-name="T663">prépositionnel</text:span></text:span></text:p>
      <text:p text:style-name="P303"><text:span text:style-name="texte_20_par_20_défaut"><text:span text:style-name="T330">•</text:span></text:span><text:span text:style-name="texte_20_par_20_défaut"><text:span text:style-name="T659"> </text:span></text:span><text:span text:style-name="exemple"><text:span text:style-name="T743">à sa </text:span></text:span><text:span text:style-name="exemple"><text:span text:style-name="T429">collègue</text:span></text:span><text:span text:style-name="exemple"><text:span text:style-name="T427"><text:tab/></text:span></text:span><text:span text:style-name="texte_20_par_20_défaut"><text:span text:style-name="T660"><text:tab/><text:tab/><text:tab/></text:span></text:span><text:span text:style-name="texte_20_par_20_défaut"><text:span text:style-name="T48">:</text:span></text:span><text:span text:style-name="texte_20_par_20_défaut"><text:span text:style-name="T36"><text:tab/></text:span></text:span><text:span text:style-name="texte_20_par_20_défaut">groupe nominal prépositionnel</text:span></text:p>
      <text:p text:style-name="P330"><text:span text:style-name="texte_20_par_20_défaut"><text:span text:style-name="T330">•</text:span></text:span><text:span text:style-name="exemple"><text:span text:style-name="T421"> </text:span></text:span><text:span text:style-name="exemple">parle de ses vacances à sa collègue </text:span><text:span text:style-name="texte_20_par_20_défaut">:</text:span><text:span text:style-name="texte_20_par_20_défaut"><text:span text:style-name="T37"><text:tab/></text:span></text:span><text:span text:style-name="texte_20_par_20_défaut">groupe verbal</text:span></text:p>
      <text:p text:style-name="P330"><text:span text:style-name="texte_20_par_20_défaut"/></text:p>
      <text:p text:style-name="P108"><text:span text:style-name="texte_20_par_20_défaut"><text:span text:style-name="T536">Analyse des fonctions</text:span></text:span></text:p>
      <text:p text:style-name="P297"><text:span text:style-name="texte_20_par_20_défaut"><text:span text:style-name="T276">•</text:span></text:span> <text:span text:style-name="exemple"><text:span text:style-name="T411">Le facteur</text:span></text:span><text:tab/><text:tab/><text:tab/><text:tab/><text:span text:style-name="texte_20_par_20_défaut">:<text:tab/>sujet de </text:span><text:span text:style-name="exemple"><text:span text:style-name="T421">parle</text:span></text:span></text:p>
      <text:p text:style-name="P382"><text:span text:style-name="texte_20_par_20_défaut"><text:span text:style-name="T330">•</text:span></text:span><text:span text:style-name="exemple"><text:span text:style-name="T421"> </text:span></text:span><text:span text:style-name="exemple"><text:span text:style-name="T737">parle de ses vacances à sa collègue </text:span></text:span><text:span text:style-name="texte_20_par_20_défaut">:</text:span><text:span text:style-name="texte_20_par_20_défaut"><text:span text:style-name="T37"><text:tab/></text:span></text:span><text:span text:style-name="texte_20_par_20_défaut"><text:span text:style-name="T53">prédicat du sujet </text:span></text:span><text:span text:style-name="exemple"><text:span text:style-name="T784">Le facteur</text:span></text:span></text:p>
      <text:p text:style-name="P298"><text:span text:style-name="texte_20_par_20_défaut"><text:span text:style-name="T330">•</text:span></text:span><text:span text:style-name="exemple"><text:span text:style-name="T411"> </text:span></text:span><text:span text:style-name="exemple"><text:span text:style-name="T421">de ses vacances</text:span></text:span><text:span text:style-name="exemple"><text:span text:style-name="T411"><text:tab/><text:tab/><text:tab/></text:span></text:span><text:span text:style-name="texte_20_par_20_défaut">:</text:span><text:span text:style-name="texte_20_par_20_défaut"><text:span text:style-name="T34"><text:tab/></text:span></text:span><text:span text:style-name="texte_20_par_20_défaut">CO</text:span><text:span text:style-name="texte_20_par_20_défaut"><text:span text:style-name="T737">I</text:span></text:span><text:span text:style-name="texte_20_par_20_défaut"> de </text:span><text:span text:style-name="exemple"><text:span text:style-name="T421">parle <text:s text:c="2"/></text:span></text:span><text:span text:style-name="exemple"><text:span text:style-name="T423"><text:tab/><text:tab/><text:tab/><text:tab/> <text:s text:c="4"/></text:span></text:span><text:span text:style-name="danger"><text:span text:style-name="T574">(!</text:span></text:span><text:span text:style-name="danger"><text:span text:style-name="T573">)</text:span></text:span></text:p>
      <text:p text:style-name="P297"><text:span text:style-name="texte_20_par_20_défaut"><text:span text:style-name="T330">•</text:span></text:span><text:span text:style-name="exemple"><text:span text:style-name="T411"> </text:span></text:span><text:span text:style-name="exemple"><text:span text:style-name="T416">à sa </text:span></text:span><text:span text:style-name="exemple"><text:span text:style-name="T421">collègue</text:span></text:span><text:span text:style-name="exemple"><text:span text:style-name="T411"><text:tab/><text:tab/><text:tab/><text:tab/></text:span></text:span><text:span text:style-name="texte_20_par_20_défaut">:</text:span><text:span text:style-name="texte_20_par_20_défaut"><text:span text:style-name="T34"><text:tab/></text:span></text:span><text:span text:style-name="texte_20_par_20_défaut">CO</text:span><text:span text:style-name="texte_20_par_20_défaut"><text:span text:style-name="T735">I</text:span></text:span><text:span text:style-name="texte_20_par_20_défaut"> de </text:span><text:span text:style-name="exemple"><text:span text:style-name="T421">parle</text:span></text:span></text:p>
      <text:p text:style-name="P188"/>
      <text:p text:style-name="P17"><text:span text:style-name="texte_20_par_20_défaut">Analyse des propositions</text:span></text:p>
      <text:p text:style-name="P209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108"><text:span text:style-name="texte_20_par_20_défaut"><text:span text:style-name="T536">Analyse du type et de la forme de la phrase</text:span></text:span></text:p>
      <text:p text:style-name="P297"><text:span text:style-name="texte_20_par_20_défaut">La phrase est de type déclaratif et n’a pas de forme particulière.</text:span></text:p>
      <text:p text:style-name="P189"><text:span text:style-name="titre_20_avec_20_numéro"><text:s/>B.006 </text:span></text:p>
      <text:p text:style-name="Standard"/>
      <text:p text:style-name="Standard"/>
      <text:p text:style-name="P31"><text:span text:style-name="phrase_20_analysée_20__28_gros_20_caractère_29_">Le lundi, il propose un </text:span><text:span text:style-name="phrase_20_analysée_20__28_gros_20_caractère_29_"><text:span text:style-name="T340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mots</text:span></text:span></text:p>
      <text:p text:style-name="P200"><text:span text:style-name="texte_20_par_20_défaut"><text:span text:style-name="T276">•</text:span></text:span> <text:span text:style-name="exemple"><text:span text:style-name="T338">Le</text:span></text:span><text:span text:style-name="T338"> <text:tab/><text:tab/><text:tab/><text:tab/><text:tab/></text:span><text:span text:style-name="texte_20_par_20_défaut"><text:span text:style-name="T338">:<text:tab/>article défini</text:span></text:span></text:p>
      <text:p text:style-name="P275"><text:span text:style-name="texte_20_par_20_défaut"><text:span text:style-name="T276">•</text:span></text:span> <text:span text:style-name="exemple"><text:span text:style-name="T338">lundi</text:span></text:span><text:span text:style-name="T338"><text:tab/><text:tab/><text:tab/><text:tab/><text:tab/></text:span><text:span text:style-name="texte_20_par_20_défaut"><text:span text:style-name="T338">:<text:tab/>nom commun</text:span></text:span></text:p>
      <text:p text:style-name="P275"><text:span text:style-name="texte_20_par_20_défaut"><text:span text:style-name="T276">•</text:span></text:span> <text:span text:style-name="exemple"><text:span text:style-name="T339">il</text:span></text:span><text:span text:style-name="T339"><text:tab/><text:tab/><text:tab/><text:tab/><text:tab/></text:span><text:span text:style-name="texte_20_par_20_défaut"><text:span text:style-name="T339">:<text:tab/>pronom personnel</text:span></text:span></text:p>
      <text:p text:style-name="P275"><text:span text:style-name="texte_20_par_20_défaut"><text:span text:style-name="T276">•</text:span></text:span> <text:span text:style-name="exemple"><text:span text:style-name="T339">propose</text:span></text:span><text:span text:style-name="T339"><text:tab/><text:tab/><text:tab/><text:tab/></text:span><text:span text:style-name="texte_20_par_20_défaut"><text:span text:style-name="T339">:<text:tab/>verbe </text:span></text:span><text:span text:style-name="texte_20_par_20_défaut"><text:span text:style-name="T561">(proposer : indicatif.présent.3S)</text:span></text:span></text:p>
      <text:p text:style-name="P275"><text:span text:style-name="texte_20_par_20_défaut"><text:span text:style-name="T276">•</text:span></text:span> <text:span text:style-name="exemple"><text:span text:style-name="T339">un</text:span></text:span><text:span text:style-name="T339"><text:tab/><text:tab/><text:tab/><text:tab/><text:tab/></text:span><text:span text:style-name="texte_20_par_20_défaut"><text:span text:style-name="T339">:<text:tab/>article indéfini</text:span></text:span></text:p>
      <text:p text:style-name="P275"><text:span text:style-name="texte_20_par_20_défaut"><text:span text:style-name="T276">•</text:span></text:span> <text:span text:style-name="exemple"><text:span text:style-name="T340">nouveau</text:span></text:span><text:span text:style-name="T340"><text:tab/><text:tab/><text:tab/><text:tab/></text:span><text:span text:style-name="texte_20_par_20_défaut"><text:span text:style-name="T340">:<text:tab/>adjectif</text:span></text:span></text:p>
      <text:p text:style-name="P275"><text:span text:style-name="texte_20_par_20_défaut"><text:span text:style-name="T276">•</text:span></text:span> <text:span text:style-name="exemple"><text:span text:style-name="T339">jeu</text:span></text:span><text:span text:style-name="T339"><text:tab/><text:tab/><text:tab/><text:tab/><text:tab/></text:span><text:span text:style-name="texte_20_par_20_défaut"><text:span text:style-name="T339">:<text:tab/>nom commun</text:span></text:span></text:p>
      <text:p text:style-name="P275"><text:span text:style-name="texte_20_par_20_défaut"><text:span text:style-name="T276">•</text:span></text:span> <text:span text:style-name="exemple"><text:span text:style-name="T341">à</text:span></text:span><text:span text:style-name="T341"><text:tab/><text:tab/><text:tab/><text:tab/><text:tab/></text:span><text:span text:style-name="texte_20_par_20_défaut"><text:span text:style-name="T341">:<text:tab/>préposition</text:span></text:span></text:p>
      <text:p text:style-name="P275"><text:span text:style-name="texte_20_par_20_défaut"><text:span text:style-name="T276">•</text:span></text:span> <text:span text:style-name="exemple"><text:span text:style-name="T341">ses</text:span></text:span><text:span text:style-name="T341"><text:tab/><text:tab/><text:tab/><text:tab/><text:tab/></text:span><text:span text:style-name="texte_20_par_20_défaut"><text:span text:style-name="T341">:<text:tab/>déterminant possessif</text:span></text:span></text:p>
      <text:p text:style-name="P275"><text:span text:style-name="texte_20_par_20_défaut"><text:span text:style-name="T276">•</text:span></text:span> <text:span text:style-name="exemple">camarades</text:span><text:tab/><text:tab/><text:tab/><text:tab/><text:span text:style-name="texte_20_par_20_défaut">:<text:tab/>nom commun</text:span></text:p>
      <text:p text:style-name="P275"><text:span text:style-name="texte_20_par_20_défaut"/></text:p>
      <text:p text:style-name="P416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04"><text:span text:style-name="texte_20_par_20_défaut"><text:span text:style-name="T335">•</text:span></text:span><text:span text:style-name="texte_20_par_20_défaut"><text:span text:style-name="T536"> </text:span></text:span><text:span text:style-name="exemple">Le lundi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304"><text:span text:style-name="texte_20_par_20_défaut"><text:span text:style-name="T276">•</text:span></text:span><text:span text:style-name="texte_20_par_20_défaut"><text:span text:style-name="T657"> </text:span></text:span><text:span text:style-name="exemple"><text:span text:style-name="T430">un nouveau jeu</text:span></text:span><text:span text:style-name="texte_20_par_20_défaut"><text:span text:style-name="T653"><text:tab/><text:tab/><text:tab/></text:span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304"><text:span text:style-name="texte_20_par_20_défaut"><text:span text:style-name="T330">•</text:span></text:span><text:span text:style-name="texte_20_par_20_défaut"><text:span text:style-name="T659"> </text:span></text:span><text:span text:style-name="exemple"><text:span text:style-name="T743">à s</text:span></text:span><text:span text:style-name="exemple"><text:span text:style-name="T744">es</text:span></text:span><text:span text:style-name="exemple"><text:span text:style-name="T743"> </text:span></text:span><text:span text:style-name="exemple"><text:span text:style-name="T430">camarades</text:span></text:span><text:span text:style-name="texte_20_par_20_défaut"><text:span text:style-name="T660"><text:tab/><text:tab/><text:tab/></text:span></text:span><text:span text:style-name="texte_20_par_20_défaut">:</text:span><text:span text:style-name="texte_20_par_20_défaut"><text:span text:style-name="T36"><text:tab/></text:span></text:span><text:span text:style-name="texte_20_par_20_défaut">groupe nominal prépositionnel</text:span></text:p>
      <text:p text:style-name="P330"><text:span text:style-name="texte_20_par_20_défaut"><text:span text:style-name="T330">•</text:span></text:span><text:span text:style-name="exemple"><text:span text:style-name="T421"> </text:span></text:span><text:span text:style-name="exemple">propose un nouveau jeu à <text:tab/><text:tab/></text:span><text:span text:style-name="texte_20_par_20_défaut">:<text:tab/>groupe verbal</text:span></text:p>
      <text:p text:style-name="P330"><text:span text:style-name="exemple"><text:s text:c="3"/>ses camarades <text:tab/><text:tab/><text:tab/></text:span></text:p>
      <text:p text:style-name="P459"><text:span text:style-name="exemple"/></text:p>
      <text:p text:style-name="Standard"><text:span text:style-name="texte_20_par_20_défaut"><text:span text:style-name="T536">Analyse des fonctions</text:span></text:span></text:p>
      <text:p text:style-name="P200"><text:span text:style-name="texte_20_par_20_défaut"><text:span text:style-name="T276">•</text:span></text:span> <text:span text:style-name="exemple">Le lundi</text:span><text:tab/><text:tab/><text:tab/><text:tab/><text:span text:style-name="texte_20_par_20_défaut">:<text:tab/>CC de temps</text:span></text:p>
      <text:p text:style-name="P275"><text:span text:style-name="texte_20_par_20_défaut"><text:span text:style-name="T276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383"><text:span text:style-name="texte_20_par_20_défaut"><text:span text:style-name="T330">•</text:span></text:span><text:span text:style-name="exemple"><text:span text:style-name="T421"> </text:span></text:span><text:span text:style-name="exemple">propose un nouveau jeu à <text:tab/><text:tab/></text:span><text:span text:style-name="texte_20_par_20_défaut">:<text:tab/></text:span><text:span text:style-name="texte_20_par_20_défaut"><text:span text:style-name="T720">prédicat du sujet </text:span></text:span><text:span text:style-name="exemple"><text:span text:style-name="T785">Le lundi</text:span></text:span></text:p>
      <text:p text:style-name="P383"><text:span text:style-name="exemple"><text:s text:c="3"/>ses camarades <text:tab/><text:tab/><text:tab/></text:span></text:p>
      <text:p text:style-name="P275"><text:span text:style-name="texte_20_par_20_défaut"><text:span text:style-name="T276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335"><text:span text:style-name="texte_20_par_20_défaut"><text:span text:style-name="T276">•</text:span></text:span><text:span text:style-name="exemple"> nouveau<text:tab/><text:tab/><text:tab/><text:tab/></text:span><text:span text:style-name="texte_20_par_20_défaut">:<text:tab/></text:span><text:span text:style-name="texte_20_par_20_défaut"><text:span text:style-name="T798">é</text:span></text:span><text:span text:style-name="texte_20_par_20_défaut"><text:span text:style-name="T700">pithète </text:span></text:span><text:span text:style-name="texte_20_par_20_défaut">de </text:span><text:span text:style-name="exemple"><text:span text:style-name="T447">jeu</text:span></text:span></text:p>
      <text:p text:style-name="P275"><text:span text:style-name="texte_20_par_20_défaut"><text:span text:style-name="T276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183"/>
      <text:p text:style-name="P5"><text:span text:style-name="texte_20_par_20_défaut">Analyse des propositions</text:span></text:p>
      <text:p text:style-name="P200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Standard"><text:span text:style-name="texte_20_par_20_défaut"><text:span text:style-name="T536">Analyse du type et de la forme de la phrase</text:span></text:span></text:p>
      <text:p text:style-name="P200"><text:span text:style-name="texte_20_par_20_défaut">La phrase est de type déclaratif et n’a pas de forme particulière.</text:span></text:p>
      <text:p text:style-name="Standard"/>
      <text:p text:style-name="Standard"/>
      <text:p text:style-name="Standard"><text:soft-page-break/><text:span text:style-name="titre_20_avec_20_numéro"><text:s/>B.007 </text:span></text:p>
      <text:p text:style-name="Standard"/>
      <text:p text:style-name="Standard"/>
      <text:p text:style-name="P45"><text:span text:style-name="phrase_20_analysée_20__28_gros_20_caractère_29_"><text:span text:style-name="T350">Malheureusement i</text:span></text:span><text:span text:style-name="phrase_20_analysée_20__28_gros_20_caractère_29_"><text:span text:style-name="T349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00"><text:span text:style-name="texte_20_par_20_défaut"><text:span text:style-name="T277">•</text:span></text:span><text:span text:style-name="T63"> </text:span><text:span text:style-name="exemple"><text:span text:style-name="T351">malheureusement<text:tab/><text:tab/><text:tab/></text:span></text:span><text:span text:style-name="texte_20_par_20_défaut"><text:span text:style-name="T66">:<text:tab/></text:span></text:span><text:span text:style-name="texte_20_par_20_défaut"><text:span text:style-name="T67">adverbe</text:span></text:span></text:p>
      <text:p text:style-name="P275"><text:span text:style-name="texte_20_par_20_défaut"><text:span text:style-name="T276">•</text:span></text:span> <text:span text:style-name="exemple"><text:span text:style-name="T339">il</text:span></text:span><text:span text:style-name="T339"><text:tab/><text:tab/><text:tab/><text:tab/><text:tab/></text:span><text:span text:style-name="texte_20_par_20_défaut"><text:span text:style-name="T339">:<text:tab/>pronom personnel</text:span></text:span></text:p>
      <text:p text:style-name="P275"><text:span text:style-name="texte_20_par_20_défaut"><text:span text:style-name="T277">•</text:span></text:span><text:span text:style-name="T63"> </text:span><text:span text:style-name="exemple"><text:span text:style-name="T351">ne</text:span></text:span><text:span text:style-name="T68"><text:tab/><text:tab/><text:tab/><text:tab/><text:tab/></text:span><text:span text:style-name="texte_20_par_20_défaut"><text:span text:style-name="T68">:<text:tab/></text:span></text:span><text:span text:style-name="texte_20_par_20_défaut"><text:span text:style-name="T67">adverbe</text:span></text:span></text:p>
      <text:p text:style-name="P275"><text:span text:style-name="texte_20_par_20_défaut"><text:span text:style-name="T276">•</text:span></text:span><text:span text:style-name="T67"> </text:span><text:span text:style-name="exemple"><text:span text:style-name="T350">leur<text:tab/><text:tab/><text:tab/></text:span></text:span><text:span text:style-name="T339"><text:tab/><text:tab/></text:span><text:span text:style-name="texte_20_par_20_défaut"><text:span text:style-name="T339">:<text:tab/>pronom personnel</text:span></text:span></text:p>
      <text:p text:style-name="P280"><text:span text:style-name="texte_20_par_20_défaut"><text:span text:style-name="T276">•</text:span></text:span> <text:span text:style-name="exemple"><text:span text:style-name="T339">propose<text:tab/><text:tab/></text:span></text:span><text:span text:style-name="T339"><text:tab/><text:tab/></text:span><text:span text:style-name="texte_20_par_20_défaut"><text:span text:style-name="T339">:<text:tab/>verbe </text:span></text:span><text:span text:style-name="texte_20_par_20_défaut"><text:span text:style-name="T561">(proposer : indicatif.présent.3S)</text:span></text:span></text:p>
      <text:p text:style-name="P275"><text:span text:style-name="texte_20_par_20_défaut"><text:span text:style-name="T277">•</text:span></text:span><text:span text:style-name="T63"> </text:span><text:span text:style-name="exemple"><text:span text:style-name="T352">plus</text:span></text:span><text:span text:style-name="T68"><text:tab/><text:tab/><text:tab/><text:tab/><text:tab/></text:span><text:span text:style-name="texte_20_par_20_défaut"><text:span text:style-name="T68">:<text:tab/></text:span></text:span><text:span text:style-name="texte_20_par_20_défaut"><text:span text:style-name="T69">ad</text:span></text:span><text:span text:style-name="texte_20_par_20_défaut"><text:span text:style-name="T68">verbe</text:span></text:span></text:p>
      <text:p text:style-name="P275"><text:span text:style-name="texte_20_par_20_défaut"><text:span text:style-name="T277">•</text:span></text:span><text:span text:style-name="T70"> </text:span><text:span text:style-name="exemple"><text:span text:style-name="T352">le<text:tab/></text:span></text:span><text:span text:style-name="T70"><text:tab/><text:tab/><text:tab/><text:tab/></text:span><text:span text:style-name="texte_20_par_20_défaut"><text:span text:style-name="T70">:<text:tab/></text:span></text:span><text:span text:style-name="texte_20_par_20_défaut"><text:span text:style-name="T69">article défini</text:span></text:span></text:p>
      <text:p text:style-name="P275"><text:span text:style-name="texte_20_par_20_défaut"><text:span text:style-name="T277">•</text:span></text:span><text:span text:style-name="T70"> </text:span><text:span text:style-name="exemple"><text:span text:style-name="T352">mardi<text:tab/><text:tab/><text:tab/></text:span></text:span><text:span text:style-name="T70"><text:tab/></text:span><text:span text:style-name="texte_20_par_20_défaut"><text:span text:style-name="T70">:<text:tab/></text:span></text:span><text:span text:style-name="texte_20_par_20_défaut"><text:span text:style-name="T69">nom commun</text:span></text:span></text:p>
      <text:p text:style-name="P275"><text:span text:style-name="texte_20_par_20_défaut"><text:span text:style-name="T69"/></text:span></text:p>
      <text:p text:style-name="P420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05"><text:span text:style-name="texte_20_par_20_défaut"><text:span text:style-name="T276">•</text:span></text:span><text:span text:style-name="texte_20_par_20_défaut"><text:span text:style-name="T657"> </text:span></text:span><text:span text:style-name="exemple"><text:span text:style-name="T431">le mardi<text:tab/></text:span></text:span><text:span text:style-name="texte_20_par_20_défaut"><text:span text:style-name="T653"><text:tab/><text:tab/><text:tab/></text:span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392"><text:span text:style-name="texte_20_par_20_défaut"><text:span text:style-name="T277">•</text:span></text:span><text:span text:style-name="exemple"><text:span text:style-name="T71"> </text:span></text:span><text:span text:style-name="exemple">ne leur propose plus le mardi</text:span><text:span text:style-name="exemple"><text:span text:style-name="T71"><text:tab/></text:span></text:span><text:span text:style-name="texte_20_par_20_défaut"><text:span text:style-name="T71">:<text:tab/></text:span></text:span><text:span text:style-name="texte_20_par_20_défaut"><text:span text:style-name="T87">groupe verbal</text:span></text:span></text:p>
      <text:p text:style-name="P481"><text:span text:style-name="texte_20_par_20_défaut"><text:span text:style-name="T87"/></text:span></text:p>
      <text:p text:style-name="P5"><text:span text:style-name="texte_20_par_20_défaut">Analyse des fonctions</text:span></text:p>
      <text:p text:style-name="P200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3">malheureusement</text:span></text:span><text:span text:style-name="T71"><text:tab/><text:tab/><text:tab/></text:span><text:span text:style-name="texte_20_par_20_défaut"><text:span text:style-name="T71">:<text:tab/>CC</text:span></text:span></text:p>
      <text:p text:style-name="P275"><text:span text:style-name="texte_20_par_20_défaut"><text:span text:style-name="T276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393"><text:span text:style-name="texte_20_par_20_défaut"><text:span text:style-name="T277">•</text:span></text:span><text:span text:style-name="exemple"><text:span text:style-name="T71"> </text:span></text:span><text:span text:style-name="exemple"><text:span text:style-name="T820">ne leur propose plus le mardi</text:span></text:span><text:span text:style-name="exemple"><text:span text:style-name="T71"><text:tab/></text:span></text:span><text:span text:style-name="texte_20_par_20_défaut"><text:span text:style-name="T71">:<text:tab/></text:span></text:span><text:span text:style-name="texte_20_par_20_défaut"><text:span text:style-name="T98">prédicat du sujet </text:span></text:span><text:span text:style-name="exemple"><text:span text:style-name="T208">il</text:span></text:span></text:p>
      <text:p text:style-name="P275"><text:span text:style-name="texte_20_par_20_défaut"><text:span text:style-name="T277">•</text:span></text:span><text:span text:style-name="exemple"><text:span text:style-name="T71"> </text:span></text:span><text:span text:style-name="exemple"><text:span text:style-name="T188">leur</text:span></text:span><text:span text:style-name="exemple"><text:span text:style-name="T71"><text:tab/><text:tab/><text:tab/><text:tab/><text:tab/></text:span></text:span><text:span text:style-name="texte_20_par_20_défaut"><text:span text:style-name="T71">:<text:tab/></text:span></text:span><text:span text:style-name="texte_20_par_20_défaut"><text:span text:style-name="T72">COI</text:span></text:span><text:span text:style-name="texte_20_par_20_défaut"><text:span text:style-name="T71"> de </text:span></text:span><text:span text:style-name="exemple">propose</text:span></text:p>
      <text:p text:style-name="P275"><text:span text:style-name="texte_20_par_20_défaut"><text:span text:style-name="T277">•</text:span></text:span><text:span text:style-name="T71"> </text:span><text:span text:style-name="exemple"><text:span text:style-name="T353">le mardi<text:tab/><text:tab/><text:tab/></text:span></text:span><text:span text:style-name="T71"><text:tab/></text:span><text:span text:style-name="texte_20_par_20_défaut"><text:span text:style-name="T71">:<text:tab/>COD de </text:span></text:span><text:span text:style-name="exemple"><text:span text:style-name="T189">propose</text:span></text:span></text:p>
      <text:p text:style-name="P275"/>
      <text:p text:style-name="P2"><text:span text:style-name="texte_20_par_20_défaut"><text:span text:style-name="T536">Analyse des propositions</text:span></text:span></text:p>
      <text:p text:style-name="P272"><text:span text:style-name="texte_20_par_20_défaut">La phrase contient une seule proposition : il s’agit par conséquent d’une phrase simple.</text:span></text:p>
      <text:p text:style-name="P395"><text:span text:style-name="texte_20_par_20_défaut"><text:span text:style-name="T803">L’unique proposition est une proposition indépendante.</text:span></text:span></text:p>
      <text:p text:style-name="P395"><text:span text:style-name="texte_20_par_20_défaut"/></text:p>
      <text:p text:style-name="P2"><text:span text:style-name="texte_20_par_20_défaut"><text:span text:style-name="T536">Analyse du type et de la forme de la phrase</text:span></text:span></text:p>
      <text:p text:style-name="P272"><text:span text:style-name="texte_20_par_20_défaut">La phrase est de type déclaratif et </text:span><text:span text:style-name="texte_20_par_20_défaut"><text:span text:style-name="T517">a une forme négative.</text:span></text:span></text:p>
      <text:p text:style-name="P394"><text:span text:style-name="référence"><text:span text:style-name="T144"/></text:span></text:p>
      <text:p text:style-name="P394"><text:span text:style-name="texte_20_par_20_défaut"><text:span text:style-name="T549">Analyse de la forme négative</text:span></text:span><text:span text:style-name="texte_20_par_20_défaut"><text:span text:style-name="T801"> : dans cette phrase la négation est </text:span></text:span><text:span text:style-name="texte_20_par_20_défaut"><text:span text:style-name="T549">partielle</text:span></text:span><text:span text:style-name="texte_20_par_20_défaut"><text:span text:style-name="T801"> <text:s text:c="9"/></text:span></text:span><text:span text:style-name="référence"><text:span text:style-name="T141">TG(</text:span></text:span><text:span text:style-name="référence"><text:span text:style-name="T158">I</text:span></text:span><text:span text:style-name="référence"><text:span text:style-name="T141">I.</text:span></text:span><text:span text:style-name="référence"><text:span text:style-name="T173">1</text:span></text:span><text:span text:style-name="référence"><text:span text:style-name="T151">.</text:span></text:span><text:span text:style-name="référence"><text:span text:style-name="T173">8.1</text:span></text:span><text:span text:style-name="référence"><text:span text:style-name="T141">, p.</text:span></text:span><text:span text:style-name="référence"><text:span text:style-name="T151"> </text:span></text:span><text:span text:style-name="référence"><text:span text:style-name="T173">7</text:span></text:span><text:span text:style-name="référence"><text:span text:style-name="T174">4</text:span></text:span><text:span text:style-name="référence"><text:span text:style-name="T144">)</text:span></text:span></text:p>
      <text:p text:style-name="P394"><text:span text:style-name="texte_20_par_20_défaut"><text:span text:style-name="T801">car elle porte </text:span></text:span><text:span text:style-name="texte_20_par_20_défaut"><text:span text:style-name="T805">ici </text:span></text:span><text:span text:style-name="texte_20_par_20_défaut"><text:span text:style-name="T801">sur un adverbe. </text:span></text:span><text:span text:style-name="exemple"><text:span text:style-name="T801">Malheureusement il ne leur propose plus le mardi</text:span></text:span><text:span text:style-name="texte_20_par_20_défaut"><text:span text:style-name="T801"> </text:span></text:span></text:p>
      <text:p text:style-name="P355"><text:span text:style-name="texte_20_par_20_défaut"><text:span text:style-name="T251">est en effet la négation de </text:span></text:span><text:span text:style-name="exemple"><text:span text:style-name="T251">Malheureusement il leur propose </text:span></text:span><text:span text:style-name="exemple"><text:span text:style-name="T462">encore</text:span></text:span><text:span text:style-name="exemple"><text:span text:style-name="T251"> le mardi</text:span></text:span><text:span text:style-name="texte_20_par_20_défaut"><text:span text:style-name="T251"> .</text:span></text:span></text:p>
      <text:p text:style-name="P189"><text:span text:style-name="titre_20_avec_20_numéro"><text:s/>B.008</text:span><text:span text:style-name="titre_20_avec_20_numéro"><text:span text:style-name="T520"> </text:span></text:span><text:span text:style-name="titre_20_avec_20_numéro"><text:s/></text:span></text:p>
      <text:p text:style-name="P59"><text:span text:style-name="référence"><text:span text:style-name="T239">GGF.1.1</text:span></text:span><text:span text:style-name="référence"><text:span text:style-name="T519">51</text:span></text:span></text:p>
      <text:p text:style-name="Standard"/>
      <text:p text:style-name="P31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00"><text:span text:style-name="texte_20_par_20_défaut"><text:span text:style-name="T277">•</text:span></text:span><text:span text:style-name="T63"> </text:span><text:span text:style-name="exemple"><text:span text:style-name="T355">Jean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nom propre</text:span></text:span></text:p>
      <text:p text:style-name="P280"><text:span text:style-name="texte_20_par_20_défaut"><text:span text:style-name="T277">•</text:span></text:span><text:span text:style-name="T63"> </text:span><text:span text:style-name="exemple"><text:span text:style-name="T355">attend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8">verbe </text:span></text:span><text:span text:style-name="texte_20_par_20_défaut"><text:span text:style-name="T82">(</text:span></text:span><text:span text:style-name="texte_20_par_20_défaut">attendre</text:span><text:span text:style-name="texte_20_par_20_défaut"><text:span text:style-name="T555"> </text:span></text:span><text:span text:style-name="texte_20_par_20_défaut"><text:span text:style-name="T82">: indicatif.présent.3S)</text:span></text:span></text:p>
      <text:p text:style-name="P275"><text:span text:style-name="texte_20_par_20_défaut"><text:span text:style-name="T277">•</text:span></text:span><text:span text:style-name="T63"> </text:span><text:span text:style-name="exemple"><text:span text:style-name="T355">la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5">article défini</text:span></text:span></text:p>
      <text:p text:style-name="P275"><text:span text:style-name="texte_20_par_20_défaut"><text:span text:style-name="T277">•</text:span></text:span><text:span text:style-name="T63"> </text:span><text:span text:style-name="exemple"><text:span text:style-name="T355">nuit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nom commun</text:span></text:span></text:p>
      <text:p text:style-name="P275"><text:span text:style-name="texte_20_par_20_défaut"><text:span text:style-name="T78"/></text:span></text:p>
      <text:p text:style-name="P421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06"><text:span text:style-name="texte_20_par_20_défaut"><text:span text:style-name="T335">•</text:span></text:span><text:span text:style-name="texte_20_par_20_défaut"><text:span text:style-name="T536"> </text:span></text:span><text:span text:style-name="exemple">Jean<text:tab/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306"><text:span text:style-name="texte_20_par_20_défaut"><text:span text:style-name="T276">•</text:span></text:span><text:span text:style-name="texte_20_par_20_défaut"><text:span text:style-name="T657"> </text:span></text:span><text:span text:style-name="exemple"><text:span text:style-name="T432">l</text:span></text:span><text:span text:style-name="exemple"><text:span text:style-name="T433">a nuit</text:span></text:span><text:span text:style-name="exemple"><text:span text:style-name="T432"><text:tab/></text:span></text:span><text:span text:style-name="texte_20_par_20_défaut"><text:span text:style-name="T653"><text:tab/><text:tab/><text:tab/></text:span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273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6">attend la nuit</text:span></text:span><text:span text:style-name="exemple"><text:span text:style-name="T516"><text:tab/><text:tab/><text:tab/></text:span></text:span><text:span text:style-name="texte_20_par_20_défaut"><text:span text:style-name="T71">:<text:tab/></text:span></text:span><text:span text:style-name="texte_20_par_20_défaut"><text:span text:style-name="T587">groupe verbal</text:span></text:span></text:p>
      <text:p text:style-name="P482"><text:span text:style-name="texte_20_par_20_défaut"><text:span text:style-name="T587"/></text:span></text:p>
      <text:p text:style-name="Standard"><text:span text:style-name="texte_20_par_20_défaut"><text:span text:style-name="T536">Analyse des fonctions</text:span></text:span></text:p>
      <text:p text:style-name="P200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2">Jean<text:tab/>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355">attend</text:span></text:span></text:p>
      <text:p text:style-name="P251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6">attend la nuit</text:span></text:span><text:span text:style-name="exemple"><text:span text:style-name="T516"><text:tab/><text:tab/><text:tab/></text:span></text:span><text:span text:style-name="texte_20_par_20_défaut"><text:span text:style-name="T71">:<text:tab/></text:span></text:span><text:span text:style-name="texte_20_par_20_défaut"><text:span text:style-name="T615">prédicat du sujet </text:span></text:span><text:span text:style-name="exemple"><text:span text:style-name="T209">Jean</text:span></text:span></text:p>
      <text:p text:style-name="P288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2">la nuit<text:tab/></text:span></text:span><text:span text:style-name="exemple"><text:span text:style-name="T189"><text:tab/><text:tab/><text:tab/></text:span></text:span><text:span text:style-name="texte_20_par_20_défaut"><text:span text:style-name="T71">:<text:tab/></text:span></text:span><text:span text:style-name="texte_20_par_20_défaut">COD de </text:span><text:span text:style-name="exemple"><text:span text:style-name="T355">attend <text:tab/><text:tab/><text:tab/><text:tab/> <text:s text:c="4"/></text:span></text:span><text:span text:style-name="danger"><text:span text:style-name="T573">(!)</text:span></text:span></text:p>
      <text:p text:style-name="P275"><text:tab/><text:tab/><text:tab/><text:tab/><text:tab/><text:tab/><text:span text:style-name="texte_20_par_20_défaut"><text:span text:style-name="T520">CC de temps<text:tab/><text:tab/></text:span></text:span></text:p>
      <text:p text:style-name="P275"/>
      <text:p text:style-name="P5"><text:span text:style-name="texte_20_par_20_défaut">Analyse des propositions</text:span></text:p>
      <text:p text:style-name="P200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Standard"><text:span text:style-name="texte_20_par_20_défaut"><text:span text:style-name="T536">Analyse du type et de la forme de la phrase</text:span></text:span></text:p>
      <text:p text:style-name="P200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oft-page-break/><text:span text:style-name="exemple"/></text:p>
      <text:p text:style-name="Standard"><text:span text:style-name="titre_20_avec_20_numéro"><text:s/>B.009</text:span><text:span text:style-name="titre_20_avec_20_numéro"><text:span text:style-name="T520"> </text:span></text:span><text:span text:style-name="titre_20_avec_20_numéro"><text:s/></text:span></text:p>
      <text:p text:style-name="P59"><text:span text:style-name="référence"><text:span text:style-name="T239">GGF.1.1</text:span></text:span><text:span text:style-name="référence"><text:span text:style-name="T535">48</text:span></text:span></text:p>
      <text:p text:style-name="Standard"/>
      <text:p text:style-name="P31"><text:span text:style-name="phrase_20_analysée_20__28_gros_20_caractère_29_"><text:span text:style-name="T521">Paul tient un bâton</text:span></text:span><text:span text:style-name="phrase_20_analysée_20__28_gros_20_caractère_29_"><text:span text:style-name="T175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00"><text:span text:style-name="texte_20_par_20_défaut"><text:span text:style-name="T277">•</text:span></text:span><text:span text:style-name="T63"> </text:span><text:span text:style-name="exemple"><text:span text:style-name="T356">Paul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nom propre</text:span></text:span></text:p>
      <text:p text:style-name="P280"><text:span text:style-name="texte_20_par_20_défaut"><text:span text:style-name="T277">•</text:span></text:span><text:span text:style-name="T63"> </text:span><text:span text:style-name="exemple"><text:span text:style-name="T356">tient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8">verbe </text:span></text:span><text:span text:style-name="texte_20_par_20_défaut"><text:span text:style-name="T82">(</text:span></text:span><text:span text:style-name="texte_20_par_20_défaut">tenir</text:span><text:span text:style-name="texte_20_par_20_défaut"><text:span text:style-name="T555"> </text:span></text:span><text:span text:style-name="texte_20_par_20_défaut"><text:span text:style-name="T82">: indicatif.présent.3S)</text:span></text:span></text:p>
      <text:p text:style-name="P275"><text:span text:style-name="texte_20_par_20_défaut"><text:span text:style-name="T277">•</text:span></text:span><text:span text:style-name="T63"> </text:span><text:span text:style-name="exemple"><text:span text:style-name="T356">un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5">article </text:span></text:span><text:span text:style-name="texte_20_par_20_défaut"><text:span text:style-name="T80">in</text:span></text:span><text:span text:style-name="texte_20_par_20_défaut"><text:span text:style-name="T75">défini</text:span></text:span></text:p>
      <text:p text:style-name="P275"><text:span text:style-name="texte_20_par_20_défaut"><text:span text:style-name="T277">•</text:span></text:span><text:span text:style-name="T63"> </text:span><text:span text:style-name="exemple"><text:span text:style-name="T356">bâton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nom commun</text:span></text:span></text:p>
      <text:p text:style-name="P275"><text:span text:style-name="texte_20_par_20_défaut"><text:span text:style-name="T78"/></text:span></text:p>
      <text:p text:style-name="P422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07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434">Paul</text:span></text:span><text:span text:style-name="exemple"><text:tab/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307"><text:span text:style-name="texte_20_par_20_défaut"><text:span text:style-name="T277">•</text:span></text:span><text:span text:style-name="texte_20_par_20_défaut"><text:span text:style-name="T583"> </text:span></text:span><text:span text:style-name="exemple"><text:span text:style-name="T375">un bâton</text:span></text:span><text:span text:style-name="texte_20_par_20_défaut"><text:span text:style-name="T584"><text:tab/><text:tab/><text:tab/><text:tab/></text:span></text:span><text:span text:style-name="texte_20_par_20_défaut"><text:span text:style-name="T66">:<text:tab/></text:span></text:span><text:span text:style-name="texte_20_par_20_défaut"><text:span text:style-name="T583">groupe nominal</text:span></text:span></text:p>
      <text:p text:style-name="P230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3">tient un bâton<text:tab/></text:span></text:span><text:span text:style-name="exemple"><text:span text:style-name="T516"><text:tab/><text:tab/></text:span></text:span><text:span text:style-name="texte_20_par_20_défaut"><text:span text:style-name="T71">:<text:tab/></text:span></text:span><text:span text:style-name="texte_20_par_20_défaut"><text:span text:style-name="T587">groupe verbal</text:span></text:span></text:p>
      <text:p text:style-name="P460"><text:span text:style-name="texte_20_par_20_défaut"><text:span text:style-name="T587"/></text:span></text:p>
      <text:p text:style-name="P5"><text:span text:style-name="texte_20_par_20_défaut">Analyse des fonctions</text:span></text:p>
      <text:p text:style-name="P200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3">Paul</text:span></text:span><text:span text:style-name="exemple"><text:span text:style-name="T472"><text:tab/>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357">tient</text:span></text:span></text:p>
      <text:p text:style-name="P251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3">tient un bâton<text:tab/></text:span></text:span><text:span text:style-name="exemple"><text:span text:style-name="T516"><text:tab/><text:tab/></text:span></text:span><text:span text:style-name="texte_20_par_20_défaut"><text:span text:style-name="T71">:<text:tab/></text:span></text:span><text:span text:style-name="texte_20_par_20_défaut"><text:span text:style-name="T615">prédicat du sujet </text:span></text:span><text:span text:style-name="exemple"><text:span text:style-name="T209">Paul</text:span></text:span></text:p>
      <text:p text:style-name="P275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3">un bâton</text:span></text:span><text:span text:style-name="exemple"><text:span text:style-name="T472"><text:tab/><text:tab/></text:span></text:span><text:span text:style-name="exemple"><text:span text:style-name="T189"><text:tab/><text:tab/></text:span></text:span><text:span text:style-name="texte_20_par_20_défaut"><text:span text:style-name="T71">:<text:tab/></text:span></text:span><text:span text:style-name="texte_20_par_20_défaut">COD de </text:span><text:span text:style-name="exemple"><text:span text:style-name="T356">tient</text:span></text:span></text:p>
      <text:p text:style-name="P275"/>
      <text:p text:style-name="P5"><text:span text:style-name="texte_20_par_20_défaut">Analyse des propositions</text:span></text:p>
      <text:p text:style-name="P200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Standard"><text:span text:style-name="texte_20_par_20_défaut"><text:span text:style-name="T536">Analyse du type et de la forme de la phrase.</text:span></text:span></text:p>
      <text:p text:style-name="P200"><text:span text:style-name="texte_20_par_20_défaut">La phrase est de type déclaratif et n’a pas de forme particulière.</text:span></text:p>
      <text:p text:style-name="P192"><text:span text:style-name="titre_20_avec_20_numéro"><text:s/>B.010</text:span><text:span text:style-name="titre_20_avec_20_numéro"><text:span text:style-name="T520"> </text:span></text:span><text:span text:style-name="titre_20_avec_20_numéro"><text:s/></text:span></text:p>
      <text:p text:style-name="P63"><text:span text:style-name="référence"><text:span text:style-name="T239">GGF.1.1</text:span></text:span><text:span text:style-name="référence"><text:span text:style-name="T535">48</text:span></text:span></text:p>
      <text:p text:style-name="P76"/>
      <text:p text:style-name="P32"><text:span text:style-name="phrase_20_analysée_20__28_gros_20_caractère_29_"><text:span text:style-name="T521">Paul tient </text:span></text:span><text:span text:style-name="phrase_20_analysée_20__28_gros_20_caractère_29_"><text:span text:style-name="T522">à ce projet.</text:span></text:span></text:p>
      <text:p text:style-name="P76"/>
      <text:p text:style-name="P76"/>
      <text:p text:style-name="P6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01"><text:span text:style-name="texte_20_par_20_défaut"><text:span text:style-name="T277">•</text:span></text:span><text:span text:style-name="T63"> </text:span><text:span text:style-name="exemple"><text:span text:style-name="T356">Paul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nom propre</text:span></text:span></text:p>
      <text:p text:style-name="P280"><text:span text:style-name="texte_20_par_20_défaut"><text:span text:style-name="T277">•</text:span></text:span><text:span text:style-name="T63"> </text:span><text:span text:style-name="exemple"><text:span text:style-name="T356">tient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8">verbe </text:span></text:span><text:span text:style-name="texte_20_par_20_défaut"><text:span text:style-name="T82">(</text:span></text:span><text:span text:style-name="texte_20_par_20_défaut">tenir : </text:span><text:span text:style-name="texte_20_par_20_défaut"><text:span text:style-name="T82">indicatif.présent.3S)</text:span></text:span></text:p>
      <text:p text:style-name="P276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58">à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préposition</text:span></text:p>
      <text:p text:style-name="P276"><text:span text:style-name="texte_20_par_20_défaut"><text:span text:style-name="T277">•</text:span></text:span><text:span text:style-name="T63"> </text:span><text:span text:style-name="exemple"><text:span text:style-name="T358">c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déterminant démonstratif</text:span></text:p>
      <text:p text:style-name="P276"><text:span text:style-name="texte_20_par_20_défaut"><text:span text:style-name="T277">•</text:span></text:span><text:span text:style-name="T63"> </text:span><text:span text:style-name="exemple"><text:span text:style-name="T358">projet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8">nom commun</text:span></text:span></text:p>
      <text:p text:style-name="P276"><text:span text:style-name="texte_20_par_20_défaut"><text:span text:style-name="T78"/></text:span></text:p>
      <text:p text:style-name="P423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08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434">Paul</text:span></text:span><text:span text:style-name="exemple"><text:tab/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308"><text:span text:style-name="texte_20_par_20_défaut"><text:span text:style-name="T277">•</text:span></text:span><text:span text:style-name="texte_20_par_20_défaut"><text:span text:style-name="T583"> </text:span></text:span><text:span text:style-name="exemple"><text:span text:style-name="T376">à ce projet</text:span></text:span><text:span text:style-name="texte_20_par_20_défaut"><text:span text:style-name="T584"><text:tab/><text:tab/><text:tab/><text:tab/></text:span></text:span><text:span text:style-name="texte_20_par_20_défaut"><text:span text:style-name="T66">:<text:tab/></text:span></text:span><text:span text:style-name="texte_20_par_20_défaut"><text:span text:style-name="T583">groupe nominal </text:span></text:span><text:span text:style-name="texte_20_par_20_défaut"><text:span text:style-name="T585">prépositionnel</text:span></text:span></text:p>
      <text:p text:style-name="P231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3">tient </text:span></text:span><text:span text:style-name="exemple"><text:span text:style-name="T484">à ce projet</text:span></text:span><text:span text:style-name="exemple"><text:span text:style-name="T516"><text:tab/><text:tab/><text:tab/></text:span></text:span><text:span text:style-name="texte_20_par_20_défaut"><text:span text:style-name="T71">:<text:tab/></text:span></text:span><text:span text:style-name="texte_20_par_20_défaut"><text:span text:style-name="T587">groupe verbal</text:span></text:span></text:p>
      <text:p text:style-name="P461"><text:span text:style-name="texte_20_par_20_défaut"><text:span text:style-name="T587"/></text:span></text:p>
      <text:p text:style-name="P6"><text:span text:style-name="texte_20_par_20_défaut">Analyse des fonctions</text:span></text:p>
      <text:p text:style-name="P201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3">Paul</text:span></text:span><text:span text:style-name="exemple"><text:span text:style-name="T472"><text:tab/>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357">tient</text:span></text:span></text:p>
      <text:p text:style-name="P251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3">tient </text:span></text:span><text:span text:style-name="exemple"><text:span text:style-name="T484">à ce projet</text:span></text:span><text:span text:style-name="exemple"><text:span text:style-name="T516"><text:tab/><text:tab/><text:tab/></text:span></text:span><text:span text:style-name="texte_20_par_20_défaut"><text:span text:style-name="T71">:<text:tab/></text:span></text:span><text:span text:style-name="texte_20_par_20_défaut"><text:span text:style-name="T615">prédicat du sujet </text:span></text:span><text:span text:style-name="exemple"><text:span text:style-name="T209">Paul</text:span></text:span></text:p>
      <text:p text:style-name="P276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4">à</text:span></text:span><text:span text:style-name="exemple"><text:span text:style-name="T473"> </text:span></text:span><text:span text:style-name="exemple"><text:span text:style-name="T474">ce projet</text:span></text:span><text:span text:style-name="exemple"><text:span text:style-name="T472"><text:tab/></text:span></text:span><text:span text:style-name="exemple"><text:span text:style-name="T189"><text:tab/><text:tab/><text:tab/></text:span></text:span><text:span text:style-name="texte_20_par_20_défaut"><text:span text:style-name="T71">:<text:tab/></text:span></text:span><text:span text:style-name="texte_20_par_20_défaut">CO</text:span><text:span text:style-name="texte_20_par_20_défaut"><text:span text:style-name="T560">I</text:span></text:span><text:span text:style-name="texte_20_par_20_défaut"> de </text:span><text:span text:style-name="exemple"><text:span text:style-name="T356">tient</text:span></text:span></text:p>
      <text:p text:style-name="P276"/>
      <text:p text:style-name="P6"><text:span text:style-name="texte_20_par_20_défaut">Analyse des propositions</text:span></text:p>
      <text:p text:style-name="P201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76"><text:span text:style-name="texte_20_par_20_défaut"><text:span text:style-name="T536">Analyse du type et de la forme de la phrase.</text:span></text:span></text:p>
      <text:p text:style-name="P201"><text:span text:style-name="texte_20_par_20_défaut">La phrase est de type déclaratif et n’a pas de forme particulière.</text:span></text:p>
      <text:p text:style-name="P193"><text:span text:style-name="titre_20_avec_20_numéro"><text:s/>B.011</text:span><text:span text:style-name="titre_20_avec_20_numéro"><text:span text:style-name="T520"> </text:span></text:span><text:span text:style-name="titre_20_avec_20_numéro"><text:s/></text:span></text:p>
      <text:p text:style-name="P64"><text:span text:style-name="référence"><text:span text:style-name="T239">GGF.1.1</text:span></text:span><text:span text:style-name="référence"><text:span text:style-name="T535">48</text:span></text:span></text:p>
      <text:p text:style-name="P78"/>
      <text:p text:style-name="P33"><text:span text:style-name="phrase_20_analysée_20__28_gros_20_caractère_29_"><text:span text:style-name="T521">Paul tient </text:span></text:span><text:span text:style-name="phrase_20_analysée_20__28_gros_20_caractère_29_"><text:span text:style-name="T523">cette information de son frère</text:span></text:span><text:span text:style-name="phrase_20_analysée_20__28_gros_20_caractère_29_"><text:span text:style-name="T522">.</text:span></text:span></text:p>
      <text:p text:style-name="P78"/>
      <text:p text:style-name="P78"/>
      <text:p text:style-name="P7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02"><text:span text:style-name="texte_20_par_20_défaut"><text:span text:style-name="T277">•</text:span></text:span><text:span text:style-name="T63"> </text:span><text:span text:style-name="exemple"><text:span text:style-name="T356">Paul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nom propre</text:span></text:span></text:p>
      <text:p text:style-name="P280"><text:span text:style-name="texte_20_par_20_défaut"><text:span text:style-name="T277">•</text:span></text:span><text:span text:style-name="T63"> </text:span><text:span text:style-name="exemple"><text:span text:style-name="T356">tient<text:tab/><text:tab/></text:span></text:span><text:span text:style-name="exemple"><text:span text:style-name="T351"><text:tab/><text:tab/><text:tab/></text:span></text:span><text:span text:style-name="texte_20_par_20_défaut"><text:span text:style-name="T66">:<text:tab/></text:span></text:span><text:span text:style-name="texte_20_par_20_défaut"><text:span text:style-name="T78">verbe </text:span></text:span><text:span text:style-name="texte_20_par_20_défaut"><text:span text:style-name="T82">(</text:span></text:span><text:span text:style-name="texte_20_par_20_défaut">tenir : </text:span><text:span text:style-name="texte_20_par_20_défaut"><text:span text:style-name="T82">indicatif.présent.3S)</text:span></text:span></text:p>
      <text:p text:style-name="P278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59">cett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déterminant démonstratif</text:span></text:p>
      <text:p text:style-name="P277"><text:span text:style-name="texte_20_par_20_défaut"><text:span text:style-name="T277">•</text:span></text:span><text:span text:style-name="T63"> </text:span><text:span text:style-name="exemple"><text:span text:style-name="T359">information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81">nom commun</text:span></text:span></text:p>
      <text:p text:style-name="P277"><text:span text:style-name="texte_20_par_20_défaut"><text:span text:style-name="T277">•</text:span></text:span><text:span text:style-name="T63"> </text:span><text:span text:style-name="exemple"><text:span text:style-name="T196">de</text:span></text:span><text:span text:style-name="exemple"><text:span text:style-name="T358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préposition</text:span></text:p>
      <text:p text:style-name="P278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59">son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déterminant possessif</text:span></text:p>
      <text:p text:style-name="P278"><text:span text:style-name="texte_20_par_20_défaut"><text:span text:style-name="T277">•</text:span></text:span><text:span text:style-name="T63"> </text:span><text:span text:style-name="exemple"><text:span text:style-name="T359">frèr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nom commun</text:span></text:p>
      <text:p text:style-name="P278"><text:span text:style-name="texte_20_par_20_défaut"/></text:p>
      <text:p text:style-name="P424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09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434">Paul</text:span></text:span><text:span text:style-name="exemple"><text:tab/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309"><text:span text:style-name="texte_20_par_20_défaut"><text:span text:style-name="T277">•</text:span></text:span><text:span text:style-name="texte_20_par_20_défaut"><text:span text:style-name="T583"> </text:span></text:span><text:span text:style-name="exemple"><text:span text:style-name="T377">cette information</text:span></text:span><text:span text:style-name="texte_20_par_20_défaut"><text:span text:style-name="T584"><text:tab/><text:tab/><text:tab/></text:span></text:span><text:span text:style-name="texte_20_par_20_défaut"><text:span text:style-name="T66">:<text:tab/></text:span></text:span><text:span text:style-name="texte_20_par_20_défaut"><text:span text:style-name="T583">groupe nominal</text:span></text:span></text:p>
      <text:p text:style-name="P309"><text:span text:style-name="texte_20_par_20_défaut"><text:span text:style-name="T277">•</text:span></text:span><text:span text:style-name="texte_20_par_20_défaut"><text:span text:style-name="T583"> </text:span></text:span><text:span text:style-name="exemple"><text:span text:style-name="T377">de son frère</text:span></text:span><text:span text:style-name="texte_20_par_20_défaut"><text:span text:style-name="T584"><text:tab/><text:tab/><text:tab/><text:tab/></text:span></text:span><text:span text:style-name="texte_20_par_20_défaut"><text:span text:style-name="T66">:<text:tab/></text:span></text:span><text:span text:style-name="texte_20_par_20_défaut"><text:span text:style-name="T583">groupe nominal </text:span></text:span><text:span text:style-name="texte_20_par_20_défaut"><text:span text:style-name="T585">prépositionnel</text:span></text:span></text:p>
      <text:p text:style-name="P235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3">tient </text:span></text:span><text:span text:style-name="exemple"><text:span text:style-name="T485">cette information <text:tab/><text:tab/></text:span></text:span><text:span text:style-name="texte_20_par_20_défaut"><text:span text:style-name="T278">:<text:tab/></text:span></text:span><text:span text:style-name="texte_20_par_20_défaut"><text:span text:style-name="T665">groupe verbal</text:span></text:span></text:p>
      <text:p text:style-name="P331"><text:span text:style-name="exemple"><text:span text:style-name="T485"><text:s text:c="3"/>de son père</text:span></text:span></text:p>
      <text:p text:style-name="P462"><text:span text:style-name="exemple"><text:span text:style-name="T516"/></text:span></text:p>
      <text:p text:style-name="P7"><text:span text:style-name="texte_20_par_20_défaut">Analyse des fonctions</text:span></text:p>
      <text:p text:style-name="P202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3">Paul</text:span></text:span><text:span text:style-name="exemple"><text:span text:style-name="T472"><text:tab/>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357">tient</text:span></text:span></text:p>
      <text:p text:style-name="P266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3">tient </text:span></text:span><text:span text:style-name="exemple"><text:span text:style-name="T485">cette information <text:tab/><text:tab/></text:span></text:span><text:span text:style-name="texte_20_par_20_défaut"><text:span text:style-name="T278">:<text:tab/></text:span></text:span><text:span text:style-name="texte_20_par_20_défaut"><text:span text:style-name="T668">prédicat du sujet </text:span></text:span><text:span text:style-name="exemple"><text:span text:style-name="T308">Paul</text:span></text:span></text:p>
      <text:p text:style-name="P384"><text:span text:style-name="exemple"><text:span text:style-name="T485"><text:s text:c="3"/>de son père</text:span></text:span><text:span text:style-name="exemple"><text:span text:style-name="T516"><text:tab/><text:tab/><text:tab/></text:span></text:span></text:p>
      <text:p text:style-name="P279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5">cette information</text:span></text:span><text:span text:style-name="exemple"><text:span text:style-name="T189"><text:tab/><text:tab/><text:tab/></text:span></text:span><text:span text:style-name="texte_20_par_20_défaut"><text:span text:style-name="T71">:<text:tab/></text:span></text:span><text:span text:style-name="texte_20_par_20_défaut">COD de </text:span><text:span text:style-name="exemple"><text:span text:style-name="T356">tient</text:span></text:span></text:p>
      <text:p text:style-name="P277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5">de son frère</text:span></text:span><text:span text:style-name="exemple"><text:span text:style-name="T472"><text:tab/></text:span></text:span><text:span text:style-name="exemple"><text:span text:style-name="T189"><text:tab/><text:tab/><text:tab/></text:span></text:span><text:span text:style-name="texte_20_par_20_défaut"><text:span text:style-name="T71">:<text:tab/></text:span></text:span><text:span text:style-name="texte_20_par_20_défaut">CO</text:span><text:span text:style-name="texte_20_par_20_défaut"><text:span text:style-name="T560">I</text:span></text:span><text:span text:style-name="texte_20_par_20_défaut"> de </text:span><text:span text:style-name="exemple"><text:span text:style-name="T356">tient</text:span></text:span></text:p>
      <text:p text:style-name="P277"/>
      <text:p text:style-name="P7"><text:span text:style-name="texte_20_par_20_défaut">Analyse des propositions</text:span></text:p>
      <text:p text:style-name="P202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78"><text:span text:style-name="texte_20_par_20_défaut"><text:span text:style-name="T536">Analyse du type et de la forme de la phrase.</text:span></text:span></text:p>
      <text:p text:style-name="P202"><text:span text:style-name="texte_20_par_20_défaut">La phrase est de type déclaratif et n’a pas de forme particulière.</text:span></text:p>
      <text:p text:style-name="P398"><text:span text:style-name="titre_20_avec_20_numéro"><text:s/>B.012</text:span><text:span text:style-name="titre_20_avec_20_numéro"><text:span text:style-name="T520"> </text:span></text:span><text:span text:style-name="titre_20_avec_20_numéro"><text:s/></text:span></text:p>
      <text:p text:style-name="P65"><text:span text:style-name="référence"><text:span text:style-name="T239">GGF.1.1</text:span></text:span><text:span text:style-name="référence"><text:span text:style-name="T721">51</text:span></text:span></text:p>
      <text:p text:style-name="P84"><text:span text:style-name="référence"><text:span text:style-name="T28">confer</text:span></text:span><text:span text:style-name="référence"><text:span text:style-name="T229"> </text:span></text:span><text:span text:style-name="référence"><text:span text:style-name="T230">TG(I.</text:span></text:span><text:span text:style-name="référence"><text:span text:style-name="T235">1</text:span></text:span><text:span text:style-name="référence"><text:span text:style-name="T234">.</text:span></text:span><text:span text:style-name="référence"><text:span text:style-name="T235">3</text:span></text:span><text:span text:style-name="référence"><text:span text:style-name="T230">, p. </text:span></text:span><text:span text:style-name="référence"><text:span text:style-name="T235">15</text:span></text:span><text:span text:style-name="référence"><text:span text:style-name="T232">)</text:span></text:span></text:p>
      <text:p text:style-name="P51"><text:span text:style-name="phrase_20_analysée_20__28_gros_20_caractère_29_"><text:span text:style-name="T562">Jean va à Paris.</text:span></text:span></text:p>
      <text:p text:style-name="P79"/>
      <text:p text:style-name="P79"/>
      <text:p text:style-name="P8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03"><text:span text:style-name="texte_20_par_20_défaut"><text:span text:style-name="T277">•</text:span></text:span><text:span text:style-name="T63"> </text:span><text:span text:style-name="exemple"><text:span text:style-name="T360">Jean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nom propre</text:span></text:span></text:p>
      <text:p text:style-name="P281"><text:span text:style-name="texte_20_par_20_défaut"><text:span text:style-name="T277">•</text:span></text:span><text:span text:style-name="T63"> </text:span><text:span text:style-name="exemple"><text:span text:style-name="T360">va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verbe </text:span></text:span><text:span text:style-name="texte_20_par_20_défaut"><text:span text:style-name="T82">(</text:span></text:span><text:span text:style-name="texte_20_par_20_défaut">aller : </text:span><text:span text:style-name="texte_20_par_20_défaut"><text:span text:style-name="T82">indicatif.présent.3S)</text:span></text:span></text:p>
      <text:p text:style-name="P281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60">à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préposition</text:span></text:p>
      <text:p text:style-name="P281"><text:span text:style-name="texte_20_par_20_défaut"><text:span text:style-name="T277">•</text:span></text:span><text:span text:style-name="T63"> </text:span><text:span text:style-name="exemple"><text:span text:style-name="T360">Paris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nom propre</text:span></text:p>
      <text:p text:style-name="P281"><text:span text:style-name="texte_20_par_20_défaut"/></text:p>
      <text:p text:style-name="P425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10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435">Jean</text:span></text:span><text:span text:style-name="exemple"><text:tab/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310"><text:span text:style-name="texte_20_par_20_défaut"><text:span text:style-name="T277">•</text:span></text:span><text:span text:style-name="texte_20_par_20_défaut"><text:span text:style-name="T583"> </text:span></text:span><text:span text:style-name="exemple"><text:span text:style-name="T378">à Paris</text:span></text:span><text:span text:style-name="texte_20_par_20_défaut"><text:span text:style-name="T584"><text:tab/><text:tab/><text:tab/><text:tab/></text:span></text:span><text:span text:style-name="texte_20_par_20_défaut"><text:span text:style-name="T66">:<text:tab/></text:span></text:span><text:span text:style-name="texte_20_par_20_défaut"><text:span text:style-name="T583">groupe nominal </text:span></text:span><text:span text:style-name="texte_20_par_20_défaut"><text:span text:style-name="T585">prépositionnel</text:span></text:span></text:p>
      <text:p text:style-name="P332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7">va </text:span></text:span><text:span text:style-name="exemple"><text:span text:style-name="T476">à</text:span></text:span><text:span text:style-name="exemple"><text:span text:style-name="T475"> </text:span></text:span><text:span text:style-name="exemple"><text:span text:style-name="T476">Paris<text:tab/><text:tab/></text:span></text:span><text:span text:style-name="exemple"><text:span text:style-name="T189"><text:tab/><text:tab/></text:span></text:span><text:span text:style-name="texte_20_par_20_défaut"><text:span text:style-name="T71">:<text:tab/></text:span></text:span><text:span text:style-name="texte_20_par_20_défaut"><text:span text:style-name="T78">groupe verbal</text:span></text:span></text:p>
      <text:p text:style-name="P463"><text:span text:style-name="texte_20_par_20_défaut"><text:span text:style-name="T78"/></text:span></text:p>
      <text:p text:style-name="P8"><text:span text:style-name="texte_20_par_20_défaut">Analyse des fonctions</text:span></text:p>
      <text:p text:style-name="P203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6">Jean</text:span></text:span><text:span text:style-name="exemple"><text:span text:style-name="T472"><text:tab/>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357">tient</text:span></text:span></text:p>
      <text:p text:style-name="P384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7">va </text:span></text:span><text:span text:style-name="exemple"><text:span text:style-name="T476">à</text:span></text:span><text:span text:style-name="exemple"><text:span text:style-name="T475"> </text:span></text:span><text:span text:style-name="exemple"><text:span text:style-name="T476">Paris<text:tab/><text:tab/></text:span></text:span><text:span text:style-name="exemple"><text:span text:style-name="T189"><text:tab/><text:tab/></text:span></text:span><text:span text:style-name="texte_20_par_20_défaut"><text:span text:style-name="T71">:<text:tab/></text:span></text:span><text:span text:style-name="texte_20_par_20_défaut"><text:span text:style-name="T616">prédicat du sujet </text:span></text:span><text:span text:style-name="exemple"><text:span text:style-name="T210">Jean</text:span></text:span></text:p>
      <text:p text:style-name="P288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6">à</text:span></text:span><text:span text:style-name="exemple"><text:span text:style-name="T475"> </text:span></text:span><text:span text:style-name="exemple"><text:span text:style-name="T476">Paris<text:tab/><text:tab/></text:span></text:span><text:span text:style-name="exemple"><text:span text:style-name="T189"><text:tab/><text:tab/></text:span></text:span><text:span text:style-name="texte_20_par_20_défaut"><text:span text:style-name="T71">:<text:tab/></text:span></text:span><text:span text:style-name="texte_20_par_20_défaut">CO</text:span><text:span text:style-name="texte_20_par_20_défaut"><text:span text:style-name="T722">I</text:span></text:span><text:span text:style-name="texte_20_par_20_défaut"> de </text:span><text:span text:style-name="exemple"><text:span text:style-name="T361">va</text:span></text:span><text:span text:style-name="exemple"><text:span text:style-name="T356"><text:tab/><text:tab/><text:tab/><text:tab/><text:tab/> <text:s text:c="4"/></text:span></text:span><text:span text:style-name="danger"><text:span text:style-name="T573">(!)</text:span></text:span></text:p>
      <text:p text:style-name="P281"/>
      <text:p text:style-name="P8"><text:span text:style-name="texte_20_par_20_défaut">Analyse des propositions</text:span></text:p>
      <text:p text:style-name="P203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79"><text:span text:style-name="texte_20_par_20_défaut"><text:span text:style-name="T536">Analyse du type et de la forme de la phrase.</text:span></text:span></text:p>
      <text:p text:style-name="P281"><text:span text:style-name="texte_20_par_20_défaut">La phrase est de type déclaratif et n’a pas de forme particulière.</text:span></text:p>
      <text:p text:style-name="P399"><text:span text:style-name="titre_20_avec_20_numéro"><text:s/>B.013</text:span><text:span text:style-name="titre_20_avec_20_numéro"><text:span text:style-name="T520"> </text:span></text:span><text:span text:style-name="titre_20_avec_20_numéro"><text:s/></text:span></text:p>
      <text:p text:style-name="P66"><text:span text:style-name="référence"><text:span text:style-name="T239">GGF.1.1</text:span></text:span><text:span text:style-name="référence"><text:span text:style-name="T721">51</text:span></text:span></text:p>
      <text:p text:style-name="P80"><text:span text:style-name="référence"><text:span text:style-name="T232"/></text:span></text:p>
      <text:p text:style-name="P34"><text:span text:style-name="phrase_20_analysée_20__28_gros_20_caractère_29_"><text:span text:style-name="T176">Jean </text:span></text:span><text:span text:style-name="phrase_20_analysée_20__28_gros_20_caractère_29_"><text:span text:style-name="T524">parle à Marie de son anniversaire.</text:span></text:span></text:p>
      <text:p text:style-name="P88"/>
      <text:p text:style-name="P88"/>
      <text:p text:style-name="P9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04"><text:span text:style-name="texte_20_par_20_défaut"><text:span text:style-name="T277">•</text:span></text:span><text:span text:style-name="T63"> </text:span><text:span text:style-name="exemple"><text:span text:style-name="T360">Jean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nom propre</text:span></text:span></text:p>
      <text:p text:style-name="P282"><text:span text:style-name="texte_20_par_20_défaut"><text:span text:style-name="T277">•</text:span></text:span><text:span text:style-name="T63"> </text:span><text:span text:style-name="exemple"><text:span text:style-name="T362">parl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verbe </text:span></text:span><text:span text:style-name="texte_20_par_20_défaut"><text:span text:style-name="T82">(</text:span></text:span><text:span text:style-name="texte_20_par_20_défaut">parler :</text:span><text:span text:style-name="texte_20_par_20_défaut"><text:span text:style-name="T82"> indicatif.présent.3S)</text:span></text:span></text:p>
      <text:p text:style-name="P282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60">à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préposition</text:span></text:p>
      <text:p text:style-name="P282"><text:span text:style-name="texte_20_par_20_défaut"><text:span text:style-name="T277">•</text:span></text:span><text:span text:style-name="T63"> </text:span><text:span text:style-name="exemple"><text:span text:style-name="T362">Marie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nom propre</text:span></text:p>
      <text:p text:style-name="P282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62">d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préposition</text:span></text:p>
      <text:p text:style-name="P282"><text:span text:style-name="texte_20_par_20_défaut"><text:span text:style-name="T277">•</text:span></text:span><text:span text:style-name="texte_20_par_20_défaut"><text:span text:style-name="T557"> </text:span></text:span><text:span text:style-name="exemple"><text:span text:style-name="T362">son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déterminant possessif</text:span></text:p>
      <text:p text:style-name="P282"><text:span text:style-name="texte_20_par_20_défaut"><text:span text:style-name="T277">•</text:span></text:span><text:span text:style-name="texte_20_par_20_défaut"><text:span text:style-name="T557"> </text:span></text:span><text:span text:style-name="exemple"><text:span text:style-name="T362">anniversaire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nom commun</text:span></text:p>
      <text:p text:style-name="P282"><text:span text:style-name="texte_20_par_20_défaut"/></text:p>
      <text:p text:style-name="P426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11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436">Jean</text:span></text:span><text:span text:style-name="exemple"><text:tab/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236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6">parle à Marie <text:tab/><text:tab/><text:tab/></text:span></text:span><text:span text:style-name="texte_20_par_20_défaut"><text:span text:style-name="T278">:<text:tab/></text:span></text:span><text:span text:style-name="texte_20_par_20_défaut"><text:span text:style-name="T666">groupe verbal</text:span></text:span></text:p>
      <text:p text:style-name="P333"><text:span text:style-name="exemple"><text:span text:style-name="T486"><text:s text:c="3"/>de son anniversaire</text:span></text:span></text:p>
      <text:p text:style-name="P312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747">à M</text:span></text:span><text:span text:style-name="exemple">arie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 prépositionnel</text:span></text:p>
      <text:p text:style-name="P311"><text:span text:style-name="texte_20_par_20_défaut"><text:span text:style-name="T277">•</text:span></text:span><text:span text:style-name="texte_20_par_20_défaut"><text:span text:style-name="T583"> </text:span></text:span><text:span text:style-name="exemple"><text:span text:style-name="T377">de son </text:span></text:span><text:span text:style-name="exemple"><text:span text:style-name="T379">anniversaire</text:span></text:span><text:span text:style-name="texte_20_par_20_défaut"><text:span text:style-name="T584"><text:tab/><text:tab/><text:tab/></text:span></text:span><text:span text:style-name="texte_20_par_20_défaut"><text:span text:style-name="T66">:<text:tab/></text:span></text:span><text:span text:style-name="texte_20_par_20_défaut"><text:span text:style-name="T583">groupe nominal </text:span></text:span><text:span text:style-name="texte_20_par_20_défaut"><text:span text:style-name="T585">prépositionnel</text:span></text:span></text:p>
      <text:p text:style-name="P464"><text:span text:style-name="exemple"><text:span text:style-name="T516"/></text:span></text:p>
      <text:p text:style-name="P9"><text:span text:style-name="texte_20_par_20_défaut">Analyse des fonctions</text:span></text:p>
      <text:p text:style-name="P204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6">Jean</text:span></text:span><text:span text:style-name="exemple"><text:span text:style-name="T472"><text:tab/>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363">parle</text:span></text:span></text:p>
      <text:p text:style-name="P266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6">parle à Marie <text:tab/><text:tab/><text:tab/></text:span></text:span><text:span text:style-name="texte_20_par_20_défaut"><text:span text:style-name="T278">:<text:tab/></text:span></text:span><text:span text:style-name="texte_20_par_20_défaut"><text:span text:style-name="T668">prédicat du sujet </text:span></text:span><text:span text:style-name="exemple"><text:span text:style-name="T308">Jean</text:span></text:span></text:p>
      <text:p text:style-name="P384"><text:span text:style-name="exemple"><text:span text:style-name="T486"><text:s text:c="3"/>de son anniversaire</text:span></text:span><text:span text:style-name="exemple"><text:span text:style-name="T516"><text:tab/><text:tab/></text:span></text:span></text:p>
      <text:p text:style-name="P282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6">à</text:span></text:span><text:span text:style-name="exemple"><text:span text:style-name="T475"> </text:span></text:span><text:span text:style-name="exemple"><text:span text:style-name="T477">Marie</text:span></text:span><text:span text:style-name="exemple"><text:span text:style-name="T476"><text:tab/></text:span></text:span><text:span text:style-name="exemple"><text:span text:style-name="T189"><text:tab/><text:tab/><text:tab/></text:span></text:span><text:span text:style-name="texte_20_par_20_défaut"><text:span text:style-name="T71">:<text:tab/></text:span></text:span><text:span text:style-name="texte_20_par_20_défaut">CO</text:span><text:span text:style-name="texte_20_par_20_défaut"><text:span text:style-name="T722">I</text:span></text:span><text:span text:style-name="texte_20_par_20_défaut"> de </text:span><text:span text:style-name="exemple"><text:span text:style-name="T364">parle</text:span></text:span></text:p>
      <text:p text:style-name="P283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8">de son anniversaire</text:span></text:span><text:span text:style-name="exemple"><text:span text:style-name="T476"><text:tab/><text:tab/></text:span></text:span><text:span text:style-name="exemple"><text:span text:style-name="T189"><text:tab/></text:span></text:span><text:span text:style-name="texte_20_par_20_défaut"><text:span text:style-name="T71">:<text:tab/></text:span></text:span><text:span text:style-name="texte_20_par_20_défaut">COI de </text:span><text:span text:style-name="exemple"><text:span text:style-name="T364">parle</text:span></text:span></text:p>
      <text:p text:style-name="P282"/>
      <text:p text:style-name="P9"><text:span text:style-name="texte_20_par_20_défaut">Analyse des propositions</text:span></text:p>
      <text:p text:style-name="P204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88"><text:span text:style-name="texte_20_par_20_défaut"><text:span text:style-name="T536">Analyse du type et de la forme de la phrase.</text:span></text:span></text:p>
      <text:p text:style-name="P282"><text:span text:style-name="texte_20_par_20_défaut">La phrase est de type déclaratif et n’a pas de forme particulière.</text:span></text:p>
      <text:p text:style-name="P400"><text:span text:style-name="titre_20_avec_20_numéro"><text:s/>B.014</text:span><text:span text:style-name="titre_20_avec_20_numéro"><text:span text:style-name="T520"> </text:span></text:span><text:span text:style-name="titre_20_avec_20_numéro"><text:s/></text:span></text:p>
      <text:p text:style-name="P67"><text:span text:style-name="référence"><text:span text:style-name="T239">GGF.1.1</text:span></text:span><text:span text:style-name="référence"><text:span text:style-name="T721">51</text:span></text:span></text:p>
      <text:p text:style-name="P81"><text:span text:style-name="référence"><text:span text:style-name="T232"/></text:span></text:p>
      <text:p text:style-name="P35"><text:span text:style-name="phrase_20_analysée_20__28_gros_20_caractère_29_"><text:span text:style-name="T176">Jean </text:span></text:span><text:span text:style-name="phrase_20_analysée_20__28_gros_20_caractère_29_"><text:span text:style-name="T525">salue</text:span></text:span><text:span text:style-name="phrase_20_analysée_20__28_gros_20_caractère_29_"><text:span text:style-name="T524"> Marie de son </text:span></text:span><text:span text:style-name="phrase_20_analysée_20__28_gros_20_caractère_29_"><text:span text:style-name="T525">balcon</text:span></text:span><text:span text:style-name="phrase_20_analysée_20__28_gros_20_caractère_29_"><text:span text:style-name="T524">.</text:span></text:span></text:p>
      <text:p text:style-name="P89"/>
      <text:p text:style-name="P89"/>
      <text:p text:style-name="P10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05"><text:span text:style-name="texte_20_par_20_défaut"><text:span text:style-name="T277">•</text:span></text:span><text:span text:style-name="T63"> </text:span><text:span text:style-name="exemple"><text:span text:style-name="T360">Jean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nom propre</text:span></text:span></text:p>
      <text:p text:style-name="P284"><text:span text:style-name="texte_20_par_20_défaut"><text:span text:style-name="T277">•</text:span></text:span><text:span text:style-name="T63"> </text:span><text:span text:style-name="exemple"><text:span text:style-name="T365">salu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verbe </text:span></text:span><text:span text:style-name="texte_20_par_20_défaut"><text:span text:style-name="T82">(</text:span></text:span><text:span text:style-name="texte_20_par_20_défaut">saluer : </text:span><text:span text:style-name="texte_20_par_20_défaut"><text:span text:style-name="T82">indicatif.présent.3S)</text:span></text:span></text:p>
      <text:p text:style-name="P285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62">Marie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nom propre</text:span></text:p>
      <text:p text:style-name="P285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62">d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préposition</text:span></text:p>
      <text:p text:style-name="P285"><text:span text:style-name="texte_20_par_20_défaut"><text:span text:style-name="T277">•</text:span></text:span><text:span text:style-name="texte_20_par_20_défaut"><text:span text:style-name="T557"> </text:span></text:span><text:span text:style-name="exemple"><text:span text:style-name="T362">son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déterminant possessif</text:span></text:p>
      <text:p text:style-name="P284"><text:span text:style-name="texte_20_par_20_défaut"><text:span text:style-name="T277">•</text:span></text:span><text:span text:style-name="texte_20_par_20_défaut"><text:span text:style-name="T557"> </text:span></text:span><text:span text:style-name="exemple"><text:span text:style-name="T365">balcon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nom commun</text:span></text:p>
      <text:p text:style-name="P284"><text:span text:style-name="texte_20_par_20_défaut"/></text:p>
      <text:p text:style-name="P427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13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436">Jean</text:span></text:span><text:span text:style-name="exemple"><text:tab/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236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7">salue Marie</text:span></text:span><text:span text:style-name="exemple"><text:span text:style-name="T516"><text:tab/><text:tab/><text:tab/><text:tab/></text:span></text:span><text:span text:style-name="texte_20_par_20_défaut"><text:span text:style-name="T71">:<text:tab/></text:span></text:span><text:span text:style-name="texte_20_par_20_défaut"><text:span text:style-name="T588">groupe verba</text:span></text:span><text:span text:style-name="texte_20_par_20_défaut"><text:span text:style-name="T589">l</text:span></text:span></text:p>
      <text:p text:style-name="P313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747">M</text:span></text:span><text:span text:style-name="exemple">arie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313"><text:span text:style-name="texte_20_par_20_défaut"><text:span text:style-name="T277">•</text:span></text:span><text:span text:style-name="texte_20_par_20_défaut"><text:span text:style-name="T583"> </text:span></text:span><text:span text:style-name="exemple"><text:span text:style-name="T377">de son </text:span></text:span><text:span text:style-name="exemple"><text:span text:style-name="T380">balcon<text:tab/></text:span></text:span><text:span text:style-name="texte_20_par_20_défaut"><text:span text:style-name="T584"><text:tab/><text:tab/></text:span></text:span><text:span text:style-name="texte_20_par_20_défaut"><text:span text:style-name="T66">:<text:tab/></text:span></text:span><text:span text:style-name="texte_20_par_20_défaut"><text:span text:style-name="T583">groupe nominal </text:span></text:span><text:span text:style-name="texte_20_par_20_défaut"><text:span text:style-name="T585">prépositionnel</text:span></text:span></text:p>
      <text:p text:style-name="P284"><text:span text:style-name="texte_20_par_20_défaut"><text:span text:style-name="T78"/></text:span></text:p>
      <text:p text:style-name="P10"><text:span text:style-name="texte_20_par_20_défaut">Analyse des fonctions</text:span></text:p>
      <text:p text:style-name="P205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6">Jean</text:span></text:span><text:span text:style-name="exemple"><text:span text:style-name="T472"><text:tab/>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366">salue</text:span></text:span></text:p>
      <text:p text:style-name="P267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7">salue Marie</text:span></text:span><text:span text:style-name="exemple"><text:span text:style-name="T516"><text:tab/><text:tab/><text:tab/><text:tab/></text:span></text:span><text:span text:style-name="texte_20_par_20_défaut"><text:span text:style-name="T71">:<text:tab/></text:span></text:span><text:span text:style-name="texte_20_par_20_défaut"><text:span text:style-name="T617">prédicat du sujet </text:span></text:span><text:span text:style-name="exemple"><text:span text:style-name="T211">Jean</text:span></text:span></text:p>
      <text:p text:style-name="P284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7">Marie</text:span></text:span><text:span text:style-name="exemple"><text:span text:style-name="T476"><text:tab/><text:tab/></text:span></text:span><text:span text:style-name="exemple"><text:span text:style-name="T189"><text:tab/><text:tab/></text:span></text:span><text:span text:style-name="texte_20_par_20_défaut"><text:span text:style-name="T71">:<text:tab/></text:span></text:span><text:span text:style-name="texte_20_par_20_défaut">CO</text:span><text:span text:style-name="texte_20_par_20_défaut"><text:span text:style-name="T723">D</text:span></text:span><text:span text:style-name="texte_20_par_20_défaut"> de </text:span><text:span text:style-name="exemple"><text:span text:style-name="T366">salue</text:span></text:span></text:p>
      <text:p text:style-name="P284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8">de son </text:span></text:span><text:span text:style-name="exemple"><text:span text:style-name="T479">balcon<text:tab/></text:span></text:span><text:span text:style-name="exemple"><text:span text:style-name="T476"><text:tab/></text:span></text:span><text:span text:style-name="exemple"><text:span text:style-name="T189"><text:tab/></text:span></text:span><text:span text:style-name="texte_20_par_20_défaut"><text:span text:style-name="T71">:<text:tab/></text:span></text:span><text:span text:style-name="texte_20_par_20_défaut">CC de lieu</text:span></text:p>
      <text:p text:style-name="P284"/>
      <text:p text:style-name="P10"><text:span text:style-name="texte_20_par_20_défaut">Analyse des propositions</text:span></text:p>
      <text:p text:style-name="P205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89"><text:span text:style-name="texte_20_par_20_défaut"><text:span text:style-name="T536">Analyse du type et de la forme de la phrase.</text:span></text:span></text:p>
      <text:p text:style-name="P284"><text:span text:style-name="texte_20_par_20_défaut">La phrase est de type déclaratif et n’a pas de forme particulière.</text:span></text:p>
      <text:p text:style-name="P401"><text:span text:style-name="titre_20_avec_20_numéro"><text:s/>B.015</text:span><text:span text:style-name="titre_20_avec_20_numéro"><text:span text:style-name="T520"> </text:span></text:span><text:span text:style-name="titre_20_avec_20_numéro"><text:s/></text:span></text:p>
      <text:p text:style-name="P68"><text:span text:style-name="référence"><text:span text:style-name="T239">GGF.1.1017</text:span></text:span></text:p>
      <text:p text:style-name="P82"><text:span text:style-name="référence"><text:span text:style-name="T232"/></text:span></text:p>
      <text:p text:style-name="P52"><text:span text:style-name="phrase_20_analysée_20__28_gros_20_caractère_29_"><text:span text:style-name="T724">Viendra-t-il ?</text:span></text:span></text:p>
      <text:p text:style-name="P93"/>
      <text:p text:style-name="P93"/>
      <text:p text:style-name="P93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mots</text:span></text:span></text:p>
      <text:p text:style-name="P286"><text:span text:style-name="texte_20_par_20_défaut"><text:span text:style-name="T277">•</text:span></text:span><text:span text:style-name="T63"> </text:span><text:span text:style-name="exemple"><text:span text:style-name="T367">Viendra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8">verbe </text:span></text:span><text:span text:style-name="texte_20_par_20_défaut"><text:span text:style-name="T82">(</text:span></text:span><text:span text:style-name="texte_20_par_20_défaut">venir </text:span><text:span text:style-name="texte_20_par_20_défaut"><text:span text:style-name="T82">: indicatif.</text:span></text:span><text:span text:style-name="texte_20_par_20_défaut"><text:span text:style-name="T85">futur</text:span></text:span><text:span text:style-name="texte_20_par_20_défaut"><text:span text:style-name="T82">.3S)</text:span></text:span></text:p>
      <text:p text:style-name="P286"><text:span text:style-name="texte_20_par_20_défaut"><text:span text:style-name="T277">•</text:span></text:span><text:span text:style-name="texte_20_par_20_défaut"><text:span text:style-name="T63"> -</text:span></text:span><text:span text:style-name="exemple"><text:span text:style-name="T367">t-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t euphonique</text:span></text:p>
      <text:p text:style-name="P286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67">il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pronom personnel</text:span></text:p>
      <text:p text:style-name="P286"><text:span text:style-name="texte_20_par_20_défaut"/></text:p>
      <text:p text:style-name="P428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232"><text:span text:style-name="texte_20_par_20_défaut"><text:span text:style-name="T277">•</text:span></text:span><text:span text:style-name="exemple"><text:span text:style-name="T292"> </text:span></text:span><text:span text:style-name="exemple"><text:span text:style-name="T309">V</text:span></text:span><text:span text:style-name="exemple"><text:span text:style-name="T488">iendra-t-il</text:span></text:span><text:span text:style-name="exemple"><text:span text:style-name="T472"><text:tab/></text:span></text:span><text:span text:style-name="texte_20_par_20_défaut"><text:span text:style-name="T71"><text:tab/><text:tab/><text:tab/>:<text:tab/></text:span></text:span><text:span text:style-name="texte_20_par_20_défaut"><text:span text:style-name="T590">groupe verbal</text:span></text:span></text:p>
      <text:p text:style-name="P465"><text:span text:style-name="texte_20_par_20_défaut"><text:span text:style-name="T590"/></text:span></text:p>
      <text:p text:style-name="P11"><text:span text:style-name="texte_20_par_20_défaut">Analyse des fonctions</text:span></text:p>
      <text:p text:style-name="P208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0">il</text:span></text:span><text:span text:style-name="exemple"><text:span text:style-name="T472"><text:tab/>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367">Viendra<text:tab/><text:tab/><text:tab/><text:tab/> <text:s text:c="4"/></text:span></text:span><text:span text:style-name="danger"><text:span text:style-name="T573">(!)</text:span></text:span></text:p>
      <text:p text:style-name="P268"><text:span text:style-name="texte_20_par_20_défaut"><text:span text:style-name="T277">•</text:span></text:span><text:span text:style-name="exemple"><text:span text:style-name="T292"> </text:span></text:span><text:span text:style-name="exemple"><text:span text:style-name="T309">Vi</text:span></text:span><text:span text:style-name="exemple"><text:span text:style-name="T500">endra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99">prédicat du </text:span></text:span><text:span text:style-name="texte_20_par_20_défaut"><text:span text:style-name="T74">sujet </text:span></text:span><text:span text:style-name="exemple"><text:span text:style-name="T212">il</text:span></text:span></text:p>
      <text:p text:style-name="P444"/>
      <text:p text:style-name="P94"><text:span text:style-name="GGF"><text:span text:style-name="T274">[ </text:span></text:span><text:span text:style-name="GGF">GGF.1.1017 </text:span><text:span text:style-name="GGF"><text:span text:style-name="T274">]</text:span></text:span><text:span text:style-name="GGF"> </text:span></text:p>
      <text:p text:style-name="P94"><text:span text:style-name="GGF"><text:span text:style-name="T274"><text:tab/></text:span></text:span><text:span text:style-name="GGF"><text:span text:style-name="T725">Il n’y a pas de sujet dans cette phrase.</text:span></text:span></text:p>
      <text:p text:style-name="P444"/>
      <text:p text:style-name="P11"><text:span text:style-name="texte_20_par_20_défaut">Analyse des propositions</text:span></text:p>
      <text:p text:style-name="P207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93"><text:span text:style-name="texte_20_par_20_défaut"><text:span text:style-name="T536">Analyse du type et de la forme de la phrase.</text:span></text:span></text:p>
      <text:p text:style-name="P286"><text:span text:style-name="texte_20_par_20_défaut">La phrase est de type interrogatif</text:span><text:span text:style-name="texte_20_par_20_défaut"><text:span text:style-name="T559"> </text:span></text:span><text:span text:style-name="texte_20_par_20_défaut">et n’a pas de forme particulière.</text:span></text:p>
      <text:p text:style-name="P402"><text:span text:style-name="titre_20_avec_20_numéro"><text:s/>B.016</text:span><text:span text:style-name="titre_20_avec_20_numéro"><text:span text:style-name="T520"> </text:span></text:span><text:span text:style-name="titre_20_avec_20_numéro"><text:s/></text:span></text:p>
      <text:p text:style-name="P69"><text:span text:style-name="référence"><text:span text:style-name="T239">GGF.1.1017</text:span></text:span></text:p>
      <text:p text:style-name="P83"><text:span text:style-name="référence"><text:span text:style-name="T232"/></text:span></text:p>
      <text:p text:style-name="P53"><text:span text:style-name="phrase_20_analysée_20__28_gros_20_caractère_29_"><text:span text:style-name="T726">Paul v</text:span></text:span><text:span text:style-name="phrase_20_analysée_20__28_gros_20_caractère_29_"><text:span text:style-name="T724">iendra-t-il ?</text:span></text:span></text:p>
      <text:p text:style-name="P95"/>
      <text:p text:style-name="P95"/>
      <text:p text:style-name="P95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mots</text:span></text:span></text:p>
      <text:p text:style-name="P287"><text:span text:style-name="texte_20_par_20_défaut"><text:span text:style-name="T277">•</text:span></text:span><text:span text:style-name="T63"> </text:span><text:span text:style-name="exemple"><text:span text:style-name="T368">Paul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nom propre</text:span></text:p>
      <text:p text:style-name="P287"><text:span text:style-name="texte_20_par_20_défaut"><text:span text:style-name="T277">•</text:span></text:span><text:span text:style-name="T63"> </text:span><text:span text:style-name="exemple"><text:span text:style-name="T368">vi</text:span></text:span><text:span text:style-name="exemple"><text:span text:style-name="T367">endra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8">verbe </text:span></text:span><text:span text:style-name="texte_20_par_20_défaut"><text:span text:style-name="T82">(</text:span></text:span><text:span text:style-name="texte_20_par_20_défaut">venir </text:span><text:span text:style-name="texte_20_par_20_défaut"><text:span text:style-name="T82">: indicatif.</text:span></text:span><text:span text:style-name="texte_20_par_20_défaut"><text:span text:style-name="T85">futur</text:span></text:span><text:span text:style-name="texte_20_par_20_défaut"><text:span text:style-name="T82">.3S)</text:span></text:span></text:p>
      <text:p text:style-name="P287"><text:span text:style-name="texte_20_par_20_défaut"><text:span text:style-name="T277">•</text:span></text:span><text:span text:style-name="texte_20_par_20_défaut"><text:span text:style-name="T63"> -</text:span></text:span><text:span text:style-name="exemple"><text:span text:style-name="T367">t-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t euphonique</text:span></text:p>
      <text:p text:style-name="P287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67">il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pronom personnel</text:span></text:p>
      <text:p text:style-name="P287"><text:span text:style-name="texte_20_par_20_défaut"/></text:p>
      <text:p text:style-name="P429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14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437">Paul</text:span></text:span><text:span text:style-name="exemple"><text:tab/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274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8">v</text:span></text:span><text:span text:style-name="exemple"><text:span text:style-name="T488">iendra-t-il</text:span></text:span><text:span text:style-name="exemple"><text:span text:style-name="T472"><text:tab/></text:span></text:span><text:span text:style-name="texte_20_par_20_défaut"><text:span text:style-name="T71"><text:tab/><text:tab/><text:tab/>:<text:tab/></text:span></text:span><text:span text:style-name="texte_20_par_20_défaut"><text:span text:style-name="T590">groupe verbal</text:span></text:span></text:p>
      <text:p text:style-name="P448"><text:span text:style-name="texte_20_par_20_défaut"><text:span text:style-name="T590"/></text:span></text:p>
      <text:p text:style-name="P12"><text:span text:style-name="texte_20_par_20_défaut">Analyse des fonctions</text:span></text:p>
      <text:p text:style-name="P208"><text:span text:style-name="texte_20_par_20_défaut"><text:span text:style-name="T279">•</text:span></text:span><text:span text:style-name="exemple"><text:span text:style-name="T313"> </text:span></text:span><text:span text:style-name="exemple">Paul</text:span><text:span text:style-name="exemple"><text:span text:style-name="T507"><text:tab/></text:span></text:span><text:span text:style-name="texte_20_par_20_défaut"><text:span text:style-name="T178"><text:tab/><text:tab/><text:tab/><text:tab/></text:span></text:span><text:span text:style-name="texte_20_par_20_défaut"><text:span text:style-name="T103">:</text:span></text:span><text:span text:style-name="texte_20_par_20_défaut"><text:span text:style-name="T178"><text:tab/></text:span></text:span><text:span text:style-name="texte_20_par_20_défaut">sujet de </text:span><text:span text:style-name="exemple"><text:span text:style-name="T727">vi</text:span></text:span><text:span text:style-name="exemple">endra</text:span><text:span text:style-name="exemple"><text:span text:style-name="T408"><text:tab/><text:tab/><text:tab/><text:tab/> <text:s text:c="4"/></text:span></text:span><text:span text:style-name="danger"><text:span text:style-name="T575">(!)</text:span></text:span></text:p>
      <text:p text:style-name="P208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0">il</text:span></text:span><text:span text:style-name="exemple"><text:span text:style-name="T472"><text:tab/>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369">v</text:span></text:span><text:span text:style-name="exemple"><text:span text:style-name="T367">iendra<text:tab/><text:tab/><text:tab/><text:tab/> <text:s text:c="4"/></text:span></text:span><text:span text:style-name="danger"><text:span text:style-name="T573">(!)</text:span></text:span></text:p>
      <text:p text:style-name="P269"><text:span text:style-name="texte_20_par_20_défaut"><text:span text:style-name="T277">•</text:span></text:span><text:span text:style-name="exemple"><text:span text:style-name="T292"> </text:span></text:span><text:span text:style-name="exemple"><text:span text:style-name="T310">v</text:span></text:span><text:span text:style-name="exemple"><text:span text:style-name="T501">iendra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618">prédicat du sujet </text:span></text:span><text:span text:style-name="exemple"><text:span text:style-name="T213">Paul</text:span></text:span></text:p>
      <text:p text:style-name="P445"/>
      <text:p text:style-name="P95"><text:span text:style-name="GGF"><text:span text:style-name="T274">[ </text:span></text:span><text:span text:style-name="GGF">GGF.1.1017 </text:span><text:span text:style-name="GGF"><text:span text:style-name="T274">]</text:span></text:span><text:span text:style-name="GGF"> </text:span></text:p>
      <text:p text:style-name="P95"><text:span text:style-name="GGF"><text:span text:style-name="T274"><text:tab/></text:span></text:span><text:span text:style-name="GGF"><text:span text:style-name="T728">L’unique sujet de cette phrase est </text:span></text:span><text:span text:style-name="GGF"><text:span text:style-name="T4">Paul</text:span></text:span><text:span text:style-name="GGF"><text:span text:style-name="T728">.</text:span></text:span></text:p>
      <text:p text:style-name="P445"/>
      <text:p text:style-name="P12"><text:span text:style-name="texte_20_par_20_défaut">Analyse des propositions</text:span></text:p>
      <text:p text:style-name="P206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95"><text:span text:style-name="texte_20_par_20_défaut"><text:span text:style-name="T536">Analyse du type et de la forme de la phrase.</text:span></text:span></text:p>
      <text:p text:style-name="P287"><text:span text:style-name="texte_20_par_20_défaut">La phrase est de type interrogatif et n’a pas de forme particulière.</text:span></text:p>
      <text:p text:style-name="P403"><text:span text:style-name="titre_20_avec_20_numéro"><text:s/>B.01</text:span><text:span text:style-name="titre_20_avec_20_numéro"><text:span text:style-name="T749">7</text:span></text:span><text:span text:style-name="titre_20_avec_20_numéro"><text:span text:style-name="T520"> </text:span></text:span><text:span text:style-name="titre_20_avec_20_numéro"><text:s/></text:span></text:p>
      <text:p text:style-name="P70"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10">2.</text:span></text:span><text:span text:style-name="référence"><text:span text:style-name="T111">3.</text:span></text:span><text:span text:style-name="référence"><text:span text:style-name="T112">2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12">87</text:span></text:span><text:span text:style-name="référence"><text:span text:style-name="T113">)</text:span></text:span></text:p>
      <text:p text:style-name="P85"><text:span text:style-name="référence"><text:span text:style-name="T232"/></text:span></text:p>
      <text:p text:style-name="P54"><text:span text:style-name="phrase_20_analysée_20__28_gros_20_caractère_29_"><text:span text:style-name="T739">Alice est grande.</text:span></text:span></text:p>
      <text:p text:style-name="P109"/>
      <text:p text:style-name="P109"/>
      <text:p text:style-name="P109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mots</text:span></text:span></text:p>
      <text:p text:style-name="P299"><text:span text:style-name="texte_20_par_20_défaut"><text:span text:style-name="T277">•</text:span></text:span><text:span text:style-name="T63"> </text:span><text:span text:style-name="exemple"><text:span text:style-name="T371">Alic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nom propre</text:span></text:p>
      <text:p text:style-name="P299"><text:span text:style-name="texte_20_par_20_défaut"><text:span text:style-name="T277">•</text:span></text:span><text:span text:style-name="T63"> </text:span><text:span text:style-name="exemple"><text:span text:style-name="T371">est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verbe </text:span></text:span><text:span text:style-name="texte_20_par_20_défaut"><text:span text:style-name="T82">(</text:span></text:span><text:span text:style-name="texte_20_par_20_défaut"><text:span text:style-name="T654">être</text:span></text:span><text:span text:style-name="texte_20_par_20_défaut"> </text:span><text:span text:style-name="texte_20_par_20_défaut"><text:span text:style-name="T82">: indicatif.</text:span></text:span><text:span text:style-name="texte_20_par_20_défaut"><text:span text:style-name="T85">futur</text:span></text:span><text:span text:style-name="texte_20_par_20_défaut"><text:span text:style-name="T82">.3S)</text:span></text:span></text:p>
      <text:p text:style-name="P299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71">grande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55">adjectif</text:span></text:span></text:p>
      <text:p text:style-name="P299"><text:span text:style-name="texte_20_par_20_défaut"><text:span text:style-name="T655"/></text:span></text:p>
      <text:p text:style-name="P430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15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439">Alice<text:tab/></text:span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233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9">est </text:span></text:span><text:span text:style-name="exemple"><text:span text:style-name="T300">g</text:span></text:span><text:span text:style-name="exemple"><text:span text:style-name="T489">rande</text:span></text:span><text:span text:style-name="exemple"><text:span text:style-name="T516"><text:tab/><text:tab/><text:tab/><text:tab/></text:span></text:span><text:span text:style-name="texte_20_par_20_défaut"><text:span text:style-name="T71">:<text:tab/></text:span></text:span><text:span text:style-name="texte_20_par_20_défaut"><text:span text:style-name="T591">groupe verbal</text:span></text:span></text:p>
      <text:p text:style-name="P466"><text:span text:style-name="texte_20_par_20_défaut"><text:span text:style-name="T591"/></text:span></text:p>
      <text:p text:style-name="P18"><text:span text:style-name="texte_20_par_20_défaut">Analyse des fonctions</text:span></text:p>
      <text:p text:style-name="P210"><text:span text:style-name="texte_20_par_20_défaut"><text:span text:style-name="T279">•</text:span></text:span><text:span text:style-name="exemple"><text:span text:style-name="T313"> </text:span></text:span><text:span text:style-name="exemple">Alice</text:span><text:span text:style-name="exemple"><text:span text:style-name="T507"><text:tab/></text:span></text:span><text:span text:style-name="texte_20_par_20_défaut"><text:span text:style-name="T178"><text:tab/><text:tab/><text:tab/><text:tab/></text:span></text:span><text:span text:style-name="texte_20_par_20_défaut"><text:span text:style-name="T103">:</text:span></text:span><text:span text:style-name="texte_20_par_20_défaut"><text:span text:style-name="T178"><text:tab/></text:span></text:span><text:span text:style-name="texte_20_par_20_défaut">sujet de </text:span><text:span text:style-name="exemple"><text:span text:style-name="T424">est</text:span></text:span></text:p>
      <text:p text:style-name="P270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9">est </text:span></text:span><text:span text:style-name="exemple"><text:span text:style-name="T300">g</text:span></text:span><text:span text:style-name="exemple"><text:span text:style-name="T489">rande</text:span></text:span><text:span text:style-name="exemple"><text:span text:style-name="T516"><text:tab/><text:tab/><text:tab/><text:tab/></text:span></text:span><text:span text:style-name="texte_20_par_20_défaut"><text:span text:style-name="T71">:<text:tab/></text:span></text:span><text:span text:style-name="texte_20_par_20_défaut"><text:span text:style-name="T619">prédicat du sujet </text:span></text:span><text:span text:style-name="exemple"><text:span text:style-name="T214">Alice</text:span></text:span></text:p>
      <text:p text:style-name="P210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5">g</text:span></text:span><text:span text:style-name="exemple"><text:span text:style-name="T481">rande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579">attribut du sujet </text:span></text:span><text:span text:style-name="exemple"><text:span text:style-name="T198">Alice</text:span></text:span></text:p>
      <text:p text:style-name="P446"/>
      <text:p text:style-name="P18"><text:span text:style-name="texte_20_par_20_défaut">Analyse des propositions</text:span></text:p>
      <text:p text:style-name="P210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109"><text:span text:style-name="texte_20_par_20_défaut"><text:span text:style-name="T536">Analyse du type et de la forme de la phrase.</text:span></text:span></text:p>
      <text:p text:style-name="P299"><text:span text:style-name="texte_20_par_20_défaut">La phrase est de type interrogatif et n’a pas de forme particulière.</text:span></text:p>
      <text:p text:style-name="P408"><text:span text:style-name="titre_20_avec_20_numéro"><text:s/>B.01</text:span><text:span text:style-name="titre_20_avec_20_numéro"><text:span text:style-name="T749">8</text:span></text:span><text:span text:style-name="titre_20_avec_20_numéro"><text:span text:style-name="T520"> </text:span></text:span><text:span text:style-name="titre_20_avec_20_numéro"><text:s/></text:span></text:p>
      <text:p text:style-name="P71"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10">2.</text:span></text:span><text:span text:style-name="référence"><text:span text:style-name="T111">3.</text:span></text:span><text:span text:style-name="référence"><text:span text:style-name="T112">2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12">87</text:span></text:span><text:span text:style-name="référence"><text:span text:style-name="T113">)</text:span></text:span></text:p>
      <text:p text:style-name="P86"><text:span text:style-name="référence"><text:span text:style-name="T232"/></text:span></text:p>
      <text:p text:style-name="P55"><text:span text:style-name="phrase_20_analysée_20__28_gros_20_caractère_29_"><text:span text:style-name="T740">Ce tableau est à Alice.</text:span></text:span></text:p>
      <text:p text:style-name="P119"/>
      <text:p text:style-name="P119"/>
      <text:p text:style-name="P119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mots</text:span></text:span></text:p>
      <text:p text:style-name="P317"><text:span text:style-name="texte_20_par_20_défaut"><text:span text:style-name="T277">•</text:span></text:span><text:span text:style-name="T63"> </text:span><text:span text:style-name="exemple"><text:span text:style-name="T372">C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56">déterminant démonstratif</text:span></text:span></text:p>
      <text:p text:style-name="P317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72">tableau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56">nom commun</text:span></text:span></text:p>
      <text:p text:style-name="P317"><text:span text:style-name="texte_20_par_20_défaut"><text:span text:style-name="T277">•</text:span></text:span><text:span text:style-name="T63"> </text:span><text:span text:style-name="exemple"><text:span text:style-name="T371">est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8">verbe </text:span></text:span><text:span text:style-name="texte_20_par_20_défaut"><text:span text:style-name="T82">(</text:span></text:span><text:span text:style-name="texte_20_par_20_défaut"><text:span text:style-name="T654">être</text:span></text:span><text:span text:style-name="texte_20_par_20_défaut"> </text:span><text:span text:style-name="texte_20_par_20_défaut"><text:span text:style-name="T82">: indicatif.</text:span></text:span><text:span text:style-name="texte_20_par_20_défaut"><text:span text:style-name="T85">futur</text:span></text:span><text:span text:style-name="texte_20_par_20_défaut"><text:span text:style-name="T82">.3S)</text:span></text:span></text:p>
      <text:p text:style-name="P317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72">à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581">préposition</text:span></text:span></text:p>
      <text:p text:style-name="P317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72">Alice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56">nom propre</text:span></text:span></text:p>
      <text:p text:style-name="P317"><text:span text:style-name="texte_20_par_20_défaut"><text:span text:style-name="T656"/></text:span></text:p>
      <text:p text:style-name="P432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17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438">Ce tableau</text:span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233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9">est </text:span></text:span><text:span text:style-name="exemple"><text:span text:style-name="T482">à</text:span></text:span><text:span text:style-name="exemple"><text:span text:style-name="T481"> </text:span></text:span><text:span text:style-name="exemple"><text:span text:style-name="T482">Alice</text:span></text:span><text:span text:style-name="exemple"><text:span text:style-name="T516"><text:tab/><text:tab/><text:tab/><text:tab/></text:span></text:span><text:span text:style-name="texte_20_par_20_défaut"><text:span text:style-name="T71">:<text:tab/></text:span></text:span><text:span text:style-name="texte_20_par_20_défaut"><text:span text:style-name="T591">groupe verbal</text:span></text:span></text:p>
      <text:p text:style-name="P317"><text:span text:style-name="texte_20_par_20_défaut"><text:span text:style-name="T277">•</text:span></text:span><text:span text:style-name="texte_20_par_20_défaut"><text:span text:style-name="T583"> </text:span></text:span><text:span text:style-name="exemple"><text:span text:style-name="T381">à Alice<text:tab/></text:span></text:span><text:span text:style-name="texte_20_par_20_défaut"><text:span text:style-name="T584"><text:tab/><text:tab/><text:tab/></text:span></text:span><text:span text:style-name="texte_20_par_20_défaut"><text:span text:style-name="T66">:<text:tab/></text:span></text:span><text:span text:style-name="texte_20_par_20_défaut"><text:span text:style-name="T583">groupe nominal </text:span></text:span><text:span text:style-name="texte_20_par_20_défaut"><text:span text:style-name="T585">prépositionnel</text:span></text:span></text:p>
      <text:p text:style-name="P317"><text:span text:style-name="texte_20_par_20_défaut"><text:span text:style-name="T78"/></text:span></text:p>
      <text:p text:style-name="P19"><text:span text:style-name="texte_20_par_20_défaut">Analyse des fonctions</text:span></text:p>
      <text:p text:style-name="P219"><text:span text:style-name="texte_20_par_20_défaut"><text:span text:style-name="T279">•</text:span></text:span><text:span text:style-name="exemple"><text:span text:style-name="T313"> </text:span></text:span><text:span text:style-name="exemple"><text:span text:style-name="T425">Ce tableau</text:span></text:span><text:span text:style-name="texte_20_par_20_défaut"><text:span text:style-name="T178"><text:tab/><text:tab/><text:tab/><text:tab/></text:span></text:span><text:span text:style-name="texte_20_par_20_défaut">:</text:span><text:span text:style-name="texte_20_par_20_défaut"><text:span text:style-name="T178"><text:tab/></text:span></text:span><text:span text:style-name="texte_20_par_20_défaut">sujet de </text:span><text:span text:style-name="exemple"><text:span text:style-name="T424">est</text:span></text:span></text:p>
      <text:p text:style-name="P270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9">est </text:span></text:span><text:span text:style-name="exemple"><text:span text:style-name="T482">à</text:span></text:span><text:span text:style-name="exemple"><text:span text:style-name="T481"> </text:span></text:span><text:span text:style-name="exemple"><text:span text:style-name="T482">Alice</text:span></text:span><text:span text:style-name="exemple"><text:span text:style-name="T516"><text:tab/><text:tab/><text:tab/><text:tab/></text:span></text:span><text:span text:style-name="texte_20_par_20_défaut"><text:span text:style-name="T71">:<text:tab/></text:span></text:span><text:span text:style-name="texte_20_par_20_défaut"><text:span text:style-name="T619">prédicat du sujet </text:span></text:span><text:span text:style-name="exemple"><text:span text:style-name="T214">Ce tableau</text:span></text:span></text:p>
      <text:p text:style-name="P219"><text:span text:style-name="texte_20_par_20_défaut"><text:span text:style-name="T277">•</text:span></text:span><text:span text:style-name="exemple"><text:span text:style-name="T292"> </text:span></text:span><text:span text:style-name="exemple"><text:span text:style-name="T482">à</text:span></text:span><text:span text:style-name="exemple"><text:span text:style-name="T481"> </text:span></text:span><text:span text:style-name="exemple"><text:span text:style-name="T482">Alice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582">COI de</text:span></text:span><text:span text:style-name="texte_20_par_20_défaut"><text:span text:style-name="T579"> </text:span></text:span><text:span text:style-name="exemple"><text:span text:style-name="T373">est<text:tab/><text:tab/><text:tab/><text:tab/><text:tab/> <text:s text:c="4"/></text:span></text:span><text:span text:style-name="danger">(!)</text:span></text:p>
      <text:p text:style-name="P447"/>
      <text:p text:style-name="P19"><text:span text:style-name="texte_20_par_20_défaut">Analyse des propositions</text:span></text:p>
      <text:p text:style-name="P219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119"><text:span text:style-name="texte_20_par_20_défaut"><text:span text:style-name="T536">Analyse du type et de la forme de la phrase.</text:span></text:span></text:p>
      <text:p text:style-name="P317"><text:span text:style-name="texte_20_par_20_défaut">La phrase est de type interrogatif et n’a pas de forme particulière.</text:span></text:p>
      <text:p text:style-name="P408"><text:span text:style-name="titre_20_avec_20_numéro"><text:s/>B.019 </text:span></text:p>
      <text:p text:style-name="P119"/>
      <text:p text:style-name="P119"/>
      <text:p text:style-name="P41"><text:span text:style-name="phrase_20_analysée_20__28_gros_20_caractère_29_">Le lundi me semble le pire jour de la semaine.</text:span></text:p>
      <text:p text:style-name="P119"/>
      <text:p text:style-name="P119"/>
      <text:p text:style-name="P19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19"><text:span text:style-name="texte_20_par_20_défaut"><text:span text:style-name="T277">•</text:span></text:span><text:span text:style-name="T63"> </text:span><text:span text:style-name="exemple"><text:span text:style-name="T354">L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5">article défini</text:span></text:span></text:p>
      <text:p text:style-name="P317"><text:span text:style-name="texte_20_par_20_défaut"><text:span text:style-name="T277">•</text:span></text:span><text:span text:style-name="T63"> </text:span><text:span text:style-name="exemple"><text:span text:style-name="T354">lundi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5">nom commun</text:span></text:span></text:p>
      <text:p text:style-name="P317"><text:span text:style-name="texte_20_par_20_défaut"><text:span text:style-name="T277">•</text:span></text:span><text:span text:style-name="T63"> </text:span><text:span text:style-name="exemple"><text:span text:style-name="T354">me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pronom personnel</text:span></text:span></text:p>
      <text:p text:style-name="P317"><text:span text:style-name="texte_20_par_20_défaut"><text:span text:style-name="T277">•</text:span></text:span><text:span text:style-name="T63"> </text:span><text:span text:style-name="exemple"><text:span text:style-name="T354">semble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verbe </text:span></text:span><text:span text:style-name="texte_20_par_20_défaut"><text:span text:style-name="T82">(</text:span></text:span><text:span text:style-name="texte_20_par_20_défaut">sembler</text:span><text:span text:style-name="texte_20_par_20_défaut"><text:span text:style-name="T555"> </text:span></text:span><text:span text:style-name="texte_20_par_20_défaut"><text:span text:style-name="T82">: indicatif.présent.3S)</text:span></text:span></text:p>
      <text:p text:style-name="P317"><text:span text:style-name="texte_20_par_20_défaut"><text:span text:style-name="T277">•</text:span></text:span><text:span text:style-name="T63"> </text:span><text:span text:style-name="exemple"><text:span text:style-name="T354">le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article défini</text:span></text:span></text:p>
      <text:p text:style-name="P317"><text:span text:style-name="texte_20_par_20_défaut"><text:span text:style-name="T277">•</text:span></text:span><text:span text:style-name="T63"> </text:span><text:span text:style-name="exemple"><text:span text:style-name="T354">pire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adjectif</text:span></text:span></text:p>
      <text:p text:style-name="P317"><text:span text:style-name="texte_20_par_20_défaut"><text:span text:style-name="T277">•</text:span></text:span><text:span text:style-name="T63"> </text:span><text:span text:style-name="exemple"><text:span text:style-name="T354">jour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nom commun</text:span></text:span></text:p>
      <text:p text:style-name="P317"><text:span text:style-name="texte_20_par_20_défaut"><text:span text:style-name="T277">•</text:span></text:span><text:span text:style-name="T63"> </text:span><text:span text:style-name="exemple"><text:span text:style-name="T354">de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préposition</text:span></text:span></text:p>
      <text:p text:style-name="P317"><text:span text:style-name="texte_20_par_20_défaut"><text:span text:style-name="T277">•</text:span></text:span><text:span text:style-name="T63"> </text:span><text:span text:style-name="exemple"><text:span text:style-name="T354">la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article défini</text:span></text:span></text:p>
      <text:p text:style-name="P317"><text:span text:style-name="texte_20_par_20_défaut"><text:span text:style-name="T277">•</text:span></text:span><text:span text:style-name="T63"> </text:span><text:span text:style-name="exemple"><text:span text:style-name="T354">semaine<text:tab/><text:tab/></text:span></text:span><text:span text:style-name="exemple"><text:span text:style-name="T351"><text:tab/><text:tab/></text:span></text:span><text:span text:style-name="texte_20_par_20_défaut"><text:span text:style-name="T66">:<text:tab/></text:span></text:span><text:span text:style-name="texte_20_par_20_défaut"><text:span text:style-name="T76">nom commun</text:span></text:span></text:p>
      <text:p text:style-name="P317"><text:span text:style-name="texte_20_par_20_défaut"><text:span text:style-name="T76"/></text:span></text:p>
      <text:p text:style-name="P432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17"><text:span text:style-name="texte_20_par_20_défaut"><text:span text:style-name="T335">•</text:span></text:span><text:span text:style-name="texte_20_par_20_défaut"><text:span text:style-name="T536"> </text:span></text:span><text:span text:style-name="exemple">Le lundi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237"><text:span text:style-name="texte_20_par_20_défaut"><text:span text:style-name="T277">•</text:span></text:span><text:span text:style-name="exemple"><text:span text:style-name="T292"> </text:span></text:span><text:span text:style-name="exemple">me semble le pire jour <text:tab/><text:tab/></text:span><text:span text:style-name="texte_20_par_20_défaut"><text:span text:style-name="T71">:<text:tab/></text:span></text:span><text:span text:style-name="texte_20_par_20_défaut"><text:span text:style-name="T586">groupe verbal</text:span></text:span></text:p>
      <text:p text:style-name="P334"><text:span text:style-name="exemple"><text:s text:c="3"/>de la semaine</text:span></text:p>
      <text:p text:style-name="P317"><text:span text:style-name="texte_20_par_20_défaut"><text:span text:style-name="T276">•</text:span></text:span><text:span text:style-name="texte_20_par_20_défaut"><text:span text:style-name="T657"> </text:span></text:span><text:span text:style-name="exemple"><text:span text:style-name="T432">le pire jour<text:tab/></text:span></text:span><text:span text:style-name="texte_20_par_20_défaut"><text:span text:style-name="T653"><text:tab/><text:tab/><text:tab/></text:span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317"><text:span text:style-name="texte_20_par_20_défaut"><text:span text:style-name="T331">•</text:span></text:span><text:span text:style-name="texte_20_par_20_défaut"><text:span text:style-name="T661"> </text:span></text:span><text:span text:style-name="exemple"><text:span text:style-name="T374">de la semaine</text:span></text:span><text:span text:style-name="texte_20_par_20_défaut"><text:span text:style-name="T662"><text:tab/><text:tab/><text:tab/></text:span></text:span><text:span text:style-name="texte_20_par_20_défaut"><text:span text:style-name="T66">:</text:span></text:span><text:span text:style-name="texte_20_par_20_défaut"><text:span text:style-name="T16"><text:tab/></text:span></text:span><text:span text:style-name="texte_20_par_20_défaut"><text:span text:style-name="T76">groupe nominal prépositionnel</text:span></text:span></text:p>
      <text:p text:style-name="P317"/>
      <text:p text:style-name="P119"><text:span text:style-name="texte_20_par_20_défaut"><text:span text:style-name="T536">Analyse des fonctions</text:span></text:span></text:p>
      <text:p text:style-name="P219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1">Le lundi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190">semble</text:span></text:span></text:p>
      <text:p text:style-name="P271"><text:span text:style-name="texte_20_par_20_défaut"><text:span text:style-name="T277">•</text:span></text:span><text:span text:style-name="exemple"><text:span text:style-name="T292"> </text:span></text:span><text:span text:style-name="exemple">me semble le pire jour <text:tab/><text:tab/></text:span><text:span text:style-name="texte_20_par_20_défaut"><text:span text:style-name="T71">:<text:tab/></text:span></text:span><text:span text:style-name="texte_20_par_20_défaut"><text:span text:style-name="T620">prédicat du sujet </text:span></text:span><text:span text:style-name="exemple"><text:span text:style-name="T215">Le lundi</text:span></text:span></text:p>
      <text:p text:style-name="P385"><text:span text:style-name="exemple"><text:span text:style-name="T190"><text:s text:c="3"/>de la semaine</text:span></text:span></text:p>
      <text:p text:style-name="P317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1">me<text:tab/></text:span></text:span><text:span text:style-name="exemple"><text:tab/></text:span><text:span text:style-name="T71"><text:tab/><text:tab/><text:tab/></text:span><text:span text:style-name="texte_20_par_20_défaut"><text:span text:style-name="T71">:</text:span></text:span><text:span text:style-name="texte_20_par_20_défaut"><text:tab/></text:span><text:span text:style-name="texte_20_par_20_défaut"><text:span text:style-name="T74">COI</text:span></text:span><text:span text:style-name="texte_20_par_20_défaut"><text:span text:style-name="T190"> </text:span></text:span><text:span text:style-name="texte_20_par_20_défaut"><text:span text:style-name="T74">de </text:span></text:span><text:span text:style-name="exemple"><text:span text:style-name="T190">semble</text:span></text:span></text:p>
      <text:p text:style-name="P317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4">le pire jour de la semaine</text:span></text:span><text:span text:style-name="T471"><text:tab/><text:tab/></text:span><text:span text:style-name="texte_20_par_20_défaut"><text:span text:style-name="T71">:<text:tab/></text:span></text:span><text:span text:style-name="texte_20_par_20_défaut">attribut du sujet de </text:span><text:span text:style-name="exemple"><text:span text:style-name="T190">semble</text:span></text:span></text:p>
      <text:p text:style-name="P336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4">pire<text:tab/><text:tab/><text:tab/></text:span></text:span><text:span text:style-name="exemple"><text:span text:style-name="T471"><text:tab/><text:tab/></text:span></text:span><text:span text:style-name="texte_20_par_20_défaut"><text:span text:style-name="T71">:<text:tab/></text:span></text:span><text:span text:style-name="texte_20_par_20_défaut"><text:span text:style-name="T701">épithète</text:span></text:span><text:span text:style-name="texte_20_par_20_défaut"><text:span text:style-name="T190"> de </text:span></text:span><text:span text:style-name="exemple"><text:span text:style-name="T391">jour</text:span></text:span></text:p>
      <text:p text:style-name="P317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4">de la semaine</text:span></text:span><text:span text:style-name="exemple"><text:span text:style-name="T471"><text:tab/><text:tab/><text:tab/></text:span></text:span><text:span text:style-name="texte_20_par_20_défaut"><text:span text:style-name="T71">:<text:tab/></text:span></text:span><text:span text:style-name="texte_20_par_20_défaut">complément du nom de</text:span><text:span text:style-name="texte_20_par_20_défaut"><text:span text:style-name="T190"> </text:span></text:span><text:span text:style-name="exemple"><text:span text:style-name="T194">le pire </text:span></text:span><text:span text:style-name="exemple"><text:span text:style-name="T195">jour</text:span></text:span></text:p>
      <text:p text:style-name="P119"><text:span text:style-name="exemple"/></text:p>
      <text:p text:style-name="P119"><text:span text:style-name="texte_20_par_20_défaut"><text:span text:style-name="T536">Analyse des propositions</text:span></text:span></text:p>
      <text:p text:style-name="P219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119"><text:span text:style-name="texte_20_par_20_défaut"><text:span text:style-name="T536">Analyse du type et de la forme de la phrase</text:span></text:span></text:p>
      <text:p text:style-name="P317"><text:span text:style-name="texte_20_par_20_défaut">La phrase est de type déclaratif et </text:span><text:span text:style-name="texte_20_par_20_défaut"><text:span text:style-name="T711">n’a pas de forme particulière.</text:span></text:span></text:p>
      <text:p text:style-name="P414"><text:span text:style-name="titre_20_avec_20_numéro"><text:s/>B.0</text:span><text:span text:style-name="titre_20_avec_20_numéro"><text:span text:style-name="T812">20</text:span></text:span><text:span text:style-name="titre_20_avec_20_numéro"> </text:span></text:p>
      <text:p text:style-name="P349"><text:span text:style-name="référence"><text:span text:style-name="T633">TG(</text:span></text:span><text:span text:style-name="référence"><text:span text:style-name="T634">I</text:span></text:span><text:span text:style-name="référence"><text:span text:style-name="T633">I.</text:span></text:span><text:span text:style-name="référence"><text:span text:style-name="T635">2.</text:span></text:span><text:span text:style-name="référence"><text:span text:style-name="T630">5</text:span></text:span><text:span text:style-name="référence"><text:span text:style-name="T636">.</text:span></text:span><text:span text:style-name="référence"><text:span text:style-name="T637">1</text:span></text:span><text:span text:style-name="référence"><text:span text:style-name="T633">, p.</text:span></text:span><text:span text:style-name="référence"><text:span text:style-name="T635"> </text:span></text:span><text:span text:style-name="référence"><text:span text:style-name="T630">94</text:span></text:span><text:span text:style-name="référence"><text:span text:style-name="T638">)</text:span></text:span></text:p>
      <text:p text:style-name="P349"><text:span text:style-name="référence"><text:span text:style-name="T638"/></text:span></text:p>
      <text:p text:style-name="P341"><text:span text:style-name="phrase_20_analysée_20__28_gros_20_caractère_29_"><text:span text:style-name="T641">Le château de ma mère n’est pas loin</text:span></text:span><text:span text:style-name="phrase_20_analysée_20__28_gros_20_caractère_29_"><text:span text:style-name="T105">.</text:span></text:span></text:p>
      <text:p text:style-name="P173"/>
      <text:p text:style-name="P173"/>
      <text:p text:style-name="P28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46"><text:span text:style-name="texte_20_par_20_défaut"><text:span text:style-name="T277">•</text:span></text:span><text:span text:style-name="T63"> </text:span><text:span text:style-name="exemple"><text:span text:style-name="T354">L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5">article défini</text:span></text:span></text:p>
      <text:p text:style-name="P246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98">château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4">nom commun</text:span></text:span></text:p>
      <text:p text:style-name="P246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d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préposition</text:span></text:span></text:p>
      <text:p text:style-name="P246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ma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déterminant possessif</text:span></text:span></text:p>
      <text:p text:style-name="P246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mèr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nom commun</text:span></text:span></text:p>
      <text:p text:style-name="P246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n’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adverbe</text:span></text:span></text:p>
      <text:p text:style-name="P246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est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verbe (être : indicatif.présent.3S)</text:span></text:span></text:p>
      <text:p text:style-name="P246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pas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adverbe</text:span></text:span></text:p>
      <text:p text:style-name="P246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loin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adverbe</text:span></text:span></text:p>
      <text:p text:style-name="P367"><text:span text:style-name="texte_20_par_20_défaut"><text:span text:style-name="T277"/></text:span></text:p>
      <text:p text:style-name="P442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67"><text:span text:style-name="texte_20_par_20_défaut"><text:span text:style-name="T335">•</text:span></text:span><text:span text:style-name="texte_20_par_20_défaut"><text:span text:style-name="T536"> </text:span></text:span><text:span text:style-name="exemple">Le </text:span><text:span text:style-name="exemple"><text:span text:style-name="T466">château de ma mère</text:span></text:span><text:span text:style-name="texte_20_par_20_défaut"><text:span text:style-name="T545"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371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466">de ma mère</text:span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 </text:span><text:span text:style-name="texte_20_par_20_défaut"><text:span text:style-name="T814">prépositionnel</text:span></text:span></text:p>
      <text:p text:style-name="P246"><text:span text:style-name="texte_20_par_20_défaut"><text:span text:style-name="T277">•</text:span></text:span><text:span text:style-name="exemple"><text:span text:style-name="T292"> </text:span></text:span><text:span text:style-name="exemple"><text:span text:style-name="T466">n’est pas loin</text:span></text:span><text:span text:style-name="exemple"> <text:tab/><text:tab/><text:tab/></text:span><text:span text:style-name="texte_20_par_20_défaut"><text:span text:style-name="T71">:<text:tab/></text:span></text:span><text:span text:style-name="texte_20_par_20_défaut"><text:span text:style-name="T586">groupe verbal</text:span></text:span></text:p>
      <text:p text:style-name="P476"><text:span text:style-name="texte_20_par_20_défaut"><text:span text:style-name="T716"/></text:span></text:p>
      <text:p text:style-name="P174"><text:span text:style-name="texte_20_par_20_défaut"><text:span text:style-name="T536">Analyse des fonctions</text:span></text:span></text:p>
      <text:p text:style-name="P247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1">Le </text:span></text:span><text:span text:style-name="exemple"><text:span text:style-name="T494">château de ma mère</text:span></text:span><text:span text:style-name="T71"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202">est</text:span></text:span></text:p>
      <text:p text:style-name="P247"><text:span text:style-name="texte_20_par_20_défaut"><text:span text:style-name="T277">•</text:span></text:span><text:span text:style-name="exemple"><text:span text:style-name="T292"> </text:span></text:span><text:span text:style-name="exemple"><text:span text:style-name="T494">de ma mère</text:span></text:span><text:span text:style-name="exemple"><text:span text:style-name="T71"><text:tab/><text:tab/><text:tab/><text:tab/></text:span></text:span><text:span text:style-name="texte_20_par_20_défaut"><text:span text:style-name="T71">:<text:tab/></text:span></text:span><text:span text:style-name="texte_20_par_20_défaut"><text:span text:style-name="T95">complément du nom de </text:span></text:span><text:span text:style-name="exemple"><text:span text:style-name="T202">Le château</text:span></text:span></text:p>
      <text:p text:style-name="P271"><text:span text:style-name="texte_20_par_20_défaut"><text:span text:style-name="T277">•</text:span></text:span><text:span text:style-name="exemple"><text:span text:style-name="T292"> </text:span></text:span><text:span text:style-name="exemple"><text:span text:style-name="T398">n’est pas loin</text:span></text:span><text:span text:style-name="exemple"><text:span text:style-name="T202"> <text:tab/><text:tab/><text:tab/></text:span></text:span><text:span text:style-name="texte_20_par_20_défaut"><text:span text:style-name="T71">:<text:tab/></text:span></text:span><text:span text:style-name="texte_20_par_20_défaut"><text:span text:style-name="T620">prédicat du sujet </text:span></text:span><text:span text:style-name="exemple"><text:span text:style-name="T471">Le </text:span></text:span><text:span text:style-name="exemple"><text:span text:style-name="T494">château de ma mère</text:span></text:span></text:p>
      <text:p text:style-name="P368"><text:span text:style-name="texte_20_par_20_défaut"><text:span text:style-name="T277">•</text:span></text:span><text:span text:style-name="exemple"><text:span text:style-name="T292"> </text:span></text:span><text:span text:style-name="exemple"><text:span text:style-name="T495">loin</text:span></text:span><text:span text:style-name="exemple"><text:span text:style-name="T471"><text:tab/></text:span></text:span><text:span text:style-name="exemple"><text:tab/></text:span><text:span text:style-name="T71"><text:tab/><text:tab/><text:tab/></text:span><text:span text:style-name="texte_20_par_20_défaut"><text:span text:style-name="T71">:</text:span></text:span><text:span text:style-name="texte_20_par_20_défaut"><text:tab/></text:span><text:span text:style-name="texte_20_par_20_défaut"><text:span text:style-name="T605">attribut du sujet </text:span></text:span><text:span text:style-name="texte_20_par_20_défaut"><text:span text:style-name="T74">de </text:span></text:span><text:span text:style-name="exemple"><text:span text:style-name="T203">est</text:span></text:span></text:p>
      <text:p text:style-name="P368"><text:span text:style-name="exemple"><text:span text:style-name="T203"/></text:span></text:p>
      <text:p text:style-name="P370"><text:span text:style-name="texte_20_par_20_défaut"><text:span text:style-name="T221">Remarque à propos du complément du nom :</text:span></text:span><text:span text:style-name="texte_20_par_20_défaut"><text:span text:style-name="T204"> </text:span></text:span><text:span text:style-name="exemple"><text:span text:style-name="T204">de ma mère</text:span></text:span><text:span text:style-name="texte_20_par_20_défaut"><text:span text:style-name="T204"> est ici<text:tab/> <text:s text:c="6"/></text:span></text:span><text:span text:style-name="référence"><text:span text:style-name="T633">TG(</text:span></text:span><text:span text:style-name="référence"><text:span text:style-name="T634">I</text:span></text:span><text:span text:style-name="référence"><text:span text:style-name="T633">I.</text:span></text:span><text:span text:style-name="référence"><text:span text:style-name="T635">2.</text:span></text:span><text:span text:style-name="référence"><text:span text:style-name="T630">5</text:span></text:span><text:span text:style-name="référence"><text:span text:style-name="T636">.</text:span></text:span><text:span text:style-name="référence"><text:span text:style-name="T637">1</text:span></text:span><text:span text:style-name="référence"><text:span text:style-name="T633">, p.</text:span></text:span><text:span text:style-name="référence"><text:span text:style-name="T635"> </text:span></text:span><text:span text:style-name="référence"><text:span text:style-name="T630">94</text:span></text:span><text:span text:style-name="référence"><text:span text:style-name="T638">)</text:span></text:span></text:p>
      <text:p text:style-name="P370"><text:span text:style-name="texte_20_par_20_défaut"><text:span text:style-name="T138">un complément du nom exprimé à l’aide d’un groupe nominal prépositionnel.</text:span></text:span></text:p>
      <text:p text:style-name="P368"><text:span text:style-name="exemple"><text:span text:style-name="T203"/></text:span></text:p>
      <text:p text:style-name="P175"><text:span text:style-name="texte_20_par_20_défaut"><text:span text:style-name="T536">Analyse des propositions</text:span></text:span></text:p>
      <text:p text:style-name="P258"><text:span text:style-name="texte_20_par_20_défaut">La phrase contient une seule proposition : il s’agit par conséquent d’une phrase simple.</text:span></text:p>
      <text:p text:style-name="P369"><text:span text:style-name="texte_20_par_20_défaut"><text:span text:style-name="T803">L’unique proposition est une proposition indépendante.</text:span></text:span></text:p>
      <text:p text:style-name="P369"><text:span text:style-name="texte_20_par_20_défaut"/></text:p>
      <text:p text:style-name="P175"><text:span text:style-name="texte_20_par_20_défaut"><text:span text:style-name="T536">Analyse du type et de la forme de la phrase</text:span></text:span></text:p>
      <text:p text:style-name="P369"><text:span text:style-name="texte_20_par_20_défaut"><text:span text:style-name="T248">La phrase est de type déclaratif et </text:span></text:span><text:span text:style-name="texte_20_par_20_défaut"><text:span text:style-name="T250">a une forme négative.</text:span></text:span></text:p>
      <text:p text:style-name="P479"><text:span text:style-name="exemple"><text:span text:style-name="T550"/></text:span></text:p>
      <text:p text:style-name="P369"><text:span text:style-name="texte_20_par_20_défaut"><text:span text:style-name="T549">Analyse de la forme négative</text:span></text:span><text:span text:style-name="texte_20_par_20_défaut"><text:span text:style-name="T251"> : dans cette phrase la négation est </text:span></text:span><text:span text:style-name="texte_20_par_20_défaut"><text:span text:style-name="T712">totale</text:span></text:span><text:span text:style-name="texte_20_par_20_défaut"><text:span text:style-name="T251"> <text:s text:c="13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3</text:span></text:span><text:span text:style-name="référence"><text:span text:style-name="T113">)</text:span></text:span></text:p>
      <text:p text:style-name="P369"><text:span text:style-name="texte_20_par_20_défaut"><text:span text:style-name="T251">car elle porte sur </text:span></text:span><text:span text:style-name="texte_20_par_20_défaut"><text:span text:style-name="T705">l’ensemble de l’énoncé</text:span></text:span><text:span text:style-name="texte_20_par_20_défaut"><text:span text:style-name="T251">. </text:span></text:span><text:span text:style-name="exemple"><text:span text:style-name="T458">Le château de ma mère n’est pas loin</text:span></text:span></text:p>
      <text:p text:style-name="P369"><text:span text:style-name="texte_20_par_20_défaut"><text:span text:style-name="T291">est en effet la négation de </text:span></text:span><text:span text:style-name="exemple"><text:span text:style-name="T513">Le château de ma mère est loin</text:span></text:span><text:span text:style-name="texte_20_par_20_défaut"><text:span text:style-name="T291"> .</text:span></text:span></text:p>
      <text:p text:style-name="P476"><text:span text:style-name="texte_20_par_20_défaut"><text:span text:style-name="T716"/></text:span></text:p>
      <text:p text:style-name="P177"><text:soft-page-break/><text:span text:style-name="titre_20_avec_20_numéro"><text:s/>B.0</text:span><text:span text:style-name="titre_20_avec_20_numéro"><text:span text:style-name="T812">2</text:span></text:span><text:span text:style-name="titre_20_avec_20_numéro"><text:span text:style-name="T815">1</text:span></text:span><text:span text:style-name="titre_20_avec_20_numéro"> </text:span></text:p>
      <text:p text:style-name="P350"><text:span text:style-name="référence"><text:span text:style-name="T633">TG(</text:span></text:span><text:span text:style-name="référence"><text:span text:style-name="T634">I</text:span></text:span><text:span text:style-name="référence"><text:span text:style-name="T633">I.</text:span></text:span><text:span text:style-name="référence"><text:span text:style-name="T635">2.</text:span></text:span><text:span text:style-name="référence"><text:span text:style-name="T630">5</text:span></text:span><text:span text:style-name="référence"><text:span text:style-name="T636">.</text:span></text:span><text:span text:style-name="référence"><text:span text:style-name="T637">1</text:span></text:span><text:span text:style-name="référence"><text:span text:style-name="T633">, p.</text:span></text:span><text:span text:style-name="référence"><text:span text:style-name="T635"> </text:span></text:span><text:span text:style-name="référence"><text:span text:style-name="T630">94</text:span></text:span><text:span text:style-name="référence"><text:span text:style-name="T638">)</text:span></text:span></text:p>
      <text:p text:style-name="P350"><text:span text:style-name="référence"><text:span text:style-name="T638"/></text:span></text:p>
      <text:p text:style-name="P342"><text:span text:style-name="phrase_20_analysée_20__28_gros_20_caractère_29_"><text:span text:style-name="T108">C’est un livre à ne</text:span></text:span><text:span text:style-name="phrase_20_analysée_20__28_gros_20_caractère_29_"><text:span text:style-name="T107"> pas à mettre entre toutes les mains.</text:span></text:span></text:p>
      <text:p text:style-name="P177"/>
      <text:p text:style-name="P177"/>
      <text:p text:style-name="P29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48"><text:span text:style-name="texte_20_par_20_défaut"><text:span text:style-name="T277">•</text:span></text:span><text:span text:style-name="T63"> </text:span><text:span text:style-name="exemple"><text:span text:style-name="T399">C’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8">pronom démonstratif</text:span></text:span></text:p>
      <text:p text:style-name="P249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est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verbe (être : indicatif.présent.3S)</text:span></text:span></text:p>
      <text:p text:style-name="P249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400">un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97">a</text:span></text:span><text:span text:style-name="texte_20_par_20_défaut"><text:span text:style-name="T608">rticle indéfini</text:span></text:span></text:p>
      <text:p text:style-name="P248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99">livre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4">nom commun</text:span></text:span></text:p>
      <text:p text:style-name="P260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401">à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9">préposition</text:span></text:span></text:p>
      <text:p text:style-name="P248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n</text:span></text:span><text:span text:style-name="exemple"><text:span text:style-name="T401">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adverbe</text:span></text:span></text:p>
      <text:p text:style-name="P248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pas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adverbe</text:span></text:span></text:p>
      <text:p text:style-name="P248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9">mettre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96">v</text:span></text:span><text:span text:style-name="texte_20_par_20_défaut"><text:span text:style-name="T606">erbe (mettre : infinitif.présent)</text:span></text:span></text:p>
      <text:p text:style-name="P248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9">entr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préposition</text:span></text:span></text:p>
      <text:p text:style-name="P248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9">toutes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4">déterminant </text:span></text:span><text:span text:style-name="texte_20_par_20_défaut"><text:span text:style-name="T606">indéfini</text:span></text:span></text:p>
      <text:p text:style-name="P248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l</text:span></text:span><text:span text:style-name="exemple"><text:span text:style-name="T399">es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96">a</text:span></text:span><text:span text:style-name="texte_20_par_20_défaut"><text:span text:style-name="T606">rticle défini</text:span></text:span></text:p>
      <text:p text:style-name="P372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m</text:span></text:span><text:span text:style-name="exemple"><text:span text:style-name="T399">ains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4">nom commun</text:span></text:span></text:p>
      <text:p text:style-name="P372"><text:span text:style-name="texte_20_par_20_défaut"><text:span text:style-name="T277"/></text:span></text:p>
      <text:p text:style-name="P373"><text:span text:style-name="texte_20_par_20_défaut"><text:span text:style-name="T690">Remarque à propos du déterminant</text:span></text:span><text:span text:style-name="texte_20_par_20_défaut"><text:span text:style-name="T667"> </text:span></text:span><text:span text:style-name="exemple"><text:span text:style-name="T304">toutes</text:span></text:span><text:span text:style-name="texte_20_par_20_défaut"><text:span text:style-name="T667"> : le nom commun </text:span></text:span><text:span text:style-name="exemple"><text:span text:style-name="T304">mains</text:span></text:span><text:span text:style-name="texte_20_par_20_défaut"><text:span text:style-name="T667"> est doublement déterminé.</text:span></text:span></text:p>
      <text:p text:style-name="P373"><text:span text:style-name="texte_20_par_20_défaut"><text:span text:style-name="T667"/></text:span></text:p>
      <text:p text:style-name="P443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72"><text:span text:style-name="texte_20_par_20_défaut"><text:span text:style-name="T335">• </text:span></text:span><text:span text:style-name="exemple"><text:span text:style-name="T469">est u</text:span></text:span><text:span text:style-name="exemple"><text:span text:style-name="T468">n livre à</text:span></text:span><text:span text:style-name="exemple"><text:span text:style-name="T467"> </text:span></text:span><text:span text:style-name="exemple"><text:span text:style-name="T468">ne pas </text:span></text:span><text:span text:style-name="exemple"><text:span text:style-name="T467">mettre entre toutes les mains 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</text:span><text:span text:style-name="texte_20_par_20_défaut"><text:span text:style-name="T816">verbal</text:span></text:span></text:p>
      <text:p text:style-name="P376"><text:span text:style-name="texte_20_par_20_défaut"><text:span text:style-name="T335">• </text:span></text:span><text:span text:style-name="exemple"><text:span text:style-name="T469">u</text:span></text:span><text:span text:style-name="exemple"><text:span text:style-name="T468">n livre à</text:span></text:span><text:span text:style-name="exemple"><text:span text:style-name="T467"> </text:span></text:span><text:span text:style-name="exemple"><text:span text:style-name="T468">ne pas </text:span></text:span><text:span text:style-name="exemple"><text:span text:style-name="T467">mettre entre toutes les mains 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</text:span><text:span text:style-name="texte_20_par_20_défaut"><text:span text:style-name="T717">nominal</text:span></text:span></text:p>
      <text:p text:style-name="P259"><text:span text:style-name="texte_20_par_20_défaut"><text:span text:style-name="T277">•</text:span></text:span><text:span text:style-name="exemple"><text:span text:style-name="T292"> </text:span></text:span><text:span text:style-name="exemple"><text:span text:style-name="T305">à </text:span></text:span><text:span text:style-name="exemple"><text:span text:style-name="T306">ne pas </text:span></text:span><text:span text:style-name="exemple"><text:span text:style-name="T305">mettre </text:span></text:span><text:span text:style-name="exemple"><text:span text:style-name="T467">entre toutes les mains</text:span></text:span><text:span text:style-name="exemple"><text:span text:style-name="T816"><text:tab/><text:tab/></text:span></text:span><text:span text:style-name="texte_20_par_20_défaut"><text:span text:style-name="T71">:<text:tab/></text:span></text:span><text:span text:style-name="texte_20_par_20_défaut"><text:span text:style-name="T586">groupe </text:span></text:span><text:span text:style-name="texte_20_par_20_défaut"><text:span text:style-name="T607">infinitif prépositionnel</text:span></text:span></text:p>
      <text:p text:style-name="P248"><text:span text:style-name="texte_20_par_20_défaut"><text:span text:style-name="T277">•</text:span></text:span><text:span text:style-name="exemple"><text:span text:style-name="T292"> </text:span></text:span><text:span text:style-name="exemple"><text:span text:style-name="T467">entre toutes les mains</text:span></text:span><text:span text:style-name="exemple"><text:tab/><text:tab/><text:tab/><text:tab/></text:span><text:span text:style-name="texte_20_par_20_défaut"><text:span text:style-name="T71">:<text:tab/></text:span></text:span><text:span text:style-name="texte_20_par_20_défaut"><text:span text:style-name="T586">groupe </text:span></text:span><text:span text:style-name="texte_20_par_20_défaut"><text:span text:style-name="T607">prépositionnel</text:span></text:span></text:p>
      <text:p text:style-name="P261"><text:span text:style-name="texte_20_par_20_défaut"><text:span text:style-name="T277">•</text:span></text:span><text:span text:style-name="exemple"><text:span text:style-name="T292"> </text:span></text:span><text:span text:style-name="exemple"><text:span text:style-name="T402">toutes les mains</text:span></text:span><text:span text:style-name="exemple"><text:span text:style-name="T205"><text:tab/><text:tab/><text:tab/><text:tab/><text:tab/></text:span></text:span><text:span text:style-name="texte_20_par_20_défaut"><text:span text:style-name="T71">:<text:tab/></text:span></text:span><text:span text:style-name="texte_20_par_20_défaut"><text:span text:style-name="T586">groupe </text:span></text:span><text:span text:style-name="texte_20_par_20_défaut"><text:span text:style-name="T611">nominal</text:span></text:span></text:p>
      <text:p text:style-name="P477"><text:span text:style-name="texte_20_par_20_défaut"><text:span text:style-name="T716"/></text:span></text:p>
      <text:p text:style-name="P177"><text:span text:style-name="texte_20_par_20_défaut"><text:span text:style-name="T536">Analyse des fonctions</text:span></text:span></text:p>
      <text:p text:style-name="P248"><text:span text:style-name="texte_20_par_20_défaut"><text:span text:style-name="T277">•</text:span></text:span><text:span text:style-name="exemple"><text:span text:style-name="T292"> </text:span></text:span><text:span text:style-name="exemple"><text:span text:style-name="T496">C’<text:tab/><text:tab/><text:tab/><text:tab/><text:tab/></text:span></text:span><text:span text:style-name="T71"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202">est</text:span></text:span></text:p>
      <text:p text:style-name="P386"><text:span text:style-name="texte_20_par_20_défaut"><text:span text:style-name="T277">• </text:span></text:span><text:span text:style-name="exemple"><text:span text:style-name="T406">est u</text:span></text:span><text:span text:style-name="exemple"><text:span text:style-name="T407">n livre à</text:span></text:span><text:span text:style-name="exemple"><text:span text:style-name="T402"> </text:span></text:span><text:span text:style-name="exemple"><text:span text:style-name="T407">ne pas </text:span></text:span><text:span text:style-name="exemple"><text:span text:style-name="T402">mettre entre toutes les mains<text:tab/></text:span></text:span><text:span text:style-name="texte_20_par_20_défaut">:</text:span><text:span text:style-name="exemple"><text:span text:style-name="T402"><text:tab/></text:span></text:span><text:span text:style-name="texte_20_par_20_défaut">prédicat </text:span><text:span text:style-name="texte_20_par_20_défaut"><text:span text:style-name="T822">du sujet </text:span></text:span><text:span text:style-name="exemple"><text:span text:style-name="T822">C’</text:span></text:span></text:p>
      <text:p text:style-name="P259"><text:span text:style-name="texte_20_par_20_défaut"><text:span text:style-name="T277">•</text:span></text:span><text:span text:style-name="exemple"><text:span text:style-name="T292"> </text:span></text:span><text:span text:style-name="exemple"><text:span text:style-name="T307">un livre </text:span></text:span><text:span text:style-name="exemple"><text:span text:style-name="T497">à </text:span></text:span><text:span text:style-name="exemple"><text:span text:style-name="T498">ne pas </text:span></text:span><text:span text:style-name="exemple"><text:span text:style-name="T497">mettre entre toutes les mains</text:span></text:span><text:span text:style-name="exemple"><text:span text:style-name="T71"><text:tab/></text:span></text:span><text:span text:style-name="texte_20_par_20_défaut"><text:span text:style-name="T71">:<text:tab/></text:span></text:span><text:span text:style-name="texte_20_par_20_défaut"><text:span text:style-name="T607">attribut du sujet de </text:span></text:span><text:span text:style-name="exemple"><text:span text:style-name="T205">est</text:span></text:span></text:p>
      <text:p text:style-name="P374"><text:span text:style-name="texte_20_par_20_défaut"><text:span text:style-name="T277">•</text:span></text:span><text:span text:style-name="exemple"><text:span text:style-name="T292"> </text:span></text:span><text:span text:style-name="exemple"><text:span text:style-name="T497">à </text:span></text:span><text:span text:style-name="exemple"><text:span text:style-name="T498">ne pas </text:span></text:span><text:span text:style-name="exemple"><text:span text:style-name="T497">mettre entre toutes les mains</text:span></text:span><text:span text:style-name="T71"><text:tab/><text:tab/></text:span><text:span text:style-name="texte_20_par_20_défaut"><text:span text:style-name="T71">:</text:span></text:span><text:span text:style-name="texte_20_par_20_défaut"><text:tab/></text:span><text:span text:style-name="texte_20_par_20_défaut"><text:span text:style-name="T610">complément du nom de </text:span></text:span><text:span text:style-name="exemple"><text:span text:style-name="T206">un livre</text:span></text:span></text:p>
      <text:p text:style-name="P372"><text:span text:style-name="exemple"><text:span text:style-name="T203"/></text:span></text:p>
      <text:p text:style-name="P374"><text:span text:style-name="texte_20_par_20_défaut"><text:span text:style-name="T221">Remarque à propos du complément du nom :</text:span></text:span><text:span text:style-name="texte_20_par_20_défaut"><text:span text:style-name="T204"> </text:span></text:span><text:span text:style-name="exemple"><text:span text:style-name="T497">à </text:span></text:span><text:span text:style-name="exemple"><text:span text:style-name="T498">ne pas </text:span></text:span><text:span text:style-name="exemple"><text:span text:style-name="T497">mettre <text:tab/><text:tab/> <text:s text:c="9"/></text:span></text:span><text:span text:style-name="référence"><text:span text:style-name="T671">TG(</text:span></text:span><text:span text:style-name="référence"><text:span text:style-name="T681">I</text:span></text:span><text:span text:style-name="référence"><text:span text:style-name="T671">I.</text:span></text:span><text:span text:style-name="référence"><text:span text:style-name="T672">2.</text:span></text:span><text:span text:style-name="référence"><text:span text:style-name="T682">5</text:span></text:span><text:span text:style-name="référence"><text:span text:style-name="T683">.</text:span></text:span><text:span text:style-name="référence"><text:span text:style-name="T684">1</text:span></text:span><text:span text:style-name="référence"><text:span text:style-name="T671">, p.</text:span></text:span><text:span text:style-name="référence"><text:span text:style-name="T672"> </text:span></text:span><text:span text:style-name="référence"><text:span text:style-name="T682">94</text:span></text:span><text:span text:style-name="référence"><text:span text:style-name="T674">)</text:span></text:span></text:p>
      <text:p text:style-name="P374"><text:span text:style-name="exemple"><text:span text:style-name="T497">entre toutes les mains</text:span></text:span><text:span text:style-name="texte_20_par_20_défaut"><text:span text:style-name="T204"> est ici </text:span></text:span><text:span text:style-name="texte_20_par_20_défaut"><text:span text:style-name="T138">un complément du nom exprimé à l’aide d’un groupe </text:span></text:span><text:span text:style-name="texte_20_par_20_défaut"><text:span text:style-name="T640">infinitif</text:span></text:span><text:span text:style-name="texte_20_par_20_défaut"><text:span text:style-name="T138"> prépositionnel.</text:span></text:span></text:p>
      <text:p text:style-name="P372"><text:span text:style-name="exemple"><text:span text:style-name="T203"/></text:span></text:p>
      <text:p text:style-name="P177"><text:span text:style-name="texte_20_par_20_défaut"><text:span text:style-name="T536"/></text:span></text:p>
      <text:p text:style-name="P177"><text:span text:style-name="texte_20_par_20_défaut"><text:span text:style-name="T536"/></text:span></text:p>
      <text:p text:style-name="P177"><text:soft-page-break/><text:span text:style-name="texte_20_par_20_défaut"><text:span text:style-name="T536">Analyse des propositions</text:span></text:span></text:p>
      <text:p text:style-name="P248"><text:span text:style-name="texte_20_par_20_défaut">La phrase contient une seule proposition : il s’agit par conséquent d’une phrase simple.</text:span></text:p>
      <text:p text:style-name="P372"><text:span text:style-name="texte_20_par_20_défaut"><text:span text:style-name="T803">L’unique proposition est une proposition indépendante.</text:span></text:span></text:p>
      <text:p text:style-name="P177"><text:span text:style-name="texte_20_par_20_défaut"><text:span text:style-name="T536"/></text:span></text:p>
      <text:p text:style-name="P177"><text:span text:style-name="texte_20_par_20_défaut"><text:span text:style-name="T536">Analyse du type et de la forme de la phrase</text:span></text:span></text:p>
      <text:p text:style-name="P375"><text:span text:style-name="texte_20_par_20_défaut">La phrase est de type déclaratif et n’a pas de forme particulière.</text:span></text:p>
      <text:p text:style-name="P415"><text:span text:style-name="titre_20_avec_20_numéro"><text:s/>B.0</text:span><text:span text:style-name="titre_20_avec_20_numéro"><text:span text:style-name="T812">2</text:span></text:span><text:span text:style-name="titre_20_avec_20_numéro"><text:span text:style-name="T817">2</text:span></text:span><text:span text:style-name="titre_20_avec_20_numéro"> </text:span></text:p>
      <text:p text:style-name="P351"><text:span text:style-name="référence"><text:span text:style-name="T633">TG(</text:span></text:span><text:span text:style-name="référence"><text:span text:style-name="T634">I</text:span></text:span><text:span text:style-name="référence"><text:span text:style-name="T633">I.</text:span></text:span><text:span text:style-name="référence"><text:span text:style-name="T635">2.</text:span></text:span><text:span text:style-name="référence"><text:span text:style-name="T630">5</text:span></text:span><text:span text:style-name="référence"><text:span text:style-name="T636">.</text:span></text:span><text:span text:style-name="référence"><text:span text:style-name="T637">1</text:span></text:span><text:span text:style-name="référence"><text:span text:style-name="T633">, p.</text:span></text:span><text:span text:style-name="référence"><text:span text:style-name="T635"> </text:span></text:span><text:span text:style-name="référence"><text:span text:style-name="T630">94</text:span></text:span><text:span text:style-name="référence"><text:span text:style-name="T638">)</text:span></text:span></text:p>
      <text:p text:style-name="P351"><text:span text:style-name="référence"><text:span text:style-name="T638"/></text:span></text:p>
      <text:p text:style-name="P343"><text:span text:style-name="phrase_20_analysée_20__28_gros_20_caractère_29_"><text:span text:style-name="T642">Le film d’hier ne m’a pas plu</text:span></text:span><text:span text:style-name="phrase_20_analysée_20__28_gros_20_caractère_29_"><text:span text:style-name="T105">.</text:span></text:span></text:p>
      <text:p text:style-name="P178"/>
      <text:p text:style-name="P178"/>
      <text:p text:style-name="P30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50"><text:span text:style-name="texte_20_par_20_défaut"><text:span text:style-name="T277">•</text:span></text:span><text:span text:style-name="T63"> </text:span><text:span text:style-name="exemple"><text:span text:style-name="T354">L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5">article défini</text:span></text:span></text:p>
      <text:p text:style-name="P250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403">film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4">nom commun</text:span></text:span></text:p>
      <text:p text:style-name="P250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d’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préposition</text:span></text:span></text:p>
      <text:p text:style-name="P250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403">hier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12">adverbe</text:span></text:span></text:p>
      <text:p text:style-name="P262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n</text:span></text:span><text:span text:style-name="exemple"><text:span text:style-name="T404">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adverbe</text:span></text:span></text:p>
      <text:p text:style-name="P250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98">m’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13">pronom personnel</text:span></text:span></text:p>
      <text:p text:style-name="P263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405">a plu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verbe </text:span></text:span><text:span text:style-name="texte_20_par_20_défaut"><text:span text:style-name="T614">(plaire : indicatif.passé composé.3S)</text:span></text:span></text:p>
      <text:p text:style-name="P263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405">pas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4">adverbe</text:span></text:span></text:p>
      <text:p text:style-name="P483"><text:span text:style-name="texte_20_par_20_défaut"><text:span text:style-name="T685"/></text:span></text:p>
      <text:p text:style-name="P441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77"><text:span text:style-name="texte_20_par_20_défaut"><text:span text:style-name="T335">• </text:span></text:span><text:span text:style-name="exemple"><text:span text:style-name="T459">Le film d’hier<text:tab/><text:tab/></text:span></text:span><text:span text:style-name="exemple"><text:span text:style-name="T463"> <text:tab/></text:span></text:span><text:span text:style-name="texte_20_par_20_défaut"><text:span text:style-name="T242">:</text:span></text:span><text:span text:style-name="texte_20_par_20_défaut"><text:span text:style-name="T249"><text:tab/></text:span></text:span><text:span text:style-name="texte_20_par_20_défaut"><text:span text:style-name="T242">groupe </text:span></text:span><text:span text:style-name="texte_20_par_20_défaut"><text:span text:style-name="T708">nominal</text:span></text:span></text:p>
      <text:p text:style-name="P377"><text:span text:style-name="texte_20_par_20_défaut"><text:span text:style-name="T335">• </text:span></text:span><text:span text:style-name="exemple"><text:span text:style-name="T515">ne m’a pas plu<text:tab/><text:tab/></text:span></text:span><text:span text:style-name="exemple"><text:span text:style-name="T467"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</text:span><text:span text:style-name="texte_20_par_20_défaut"><text:span text:style-name="T816">verbal</text:span></text:span></text:p>
      <text:p text:style-name="P478"><text:span text:style-name="texte_20_par_20_défaut"><text:span text:style-name="T716"/></text:span></text:p>
      <text:p text:style-name="P179"><text:span text:style-name="texte_20_par_20_défaut"><text:span text:style-name="T536">Analyse des fonctions</text:span></text:span></text:p>
      <text:p text:style-name="P252"><text:span text:style-name="texte_20_par_20_défaut"><text:span text:style-name="T277">•</text:span></text:span><text:span text:style-name="exemple"><text:span text:style-name="T292"> </text:span></text:span><text:span text:style-name="exemple"><text:span text:style-name="T499">Le film d’hier</text:span></text:span><text:span text:style-name="exemple"><text:span text:style-name="T496"><text:tab/><text:tab/><text:tab/></text:span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207">a plu</text:span></text:span></text:p>
      <text:p text:style-name="P387"><text:span text:style-name="texte_20_par_20_défaut">•</text:span><text:span text:style-name="texte_20_par_20_défaut"><text:span text:style-name="T313"> </text:span></text:span><text:span text:style-name="exemple"><text:span text:style-name="T514">ne m’a pas plu<text:tab/><text:tab/></text:span></text:span><text:span text:style-name="exemple"><text:span text:style-name="T402"><text:tab/></text:span></text:span><text:span text:style-name="texte_20_par_20_défaut"><text:span text:style-name="T207">:</text:span></text:span><text:span text:style-name="texte_20_par_20_défaut"><text:span text:style-name="T222"><text:tab/></text:span></text:span><text:span text:style-name="texte_20_par_20_défaut"><text:span text:style-name="T702">prédicat du sujet </text:span></text:span><text:span text:style-name="exemple"><text:span text:style-name="T499">Le film d’hier</text:span></text:span></text:p>
      <text:p text:style-name="P378"><text:span text:style-name="texte_20_par_20_défaut"><text:span text:style-name="T287">•</text:span></text:span><text:span text:style-name="exemple"><text:span text:style-name="T325"> </text:span></text:span><text:span text:style-name="exemple"><text:span text:style-name="T326">m</text:span></text:span><text:span text:style-name="exemple"><text:span text:style-name="T510">’<text:tab/><text:tab/><text:tab/><text:tab/></text:span></text:span><text:span text:style-name="exemple"><text:span text:style-name="T288"><text:tab/></text:span></text:span><text:span text:style-name="texte_20_par_20_défaut"><text:span text:style-name="T288">:<text:tab/></text:span></text:span><text:span text:style-name="texte_20_par_20_défaut"><text:span text:style-name="T686">CO</text:span></text:span><text:span text:style-name="texte_20_par_20_défaut"><text:span text:style-name="T687">I</text:span></text:span><text:span text:style-name="texte_20_par_20_défaut"><text:span text:style-name="T686"> </text:span></text:span><text:span text:style-name="texte_20_par_20_défaut"><text:span text:style-name="T289">de </text:span></text:span><text:span text:style-name="exemple"><text:span text:style-name="T326">a plu</text:span></text:span></text:p>
      <text:p text:style-name="P378"><text:span text:style-name="exemple"><text:span text:style-name="T326"/></text:span></text:p>
      <text:p text:style-name="P380"><text:span text:style-name="texte_20_par_20_défaut"><text:span text:style-name="T553">Remarque sur </text:span></text:span><text:span text:style-name="texte_20_par_20_défaut"><text:span text:style-name="T554">le participe passé </text:span></text:span><text:span text:style-name="texte_20_par_20_défaut"><text:span text:style-name="T253">: </text:span></text:span><text:span text:style-name="texte_20_par_20_défaut"><text:span text:style-name="T254">parce que </text:span></text:span><text:span text:style-name="exemple"><text:span text:style-name="T450">a </text:span></text:span><text:span text:style-name="exemple"><text:span text:style-name="T461">plu </text:span></text:span><text:span text:style-name="texte_20_par_20_défaut">est </text:span><text:span text:style-name="texte_20_par_20_défaut"><text:span text:style-name="T719">construit</text:span></text:span><text:span text:style-name="texte_20_par_20_défaut"> </text:span><text:span text:style-name="texte_20_par_20_défaut"><text:span text:style-name="T818">sans COD </text:span></text:span><text:span text:style-name="texte_20_par_20_défaut"><text:span text:style-name="T718">le participe passé</text:span></text:span></text:p>
      <text:p text:style-name="P380"><text:span text:style-name="texte_20_par_20_défaut"><text:span text:style-name="T718">n’est pas accordé.</text:span></text:span></text:p>
      <text:p text:style-name="P378"><text:span text:style-name="exemple"><text:span text:style-name="T326"/></text:span></text:p>
      <text:p text:style-name="P180"><text:span text:style-name="texte_20_par_20_défaut"><text:span text:style-name="T536">Analyse des propositions</text:span></text:span></text:p>
      <text:p text:style-name="P264"><text:span text:style-name="texte_20_par_20_défaut">La phrase contient une seule proposition : il s’agit par conséquent d’une phrase simple.</text:span></text:p>
      <text:p text:style-name="P379"><text:span text:style-name="texte_20_par_20_défaut"><text:span text:style-name="T803">L’unique proposition est une proposition indépendante.</text:span></text:span></text:p>
      <text:p text:style-name="P379"><text:span text:style-name="texte_20_par_20_défaut"/></text:p>
      <text:p text:style-name="P180"><text:span text:style-name="texte_20_par_20_défaut"><text:span text:style-name="T536">Analyse du type et de la forme de la phrase</text:span></text:span></text:p>
      <text:p text:style-name="P379"><text:span text:style-name="texte_20_par_20_défaut"><text:span text:style-name="T248">La phrase est de type déclaratif et </text:span></text:span><text:span text:style-name="texte_20_par_20_défaut"><text:span text:style-name="T250">a une forme négative.</text:span></text:span></text:p>
      <text:p text:style-name="P480"><text:span text:style-name="exemple"><text:span text:style-name="T550"/></text:span></text:p>
      <text:p text:style-name="P379"><text:span text:style-name="texte_20_par_20_défaut"><text:span text:style-name="T549">Analyse de la forme négative</text:span></text:span><text:span text:style-name="texte_20_par_20_défaut"><text:span text:style-name="T251"> : dans cette phrase la négation est </text:span></text:span><text:span text:style-name="texte_20_par_20_défaut"><text:span text:style-name="T712">totale</text:span></text:span><text:span text:style-name="texte_20_par_20_défaut"><text:span text:style-name="T251"> <text:s text:c="13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3</text:span></text:span><text:span text:style-name="référence"><text:span text:style-name="T113">)</text:span></text:span></text:p>
      <text:p text:style-name="P379"><text:span text:style-name="texte_20_par_20_défaut"><text:span text:style-name="T251">car elle porte sur </text:span></text:span><text:span text:style-name="texte_20_par_20_défaut"><text:span text:style-name="T705">l’ensemble de l’énoncé</text:span></text:span><text:span text:style-name="texte_20_par_20_défaut"><text:span text:style-name="T251">. </text:span></text:span><text:span text:style-name="exemple"><text:span text:style-name="T460">Le film d’hier ne m’a pas plu</text:span></text:span></text:p>
      <text:p text:style-name="P379"><text:span text:style-name="texte_20_par_20_défaut"><text:span text:style-name="T327">est en effet la négation de </text:span></text:span><text:span text:style-name="exemple"><text:span text:style-name="T511">Le film d’hier m’a plu</text:span></text:span><text:span text:style-name="texte_20_par_20_défaut"><text:span text:style-name="T327"> .</text:span></text:span></text:p>
      <text:p text:style-name="P379"><text:span text:style-name="texte_20_par_20_défaut"><text:span text:style-name="T328"/></text:span></text:p>
      <text:p text:style-name="P409"><text:span text:style-name="titre_20_avec_20_numéro"><text:s/>B.034 </text:span></text:p>
      <text:p text:style-name="P344"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3</text:span></text:span><text:span text:style-name="référence"><text:span text:style-name="T113">)</text:span></text:span></text:p>
      <text:p text:style-name="P344"><text:span text:style-name="référence"><text:span text:style-name="T113"/></text:span></text:p>
      <text:p text:style-name="P338"><text:span text:style-name="phrase_20_analysée_20__28_gros_20_caractère_29_"><text:span text:style-name="T797">Elle n’aime pas le cinéma français.</text:span></text:span></text:p>
      <text:p text:style-name="P154"/>
      <text:p text:style-name="P23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40"><text:span text:style-name="texte_20_par_20_défaut"><text:span text:style-name="T277">•</text:span></text:span><text:span text:style-name="T63"> </text:span><text:span text:style-name="exemple"><text:span text:style-name="T392">Elle</text:span></text:span><text:span text:style-name="exemple"><text:span text:style-name="T351"><text:tab/><text:tab/><text:tab/><text:tab/><text:tab/></text:span></text:span><text:span text:style-name="texte_20_par_20_défaut"><text:span text:style-name="T104">:</text:span></text:span><text:span text:style-name="texte_20_par_20_défaut"><text:span text:style-name="T66"><text:tab/></text:span></text:span><text:span text:style-name="texte_20_par_20_défaut"><text:span text:style-name="T600">pronom personnel</text:span></text:span></text:p>
      <text:p text:style-name="P337"><text:span text:style-name="texte_20_par_20_défaut"><text:span text:style-name="T277">•</text:span></text:span><text:span text:style-name="T63"> </text:span><text:span text:style-name="exemple"><text:span text:style-name="T392">n’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0">adverbe</text:span></text:span></text:p>
      <text:p text:style-name="P337"><text:span text:style-name="texte_20_par_20_défaut"><text:span text:style-name="T277">•</text:span></text:span><text:span text:style-name="T63"> </text:span><text:span text:style-name="exemple"><text:span text:style-name="T392">aime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verbe </text:span></text:span><text:span text:style-name="texte_20_par_20_défaut"><text:span text:style-name="T82">(</text:span></text:span><text:span text:style-name="texte_20_par_20_défaut"><text:span text:style-name="T600">aimer</text:span></text:span><text:span text:style-name="texte_20_par_20_défaut"><text:span text:style-name="T555"> </text:span></text:span><text:span text:style-name="texte_20_par_20_défaut"><text:span text:style-name="T82">: indicatif.présent.3S)</text:span></text:span></text:p>
      <text:p text:style-name="P337"><text:span text:style-name="texte_20_par_20_défaut"><text:span text:style-name="T277">•</text:span></text:span><text:span text:style-name="T63"> </text:span><text:span text:style-name="exemple"><text:span text:style-name="T392">pas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92">adverbe</text:span></text:span></text:p>
      <text:p text:style-name="P337"><text:span text:style-name="texte_20_par_20_défaut"><text:span text:style-name="T277">•</text:span></text:span><text:span text:style-name="T63"> </text:span><text:span text:style-name="exemple"><text:span text:style-name="T354">le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article défini</text:span></text:span></text:p>
      <text:p text:style-name="P337"><text:span text:style-name="texte_20_par_20_défaut"><text:span text:style-name="T277">•</text:span></text:span><text:span text:style-name="T63"> </text:span><text:span text:style-name="exemple"><text:span text:style-name="T392">cinéma</text:span></text:span><text:span text:style-name="exemple"><text:span text:style-name="T354"><text:tab/></text:span></text:span><text:span text:style-name="exemple"><text:span text:style-name="T351"><text:tab/><text:tab/><text:tab/></text:span></text:span><text:span text:style-name="texte_20_par_20_défaut"><text:span text:style-name="T66">:<text:tab/></text:span></text:span><text:span text:style-name="texte_20_par_20_défaut"><text:span text:style-name="T76">nom commun</text:span></text:span></text:p>
      <text:p text:style-name="P337"><text:span text:style-name="texte_20_par_20_défaut"><text:span text:style-name="T277">•</text:span></text:span><text:span text:style-name="T63"> </text:span><text:span text:style-name="exemple"><text:span text:style-name="T392">français</text:span></text:span><text:span text:style-name="exemple"><text:span text:style-name="T354"><text:tab/></text:span></text:span><text:span text:style-name="exemple"><text:span text:style-name="T351"><text:tab/><text:tab/><text:tab/></text:span></text:span><text:span text:style-name="texte_20_par_20_défaut"><text:span text:style-name="T66">:<text:tab/></text:span></text:span><text:span text:style-name="texte_20_par_20_défaut"><text:span text:style-name="T76">adjectif</text:span></text:span></text:p>
      <text:p text:style-name="P337"><text:span text:style-name="texte_20_par_20_défaut"><text:span text:style-name="T76"/></text:span></text:p>
      <text:p text:style-name="P436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53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807">n’a</text:span></text:span><text:span text:style-name="exemple"><text:span text:style-name="T800">ime </text:span></text:span><text:span text:style-name="exemple"><text:span text:style-name="T807">pas </text:span></text:span><text:span text:style-name="exemple"><text:span text:style-name="T800">le </text:span></text:span><text:span text:style-name="exemple"><text:span text:style-name="T799">cinéma français</text:span></text:span><text:span text:style-name="texte_20_par_20_défaut"><text:span text:style-name="T545"><text:tab/></text:span></text:span><text:span text:style-name="texte_20_par_20_défaut">:</text:span><text:span text:style-name="texte_20_par_20_défaut"><text:span text:style-name="T545"><text:tab/></text:span></text:span><text:span text:style-name="texte_20_par_20_défaut"><text:span text:style-name="T247">groupe </text:span></text:span><text:span text:style-name="texte_20_par_20_défaut"><text:span text:style-name="T704">verbal</text:span></text:span></text:p>
      <text:p text:style-name="P337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799">le cinéma français</text:span></text:span><text:span text:style-name="texte_20_par_20_défaut"><text:span text:style-name="T545"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<text:span text:style-name="T247">groupe nominal</text:span></text:span></text:p>
      <text:p text:style-name="P337"><text:span text:style-name="texte_20_par_20_défaut"><text:span text:style-name="T277"/></text:span></text:p>
      <text:p text:style-name="P467"><text:span text:style-name="texte_20_par_20_défaut"><text:span text:style-name="T536">Analyse des fonctions</text:span></text:span></text:p>
      <text:p text:style-name="P352"><text:span text:style-name="texte_20_par_20_défaut"><text:span text:style-name="T337">•</text:span></text:span><text:span text:style-name="texte_20_par_20_défaut"><text:span text:style-name="T247"> </text:span></text:span><text:span text:style-name="exemple"><text:span text:style-name="T247">Elle<text:tab/></text:span></text:span><text:span text:style-name="exemple"><text:span text:style-name="T248"><text:tab/></text:span></text:span><text:span text:style-name="texte_20_par_20_défaut"><text:span text:style-name="T249"><text:tab/><text:tab/><text:tab/></text:span></text:span><text:span text:style-name="texte_20_par_20_défaut"><text:span text:style-name="T247">:</text:span></text:span><text:span text:style-name="texte_20_par_20_défaut"><text:span text:style-name="T249"><text:tab/></text:span></text:span><text:span text:style-name="texte_20_par_20_défaut"><text:span text:style-name="T703">sujet</text:span></text:span><text:span text:style-name="texte_20_par_20_défaut"><text:span text:style-name="T247"> </text:span></text:span><text:span text:style-name="texte_20_par_20_défaut"><text:span text:style-name="T248">de </text:span></text:span><text:span text:style-name="exemple"><text:span text:style-name="T248">aime</text:span></text:span></text:p>
      <text:p text:style-name="P388"><text:span text:style-name="texte_20_par_20_défaut"><text:span text:style-name="T335">•</text:span></text:span><text:span text:style-name="texte_20_par_20_défaut"><text:span text:style-name="T548"> </text:span></text:span><text:span text:style-name="exemple"><text:span text:style-name="T256">n’a</text:span></text:span><text:span text:style-name="exemple"><text:span text:style-name="T258">ime </text:span></text:span><text:span text:style-name="exemple"><text:span text:style-name="T256">pas </text:span></text:span><text:span text:style-name="exemple"><text:span text:style-name="T258">le </text:span></text:span><text:span text:style-name="exemple"><text:span text:style-name="T248">cinéma français</text:span></text:span><text:span text:style-name="texte_20_par_20_défaut"><text:span text:style-name="T545"><text:tab/></text:span></text:span><text:span text:style-name="texte_20_par_20_défaut"><text:span text:style-name="T248">:</text:span></text:span><text:span text:style-name="texte_20_par_20_défaut"><text:span text:style-name="T545"><text:tab/></text:span></text:span><text:span text:style-name="texte_20_par_20_défaut"><text:span text:style-name="T709">prédicat du sujet </text:span></text:span><text:span text:style-name="exemple"><text:span text:style-name="T259">Elle</text:span></text:span></text:p>
      <text:p text:style-name="P352"><text:span text:style-name="texte_20_par_20_défaut"><text:span text:style-name="T335">•</text:span></text:span><text:span text:style-name="texte_20_par_20_défaut"><text:span text:style-name="T548"> </text:span></text:span><text:span text:style-name="exemple"><text:span text:style-name="T248">le cinéma français</text:span></text:span><text:span text:style-name="texte_20_par_20_défaut"><text:span text:style-name="T545"><text:tab/><text:tab/><text:tab/></text:span></text:span><text:span text:style-name="texte_20_par_20_défaut"><text:span text:style-name="T248">:</text:span></text:span><text:span text:style-name="texte_20_par_20_défaut"><text:span text:style-name="T545"><text:tab/></text:span></text:span><text:span text:style-name="texte_20_par_20_défaut"><text:span text:style-name="T248">COD de </text:span></text:span><text:span text:style-name="exemple"><text:span text:style-name="T248">aime</text:span></text:span></text:p>
      <text:p text:style-name="P468"><text:span text:style-name="exemple"><text:span text:style-name="T548"/></text:span></text:p>
      <text:p text:style-name="P159"><text:span text:style-name="texte_20_par_20_défaut"><text:span text:style-name="T536">Analyse des propositions</text:span></text:span></text:p>
      <text:p text:style-name="P241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359"><text:span text:style-name="texte_20_par_20_défaut"/></text:p>
      <text:p text:style-name="P159"><text:span text:style-name="texte_20_par_20_défaut"><text:span text:style-name="T536">Analyse du type et de la forme de la phrase</text:span></text:span></text:p>
      <text:p text:style-name="P354"><text:span text:style-name="texte_20_par_20_défaut"><text:span text:style-name="T248">La phrase est de type déclaratif et </text:span></text:span><text:span text:style-name="texte_20_par_20_défaut"><text:span text:style-name="T250">a une forme négative.</text:span></text:span></text:p>
      <text:p text:style-name="P469"><text:span text:style-name="exemple"><text:span text:style-name="T550"/></text:span></text:p>
      <text:p text:style-name="P356"><text:span text:style-name="texte_20_par_20_défaut"><text:span text:style-name="T549">Analyse de la forme négative</text:span></text:span><text:span text:style-name="texte_20_par_20_défaut"><text:span text:style-name="T251"> : dans cette phrase la négation est </text:span></text:span><text:span text:style-name="texte_20_par_20_défaut"><text:span text:style-name="T712">totale</text:span></text:span><text:span text:style-name="texte_20_par_20_défaut"><text:span text:style-name="T251"> <text:s text:c="13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3</text:span></text:span><text:span text:style-name="référence"><text:span text:style-name="T113">)</text:span></text:span></text:p>
      <text:p text:style-name="P356"><text:span text:style-name="texte_20_par_20_défaut"><text:span text:style-name="T251">car elle porte sur </text:span></text:span><text:span text:style-name="texte_20_par_20_défaut"><text:span text:style-name="T705">l’ensemble de l’énoncé</text:span></text:span><text:span text:style-name="texte_20_par_20_défaut"><text:span text:style-name="T251">. </text:span></text:span><text:span text:style-name="exemple"><text:span text:style-name="T448">Elle n’aime pas le cinéma français</text:span></text:span></text:p>
      <text:p text:style-name="P356"><text:span text:style-name="texte_20_par_20_défaut"><text:span text:style-name="T251">est en effet la négation de </text:span></text:span><text:span text:style-name="exemple"><text:span text:style-name="T448">Elle aime le cinéma français</text:span></text:span><text:span text:style-name="texte_20_par_20_défaut"><text:span text:style-name="T251"> .</text:span></text:span></text:p>
      <text:p text:style-name="P410"><text:span text:style-name="titre_20_avec_20_numéro"><text:s/>B.028 </text:span></text:p>
      <text:p text:style-name="P345"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3</text:span></text:span><text:span text:style-name="référence"><text:span text:style-name="T113">)</text:span></text:span></text:p>
      <text:p text:style-name="P345"><text:span text:style-name="référence"><text:span text:style-name="T113"/></text:span></text:p>
      <text:p text:style-name="P396"><text:span text:style-name="phrase_20_analysée_20__28_gros_20_caractère_29_"><text:span text:style-name="T802">Personne ne l’a écoutée.</text:span></text:span></text:p>
      <text:p text:style-name="P155"/>
      <text:p text:style-name="P24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42"><text:span text:style-name="texte_20_par_20_défaut"><text:span text:style-name="T277">•</text:span></text:span><text:span text:style-name="T63"> </text:span><text:span text:style-name="exemple"><text:span text:style-name="T393">Personne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0">pronom </text:span></text:span><text:span text:style-name="texte_20_par_20_défaut"><text:span text:style-name="T601">indéfini</text:span></text:span></text:p>
      <text:p text:style-name="P357"><text:span text:style-name="texte_20_par_20_défaut"><text:span text:style-name="T277">•</text:span></text:span><text:span text:style-name="T63"> </text:span><text:span text:style-name="exemple"><text:span text:style-name="T392">n</text:span></text:span><text:span text:style-name="exemple"><text:span text:style-name="T393">e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0">adverbe</text:span></text:span></text:p>
      <text:p text:style-name="P357"><text:span text:style-name="texte_20_par_20_défaut"><text:span text:style-name="T277">•</text:span></text:span><text:span text:style-name="T63"> </text:span><text:span text:style-name="exemple"><text:span text:style-name="T393">l’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93">pronom personnel</text:span></text:span></text:p>
      <text:p text:style-name="P357"><text:span text:style-name="texte_20_par_20_défaut"><text:span text:style-name="T277">•</text:span></text:span><text:span text:style-name="T63"> </text:span><text:span text:style-name="exemple"><text:span text:style-name="T393">a écoutée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verbe </text:span></text:span><text:span text:style-name="texte_20_par_20_défaut"><text:span text:style-name="T82">(</text:span></text:span><text:span text:style-name="texte_20_par_20_défaut"><text:span text:style-name="T601">écouter</text:span></text:span><text:span text:style-name="texte_20_par_20_défaut"><text:span text:style-name="T555"> </text:span></text:span><text:span text:style-name="texte_20_par_20_défaut"><text:span text:style-name="T82">: indicatif.</text:span></text:span><text:span text:style-name="texte_20_par_20_défaut"><text:span text:style-name="T601">passé composé</text:span></text:span><text:span text:style-name="texte_20_par_20_défaut"><text:span text:style-name="T82">.3S)</text:span></text:span></text:p>
      <text:p text:style-name="P357"><text:span text:style-name="texte_20_par_20_défaut"><text:span text:style-name="T76"/></text:span></text:p>
      <text:p text:style-name="P437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57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464">ne l’a écoutée<text:tab/><text:tab/></text:span></text:span><text:span text:style-name="texte_20_par_20_défaut"><text:span text:style-name="T545"><text:tab/></text:span></text:span><text:span text:style-name="texte_20_par_20_défaut">:</text:span><text:span text:style-name="texte_20_par_20_défaut"><text:span text:style-name="T545"><text:tab/></text:span></text:span><text:span text:style-name="texte_20_par_20_défaut"><text:span text:style-name="T247">groupe </text:span></text:span><text:span text:style-name="texte_20_par_20_défaut"><text:span text:style-name="T704">verbal</text:span></text:span></text:p>
      <text:p text:style-name="P470"><text:span text:style-name="texte_20_par_20_défaut"><text:span text:style-name="T290"/></text:span></text:p>
      <text:p text:style-name="P470"><text:span text:style-name="texte_20_par_20_défaut"><text:span text:style-name="T536">Analyse des fonctions</text:span></text:span></text:p>
      <text:p text:style-name="P357"><text:span text:style-name="texte_20_par_20_défaut"><text:span text:style-name="T337">•</text:span></text:span><text:span text:style-name="texte_20_par_20_défaut"><text:span text:style-name="T247"> </text:span></text:span><text:span text:style-name="exemple"><text:span text:style-name="T449">Personne</text:span></text:span><text:span text:style-name="exemple"><text:span text:style-name="T248"><text:tab/></text:span></text:span><text:span text:style-name="texte_20_par_20_défaut"><text:span text:style-name="T249"><text:tab/><text:tab/><text:tab/></text:span></text:span><text:span text:style-name="texte_20_par_20_défaut"><text:span text:style-name="T247">:</text:span></text:span><text:span text:style-name="texte_20_par_20_défaut"><text:span text:style-name="T249"><text:tab/></text:span></text:span><text:span text:style-name="texte_20_par_20_défaut"><text:span text:style-name="T703">sujet</text:span></text:span><text:span text:style-name="texte_20_par_20_défaut"><text:span text:style-name="T247"> </text:span></text:span><text:span text:style-name="texte_20_par_20_défaut"><text:span text:style-name="T248">de </text:span></text:span><text:span text:style-name="exemple"><text:span text:style-name="T449">a écoutée</text:span></text:span></text:p>
      <text:p text:style-name="P388"><text:span text:style-name="texte_20_par_20_défaut"><text:span text:style-name="T334">•</text:span></text:span><text:span text:style-name="texte_20_par_20_défaut"><text:span text:style-name="T30"> </text:span></text:span><text:span text:style-name="exemple"><text:span text:style-name="T449">ne l’a écoutée<text:tab/><text:tab/></text:span></text:span><text:span text:style-name="texte_20_par_20_défaut"><text:span text:style-name="T31"><text:tab/></text:span></text:span><text:span text:style-name="texte_20_par_20_défaut">:</text:span><text:span text:style-name="texte_20_par_20_défaut"><text:span text:style-name="T31"><text:tab/></text:span></text:span><text:span text:style-name="texte_20_par_20_défaut">prédi</text:span><text:span text:style-name="texte_20_par_20_défaut"><text:span text:style-name="T823">cat du sujet </text:span></text:span><text:span text:style-name="exemple"><text:span text:style-name="T823">Personne</text:span></text:span></text:p>
      <text:p text:style-name="P357"><text:span text:style-name="texte_20_par_20_défaut"><text:span text:style-name="T335">•</text:span></text:span><text:span text:style-name="texte_20_par_20_défaut"><text:span text:style-name="T548"> </text:span></text:span><text:span text:style-name="exemple"><text:span text:style-name="T248">l’</text:span></text:span><text:span text:style-name="texte_20_par_20_défaut"><text:span text:style-name="T248"><text:tab/></text:span></text:span><text:span text:style-name="texte_20_par_20_défaut"><text:span text:style-name="T545"><text:tab/><text:tab/><text:tab/><text:tab/></text:span></text:span><text:span text:style-name="texte_20_par_20_défaut"><text:span text:style-name="T248">:</text:span></text:span><text:span text:style-name="texte_20_par_20_défaut"><text:span text:style-name="T545"><text:tab/></text:span></text:span><text:span text:style-name="texte_20_par_20_défaut"><text:span text:style-name="T248">COD de </text:span></text:span><text:span text:style-name="exemple"><text:span text:style-name="T450">a écoutée</text:span></text:span></text:p>
      <text:p text:style-name="P471"><text:span text:style-name="exemple"><text:span text:style-name="T551"/></text:span></text:p>
      <text:p text:style-name="P380"><text:span text:style-name="texte_20_par_20_défaut"><text:span text:style-name="T553">Remarque sur </text:span></text:span><text:span text:style-name="texte_20_par_20_défaut"><text:span text:style-name="T554">le participe passé </text:span></text:span><text:span text:style-name="texte_20_par_20_défaut"><text:span text:style-name="T253">: </text:span></text:span><text:span text:style-name="texte_20_par_20_défaut"><text:span text:style-name="T254">parce que le COD de </text:span></text:span><text:span text:style-name="exemple"><text:span text:style-name="T450">a écoutée </text:span></text:span><text:span text:style-name="texte_20_par_20_défaut"><text:span text:style-name="T254">est placé avant cette forme verbale il y a accord, ici au féminin singulier parce que le pronom personnel renvoie</text:span></text:span></text:p>
      <text:p text:style-name="P380"><text:span text:style-name="texte_20_par_20_défaut"><text:span text:style-name="T254">à un féminin singulier.</text:span></text:span></text:p>
      <text:p text:style-name="P160"><text:span text:style-name="texte_20_par_20_défaut"><text:span text:style-name="T254"/></text:span></text:p>
      <text:p text:style-name="P160"><text:span text:style-name="texte_20_par_20_défaut"><text:span text:style-name="T536">Analyse des propositions</text:span></text:span></text:p>
      <text:p text:style-name="P242"><text:span text:style-name="texte_20_par_20_défaut">La phrase contient une seule proposition : il s’agit par conséquent d’une phrase simple.</text:span></text:p>
      <text:p text:style-name="P359"><text:span text:style-name="texte_20_par_20_défaut"><text:span text:style-name="T803">L’unique proposition est une proposition indépendante.</text:span></text:span></text:p>
      <text:p text:style-name="P472"><text:span text:style-name="exemple"><text:span text:style-name="T551"/></text:span></text:p>
      <text:p text:style-name="P160"><text:span text:style-name="texte_20_par_20_défaut"><text:span text:style-name="T536">Analyse du type et de la forme de la phrase</text:span></text:span></text:p>
      <text:p text:style-name="P357"><text:span text:style-name="texte_20_par_20_défaut"><text:span text:style-name="T248">La phrase est de type déclaratif et </text:span></text:span><text:span text:style-name="texte_20_par_20_défaut"><text:span text:style-name="T250">a une forme négative.</text:span></text:span></text:p>
      <text:p text:style-name="P470"><text:span text:style-name="exemple"><text:span text:style-name="T550"/></text:span></text:p>
      <text:p text:style-name="P357"><text:span text:style-name="texte_20_par_20_défaut"><text:span text:style-name="T549">Analyse de la forme négative</text:span></text:span><text:span text:style-name="texte_20_par_20_défaut"><text:span text:style-name="T251"> : dans cette phrase la négation est </text:span></text:span><text:span text:style-name="texte_20_par_20_défaut"><text:span text:style-name="T713">partielle</text:span></text:span><text:span text:style-name="texte_20_par_20_défaut"><text:span text:style-name="T251"> <text:s text:c="9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3</text:span></text:span><text:span text:style-name="référence"><text:span text:style-name="T113">)</text:span></text:span></text:p>
      <text:p text:style-name="P357"><text:span text:style-name="texte_20_par_20_défaut"><text:span text:style-name="T251">car elle porte </text:span></text:span><text:span text:style-name="texte_20_par_20_défaut"><text:span text:style-name="T252">ici </text:span></text:span><text:span text:style-name="texte_20_par_20_défaut"><text:span text:style-name="T251">sur </text:span></text:span><text:span text:style-name="texte_20_par_20_défaut"><text:span text:style-name="T706">un pronom</text:span></text:span><text:span text:style-name="texte_20_par_20_défaut"><text:span text:style-name="T251">. </text:span></text:span><text:span text:style-name="exemple"><text:span text:style-name="T451">Personne ne l’a écoutée</text:span></text:span></text:p>
      <text:p text:style-name="P360"><text:span text:style-name="texte_20_par_20_défaut"><text:span text:style-name="T251">est en effet la négation de </text:span></text:span><text:span text:style-name="exemple"><text:span text:style-name="T451">Quelqu’un l’a écoutée</text:span></text:span><text:span text:style-name="texte_20_par_20_défaut"><text:span text:style-name="T251"> .</text:span></text:span></text:p>
      <text:p text:style-name="P411"><text:span text:style-name="titre_20_avec_20_numéro"><text:s/>B.029 </text:span></text:p>
      <text:p text:style-name="P346"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3</text:span></text:span><text:span text:style-name="référence"><text:span text:style-name="T113">)</text:span></text:span></text:p>
      <text:p text:style-name="P346"><text:span text:style-name="référence"><text:span text:style-name="T113"/></text:span></text:p>
      <text:p text:style-name="P339"><text:span text:style-name="phrase_20_analysée_20__28_gros_20_caractère_29_"><text:span text:style-name="T531">Aucun détail ne lui échappe</text:span></text:span><text:span text:style-name="phrase_20_analysée_20__28_gros_20_caractère_29_"><text:span text:style-name="T802">.</text:span></text:span></text:p>
      <text:p text:style-name="P156"/>
      <text:p text:style-name="P25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43"><text:span text:style-name="texte_20_par_20_défaut"><text:span text:style-name="T277">•</text:span></text:span><text:span text:style-name="T63"> </text:span><text:span text:style-name="exemple"><text:span text:style-name="T394">Aucun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2">déterminant</text:span></text:span><text:span text:style-name="texte_20_par_20_défaut"><text:span text:style-name="T600"> </text:span></text:span><text:span text:style-name="texte_20_par_20_défaut"><text:span text:style-name="T601">indéfini</text:span></text:span></text:p>
      <text:p text:style-name="P361"><text:span text:style-name="texte_20_par_20_défaut"><text:span text:style-name="T277">•</text:span></text:span><text:span text:style-name="T63"> </text:span><text:span text:style-name="exemple"><text:span text:style-name="T392">n</text:span></text:span><text:span text:style-name="exemple"><text:span text:style-name="T393">e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0">adverbe</text:span></text:span></text:p>
      <text:p text:style-name="P361"><text:span text:style-name="texte_20_par_20_défaut"><text:span text:style-name="T277">•</text:span></text:span><text:span text:style-name="T63"> </text:span><text:span text:style-name="exemple"><text:span text:style-name="T393">l</text:span></text:span><text:span text:style-name="exemple"><text:span text:style-name="T394">ui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93">pronom personnel</text:span></text:span></text:p>
      <text:p text:style-name="P361"><text:span text:style-name="texte_20_par_20_défaut"><text:span text:style-name="T277">•</text:span></text:span><text:span text:style-name="T63"> </text:span><text:span text:style-name="exemple"><text:span text:style-name="T394">échappe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verbe </text:span></text:span><text:span text:style-name="texte_20_par_20_défaut"><text:span text:style-name="T82">(</text:span></text:span><text:span text:style-name="texte_20_par_20_défaut"><text:span text:style-name="T602">échapper</text:span></text:span><text:span text:style-name="texte_20_par_20_défaut"><text:span text:style-name="T555"> </text:span></text:span><text:span text:style-name="texte_20_par_20_défaut"><text:span text:style-name="T82">: indicatif.</text:span></text:span><text:span text:style-name="texte_20_par_20_défaut"><text:span text:style-name="T602">présent</text:span></text:span><text:span text:style-name="texte_20_par_20_défaut"><text:span text:style-name="T82">.3S)</text:span></text:span></text:p>
      <text:p text:style-name="P361"><text:span text:style-name="texte_20_par_20_défaut"><text:span text:style-name="T76"/></text:span></text:p>
      <text:p text:style-name="P438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61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452">ne lui échappe</text:span></text:span><text:span text:style-name="exemple"><text:span text:style-name="T464"><text:tab/><text:tab/></text:span></text:span><text:span text:style-name="texte_20_par_20_défaut"><text:span text:style-name="T545"><text:tab/></text:span></text:span><text:span text:style-name="texte_20_par_20_défaut">:</text:span><text:span text:style-name="texte_20_par_20_défaut"><text:span text:style-name="T545"><text:tab/></text:span></text:span><text:span text:style-name="texte_20_par_20_défaut"><text:span text:style-name="T247">groupe </text:span></text:span><text:span text:style-name="texte_20_par_20_défaut"><text:span text:style-name="T704">verbal</text:span></text:span></text:p>
      <text:p text:style-name="P473"><text:span text:style-name="texte_20_par_20_défaut"><text:span text:style-name="T290"/></text:span></text:p>
      <text:p text:style-name="P473"><text:span text:style-name="texte_20_par_20_défaut"><text:span text:style-name="T536">Analyse des fonctions</text:span></text:span></text:p>
      <text:p text:style-name="P361"><text:span text:style-name="texte_20_par_20_défaut"><text:span text:style-name="T337">•</text:span></text:span><text:span text:style-name="texte_20_par_20_défaut"><text:span text:style-name="T247"> </text:span></text:span><text:span text:style-name="exemple"><text:span text:style-name="T452">Aucun</text:span></text:span><text:span text:style-name="exemple"><text:span text:style-name="T248"><text:tab/></text:span></text:span><text:span text:style-name="texte_20_par_20_défaut"><text:span text:style-name="T249"><text:tab/><text:tab/><text:tab/></text:span></text:span><text:span text:style-name="texte_20_par_20_défaut"><text:span text:style-name="T247">:</text:span></text:span><text:span text:style-name="texte_20_par_20_défaut"><text:span text:style-name="T249"><text:tab/></text:span></text:span><text:span text:style-name="texte_20_par_20_défaut"><text:span text:style-name="T703">sujet</text:span></text:span><text:span text:style-name="texte_20_par_20_défaut"><text:span text:style-name="T247"> </text:span></text:span><text:span text:style-name="texte_20_par_20_défaut"><text:span text:style-name="T248">de </text:span></text:span><text:span text:style-name="exemple"><text:span text:style-name="T452">échappe</text:span></text:span></text:p>
      <text:p text:style-name="P389"><text:span text:style-name="texte_20_par_20_défaut"><text:span text:style-name="T334">•</text:span></text:span><text:span text:style-name="texte_20_par_20_défaut"><text:span text:style-name="T32"> </text:span></text:span><text:span text:style-name="exemple"><text:span text:style-name="T452">ne lui échappe</text:span></text:span><text:span text:style-name="exemple"><text:span text:style-name="T449"><text:tab/><text:tab/></text:span></text:span><text:span text:style-name="texte_20_par_20_défaut"><text:span text:style-name="T31"><text:tab/></text:span></text:span><text:span text:style-name="texte_20_par_20_défaut">:</text:span><text:span text:style-name="texte_20_par_20_défaut"><text:span text:style-name="T31"><text:tab/></text:span></text:span><text:span text:style-name="texte_20_par_20_défaut">prédicat du sujet </text:span><text:span text:style-name="exemple"><text:span text:style-name="T824">Aucun</text:span></text:span></text:p>
      <text:p text:style-name="P361"><text:span text:style-name="texte_20_par_20_défaut"><text:span text:style-name="T335">•</text:span></text:span><text:span text:style-name="texte_20_par_20_défaut"><text:span text:style-name="T548"> </text:span></text:span><text:span text:style-name="exemple"><text:span text:style-name="T248">l</text:span></text:span><text:span text:style-name="exemple"><text:span text:style-name="T255">ui</text:span></text:span><text:span text:style-name="texte_20_par_20_défaut"><text:span text:style-name="T248"><text:tab/></text:span></text:span><text:span text:style-name="texte_20_par_20_défaut"><text:span text:style-name="T545"><text:tab/><text:tab/><text:tab/><text:tab/></text:span></text:span><text:span text:style-name="texte_20_par_20_défaut"><text:span text:style-name="T248">:</text:span></text:span><text:span text:style-name="texte_20_par_20_défaut"><text:span text:style-name="T545"><text:tab/></text:span></text:span><text:span text:style-name="texte_20_par_20_défaut"><text:span text:style-name="T248">CO</text:span></text:span><text:span text:style-name="texte_20_par_20_défaut"><text:span text:style-name="T255">I</text:span></text:span><text:span text:style-name="texte_20_par_20_défaut"><text:span text:style-name="T248"> de </text:span></text:span><text:span text:style-name="exemple"><text:span text:style-name="T452">échappe</text:span></text:span></text:p>
      <text:p text:style-name="P473"><text:span text:style-name="texte_20_par_20_défaut"><text:span text:style-name="T254"/></text:span></text:p>
      <text:p text:style-name="P161"><text:span text:style-name="texte_20_par_20_défaut"><text:span text:style-name="T536">Analyse des propositions</text:span></text:span></text:p>
      <text:p text:style-name="P243"><text:span text:style-name="texte_20_par_20_défaut">La phrase contient une seule proposition : il s’agit par conséquent d’une phrase simple.</text:span></text:p>
      <text:p text:style-name="P361"><text:span text:style-name="texte_20_par_20_défaut"><text:span text:style-name="T803">L’unique proposition est une proposition indépendante.</text:span></text:span></text:p>
      <text:p text:style-name="P473"><text:span text:style-name="exemple"><text:span text:style-name="T551"/></text:span></text:p>
      <text:p text:style-name="P161"><text:span text:style-name="texte_20_par_20_défaut"><text:span text:style-name="T536">Analyse du type et de la forme de la phrase</text:span></text:span></text:p>
      <text:p text:style-name="P361"><text:span text:style-name="texte_20_par_20_défaut"><text:span text:style-name="T248">La phrase est de type déclaratif et </text:span></text:span><text:span text:style-name="texte_20_par_20_défaut"><text:span text:style-name="T250">a une forme négative.</text:span></text:span></text:p>
      <text:p text:style-name="P473"><text:span text:style-name="exemple"><text:span text:style-name="T550"/></text:span></text:p>
      <text:p text:style-name="P361"><text:span text:style-name="texte_20_par_20_défaut"><text:span text:style-name="T549">Analyse de la forme négative</text:span></text:span><text:span text:style-name="texte_20_par_20_défaut"><text:span text:style-name="T251"> : dans cette phrase la négation est </text:span></text:span><text:span text:style-name="texte_20_par_20_défaut"><text:span text:style-name="T713">partielle</text:span></text:span><text:span text:style-name="texte_20_par_20_défaut"><text:span text:style-name="T251"> <text:s text:c="9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3</text:span></text:span><text:span text:style-name="référence"><text:span text:style-name="T113">)</text:span></text:span></text:p>
      <text:p text:style-name="P361"><text:span text:style-name="texte_20_par_20_défaut"><text:span text:style-name="T251">car elle porte </text:span></text:span><text:span text:style-name="texte_20_par_20_défaut"><text:span text:style-name="T252">ici </text:span></text:span><text:span text:style-name="texte_20_par_20_défaut"><text:span text:style-name="T251">sur </text:span></text:span><text:span text:style-name="texte_20_par_20_défaut"><text:span text:style-name="T706">un </text:span></text:span><text:span text:style-name="texte_20_par_20_défaut"><text:span text:style-name="T707">déterminant</text:span></text:span><text:span text:style-name="texte_20_par_20_défaut"><text:span text:style-name="T251">. </text:span></text:span><text:span text:style-name="exemple"><text:span text:style-name="T453">Aucun détail ne lui échappe</text:span></text:span></text:p>
      <text:p text:style-name="P362"><text:span text:style-name="texte_20_par_20_défaut"><text:span text:style-name="T251">est en effet la négation de </text:span></text:span><text:span text:style-name="exemple"><text:span text:style-name="T453">Certains détails lui échappent</text:span></text:span><text:span text:style-name="texte_20_par_20_défaut"><text:span text:style-name="T251"> .</text:span></text:span></text:p>
      <text:p text:style-name="P412"><text:span text:style-name="titre_20_avec_20_numéro"><text:s/>B.030 </text:span></text:p>
      <text:p text:style-name="P347"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</text:span></text:span><text:span text:style-name="référence"><text:span text:style-name="T131">4</text:span></text:span><text:span text:style-name="référence"><text:span text:style-name="T113">)</text:span></text:span></text:p>
      <text:p text:style-name="P347"><text:span text:style-name="référence"><text:span text:style-name="T113"/></text:span></text:p>
      <text:p text:style-name="P397"><text:span text:style-name="phrase_20_analysée_20__28_gros_20_caractère_29_"><text:span text:style-name="T806">Elle ne travaille jamais.</text:span></text:span></text:p>
      <text:p text:style-name="P157"/>
      <text:p text:style-name="P26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44"><text:span text:style-name="texte_20_par_20_défaut"><text:span text:style-name="T277">•</text:span></text:span><text:span text:style-name="T63"> </text:span><text:span text:style-name="exemple"><text:span text:style-name="T395">Elle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3">pronom personnel</text:span></text:span></text:p>
      <text:p text:style-name="P363"><text:span text:style-name="texte_20_par_20_défaut"><text:span text:style-name="T277">•</text:span></text:span><text:span text:style-name="T63"> </text:span><text:span text:style-name="exemple"><text:span text:style-name="T392">n</text:span></text:span><text:span text:style-name="exemple"><text:span text:style-name="T393">e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0">adverbe</text:span></text:span></text:p>
      <text:p text:style-name="P363"><text:span text:style-name="texte_20_par_20_défaut"><text:span text:style-name="T277">•</text:span></text:span><text:span text:style-name="T63"> </text:span><text:span text:style-name="exemple"><text:span text:style-name="T395">travaille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verbe </text:span></text:span><text:span text:style-name="texte_20_par_20_défaut"><text:span text:style-name="T82">(</text:span></text:span><text:span text:style-name="texte_20_par_20_défaut"><text:span text:style-name="T603">travailler</text:span></text:span><text:span text:style-name="texte_20_par_20_défaut"><text:span text:style-name="T555"> </text:span></text:span><text:span text:style-name="texte_20_par_20_défaut"><text:span text:style-name="T82">: indicatif.</text:span></text:span><text:span text:style-name="texte_20_par_20_défaut"><text:span text:style-name="T602">présent</text:span></text:span><text:span text:style-name="texte_20_par_20_défaut"><text:span text:style-name="T82">.3S)</text:span></text:span></text:p>
      <text:p text:style-name="P363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95">jamais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0">adverbe</text:span></text:span></text:p>
      <text:p text:style-name="P363"><text:span text:style-name="texte_20_par_20_défaut"><text:span text:style-name="T76"/></text:span></text:p>
      <text:p text:style-name="P439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63"><text:span text:style-name="texte_20_par_20_défaut">•</text:span><text:span text:style-name="texte_20_par_20_défaut"><text:span text:style-name="T536"> </text:span></text:span><text:span text:style-name="exemple"><text:span text:style-name="T452">ne </text:span></text:span><text:span text:style-name="exemple"><text:span text:style-name="T454">travaille jamais</text:span></text:span><text:span text:style-name="exemple"><text:span text:style-name="T464"><text:tab/><text:tab/></text:span></text:span><text:span text:style-name="texte_20_par_20_défaut"><text:span text:style-name="T545"><text:tab/></text:span></text:span><text:span text:style-name="texte_20_par_20_défaut">:</text:span><text:span text:style-name="texte_20_par_20_défaut"><text:span text:style-name="T545"><text:tab/></text:span></text:span><text:span text:style-name="texte_20_par_20_défaut"><text:span text:style-name="T247">groupe </text:span></text:span><text:span text:style-name="texte_20_par_20_défaut"><text:span text:style-name="T704">verbal</text:span></text:span></text:p>
      <text:p text:style-name="P474"><text:span text:style-name="texte_20_par_20_défaut"><text:span text:style-name="T290"/></text:span></text:p>
      <text:p text:style-name="P474"><text:span text:style-name="texte_20_par_20_défaut"><text:span text:style-name="T536">Analyse des fonctions</text:span></text:span></text:p>
      <text:p text:style-name="P363"><text:span text:style-name="texte_20_par_20_défaut"><text:span text:style-name="T337">•</text:span></text:span><text:span text:style-name="texte_20_par_20_défaut"><text:span text:style-name="T247"> </text:span></text:span><text:span text:style-name="exemple"><text:span text:style-name="T454">Elle<text:tab/></text:span></text:span><text:span text:style-name="exemple"><text:span text:style-name="T248"><text:tab/></text:span></text:span><text:span text:style-name="texte_20_par_20_défaut"><text:span text:style-name="T249"><text:tab/><text:tab/><text:tab/></text:span></text:span><text:span text:style-name="texte_20_par_20_défaut"><text:span text:style-name="T247">:</text:span></text:span><text:span text:style-name="texte_20_par_20_défaut"><text:span text:style-name="T249"><text:tab/></text:span></text:span><text:span text:style-name="texte_20_par_20_défaut"><text:span text:style-name="T703">sujet</text:span></text:span><text:span text:style-name="texte_20_par_20_défaut"><text:span text:style-name="T247"> </text:span></text:span><text:span text:style-name="texte_20_par_20_défaut"><text:span text:style-name="T248">de </text:span></text:span><text:span text:style-name="exemple"><text:span text:style-name="T454">travaille</text:span></text:span></text:p>
      <text:p text:style-name="P390"><text:span text:style-name="texte_20_par_20_défaut">•</text:span><text:span text:style-name="texte_20_par_20_défaut"><text:span text:style-name="T33"> </text:span></text:span><text:span text:style-name="exemple"><text:span text:style-name="T452">ne </text:span></text:span><text:span text:style-name="exemple"><text:span text:style-name="T454">travaille jamais</text:span></text:span><text:span text:style-name="exemple"><text:span text:style-name="T449"><text:tab/><text:tab/></text:span></text:span><text:span text:style-name="texte_20_par_20_défaut"><text:span text:style-name="T31"><text:tab/></text:span></text:span><text:span text:style-name="texte_20_par_20_défaut">:</text:span><text:span text:style-name="texte_20_par_20_défaut"><text:span text:style-name="T31"><text:tab/></text:span></text:span><text:span text:style-name="texte_20_par_20_défaut">prédicat </text:span><text:span text:style-name="texte_20_par_20_défaut"><text:span text:style-name="T825">du sujet </text:span></text:span><text:span text:style-name="exemple"><text:span text:style-name="T825">Elle</text:span></text:span></text:p>
      <text:p text:style-name="P474"><text:span text:style-name="texte_20_par_20_défaut"><text:span text:style-name="T254"/></text:span></text:p>
      <text:p text:style-name="P162"><text:span text:style-name="texte_20_par_20_défaut"><text:span text:style-name="T536">Analyse des propositions</text:span></text:span></text:p>
      <text:p text:style-name="P244"><text:span text:style-name="texte_20_par_20_défaut">La phrase contient une seule proposition : il s’agit par conséquent d’une phrase simple.</text:span></text:p>
      <text:p text:style-name="P363"><text:span text:style-name="texte_20_par_20_défaut"><text:span text:style-name="T803">L’unique proposition est une proposition indépendante.</text:span></text:span></text:p>
      <text:p text:style-name="P474"><text:span text:style-name="exemple"><text:span text:style-name="T551"/></text:span></text:p>
      <text:p text:style-name="P162"><text:span text:style-name="texte_20_par_20_défaut"><text:span text:style-name="T536">Analyse du type et de la forme de la phrase</text:span></text:span></text:p>
      <text:p text:style-name="P363"><text:span text:style-name="texte_20_par_20_défaut"><text:span text:style-name="T248">La phrase est de type déclaratif et </text:span></text:span><text:span text:style-name="texte_20_par_20_défaut"><text:span text:style-name="T250">a une forme négative.</text:span></text:span></text:p>
      <text:p text:style-name="P474"><text:span text:style-name="exemple"><text:span text:style-name="T550"/></text:span></text:p>
      <text:p text:style-name="P363"><text:span text:style-name="texte_20_par_20_défaut"><text:span text:style-name="T549">Analyse de la forme négative</text:span></text:span><text:span text:style-name="texte_20_par_20_défaut"><text:span text:style-name="T251"> : dans cette phrase la négation est </text:span></text:span><text:span text:style-name="texte_20_par_20_défaut"><text:span text:style-name="T713">partielle</text:span></text:span><text:span text:style-name="texte_20_par_20_défaut"><text:span text:style-name="T251"> <text:s text:c="9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</text:span></text:span><text:span text:style-name="référence"><text:span text:style-name="T132">4</text:span></text:span><text:span text:style-name="référence"><text:span text:style-name="T113">)</text:span></text:span></text:p>
      <text:p text:style-name="P363"><text:span text:style-name="texte_20_par_20_défaut"><text:span text:style-name="T251">car elle porte </text:span></text:span><text:span text:style-name="texte_20_par_20_défaut"><text:span text:style-name="T252">ici </text:span></text:span><text:span text:style-name="texte_20_par_20_défaut"><text:span text:style-name="T251">sur </text:span></text:span><text:span text:style-name="texte_20_par_20_défaut"><text:span text:style-name="T706">un </text:span></text:span><text:span text:style-name="texte_20_par_20_défaut"><text:span text:style-name="T707">déterminant</text:span></text:span><text:span text:style-name="texte_20_par_20_défaut"><text:span text:style-name="T251">. </text:span></text:span><text:span text:style-name="exemple"><text:span text:style-name="T455">Elle ne travaille jamais</text:span></text:span></text:p>
      <text:p text:style-name="P364"><text:span text:style-name="texte_20_par_20_défaut"><text:span text:style-name="T251">est en effet la négation de </text:span></text:span><text:span text:style-name="exemple"><text:span text:style-name="T455">Elle travaille toujours</text:span></text:span><text:span text:style-name="texte_20_par_20_défaut"><text:span text:style-name="T251"> .</text:span></text:span></text:p>
      <text:p text:style-name="P413"><text:span text:style-name="titre_20_avec_20_numéro"><text:s/>B.031 </text:span></text:p>
      <text:p text:style-name="P348"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</text:span></text:span><text:span text:style-name="référence"><text:span text:style-name="T133">4</text:span></text:span><text:span text:style-name="référence"><text:span text:style-name="T113">)</text:span></text:span></text:p>
      <text:p text:style-name="P348"><text:span text:style-name="référence"><text:span text:style-name="T113"/></text:span></text:p>
      <text:p text:style-name="P340"><text:span text:style-name="phrase_20_analysée_20__28_gros_20_caractère_29_"><text:span text:style-name="T532">Je</text:span></text:span><text:span text:style-name="phrase_20_analysée_20__28_gros_20_caractère_29_"><text:span text:style-name="T797"> n’aime </text:span></text:span><text:span text:style-name="phrase_20_analysée_20__28_gros_20_caractère_29_"><text:span text:style-name="T532">que</text:span></text:span><text:span text:style-name="phrase_20_analysée_20__28_gros_20_caractère_29_"><text:span text:style-name="T797"> le</text:span></text:span><text:span text:style-name="phrase_20_analysée_20__28_gros_20_caractère_29_"><text:span text:style-name="T808">s</text:span></text:span><text:span text:style-name="phrase_20_analysée_20__28_gros_20_caractère_29_"><text:span text:style-name="T797"> </text:span></text:span><text:span text:style-name="phrase_20_analysée_20__28_gros_20_caractère_29_"><text:span text:style-name="T533">films</text:span></text:span><text:span text:style-name="phrase_20_analysée_20__28_gros_20_caractère_29_"><text:span text:style-name="T797"> français.</text:span></text:span></text:p>
      <text:p text:style-name="P158"/>
      <text:p text:style-name="P27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45"><text:span text:style-name="texte_20_par_20_défaut"><text:span text:style-name="T277">•</text:span></text:span><text:span text:style-name="T63"> </text:span><text:span text:style-name="exemple"><text:span text:style-name="T396">J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600">pronom personnel</text:span></text:span></text:p>
      <text:p text:style-name="P365"><text:span text:style-name="texte_20_par_20_défaut"><text:span text:style-name="T277">•</text:span></text:span><text:span text:style-name="T63"> </text:span><text:span text:style-name="exemple"><text:span text:style-name="T392">n’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600">adverbe</text:span></text:span></text:p>
      <text:p text:style-name="P365"><text:span text:style-name="texte_20_par_20_défaut"><text:span text:style-name="T277">•</text:span></text:span><text:span text:style-name="T63"> </text:span><text:span text:style-name="exemple"><text:span text:style-name="T392">aime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verbe </text:span></text:span><text:span text:style-name="texte_20_par_20_défaut"><text:span text:style-name="T82">(</text:span></text:span><text:span text:style-name="texte_20_par_20_défaut"><text:span text:style-name="T600">aimer</text:span></text:span><text:span text:style-name="texte_20_par_20_défaut"><text:span text:style-name="T555"> </text:span></text:span><text:span text:style-name="texte_20_par_20_défaut"><text:span text:style-name="T82">: indicatif.présent.</text:span></text:span><text:span text:style-name="texte_20_par_20_défaut"><text:span text:style-name="T94">1</text:span></text:span><text:span text:style-name="texte_20_par_20_défaut"><text:span text:style-name="T82">S)</text:span></text:span></text:p>
      <text:p text:style-name="P365"><text:span text:style-name="texte_20_par_20_défaut"><text:span text:style-name="T277">•</text:span></text:span><text:span text:style-name="T63"> </text:span><text:span text:style-name="exemple"><text:span text:style-name="T396">qu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92">adverbe</text:span></text:span></text:p>
      <text:p text:style-name="P365"><text:span text:style-name="texte_20_par_20_défaut"><text:span text:style-name="T277">•</text:span></text:span><text:span text:style-name="T63"> </text:span><text:span text:style-name="exemple"><text:span text:style-name="T354">le</text:span></text:span><text:span text:style-name="exemple"><text:span text:style-name="T397">s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article défini</text:span></text:span></text:p>
      <text:p text:style-name="P365"><text:span text:style-name="texte_20_par_20_défaut"><text:span text:style-name="T277">•</text:span></text:span><text:span text:style-name="T63"> </text:span><text:span text:style-name="exemple"><text:span text:style-name="T397">films<text:tab/></text:span></text:span><text:span text:style-name="exemple"><text:span text:style-name="T354"><text:tab/></text:span></text:span><text:span text:style-name="exemple"><text:span text:style-name="T351"><text:tab/><text:tab/><text:tab/></text:span></text:span><text:span text:style-name="texte_20_par_20_défaut"><text:span text:style-name="T66">:<text:tab/></text:span></text:span><text:span text:style-name="texte_20_par_20_défaut"><text:span text:style-name="T76">nom commun</text:span></text:span></text:p>
      <text:p text:style-name="P365"><text:span text:style-name="texte_20_par_20_défaut"><text:span text:style-name="T277">•</text:span></text:span><text:span text:style-name="T63"> </text:span><text:span text:style-name="exemple"><text:span text:style-name="T392">français</text:span></text:span><text:span text:style-name="exemple"><text:span text:style-name="T354"><text:tab/></text:span></text:span><text:span text:style-name="exemple"><text:span text:style-name="T351"><text:tab/><text:tab/><text:tab/></text:span></text:span><text:span text:style-name="texte_20_par_20_défaut"><text:span text:style-name="T66">:<text:tab/></text:span></text:span><text:span text:style-name="texte_20_par_20_défaut"><text:span text:style-name="T76">adjectif</text:span></text:span></text:p>
      <text:p text:style-name="P365"><text:span text:style-name="texte_20_par_20_défaut"><text:span text:style-name="T76"/></text:span></text:p>
      <text:p text:style-name="P440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65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807">n’ai</text:span></text:span><text:span text:style-name="exemple"><text:span text:style-name="T800">me </text:span></text:span><text:span text:style-name="exemple"><text:span text:style-name="T807">que </text:span></text:span><text:span text:style-name="exemple"><text:span text:style-name="T800">le</text:span></text:span><text:span text:style-name="exemple"><text:span text:style-name="T808">s</text:span></text:span><text:span text:style-name="exemple"><text:span text:style-name="T800"> </text:span></text:span><text:span text:style-name="exemple"><text:span text:style-name="T465">films</text:span></text:span><text:span text:style-name="exemple"><text:span text:style-name="T799"> français</text:span></text:span><text:span text:style-name="texte_20_par_20_défaut"><text:span text:style-name="T545"><text:tab/></text:span></text:span><text:span text:style-name="texte_20_par_20_défaut">:</text:span><text:span text:style-name="texte_20_par_20_défaut"><text:span text:style-name="T545"><text:tab/></text:span></text:span><text:span text:style-name="texte_20_par_20_défaut"><text:span text:style-name="T247">groupe </text:span></text:span><text:span text:style-name="texte_20_par_20_défaut"><text:span text:style-name="T704">verbal</text:span></text:span></text:p>
      <text:p text:style-name="P365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799">le</text:span></text:span><text:span text:style-name="exemple"><text:span text:style-name="T808">s</text:span></text:span><text:span text:style-name="exemple"><text:span text:style-name="T799"> </text:span></text:span><text:span text:style-name="exemple"><text:span text:style-name="T465">films</text:span></text:span><text:span text:style-name="exemple"><text:span text:style-name="T799"> français</text:span></text:span><text:span text:style-name="texte_20_par_20_défaut"><text:span text:style-name="T545"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<text:span text:style-name="T247">groupe nominal</text:span></text:span></text:p>
      <text:p text:style-name="P365"><text:span text:style-name="texte_20_par_20_défaut"><text:span text:style-name="T277"/></text:span></text:p>
      <text:p text:style-name="P475"><text:span text:style-name="texte_20_par_20_défaut"><text:span text:style-name="T536">Analyse des fonctions</text:span></text:span></text:p>
      <text:p text:style-name="P365"><text:span text:style-name="texte_20_par_20_défaut"><text:span text:style-name="T337">•</text:span></text:span><text:span text:style-name="texte_20_par_20_défaut"><text:span text:style-name="T247"> </text:span></text:span><text:span text:style-name="exemple"><text:span text:style-name="T456">Je</text:span></text:span><text:span text:style-name="exemple"><text:span text:style-name="T247"><text:tab/></text:span></text:span><text:span text:style-name="exemple"><text:span text:style-name="T248"><text:tab/><text:tab/></text:span></text:span><text:span text:style-name="texte_20_par_20_défaut"><text:span text:style-name="T249"><text:tab/><text:tab/></text:span></text:span><text:span text:style-name="texte_20_par_20_défaut"><text:span text:style-name="T247">:</text:span></text:span><text:span text:style-name="texte_20_par_20_défaut"><text:span text:style-name="T249"><text:tab/></text:span></text:span><text:span text:style-name="texte_20_par_20_défaut"><text:span text:style-name="T703">sujet</text:span></text:span><text:span text:style-name="texte_20_par_20_défaut"><text:span text:style-name="T247"> </text:span></text:span><text:span text:style-name="texte_20_par_20_défaut"><text:span text:style-name="T248">de </text:span></text:span><text:span text:style-name="exemple"><text:span text:style-name="T248">aime</text:span></text:span></text:p>
      <text:p text:style-name="P391"><text:span text:style-name="texte_20_par_20_défaut"><text:span text:style-name="T335">•</text:span></text:span><text:span text:style-name="texte_20_par_20_défaut"><text:span text:style-name="T548"> </text:span></text:span><text:span text:style-name="exemple"><text:span text:style-name="T256">n’ai</text:span></text:span><text:span text:style-name="exemple"><text:span text:style-name="T258">me </text:span></text:span><text:span text:style-name="exemple"><text:span text:style-name="T256">que </text:span></text:span><text:span text:style-name="exemple"><text:span text:style-name="T258">le</text:span></text:span><text:span text:style-name="exemple"><text:span text:style-name="T257">s</text:span></text:span><text:span text:style-name="exemple"><text:span text:style-name="T258"> </text:span></text:span><text:span text:style-name="exemple"><text:span text:style-name="T457">films</text:span></text:span><text:span text:style-name="exemple"><text:span text:style-name="T248"> français</text:span></text:span><text:span text:style-name="texte_20_par_20_défaut"><text:span text:style-name="T545"><text:tab/></text:span></text:span><text:span text:style-name="texte_20_par_20_défaut"><text:span text:style-name="T248">:</text:span></text:span><text:span text:style-name="texte_20_par_20_défaut"><text:span text:style-name="T545"><text:tab/></text:span></text:span><text:span text:style-name="texte_20_par_20_défaut"><text:span text:style-name="T710">prédicat du sujet </text:span></text:span><text:span text:style-name="exemple"><text:span text:style-name="T260">Je</text:span></text:span></text:p>
      <text:p text:style-name="P365"><text:span text:style-name="texte_20_par_20_défaut"><text:span text:style-name="T335">•</text:span></text:span><text:span text:style-name="texte_20_par_20_défaut"><text:span text:style-name="T548"> </text:span></text:span><text:span text:style-name="exemple"><text:span text:style-name="T248">le</text:span></text:span><text:span text:style-name="exemple"><text:span text:style-name="T257">s</text:span></text:span><text:span text:style-name="exemple"><text:span text:style-name="T248"> </text:span></text:span><text:span text:style-name="exemple"><text:span text:style-name="T457">films</text:span></text:span><text:span text:style-name="exemple"><text:span text:style-name="T248"> français</text:span></text:span><text:span text:style-name="texte_20_par_20_défaut"><text:span text:style-name="T545"><text:tab/><text:tab/><text:tab/></text:span></text:span><text:span text:style-name="texte_20_par_20_défaut"><text:span text:style-name="T248">:</text:span></text:span><text:span text:style-name="texte_20_par_20_défaut"><text:span text:style-name="T545"><text:tab/></text:span></text:span><text:span text:style-name="texte_20_par_20_défaut"><text:span text:style-name="T248">COD de </text:span></text:span><text:span text:style-name="exemple"><text:span text:style-name="T248">aime</text:span></text:span></text:p>
      <text:p text:style-name="P475"><text:span text:style-name="exemple"><text:span text:style-name="T548"/></text:span></text:p>
      <text:p text:style-name="P163"><text:span text:style-name="texte_20_par_20_défaut"><text:span text:style-name="T536">Analyse des propositions</text:span></text:span></text:p>
      <text:p text:style-name="P245"><text:span text:style-name="texte_20_par_20_défaut">La phrase contient une seule proposition : il s’agit par conséquent d’une phrase simple.</text:span></text:p>
      <text:p text:style-name="P365"><text:span text:style-name="texte_20_par_20_défaut"><text:span text:style-name="T803">L’unique proposition est une proposition indépendante.</text:span></text:span></text:p>
      <text:p text:style-name="P365"><text:span text:style-name="texte_20_par_20_défaut"/></text:p>
      <text:p text:style-name="P163"><text:span text:style-name="texte_20_par_20_défaut"><text:span text:style-name="T536">Analyse du type et de la forme de la phrase</text:span></text:span></text:p>
      <text:p text:style-name="P365"><text:span text:style-name="texte_20_par_20_défaut"><text:span text:style-name="T248">La phrase est de type déclaratif et </text:span></text:span><text:span text:style-name="texte_20_par_20_défaut"><text:span text:style-name="T250">a une forme négative.</text:span></text:span></text:p>
      <text:p text:style-name="P475"><text:span text:style-name="exemple"><text:span text:style-name="T550"/></text:span></text:p>
      <text:p text:style-name="P365"><text:span text:style-name="texte_20_par_20_défaut"><text:span text:style-name="T549">Analyse de la forme négative</text:span></text:span><text:span text:style-name="texte_20_par_20_défaut"><text:span text:style-name="T251"> : dans cette phrase la négation est </text:span></text:span><text:span text:style-name="texte_20_par_20_défaut"><text:span text:style-name="T552">e</text:span></text:span><text:span text:style-name="texte_20_par_20_défaut"><text:span text:style-name="T714">xceptive</text:span></text:span><text:span text:style-name="texte_20_par_20_défaut"><text:span text:style-name="T251"> <text:s text:c="7"/></text:span></text:span><text:span text:style-name="référence"><text:span text:style-name="T109">TG(</text:span></text:span><text:span text:style-name="référence"><text:span text:style-name="T114">I</text:span></text:span><text:span text:style-name="référence"><text:span text:style-name="T109">I.</text:span></text:span><text:span text:style-name="référence"><text:span text:style-name="T127">1</text:span></text:span><text:span text:style-name="référence"><text:span text:style-name="T110">.</text:span></text:span><text:span text:style-name="référence"><text:span text:style-name="T127">8.1</text:span></text:span><text:span text:style-name="référence"><text:span text:style-name="T109">, p.</text:span></text:span><text:span text:style-name="référence"><text:span text:style-name="T110"> </text:span></text:span><text:span text:style-name="référence"><text:span text:style-name="T127">7</text:span></text:span><text:span text:style-name="référence"><text:span text:style-name="T133">4</text:span></text:span><text:span text:style-name="référence"><text:span text:style-name="T113">)</text:span></text:span></text:p>
      <text:p text:style-name="P365"><text:span text:style-name="texte_20_par_20_défaut"><text:span text:style-name="T251">car elle </text:span></text:span><text:span text:style-name="texte_20_par_20_défaut"><text:span text:style-name="T256">se construit avec l’adverbe </text:span></text:span><text:span text:style-name="exemple"><text:span text:style-name="T256">ne… que…</text:span></text:span><text:span text:style-name="texte_20_par_20_défaut"><text:span text:style-name="T256"> et contient une négation</text:span></text:span></text:p>
      <text:p text:style-name="P366"><text:span text:style-name="texte_20_par_20_défaut"><text:span text:style-name="T256">implicite. </text:span></text:span><text:span text:style-name="exemple">Je n’aime que les films français</text:span><text:span text:style-name="texte_20_par_20_défaut"><text:span text:style-name="T256"> </text:span></text:span><text:span text:style-name="texte_20_par_20_défaut"><text:span text:style-name="T257">signifie à la fois </text:span></text:span><text:span text:style-name="exemple"><text:span text:style-name="T257">J’aime les films français </text:span></text:span></text:p>
      <text:p text:style-name="P366"><text:span text:style-name="texte_20_par_20_défaut"><text:span text:style-name="T257">(valeur positive explicite) et </text:span></text:span><text:span text:style-name="exemple"><text:span text:style-name="T257">Je n’aime pas les films qui ne sont pas français</text:span></text:span><text:span text:style-name="texte_20_par_20_défaut"><text:span text:style-name="T257"> (valeur négative implicite sous la forme d’une double négation).</text:span></text:span></text:p>
      <text:p text:style-name="P195"><text:span text:style-name="titre_20_avec_20_numéro"><text:s/>B.032</text:span></text:p>
      <text:p text:style-name="P59"><text:span text:style-name="référence">TG(I.2.1, p</text:span><text:span text:style-name="référence"><text:span text:style-name="T756">p</text:span></text:span><text:span text:style-name="référence">. 22-</text:span><text:span text:style-name="référence"><text:span text:style-name="T756">23</text:span></text:span><text:span text:style-name="référence">)</text:span></text:p>
      <text:p text:style-name="P59"><text:span text:style-name="référence"/></text:p>
      <text:p text:style-name="P44"><text:span text:style-name="phrase_20_analysée_20__28_gros_20_caractère_29_"><text:span text:style-name="T245">Le facteur distribue le courrier quand le jour se lève.</text:span></text:span></text:p>
      <text:p text:style-name="P126"/>
      <text:p text:style-name="P126"/>
      <text:p text:style-name="P20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20"><text:span text:style-name="texte_20_par_20_défaut"><text:span text:style-name="T277">•</text:span></text:span><text:span text:style-name="T63"> </text:span><text:span text:style-name="exemple"><text:span text:style-name="T354">L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5">article défini</text:span></text:span></text:p>
      <text:p text:style-name="P318"><text:span text:style-name="texte_20_par_20_défaut"><text:span text:style-name="T277">•</text:span></text:span><text:span text:style-name="T63"> </text:span><text:span text:style-name="exemple"><text:span text:style-name="T382">facteur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5">nom commun</text:span></text:span></text:p>
      <text:p text:style-name="P318"><text:span text:style-name="texte_20_par_20_défaut"><text:span text:style-name="T277">•</text:span></text:span><text:span text:style-name="T63"> </text:span><text:span text:style-name="exemple"><text:span text:style-name="T382">distribue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verbe </text:span></text:span><text:span text:style-name="texte_20_par_20_défaut"><text:span text:style-name="T82">(</text:span></text:span><text:span text:style-name="texte_20_par_20_défaut"><text:span text:style-name="T698">distribuer</text:span></text:span><text:span text:style-name="texte_20_par_20_défaut"><text:span text:style-name="T555"> </text:span></text:span><text:span text:style-name="texte_20_par_20_défaut"><text:span text:style-name="T82">: indicatif.présent.3S)</text:span></text:span></text:p>
      <text:p text:style-name="P318"><text:span text:style-name="texte_20_par_20_défaut"><text:span text:style-name="T277">•</text:span></text:span><text:span text:style-name="T63"> </text:span><text:span text:style-name="exemple"><text:span text:style-name="T354">le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article défini</text:span></text:span></text:p>
      <text:p text:style-name="P318"><text:span text:style-name="texte_20_par_20_défaut"><text:span text:style-name="T277">•</text:span></text:span><text:span text:style-name="T63"> </text:span><text:span text:style-name="exemple"><text:span text:style-name="T382">courrier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592">nom commun</text:span></text:span></text:p>
      <text:p text:style-name="P318"><text:span text:style-name="texte_20_par_20_défaut"><text:span text:style-name="T277">•</text:span></text:span><text:span text:style-name="T63"> </text:span><text:span text:style-name="exemple"><text:span text:style-name="T382">quand</text:span></text:span><text:span text:style-name="exemple"><text:span text:style-name="T354"><text:tab/></text:span></text:span><text:span text:style-name="exemple"><text:span text:style-name="T351"><text:tab/><text:tab/><text:tab/></text:span></text:span><text:span text:style-name="texte_20_par_20_défaut"><text:span text:style-name="T66">:<text:tab/></text:span></text:span><text:span text:style-name="texte_20_par_20_défaut"><text:span text:style-name="T592">conjonction de subordination</text:span></text:span></text:p>
      <text:p text:style-name="P318"><text:span text:style-name="texte_20_par_20_défaut"><text:span text:style-name="T277">•</text:span></text:span><text:span text:style-name="T63"> </text:span><text:span text:style-name="exemple"><text:span text:style-name="T382">le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88">article défini</text:span></text:span></text:p>
      <text:p text:style-name="P318"><text:span text:style-name="texte_20_par_20_défaut"><text:span text:style-name="T277">•</text:span></text:span><text:span text:style-name="T63"> </text:span><text:span text:style-name="exemple"><text:span text:style-name="T382">jour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592">nom commun</text:span></text:span></text:p>
      <text:p text:style-name="P318"><text:span text:style-name="texte_20_par_20_défaut"><text:span text:style-name="T277">•</text:span></text:span><text:span text:style-name="T63"> </text:span><text:span text:style-name="exemple"><text:span text:style-name="T354">se </text:span></text:span><text:span text:style-name="exemple"><text:span text:style-name="T382">lève</text:span></text:span><text:span text:style-name="exemple"><text:span text:style-name="T354"><text:tab/><text:tab/><text:tab/></text:span></text:span><text:span text:style-name="exemple"><text:span text:style-name="T351"><text:tab/></text:span></text:span><text:span text:style-name="texte_20_par_20_défaut"><text:span text:style-name="T66">:<text:tab/></text:span></text:span><text:span text:style-name="texte_20_par_20_défaut"><text:span text:style-name="T592">verbe (se lever : indicatif.présent.3S)</text:span></text:span></text:p>
      <text:p text:style-name="P318"><text:span text:style-name="texte_20_par_20_défaut"><text:span text:style-name="T76"/></text:span></text:p>
      <text:p text:style-name="P433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18"><text:span text:style-name="texte_20_par_20_défaut"><text:span text:style-name="T335">•</text:span></text:span><text:span text:style-name="texte_20_par_20_défaut"><text:span text:style-name="T536"> </text:span></text:span><text:span text:style-name="exemple">Le </text:span><text:span text:style-name="exemple"><text:span text:style-name="T445">facteur</text:span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238"><text:span text:style-name="texte_20_par_20_défaut"><text:span text:style-name="T277">•</text:span></text:span><text:span text:style-name="exemple"><text:span text:style-name="T292"> </text:span></text:span><text:span text:style-name="exemple"><text:span text:style-name="T301">distribue </text:span></text:span><text:span text:style-name="exemple"><text:span text:style-name="T446">le courrier </text:span></text:span><text:span text:style-name="exemple"><text:s/><text:tab/><text:tab/></text:span><text:span text:style-name="texte_20_par_20_défaut"><text:span text:style-name="T71">:<text:tab/></text:span></text:span><text:span text:style-name="texte_20_par_20_défaut"><text:span text:style-name="T586">groupe verbal</text:span></text:span></text:p>
      <text:p text:style-name="P318"><text:span text:style-name="texte_20_par_20_défaut"><text:span text:style-name="T276">•</text:span></text:span><text:span text:style-name="texte_20_par_20_défaut"><text:span text:style-name="T657"> </text:span></text:span><text:span text:style-name="exemple"><text:span text:style-name="T445">le courrier</text:span></text:span><text:span text:style-name="exemple"><text:span text:style-name="T432"><text:tab/></text:span></text:span><text:span text:style-name="texte_20_par_20_défaut"><text:span text:style-name="T653"><text:tab/><text:tab/><text:tab/></text:span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253"><text:span text:style-name="texte_20_par_20_défaut"><text:span text:style-name="T277">•</text:span></text:span><text:span text:style-name="exemple"><text:span text:style-name="T292"> </text:span></text:span><text:span text:style-name="exemple"><text:span text:style-name="T311">l</text:span></text:span><text:span text:style-name="exemple"><text:span text:style-name="T502">e jour se lève<text:tab/></text:span></text:span><text:span text:style-name="exemple"><text:span text:style-name="T741"> <text:tab/><text:tab/></text:span></text:span><text:span text:style-name="texte_20_par_20_défaut"><text:span text:style-name="T71">:<text:tab/></text:span></text:span><text:span text:style-name="texte_20_par_20_défaut"><text:span text:style-name="T586">groupe verbal</text:span></text:span></text:p>
      <text:p text:style-name="P318"><text:span text:style-name="texte_20_par_20_défaut"><text:span text:style-name="T331">•</text:span></text:span><text:span text:style-name="texte_20_par_20_défaut"><text:span text:style-name="T661"> </text:span></text:span><text:span text:style-name="exemple"><text:span text:style-name="T383">le jour<text:tab/></text:span></text:span><text:span text:style-name="texte_20_par_20_défaut"><text:span text:style-name="T662"><text:tab/><text:tab/><text:tab/></text:span></text:span><text:span text:style-name="texte_20_par_20_défaut">:</text:span><text:span text:style-name="texte_20_par_20_défaut"><text:span text:style-name="T16"><text:tab/></text:span></text:span><text:span text:style-name="texte_20_par_20_défaut"><text:span text:style-name="T76">groupe nominal</text:span></text:span></text:p>
      <text:p text:style-name="P318"/>
      <text:p text:style-name="P126"><text:span text:style-name="texte_20_par_20_défaut"><text:span text:style-name="T536">Analyse des fonctions</text:span></text:span></text:p>
      <text:p text:style-name="P220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1">Le </text:span></text:span><text:span text:style-name="exemple"><text:span text:style-name="T490">facteur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384">distribue</text:span></text:span></text:p>
      <text:p text:style-name="P253"><text:span text:style-name="texte_20_par_20_défaut"><text:span text:style-name="T277">•</text:span></text:span><text:span text:style-name="exemple"><text:span text:style-name="T292"> </text:span></text:span><text:span text:style-name="exemple"><text:span text:style-name="T301">distribue </text:span></text:span><text:span text:style-name="exemple"><text:span text:style-name="T384">le courrier </text:span></text:span><text:span text:style-name="exemple"><text:span text:style-name="T216"><text:s/><text:tab/><text:tab/></text:span></text:span><text:span text:style-name="texte_20_par_20_défaut"><text:span text:style-name="T71">:<text:tab/></text:span></text:span><text:span text:style-name="texte_20_par_20_défaut"><text:span text:style-name="T621">prédicat du sujet </text:span></text:span><text:span text:style-name="exemple"><text:span text:style-name="T217">Le facteur</text:span></text:span></text:p>
      <text:p text:style-name="P318"><text:span text:style-name="texte_20_par_20_défaut"><text:span text:style-name="T277">•</text:span></text:span><text:span text:style-name="exemple"><text:span text:style-name="T292"> </text:span></text:span><text:span text:style-name="exemple"><text:span text:style-name="T294">le jour<text:tab/><text:tab/></text:span></text:span><text:span text:style-name="T471"><text:tab/><text:tab/></text:span><text:span text:style-name="texte_20_par_20_défaut"><text:span text:style-name="T71">:<text:tab/></text:span></text:span><text:span text:style-name="texte_20_par_20_défaut">sujet de </text:span><text:span text:style-name="exemple"><text:span text:style-name="T384">se lève</text:span></text:span></text:p>
      <text:p text:style-name="P253"><text:span text:style-name="texte_20_par_20_défaut"><text:span text:style-name="T277">•</text:span></text:span><text:span text:style-name="exemple"><text:span text:style-name="T292"> </text:span></text:span><text:span text:style-name="exemple"><text:span text:style-name="T502">se lève<text:tab/><text:tab/></text:span></text:span><text:span text:style-name="exemple"><text:span text:style-name="T216"> <text:tab/><text:tab/></text:span></text:span><text:span text:style-name="texte_20_par_20_défaut"><text:span text:style-name="T71">:<text:tab/></text:span></text:span><text:span text:style-name="texte_20_par_20_défaut"><text:span text:style-name="T621">prédicat du sujet </text:span></text:span><text:span text:style-name="exemple"><text:span text:style-name="T217">le jour</text:span></text:span></text:p>
      <text:p text:style-name="P126"><text:span text:style-name="exemple"/></text:p>
      <text:p text:style-name="P126"><text:span text:style-name="texte_20_par_20_défaut"><text:span text:style-name="T536">Analyse des propositions</text:span></text:span></text:p>
      <text:p text:style-name="P221"><text:span text:style-name="texte_20_par_20_défaut">La phrase contient </text:span><text:span text:style-name="texte_20_par_20_défaut"><text:span text:style-name="T697">deux</text:span></text:span><text:span text:style-name="texte_20_par_20_défaut"> proposition</text:span><text:span text:style-name="texte_20_par_20_défaut"><text:span text:style-name="T754">s</text:span></text:span><text:span text:style-name="texte_20_par_20_défaut"> : il s’agit par conséquent d’une phrase </text:span><text:span text:style-name="texte_20_par_20_défaut"><text:span text:style-name="T697">complexe</text:span></text:span><text:span text:style-name="texte_20_par_20_défaut">.</text:span></text:p>
      <text:p text:style-name="P319"><text:span text:style-name="texte_20_par_20_défaut"><text:span text:style-name="T755">La proposition principale est </text:span></text:span><text:span text:style-name="exemple"><text:span text:style-name="T757">Le facteur distribue le courrier</text:span></text:span><text:span text:style-name="texte_20_par_20_défaut"><text:span text:style-name="T755">; </text:span></text:span><text:span text:style-name="texte_20_par_20_défaut"><text:span text:style-name="T757">de cette proposition principale dépend la </text:span></text:span><text:span text:style-name="texte_20_par_20_défaut"><text:span text:style-name="T755">proposition subordonnée circonstancielle de temps </text:span></text:span><text:span text:style-name="exemple"><text:span text:style-name="T757">quand le jour se lève</text:span></text:span><text:span text:style-name="texte_20_par_20_défaut"><text:span text:style-name="T757">.</text:span></text:span></text:p>
      <text:p text:style-name="P126"><text:span text:style-name="texte_20_par_20_défaut"/></text:p>
      <text:p text:style-name="P126"><text:span text:style-name="texte_20_par_20_défaut"><text:span text:style-name="T536">Analyse du type et de la forme de la phrase</text:span></text:span></text:p>
      <text:p text:style-name="P318"><text:span text:style-name="texte_20_par_20_défaut"><text:span text:style-name="T113">La phrase est de type déclaratif et </text:span></text:span><text:span text:style-name="texte_20_par_20_défaut"><text:span text:style-name="T116">n’a pas de forme particulière.</text:span></text:span></text:p>
      <text:p text:style-name="P127"><text:span text:style-name="texte_20_par_20_défaut"><text:span text:style-name="T274"><text:tab/></text:span></text:span><text:span text:style-name="GGF"><text:span text:style-name="T274">[ </text:span></text:span><text:span text:style-name="GGF">GGF.1.</text:span><text:span text:style-name="GGF"><text:span text:style-name="T758">24</text:span></text:span><text:span text:style-name="GGF"> </text:span><text:span text:style-name="GGF"><text:span text:style-name="T274">]</text:span></text:span><text:span text:style-name="GGF"> </text:span></text:p>
      <text:p text:style-name="P449"><text:span text:style-name="texte_20_par_20_défaut"><text:span text:style-name="T224"><text:tab/></text:span></text:span><text:span text:style-name="GGF"><text:span text:style-name="T224"><text:tab/></text:span></text:span><text:span text:style-name="GGF"><text:span text:style-name="T22">Confer </text:span></text:span><text:span text:style-name="GGF"><text:span text:style-name="T759">la d</text:span></text:span><text:span text:style-name="GGF"><text:span text:style-name="T223">iscussion sur le type de phrase dans une phrase subordonnée.</text:span></text:span></text:p>
      <text:p text:style-name="P449"><text:span text:style-name="GGF"><text:span text:style-name="T223"/></text:span></text:p>
      <text:p text:style-name="P449"><text:span text:style-name="GGF"><text:span text:style-name="T223"/></text:span></text:p>
      <text:p text:style-name="P449"><text:span text:style-name="GGF"><text:span text:style-name="T223"/></text:span></text:p>
      <text:p text:style-name="P133"><text:soft-page-break/><text:span text:style-name="titre_20_avec_20_numéro"><text:s/>B.033 </text:span></text:p>
      <text:p text:style-name="P450"><text:span text:style-name="référence"><text:span text:style-name="T109">TG(I.</text:span></text:span><text:span text:style-name="référence"><text:span text:style-name="T117">1</text:span></text:span><text:span text:style-name="référence"><text:span text:style-name="T110">.</text:span></text:span><text:span text:style-name="référence"><text:span text:style-name="T121">1 note 14</text:span></text:span><text:span text:style-name="référence"><text:span text:style-name="T109">, p</text:span></text:span><text:span text:style-name="référence"><text:span text:style-name="T110">. </text:span></text:span><text:span text:style-name="référence"><text:span text:style-name="T121">5</text:span></text:span><text:span text:style-name="référence"><text:span text:style-name="T273">2</text:span></text:span><text:span text:style-name="référence"><text:span text:style-name="T113">)</text:span></text:span></text:p>
      <text:p text:style-name="P72"><text:span text:style-name="référence"/></text:p>
      <text:p text:style-name="P56"><text:span text:style-name="phrase_20_analysée_20__28_gros_20_caractère_29_"><text:span text:style-name="T768">Un sportif qui est fatigué doit se reposer.</text:span></text:span></text:p>
      <text:p text:style-name="P133"/>
      <text:p text:style-name="P133"/>
      <text:p text:style-name="P21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24"><text:span text:style-name="texte_20_par_20_défaut"><text:span text:style-name="T277">•</text:span></text:span><text:span text:style-name="T63"> </text:span><text:span text:style-name="exemple"><text:span text:style-name="T385">Un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5">article </text:span></text:span><text:span text:style-name="texte_20_par_20_défaut"><text:span text:style-name="T89">in</text:span></text:span><text:span text:style-name="texte_20_par_20_défaut"><text:span text:style-name="T75">défini</text:span></text:span></text:p>
      <text:p text:style-name="P225"><text:span text:style-name="texte_20_par_20_défaut"><text:span text:style-name="T277">•</text:span></text:span><text:span text:style-name="texte_20_par_20_défaut"><text:span text:style-name="T63"> </text:span></text:span><text:span text:style-name="exemple"><text:span text:style-name="T385">sportif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593">adjectif</text:span></text:span></text:p>
      <text:p text:style-name="P225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85">qui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593">pronom relatif </text:span></text:span><text:span text:style-name="texte_20_par_20_défaut"><text:span text:style-name="T596">ayant pour antécéd</text:span></text:span><text:span text:style-name="texte_20_par_20_défaut"><text:span text:style-name="T597">e</text:span></text:span><text:span text:style-name="texte_20_par_20_défaut"><text:span text:style-name="T596">nt </text:span></text:span><text:span text:style-name="exemple"><text:span text:style-name="T200">Un sportif</text:span></text:span></text:p>
      <text:p text:style-name="P225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85">est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593">verbe (être : </text:span></text:span><text:span text:style-name="texte_20_par_20_défaut"><text:span text:style-name="T594">indicatif.présent.3S)</text:span></text:span></text:p>
      <text:p text:style-name="P226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86">fatigué</text:span></text:span><text:span text:style-name="exemple"><text:span text:style-name="T385"><text:tab/></text:span></text:span><text:span text:style-name="exemple"><text:span text:style-name="T351"><text:tab/><text:tab/><text:tab/></text:span></text:span><text:span text:style-name="texte_20_par_20_défaut"><text:span text:style-name="T66">:<text:tab/></text:span></text:span><text:span text:style-name="texte_20_par_20_défaut"><text:span text:style-name="T594">participe passé (formant un passif)</text:span></text:span></text:p>
      <text:p text:style-name="P226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86">doit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593">verbe (</text:span></text:span><text:span text:style-name="texte_20_par_20_défaut"><text:span text:style-name="T594">devoir</text:span></text:span><text:span text:style-name="texte_20_par_20_défaut"><text:span text:style-name="T593"> : </text:span></text:span><text:span text:style-name="texte_20_par_20_défaut"><text:span text:style-name="T594">indicatif.présent.3S)</text:span></text:span></text:p>
      <text:p text:style-name="P226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86">se reposer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593">verbe </text:span></text:span><text:span text:style-name="texte_20_par_20_défaut"><text:span text:style-name="T594">pronominal </text:span></text:span><text:span text:style-name="texte_20_par_20_défaut"><text:span text:style-name="T593">(</text:span></text:span><text:span text:style-name="texte_20_par_20_défaut"><text:span text:style-name="T594">se reposer</text:span></text:span><text:span text:style-name="texte_20_par_20_défaut"><text:span text:style-name="T593"> : </text:span></text:span><text:span text:style-name="texte_20_par_20_défaut"><text:span text:style-name="T594">infinitif.présent)</text:span></text:span></text:p>
      <text:p text:style-name="P323"><text:span text:style-name="texte_20_par_20_défaut"><text:span text:style-name="T594"/></text:span></text:p>
      <text:p text:style-name="P434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24"><text:span text:style-name="texte_20_par_20_défaut"><text:span text:style-name="T335">•</text:span></text:span><text:span text:style-name="texte_20_par_20_défaut"><text:span text:style-name="T536"> </text:span></text:span><text:span text:style-name="exemple"><text:span text:style-name="T771">Un sportif</text:span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256"><text:span text:style-name="texte_20_par_20_défaut"><text:span text:style-name="T277">•</text:span></text:span><text:span text:style-name="exemple"><text:span text:style-name="T292"> </text:span></text:span><text:span text:style-name="exemple"><text:span text:style-name="T503">est fatigué</text:span></text:span><text:span text:style-name="exemple"><text:span text:style-name="T316"><text:tab/><text:tab/><text:tab/><text:tab/></text:span></text:span><text:span text:style-name="texte_20_par_20_défaut"><text:span text:style-name="T316">: <text:tab/></text:span></text:span><text:span text:style-name="texte_20_par_20_défaut">groupe verbal</text:span></text:p>
      <text:p text:style-name="P256"><text:span text:style-name="texte_20_par_20_défaut"><text:span text:style-name="T277">•</text:span></text:span><text:span text:style-name="exemple"><text:span text:style-name="T292"> </text:span></text:span><text:span text:style-name="exemple"><text:span text:style-name="T504">doit se reposer</text:span></text:span><text:span text:style-name="exemple"><text:span text:style-name="T316"><text:tab/><text:tab/><text:tab/></text:span></text:span><text:span text:style-name="texte_20_par_20_défaut"><text:span text:style-name="T316">: <text:tab/></text:span></text:span><text:span text:style-name="texte_20_par_20_défaut">groupe verbal</text:span></text:p>
      <text:p text:style-name="P457"><text:span text:style-name="texte_20_par_20_défaut"><text:span text:style-name="T122"/></text:span></text:p>
      <text:p text:style-name="P135"><text:span text:style-name="texte_20_par_20_défaut"><text:span text:style-name="T536">Analyse des fonctions</text:span></text:span></text:p>
      <text:p text:style-name="P227"><text:span text:style-name="texte_20_par_20_défaut"><text:span text:style-name="T277">•</text:span></text:span><text:span text:style-name="exemple"><text:span text:style-name="T292"> </text:span></text:span><text:span text:style-name="exemple"><text:span text:style-name="T491">Un sportif qui est fatigué</text:span></text:span><text:span text:style-name="T71"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387">doit</text:span></text:span><text:span text:style-name="texte_20_par_20_défaut"><text:span text:style-name="T90"> et de </text:span></text:span><text:span text:style-name="exemple">se reposer</text:span></text:p>
      <text:p text:style-name="P254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85">qui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595">sujet de </text:span></text:span><text:span text:style-name="exemple"><text:span text:style-name="T199">est fatigué</text:span></text:span></text:p>
      <text:p text:style-name="P255"><text:span text:style-name="texte_20_par_20_défaut"><text:span text:style-name="T277">•</text:span></text:span><text:span text:style-name="exemple"><text:span text:style-name="T292"> </text:span></text:span><text:span text:style-name="exemple"><text:span text:style-name="T503">est fatigué</text:span></text:span><text:span text:style-name="exemple"><text:span text:style-name="T316"><text:tab/><text:tab/><text:tab/><text:tab/></text:span></text:span><text:span text:style-name="texte_20_par_20_défaut"><text:span text:style-name="T316">: <text:tab/></text:span></text:span><text:span text:style-name="texte_20_par_20_défaut"><text:span text:style-name="T329">prédicat du sujet </text:span></text:span><text:span text:style-name="exemple"><text:span text:style-name="T512">qui</text:span></text:span></text:p>
      <text:p text:style-name="P255"><text:span text:style-name="texte_20_par_20_défaut"><text:span text:style-name="T277">•</text:span></text:span><text:span text:style-name="exemple"><text:span text:style-name="T292"> </text:span></text:span><text:span text:style-name="exemple"><text:span text:style-name="T312">doit </text:span></text:span><text:span text:style-name="exemple"><text:span text:style-name="T302">s</text:span></text:span><text:span text:style-name="exemple"><text:span text:style-name="T316">e reposer<text:tab/><text:tab/><text:tab/></text:span></text:span><text:span text:style-name="texte_20_par_20_défaut"><text:span text:style-name="T316">: <text:tab/></text:span></text:span><text:span text:style-name="texte_20_par_20_défaut"><text:span text:style-name="T329">prédicat du sujet </text:span></text:span><text:span text:style-name="exemple"><text:span text:style-name="T329">Un sportif qui est fatigué</text:span></text:span></text:p>
      <text:p text:style-name="P227"><text:span text:style-name="texte_20_par_20_défaut"><text:span text:style-name="T277">•</text:span></text:span><text:span text:style-name="exemple"><text:span text:style-name="T292"> </text:span></text:span><text:span text:style-name="exemple"><text:span text:style-name="T302">s</text:span></text:span><text:span text:style-name="exemple"><text:span text:style-name="T316">e reposer<text:tab/><text:tab/><text:tab/><text:tab/></text:span></text:span><text:span text:style-name="texte_20_par_20_défaut"><text:span text:style-name="T316">: <text:tab/>COD de </text:span></text:span><text:span text:style-name="exemple"><text:span text:style-name="T316">doit</text:span></text:span></text:p>
      <text:p text:style-name="P324"><text:span text:style-name="exemple"><text:span text:style-name="T316"/></text:span></text:p>
      <text:p text:style-name="P135"><text:span text:style-name="texte_20_par_20_défaut"><text:span text:style-name="T536">Analyse des propositions</text:span></text:span></text:p>
      <text:p text:style-name="P222"><text:span text:style-name="texte_20_par_20_défaut">La phrase contient </text:span><text:span text:style-name="texte_20_par_20_défaut"><text:span text:style-name="T697">deux</text:span></text:span><text:span text:style-name="texte_20_par_20_défaut"> proposition</text:span><text:span text:style-name="texte_20_par_20_défaut"><text:span text:style-name="T754">s</text:span></text:span><text:span text:style-name="texte_20_par_20_défaut"> : il s’agit par conséquent d’une phrase </text:span><text:span text:style-name="texte_20_par_20_défaut"><text:span text:style-name="T697">complexe</text:span></text:span><text:span text:style-name="texte_20_par_20_défaut">.</text:span></text:p>
      <text:p text:style-name="P321"><text:span text:style-name="texte_20_par_20_défaut"><text:span text:style-name="T317">La proposition principale est </text:span></text:span><text:span text:style-name="exemple"><text:span text:style-name="T508">Un sportif doit se reposer</text:span></text:span><text:span text:style-name="texte_20_par_20_défaut"><text:span text:style-name="T317">; </text:span></text:span><text:span text:style-name="texte_20_par_20_défaut"><text:span text:style-name="T318">de cette proposition principale dépend la </text:span></text:span><text:span text:style-name="texte_20_par_20_défaut"><text:span text:style-name="T317">proposition subordonnée </text:span></text:span><text:span text:style-name="texte_20_par_20_défaut"><text:span text:style-name="T316">r</text:span></text:span><text:span text:style-name="texte_20_par_20_défaut"><text:span text:style-name="T691">elative</text:span></text:span><text:span text:style-name="texte_20_par_20_défaut"><text:span text:style-name="T317"> </text:span></text:span><text:span text:style-name="exemple"><text:span text:style-name="T508">qui est fatigué</text:span></text:span><text:span text:style-name="texte_20_par_20_défaut"><text:span text:style-name="T332"> </text:span></text:span><text:span text:style-name="texte_20_par_20_défaut"><text:span text:style-name="T284">; cette </text:span></text:span><text:span text:style-name="texte_20_par_20_défaut"><text:span text:style-name="T285">proposition subordonnée </text:span></text:span><text:span text:style-name="texte_20_par_20_défaut"><text:span text:style-name="T284">r</text:span></text:span><text:span text:style-name="texte_20_par_20_défaut"><text:span text:style-name="T669">elative a pour fonction </text:span></text:span><text:span text:style-name="texte_20_par_20_défaut"><text:span text:style-name="T694">épithète</text:span></text:span><text:span text:style-name="texte_20_par_20_défaut"><text:span text:style-name="T669">.<text:tab/><text:tab/><text:tab/><text:tab/><text:tab/><text:tab/><text:tab/><text:tab/></text:span></text:span></text:p>
      <text:p text:style-name="P320"><text:span text:style-name="texte_20_par_20_défaut"><text:span text:style-name="T670">On remarquera que </text:span></text:span><text:span text:style-name="exemple"><text:span text:style-name="T319">se reposer</text:span></text:span><text:span text:style-name="texte_20_par_20_défaut"><text:span text:style-name="T670"> est </text:span></text:span><text:span text:style-name="texte_20_par_20_défaut"><text:span text:style-name="T676">le</text:span></text:span><text:span text:style-name="texte_20_par_20_défaut"><text:span text:style-name="T670"> </text:span></text:span><text:span text:style-name="texte_20_par_20_défaut"><text:span text:style-name="T688">groupe infinitif de fonction COD</text:span></text:span><text:span text:style-name="texte_20_par_20_défaut"><text:span text:style-name="T670"> de <text:tab/> <text:s/></text:span></text:span><text:span text:style-name="référence"><text:span text:style-name="T671">TG(I.</text:span></text:span><text:span text:style-name="référence"><text:span text:style-name="T675">5</text:span></text:span><text:span text:style-name="référence"><text:span text:style-name="T672">.</text:span></text:span><text:span text:style-name="référence"><text:span text:style-name="T673">1</text:span></text:span><text:span text:style-name="référence"><text:span text:style-name="T671">, p</text:span></text:span><text:span text:style-name="référence"><text:span text:style-name="T672">. </text:span></text:span><text:span text:style-name="référence"><text:span text:style-name="T675">6</text:span></text:span><text:span text:style-name="référence"><text:span text:style-name="T696">2</text:span></text:span><text:span text:style-name="référence"><text:span text:style-name="T674">)</text:span></text:span></text:p>
      <text:p text:style-name="P321"><text:span text:style-name="exemple"><text:span text:style-name="T319">doit</text:span></text:span><text:span text:style-name="texte_20_par_20_défaut"><text:span text:style-name="T670"> et non pas une </text:span></text:span><text:span text:style-name="texte_20_par_20_défaut"><text:span text:style-name="T688">proposition infinitive</text:span></text:span><text:span text:style-name="texte_20_par_20_défaut"><text:span text:style-name="T670"> puisque </text:span></text:span><text:span text:style-name="exemple"><text:span text:style-name="T319">doit</text:span></text:span><text:span text:style-name="texte_20_par_20_défaut"><text:span text:style-name="T670"> et </text:span></text:span><text:span text:style-name="exemple"><text:span text:style-name="T319">se reposer</text:span></text:span><text:span text:style-name="texte_20_par_20_défaut"><text:span text:style-name="T670"> ont <text:s/><text:tab/><text:tab/> <text:s/></text:span></text:span><text:span text:style-name="danger"><text:span text:style-name="T577">(!)</text:span></text:span></text:p>
      <text:p text:style-name="P320"><text:span text:style-name="texte_20_par_20_défaut"><text:span text:style-name="T670">le même sujet, à savoir </text:span></text:span><text:span text:style-name="exemple"><text:span text:style-name="T319">Un sportif</text:span></text:span><text:span text:style-name="texte_20_par_20_défaut"><text:span text:style-name="T670">.</text:span></text:span></text:p>
      <text:p text:style-name="P320"><text:span text:style-name="texte_20_par_20_défaut"><text:span text:style-name="T670"/></text:span></text:p>
      <text:p text:style-name="P136"><text:span text:style-name="texte_20_par_20_défaut"><text:span text:style-name="T536">Analyse du type et de la forme de la phrase</text:span></text:span></text:p>
      <text:p text:style-name="P325"><text:span text:style-name="texte_20_par_20_défaut"><text:span text:style-name="T113">La phrase est de type déclaratif et </text:span></text:span><text:span text:style-name="texte_20_par_20_défaut"><text:span text:style-name="T116">n’a pas de forme particulière.</text:span></text:span></text:p>
      <text:p text:style-name="P136"><text:span text:style-name="texte_20_par_20_défaut"><text:span text:style-name="T274"><text:tab/></text:span></text:span><text:span text:style-name="GGF"><text:span text:style-name="T274">[ </text:span></text:span><text:span text:style-name="GGF">GGF.1.</text:span><text:span text:style-name="GGF"><text:span text:style-name="T758">24</text:span></text:span><text:span text:style-name="GGF"> </text:span><text:span text:style-name="GGF"><text:span text:style-name="T274">]</text:span></text:span><text:span text:style-name="GGF"> </text:span></text:p>
      <text:p text:style-name="P456"><text:span text:style-name="texte_20_par_20_défaut"><text:span text:style-name="T286"><text:tab/></text:span></text:span><text:span text:style-name="GGF"><text:span text:style-name="T320"><text:tab/></text:span></text:span><text:span text:style-name="GGF"><text:span text:style-name="T333">Confer </text:span></text:span><text:span text:style-name="GGF"><text:span text:style-name="T765">la d</text:span></text:span><text:span text:style-name="GGF"><text:span text:style-name="T321">iscussion sur le type de phrase dans une phrase subordonnée.</text:span></text:span></text:p>
      <text:p text:style-name="P197"><text:span text:style-name="titre_20_avec_20_numéro"><text:s/>B.034 </text:span></text:p>
      <text:p text:style-name="P73"><text:span text:style-name="référence">TG(I.2.</text:span><text:span text:style-name="référence"><text:span text:style-name="T793">3</text:span></text:span><text:span text:style-name="référence">, p</text:span><text:span text:style-name="référence"><text:span text:style-name="T793">p</text:span></text:span><text:span text:style-name="référence">. </text:span><text:span text:style-name="référence"><text:span text:style-name="T793">24-25)</text:span></text:span></text:p>
      <text:p text:style-name="P73"><text:span text:style-name="référence"/></text:p>
      <text:p text:style-name="P47"><text:span text:style-name="phrase_20_analysée_20__28_gros_20_caractère_29_"><text:span text:style-name="T245">Le facteur distribue le courrier </text:span></text:span><text:span text:style-name="phrase_20_analysée_20__28_gros_20_caractère_29_"><text:span text:style-name="T534">et il aime son travail</text:span></text:span><text:span text:style-name="phrase_20_analysée_20__28_gros_20_caractère_29_"><text:span text:style-name="T245">.</text:span></text:span></text:p>
      <text:p text:style-name="P146"/>
      <text:p text:style-name="P146"/>
      <text:p text:style-name="P22"><text:span text:style-name="texte_20_par_20_défaut">Analyse </text:span><text:span text:style-name="texte_20_par_20_défaut"><text:span text:style-name="T342">de la </text:span></text:span><text:span text:style-name="texte_20_par_20_défaut">nature des mots</text:span></text:p>
      <text:p text:style-name="P228"><text:span text:style-name="texte_20_par_20_défaut"><text:span text:style-name="T277">•</text:span></text:span><text:span text:style-name="T63"> </text:span><text:span text:style-name="exemple"><text:span text:style-name="T354">Le</text:span></text:span><text:span text:style-name="exemple"><text:span text:style-name="T351"><text:tab/><text:tab/><text:tab/><text:tab/><text:tab/></text:span></text:span><text:span text:style-name="texte_20_par_20_défaut"><text:span text:style-name="T66">:<text:tab/></text:span></text:span><text:span text:style-name="texte_20_par_20_défaut"><text:span text:style-name="T75">article défini</text:span></text:span></text:p>
      <text:p text:style-name="P326"><text:span text:style-name="texte_20_par_20_défaut"><text:span text:style-name="T277">•</text:span></text:span><text:span text:style-name="T63"> </text:span><text:span text:style-name="exemple"><text:span text:style-name="T382">facteur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5">nom commun</text:span></text:span></text:p>
      <text:p text:style-name="P326"><text:span text:style-name="texte_20_par_20_défaut"><text:span text:style-name="T277">•</text:span></text:span><text:span text:style-name="T63"> </text:span><text:span text:style-name="exemple"><text:span text:style-name="T382">distribue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verbe </text:span></text:span><text:span text:style-name="texte_20_par_20_défaut"><text:span text:style-name="T82">(</text:span></text:span><text:span text:style-name="texte_20_par_20_défaut"><text:span text:style-name="T698">distribuer</text:span></text:span><text:span text:style-name="texte_20_par_20_défaut"><text:span text:style-name="T555"> </text:span></text:span><text:span text:style-name="texte_20_par_20_défaut"><text:span text:style-name="T82">: indicatif.présent.3S)</text:span></text:span></text:p>
      <text:p text:style-name="P326"><text:span text:style-name="texte_20_par_20_défaut"><text:span text:style-name="T277">•</text:span></text:span><text:span text:style-name="T63"> </text:span><text:span text:style-name="exemple"><text:span text:style-name="T354">le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76">article défini</text:span></text:span></text:p>
      <text:p text:style-name="P326"><text:span text:style-name="texte_20_par_20_défaut"><text:span text:style-name="T277">•</text:span></text:span><text:span text:style-name="T63"> </text:span><text:span text:style-name="exemple"><text:span text:style-name="T382">courrier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592">nom commun</text:span></text:span></text:p>
      <text:p text:style-name="P326"><text:span text:style-name="texte_20_par_20_défaut"><text:span text:style-name="T277">•</text:span></text:span><text:span text:style-name="T63"> </text:span><text:span text:style-name="exemple"><text:span text:style-name="T388">et<text:tab/></text:span></text:span><text:span text:style-name="exemple"><text:span text:style-name="T354"><text:tab/></text:span></text:span><text:span text:style-name="exemple"><text:span text:style-name="T351"><text:tab/><text:tab/><text:tab/></text:span></text:span><text:span text:style-name="texte_20_par_20_défaut"><text:span text:style-name="T66">:<text:tab/></text:span></text:span><text:span text:style-name="texte_20_par_20_défaut"><text:span text:style-name="T592">conjonction de subordination</text:span></text:span></text:p>
      <text:p text:style-name="P326"><text:span text:style-name="texte_20_par_20_défaut"><text:span text:style-name="T277">•</text:span></text:span><text:span text:style-name="T63"> </text:span><text:span text:style-name="exemple"><text:span text:style-name="T388">il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598">pronom personnel</text:span></text:span></text:p>
      <text:p text:style-name="P326"><text:span text:style-name="texte_20_par_20_défaut"><text:span text:style-name="T277">•</text:span></text:span><text:span text:style-name="T63"> </text:span><text:span text:style-name="exemple"><text:span text:style-name="T388">aime</text:span></text:span><text:span text:style-name="exemple"><text:span text:style-name="T354"><text:tab/></text:span></text:span><text:span text:style-name="exemple"><text:span text:style-name="T351"><text:tab/><text:tab/><text:tab/><text:tab/></text:span></text:span><text:span text:style-name="texte_20_par_20_défaut"><text:span text:style-name="T66">:<text:tab/></text:span></text:span><text:span text:style-name="texte_20_par_20_défaut"><text:span text:style-name="T598">verbe (aimer : indicatif.présent.3S)</text:span></text:span></text:p>
      <text:p text:style-name="P326"><text:span text:style-name="texte_20_par_20_défaut"><text:span text:style-name="T277">•</text:span></text:span><text:span text:style-name="T63"> </text:span><text:span text:style-name="exemple"><text:span text:style-name="T354">s</text:span></text:span><text:span text:style-name="exemple"><text:span text:style-name="T388">on<text:tab/></text:span></text:span><text:span text:style-name="exemple"><text:span text:style-name="T354"><text:tab/><text:tab/></text:span></text:span><text:span text:style-name="exemple"><text:span text:style-name="T351"><text:tab/><text:tab/></text:span></text:span><text:span text:style-name="texte_20_par_20_défaut"><text:span text:style-name="T66">:<text:tab/></text:span></text:span><text:span text:style-name="texte_20_par_20_défaut"><text:span text:style-name="T598">déterminant possessif</text:span></text:span></text:p>
      <text:p text:style-name="P327"><text:span text:style-name="texte_20_par_20_défaut"><text:span text:style-name="T277">•</text:span></text:span><text:span text:style-name="texte_20_par_20_défaut"><text:span text:style-name="T580"> </text:span></text:span><text:span text:style-name="exemple"><text:span text:style-name="T388">travail</text:span></text:span><text:span text:style-name="exemple"><text:span text:style-name="T354"><text:tab/><text:tab/></text:span></text:span><text:span text:style-name="exemple"><text:span text:style-name="T351"><text:tab/><text:tab/></text:span></text:span><text:span text:style-name="texte_20_par_20_défaut"><text:span text:style-name="T66">:<text:tab/></text:span></text:span><text:span text:style-name="texte_20_par_20_défaut"><text:span text:style-name="T598">nom commun</text:span></text:span></text:p>
      <text:p text:style-name="P326"><text:span text:style-name="texte_20_par_20_défaut"><text:span text:style-name="T76"/></text:span></text:p>
      <text:p text:style-name="P435"><text:span text:style-name="texte_20_par_20_défaut"><text:span text:style-name="T536">Analyse </text:span></text:span><text:span text:style-name="texte_20_par_20_défaut"><text:span text:style-name="T542">de la </text:span></text:span><text:span text:style-name="texte_20_par_20_défaut"><text:span text:style-name="T536">nature des </text:span></text:span><text:span text:style-name="texte_20_par_20_défaut"><text:span text:style-name="T544">groupes de </text:span></text:span><text:span text:style-name="texte_20_par_20_défaut"><text:span text:style-name="T536">mots</text:span></text:span></text:p>
      <text:p text:style-name="P326"><text:span text:style-name="texte_20_par_20_défaut"><text:span text:style-name="T335">•</text:span></text:span><text:span text:style-name="texte_20_par_20_défaut"><text:span text:style-name="T536"> </text:span></text:span><text:span text:style-name="exemple">Le </text:span><text:span text:style-name="exemple"><text:span text:style-name="T445">facteur</text:span></text:span><text:span text:style-name="texte_20_par_20_défaut"><text:span text:style-name="T545"><text:tab/><text:tab/><text:tab/><text:tab/></text:span></text:span><text:span text:style-name="texte_20_par_20_défaut">:</text:span><text:span text:style-name="texte_20_par_20_défaut"><text:span text:style-name="T545"><text:tab/></text:span></text:span><text:span text:style-name="texte_20_par_20_défaut">groupe nominal</text:span></text:p>
      <text:p text:style-name="P239"><text:span text:style-name="texte_20_par_20_défaut"><text:span text:style-name="T277">•</text:span></text:span><text:span text:style-name="exemple"><text:span text:style-name="T292"> </text:span></text:span><text:span text:style-name="exemple"><text:span text:style-name="T301">distribue </text:span></text:span><text:span text:style-name="exemple"><text:span text:style-name="T446">le courrier </text:span></text:span><text:span text:style-name="exemple"><text:s/><text:tab/><text:tab/></text:span><text:span text:style-name="texte_20_par_20_défaut"><text:span text:style-name="T71">:<text:tab/></text:span></text:span><text:span text:style-name="texte_20_par_20_défaut"><text:span text:style-name="T586">groupe verbal</text:span></text:span></text:p>
      <text:p text:style-name="P326"><text:span text:style-name="texte_20_par_20_défaut"><text:span text:style-name="T276">•</text:span></text:span><text:span text:style-name="texte_20_par_20_défaut"><text:span text:style-name="T657"> </text:span></text:span><text:span text:style-name="exemple"><text:span text:style-name="T445">le courrier</text:span></text:span><text:span text:style-name="exemple"><text:span text:style-name="T432"><text:tab/></text:span></text:span><text:span text:style-name="texte_20_par_20_défaut"><text:span text:style-name="T653"><text:tab/><text:tab/><text:tab/></text:span></text:span><text:span text:style-name="texte_20_par_20_défaut"><text:span text:style-name="T338">:<text:tab/></text:span></text:span><text:span text:style-name="texte_20_par_20_défaut"><text:span text:style-name="T657">groupe nominal</text:span></text:span></text:p>
      <text:p text:style-name="P239"><text:span text:style-name="texte_20_par_20_défaut"><text:span text:style-name="T277">•</text:span></text:span><text:span text:style-name="exemple"><text:span text:style-name="T292"> </text:span></text:span><text:span text:style-name="exemple"><text:span text:style-name="T493">aime son travail<text:tab/></text:span></text:span><text:span text:style-name="exemple"><text:span text:style-name="T384"> </text:span></text:span><text:span text:style-name="exemple"><text:span text:style-name="T201"><text:s/><text:tab/><text:tab/></text:span></text:span><text:span text:style-name="texte_20_par_20_défaut"><text:span text:style-name="T71">:<text:tab/></text:span></text:span><text:span text:style-name="texte_20_par_20_défaut"><text:span text:style-name="T586">groupe verbal</text:span></text:span></text:p>
      <text:p text:style-name="P326"><text:span text:style-name="texte_20_par_20_défaut"><text:span text:style-name="T331">•</text:span></text:span><text:span text:style-name="texte_20_par_20_défaut"><text:span text:style-name="T661"> </text:span></text:span><text:span text:style-name="exemple"><text:span text:style-name="T389">son travail</text:span></text:span><text:span text:style-name="exemple"><text:span text:style-name="T383"><text:tab/></text:span></text:span><text:span text:style-name="texte_20_par_20_défaut"><text:span text:style-name="T662"><text:tab/><text:tab/><text:tab/></text:span></text:span><text:span text:style-name="texte_20_par_20_défaut">:</text:span><text:span text:style-name="texte_20_par_20_défaut"><text:span text:style-name="T16"><text:tab/></text:span></text:span><text:span text:style-name="texte_20_par_20_défaut"><text:span text:style-name="T76">groupe nominal</text:span></text:span></text:p>
      <text:p text:style-name="P326"/>
      <text:p text:style-name="P146"><text:span text:style-name="texte_20_par_20_défaut"><text:span text:style-name="T536">Analyse des fonctions</text:span></text:span></text:p>
      <text:p text:style-name="P228"><text:span text:style-name="texte_20_par_20_défaut"><text:span text:style-name="T277">•</text:span></text:span><text:span text:style-name="exemple"><text:span text:style-name="T292"> </text:span></text:span><text:span text:style-name="exemple"><text:span text:style-name="T471">Le </text:span></text:span><text:span text:style-name="exemple"><text:span text:style-name="T490">facteur</text:span></text:span><text:span text:style-name="T71"><text:tab/><text:tab/><text:tab/><text:tab/></text:span><text:span text:style-name="texte_20_par_20_défaut"><text:span text:style-name="T71">:<text:tab/></text:span></text:span><text:span text:style-name="texte_20_par_20_défaut"><text:span text:style-name="T74">sujet de </text:span></text:span><text:span text:style-name="exemple"><text:span text:style-name="T384">distribue</text:span></text:span></text:p>
      <text:p text:style-name="P257"><text:span text:style-name="texte_20_par_20_défaut"><text:span text:style-name="T277">•</text:span></text:span><text:span text:style-name="exemple"><text:span text:style-name="T292"> </text:span></text:span><text:span text:style-name="exemple"><text:span text:style-name="T301">distribue </text:span></text:span><text:span text:style-name="exemple"><text:span text:style-name="T384">le courrier </text:span></text:span><text:span text:style-name="exemple"><text:span text:style-name="T216"><text:s/><text:tab/><text:tab/></text:span></text:span><text:span text:style-name="texte_20_par_20_défaut"><text:span text:style-name="T71">:<text:tab/></text:span></text:span><text:span text:style-name="texte_20_par_20_défaut"><text:span text:style-name="T622">prédicat du sujet </text:span></text:span><text:span text:style-name="exemple"><text:span text:style-name="T218">Le facteur</text:span></text:span></text:p>
      <text:p text:style-name="P329"><text:span text:style-name="texte_20_par_20_défaut"><text:span text:style-name="T277">•</text:span></text:span><text:span text:style-name="exemple"><text:span text:style-name="T292"> </text:span></text:span><text:span text:style-name="exemple"><text:span text:style-name="T506">le courrier</text:span></text:span><text:span text:style-name="exemple"><text:span text:style-name="T294"><text:tab/></text:span></text:span><text:span text:style-name="exemple"><text:span text:style-name="T471"><text:tab/><text:tab/><text:tab/></text:span></text:span><text:span text:style-name="texte_20_par_20_défaut"><text:span text:style-name="T71">:<text:tab/></text:span></text:span><text:span text:style-name="texte_20_par_20_défaut"><text:span text:style-name="T599">COD </text:span></text:span><text:span text:style-name="texte_20_par_20_défaut"><text:span text:style-name="T91">de </text:span></text:span><text:span text:style-name="exemple"><text:span text:style-name="T390">distribue</text:span></text:span></text:p>
      <text:p text:style-name="P326"><text:span text:style-name="texte_20_par_20_défaut"><text:span text:style-name="T277">•</text:span></text:span><text:span text:style-name="exemple"><text:span text:style-name="T292"> </text:span></text:span><text:span text:style-name="exemple"><text:span text:style-name="T492">il</text:span></text:span><text:span text:style-name="exemple"><text:span text:style-name="T294"><text:tab/><text:tab/></text:span></text:span><text:span text:style-name="T471"><text:tab/><text:tab/><text:tab/></text:span><text:span text:style-name="texte_20_par_20_défaut"><text:span text:style-name="T71">:<text:tab/></text:span></text:span><text:span text:style-name="texte_20_par_20_défaut">sujet de </text:span><text:span text:style-name="exemple"><text:span text:style-name="T389">aime</text:span></text:span></text:p>
      <text:p text:style-name="P257"><text:span text:style-name="texte_20_par_20_défaut"><text:span text:style-name="T277">•</text:span></text:span><text:span text:style-name="exemple"><text:span text:style-name="T292"> </text:span></text:span><text:span text:style-name="exemple"><text:span text:style-name="T505">aime son travail<text:tab/></text:span></text:span><text:span text:style-name="exemple"><text:span text:style-name="T216"> <text:tab/><text:tab/></text:span></text:span><text:span text:style-name="texte_20_par_20_défaut"><text:span text:style-name="T71">:<text:tab/></text:span></text:span><text:span text:style-name="texte_20_par_20_défaut"><text:span text:style-name="T622">prédicat du sujet </text:span></text:span><text:span text:style-name="exemple"><text:span text:style-name="T218">il</text:span></text:span></text:p>
      <text:p text:style-name="P328"><text:span text:style-name="texte_20_par_20_défaut"><text:span text:style-name="T277">•</text:span></text:span><text:span text:style-name="exemple"><text:span text:style-name="T292"> </text:span></text:span><text:span text:style-name="exemple"><text:span text:style-name="T303">s</text:span></text:span><text:span text:style-name="exemple"><text:span text:style-name="T492">on travail</text:span></text:span><text:span text:style-name="exemple"><text:span text:style-name="T294"><text:tab/></text:span></text:span><text:span text:style-name="exemple"><text:span text:style-name="T471"><text:tab/><text:tab/><text:tab/></text:span></text:span><text:span text:style-name="texte_20_par_20_défaut"><text:span text:style-name="T71">:<text:tab/></text:span></text:span><text:span text:style-name="texte_20_par_20_défaut"><text:span text:style-name="T599">COD </text:span></text:span><text:span text:style-name="texte_20_par_20_défaut"><text:span text:style-name="T91">de </text:span></text:span><text:span text:style-name="exemple"><text:span text:style-name="T389">aime</text:span></text:span></text:p>
      <text:p text:style-name="P146"><text:span text:style-name="exemple"/></text:p>
      <text:p text:style-name="P146"><text:span text:style-name="texte_20_par_20_défaut"><text:span text:style-name="T536">Analyse des propositions</text:span></text:span></text:p>
      <text:p text:style-name="P223"><text:span text:style-name="texte_20_par_20_défaut">La phrase contient </text:span><text:span text:style-name="texte_20_par_20_défaut"><text:span text:style-name="T697">deux</text:span></text:span><text:span text:style-name="texte_20_par_20_défaut"> proposition</text:span><text:span text:style-name="texte_20_par_20_défaut"><text:span text:style-name="T754">s</text:span></text:span><text:span text:style-name="texte_20_par_20_défaut"> : il s’agit par conséquent d’une phrase </text:span><text:span text:style-name="texte_20_par_20_défaut"><text:span text:style-name="T697">complexe</text:span></text:span><text:span text:style-name="texte_20_par_20_défaut">.</text:span></text:p>
      <text:p text:style-name="P322"><text:span text:style-name="texte_20_par_20_défaut"><text:span text:style-name="T755">La </text:span></text:span><text:span text:style-name="texte_20_par_20_défaut"><text:span text:style-name="T794">première </text:span></text:span><text:span text:style-name="texte_20_par_20_défaut"><text:span text:style-name="T755">proposition est </text:span></text:span><text:span text:style-name="texte_20_par_20_défaut"><text:span text:style-name="T794">la proposition indépendante</text:span></text:span><text:span text:style-name="texte_20_par_20_défaut"><text:span text:style-name="T755"> </text:span></text:span><text:span text:style-name="exemple"><text:span text:style-name="T757">Le facteur distribue le courrier</text:span></text:span><text:span text:style-name="texte_20_par_20_défaut"><text:span text:style-name="T755">; </text:span></text:span><text:span text:style-name="texte_20_par_20_défaut"><text:span text:style-name="T794">cette proposition est liée à la suivante par coordination au moyen de la conjonction de coordination </text:span></text:span><text:span text:style-name="exemple"><text:span text:style-name="T794">et</text:span></text:span><text:span text:style-name="texte_20_par_20_défaut"><text:span text:style-name="T794">. La seconde proposition est la proposition indépenda</text:span></text:span><text:span text:style-name="texte_20_par_20_défaut"><text:span text:style-name="T804">n</text:span></text:span><text:span text:style-name="texte_20_par_20_défaut"><text:span text:style-name="T794">te </text:span></text:span><text:span text:style-name="exemple"><text:span text:style-name="T794">il aime son travail</text:span></text:span><text:span text:style-name="texte_20_par_20_défaut"><text:span text:style-name="T794">.</text:span></text:span></text:p>
      <text:p text:style-name="P146"><text:span text:style-name="texte_20_par_20_défaut"/></text:p>
      <text:p text:style-name="P146"><text:span text:style-name="texte_20_par_20_défaut"><text:span text:style-name="T536">Analyse du type et de la forme de la phrase</text:span></text:span></text:p>
      <text:p text:style-name="P326"><text:span text:style-name="texte_20_par_20_défaut"><text:span text:style-name="T113">La phrase est de type déclaratif et </text:span></text:span><text:span text:style-name="texte_20_par_20_défaut"><text:span text:style-name="T116">n’a pas de forme particulière.</text:span></text:span></text:p>
      <text:p text:style-name="P146"><text:span text:style-name="texte_20_par_20_défaut"><text:span text:style-name="T274"><text:tab/></text:span></text:span><text:span text:style-name="GGF"><text:span text:style-name="T274">[ </text:span></text:span><text:span text:style-name="GGF">GGF.1.</text:span><text:span text:style-name="GGF"><text:span text:style-name="T758">24</text:span></text:span><text:span text:style-name="GGF"> </text:span><text:span text:style-name="GGF"><text:span text:style-name="T274">]</text:span></text:span><text:span text:style-name="GGF"> </text:span></text:p>
      <text:p text:style-name="P458"><text:soft-page-break/><text:span text:style-name="texte_20_par_20_défaut"><text:span text:style-name="T224"><text:tab/></text:span></text:span><text:span text:style-name="GGF"><text:span text:style-name="T224"><text:tab/></text:span></text:span><text:span text:style-name="GGF"><text:span text:style-name="T22">Confer </text:span></text:span><text:span text:style-name="GGF"><text:span text:style-name="T759">la d</text:span></text:span><text:span text:style-name="GGF"><text:span text:style-name="T223">iscussion sur le type de phrase dans une phrase subordonnée.</text:span></text:span></text:p>
      <text:p text:style-name="P458"><text:span text:style-name="GGF"><text:span text:style-name="T32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42</text:page-number> / <text:page-count>4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10-29T10:29:24.270140329</dc:date>
    <meta:editing-duration>PT20H11M6S</meta:editing-duration>
    <meta:editing-cycles>732</meta:editing-cycles>
    <meta:document-statistic meta:table-count="0" meta:image-count="0" meta:object-count="0" meta:page-count="42" meta:paragraph-count="1017" meta:word-count="7669" meta:character-count="44477" meta:non-whitespace-character-count="35418"/>
  </office:meta>
</office:document-meta>
</file>